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1.5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ctan" table:style-name="ta1">
        <table:shapes>
          <draw:frame draw:z-index="0" draw:style-name="gr1" draw:text-style-name="P1" svg:width="161.6mm" svg:height="90.82mm" svg:x="230.39mm" svg:y="22.84mm">
            <draw:object draw:notify-on-update-of-ranges="Arctan.C2:Arctan.C61 Arctan.D1:Arctan.D1 Arctan.D2:Arctan.D6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160.22mm" svg:height="90.05mm" svg:x="419.53mm" svg:y="113.42mm">
            <draw:object draw:notify-on-update-of-ranges="Arctan.C2:Arctan.C61 Arctan.E1:Arctan.E1 Arctan.E2:Arctan.E61 Arctan.F1:Arctan.F1 Arctan.F2:Arctan.F6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173.16mm" svg:height="91.62mm" svg:x="230.4mm" svg:y="113.45mm">
            <draw:object draw:notify-on-update-of-ranges="Arctan.C2:Arctan.C61 Arctan.F1:Arctan.F1 Arctan.F2:Arctan.F6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1"/>
        <table:table-column table:style-name="co2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Atan Cur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x Base</text:p>
          </table:table-cell>
          <table:table-cell table:style-name="Default" office:value-type="string" calcext:value-type="string">
            <text:p>Rate</text:p>
          </table:table-cell>
          <table:table-cell table:style-name="Default" office:value-type="string" calcext:value-type="string">
            <text:p>Tax Total</text:p>
          </table:table-cell>
          <table:table-cell office:value-type="string" calcext:value-type="string">
            <text:p>Net Income</text:p>
          </table:table-cell>
        </table:table-row>
        <table:table-row table:style-name="ro1">
          <table:table-cell office:value-type="string" calcext:value-type="string">
            <text:p>Taxable min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MAX(ATAN(([.$C2]-[.$B$2])/([.$B$3]-[.$B$2]))*2/PI()*([.$B$5]-[.$B$4])+[.$B$4];[.$B$4])" office:value-type="percentage" office:value="0" calcext:value-type="percentage">
            <text:p>0,00%</text:p>
          </table:table-cell>
          <table:table-cell table:formula="of:=[.C2]*[.D2]" office:value-type="float" office:value="0" calcext:value-type="float">
            <text:p>0</text:p>
          </table:table-cell>
          <table:table-cell table:formula="of:=[.C2]-[.E2]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alf rate base</text:p>
          </table:table-cell>
          <table:table-cell office:value-type="float" office:value="20000" calcext:value-type="float">
            <text:p>20000</text:p>
          </table:table-cell>
          <table:table-cell office:value-type="float" office:value="2000" calcext:value-type="float">
            <text:p>2000</text:p>
          </table:table-cell>
          <table:table-cell table:formula="of:=MAX(ATAN(([.$C3]-[.$B$2])/([.$B$3]-[.$B$2]))*2/PI()*([.$B$5]-[.$B$4])+[.$B$4];[.$B$4])" office:value-type="percentage" office:value="0" calcext:value-type="percentage">
            <text:p>0,00%</text:p>
          </table:table-cell>
          <table:table-cell table:formula="of:=[.C3]*[.D3]" office:value-type="float" office:value="0" calcext:value-type="float">
            <text:p>0</text:p>
          </table:table-cell>
          <table:table-cell table:formula="of:=[.C3]-[.E3]"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Min Rate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formula="of:=MAX(ATAN(([.$C4]-[.$B$2])/([.$B$3]-[.$B$2]))*2/PI()*([.$B$5]-[.$B$4])+[.$B$4];[.$B$4])" office:value-type="percentage" office:value="0" calcext:value-type="percentage">
            <text:p>0,00%</text:p>
          </table:table-cell>
          <table:table-cell table:formula="of:=[.C4]*[.D4]" office:value-type="float" office:value="0" calcext:value-type="float">
            <text:p>0</text:p>
          </table:table-cell>
          <table:table-cell table:formula="of:=[.C4]-[.E4]"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Max Rate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table:formula="of:=MAX(ATAN(([.$C5]-[.$B$2])/([.$B$3]-[.$B$2]))*2/PI()*([.$B$5]-[.$B$4])+[.$B$4];[.$B$4])" office:value-type="percentage" office:value="0" calcext:value-type="percentage">
            <text:p>0,00%</text:p>
          </table:table-cell>
          <table:table-cell table:formula="of:=[.C5]*[.D5]" office:value-type="float" office:value="0" calcext:value-type="float">
            <text:p>0</text:p>
          </table:table-cell>
          <table:table-cell table:formula="of:=[.C5]-[.E5]" office:value-type="float" office:value="4000" calcext:value-type="float">
            <text:p>4000</text:p>
          </table:table-cell>
        </table:table-row>
        <table:table-row table:style-name="ro1">
          <table:table-cell table:number-columns-repeated="2"/>
          <table:table-cell office:value-type="float" office:value="5000" calcext:value-type="float">
            <text:p>5000</text:p>
          </table:table-cell>
          <table:table-cell table:formula="of:=MAX(ATAN(([.$C6]-[.$B$2])/([.$B$3]-[.$B$2]))*2/PI()*([.$B$5]-[.$B$4])+[.$B$4];[.$B$4])" office:value-type="percentage" office:value="0.0397370486110817" calcext:value-type="percentage">
            <text:p>3,97%</text:p>
          </table:table-cell>
          <table:table-cell table:formula="of:=[.C6]*[.D6]" office:value-type="float" office:value="198.685243055408" calcext:value-type="float">
            <text:p>198,685243055408</text:p>
          </table:table-cell>
          <table:table-cell table:formula="of:=[.C6]-[.E6]" office:value-type="float" office:value="4801.31475694459" calcext:value-type="float">
            <text:p>4801,31475694459</text:p>
          </table:table-cell>
        </table:table-row>
        <table:table-row table:style-name="ro1">
          <table:table-cell table:number-columns-repeated="2"/>
          <table:table-cell office:value-type="float" office:value="6000" calcext:value-type="float">
            <text:p>6000</text:p>
          </table:table-cell>
          <table:table-cell table:formula="of:=MAX(ATAN(([.$C7]-[.$B$2])/([.$B$3]-[.$B$2]))*2/PI()*([.$B$5]-[.$B$4])+[.$B$4];[.$B$4])" office:value-type="percentage" office:value="0.0791668483211311" calcext:value-type="percentage">
            <text:p>7,92%</text:p>
          </table:table-cell>
          <table:table-cell table:formula="of:=[.C7]*[.D7]" office:value-type="float" office:value="475.001089926787" calcext:value-type="float">
            <text:p>475,001089926787</text:p>
          </table:table-cell>
          <table:table-cell table:formula="of:=[.C7]-[.E7]" office:value-type="float" office:value="5524.99891007321" calcext:value-type="float">
            <text:p>5524,99891007321</text:p>
          </table:table-cell>
        </table:table-row>
        <table:table-row table:style-name="ro1">
          <table:table-cell table:number-columns-repeated="2"/>
          <table:table-cell office:value-type="float" office:value="7000" calcext:value-type="float">
            <text:p>7000</text:p>
          </table:table-cell>
          <table:table-cell table:formula="of:=MAX(ATAN(([.$C8]-[.$B$2])/([.$B$3]-[.$B$2]))*2/PI()*([.$B$5]-[.$B$4])+[.$B$4];[.$B$4])" office:value-type="percentage" office:value="0.117996169735057" calcext:value-type="percentage">
            <text:p>11,80%</text:p>
          </table:table-cell>
          <table:table-cell table:formula="of:=[.C8]*[.D8]" office:value-type="float" office:value="825.973188145399" calcext:value-type="float">
            <text:p>825,973188145399</text:p>
          </table:table-cell>
          <table:table-cell table:formula="of:=[.C8]-[.E8]" office:value-type="float" office:value="6174.0268118546" calcext:value-type="float">
            <text:p>6174,0268118546</text:p>
          </table:table-cell>
        </table:table-row>
        <table:table-row table:style-name="ro1">
          <table:table-cell table:number-columns-repeated="2"/>
          <table:table-cell office:value-type="float" office:value="8000" calcext:value-type="float">
            <text:p>8000</text:p>
          </table:table-cell>
          <table:table-cell table:formula="of:=MAX(ATAN(([.$C9]-[.$B$2])/([.$B$3]-[.$B$2]))*2/PI()*([.$B$5]-[.$B$4])+[.$B$4];[.$B$4])" office:value-type="percentage" office:value="0.155958260754739" calcext:value-type="percentage">
            <text:p>15,60%</text:p>
          </table:table-cell>
          <table:table-cell table:formula="of:=[.C9]*[.D9]" office:value-type="float" office:value="1247.66608603791" calcext:value-type="float">
            <text:p>1247,66608603791</text:p>
          </table:table-cell>
          <table:table-cell table:formula="of:=[.C9]-[.E9]" office:value-type="float" office:value="6752.33391396209" calcext:value-type="float">
            <text:p>6752,33391396209</text:p>
          </table:table-cell>
        </table:table-row>
        <table:table-row table:style-name="ro1">
          <table:table-cell table:number-columns-repeated="2"/>
          <table:table-cell office:value-type="float" office:value="9000" calcext:value-type="float">
            <text:p>9000</text:p>
          </table:table-cell>
          <table:table-cell table:formula="of:=MAX(ATAN(([.$C10]-[.$B$2])/([.$B$3]-[.$B$2]))*2/PI()*([.$B$5]-[.$B$4])+[.$B$4];[.$B$4])" office:value-type="percentage" office:value="0.192822495958459" calcext:value-type="percentage">
            <text:p>19,28%</text:p>
          </table:table-cell>
          <table:table-cell table:formula="of:=[.C10]*[.D10]" office:value-type="float" office:value="1735.40246362613" calcext:value-type="float">
            <text:p>1735,40246362613</text:p>
          </table:table-cell>
          <table:table-cell table:formula="of:=[.C10]-[.E10]" office:value-type="float" office:value="7264.59753637387" calcext:value-type="float">
            <text:p>7264,59753637387</text:p>
          </table:table-cell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MAX(ATAN(([.$C11]-[.$B$2])/([.$B$3]-[.$B$2]))*2/PI()*([.$B$5]-[.$B$4])+[.$B$4];[.$B$4])" office:value-type="percentage" office:value="0.228400502439816" calcext:value-type="percentage">
            <text:p>22,84%</text:p>
          </table:table-cell>
          <table:table-cell table:formula="of:=[.C11]*[.D11]" office:value-type="float" office:value="2284.00502439816" calcext:value-type="float">
            <text:p>2284,00502439816</text:p>
          </table:table-cell>
          <table:table-cell table:formula="of:=[.C11]-[.E11]" office:value-type="float" office:value="7715.99497560184" calcext:value-type="float">
            <text:p>7715,99497560184</text:p>
          </table:table-cell>
        </table:table-row>
        <table:table-row table:style-name="ro1">
          <table:table-cell table:number-columns-repeated="2"/>
          <table:table-cell office:value-type="float" office:value="11000" calcext:value-type="float">
            <text:p>11000</text:p>
          </table:table-cell>
          <table:table-cell table:formula="of:=MAX(ATAN(([.$C12]-[.$B$2])/([.$B$3]-[.$B$2]))*2/PI()*([.$B$5]-[.$B$4])+[.$B$4];[.$B$4])" office:value-type="percentage" office:value="0.262548641451742" calcext:value-type="percentage">
            <text:p>26,25%</text:p>
          </table:table-cell>
          <table:table-cell table:formula="of:=[.C12]*[.D12]" office:value-type="float" office:value="2888.03505596917" calcext:value-type="float">
            <text:p>2888,03505596917</text:p>
          </table:table-cell>
          <table:table-cell table:formula="of:=[.C12]-[.E12]" office:value-type="float" office:value="8111.96494403083" calcext:value-type="float">
            <text:p>8111,96494403083</text:p>
          </table:table-cell>
        </table:table-row>
        <table:table-row table:style-name="ro1">
          <table:table-cell table:number-columns-repeated="2"/>
          <table:table-cell office:value-type="float" office:value="12000" calcext:value-type="float">
            <text:p>12000</text:p>
          </table:table-cell>
          <table:table-cell table:formula="of:=MAX(ATAN(([.$C13]-[.$B$2])/([.$B$3]-[.$B$2]))*2/PI()*([.$B$5]-[.$B$4])+[.$B$4];[.$B$4])" office:value-type="percentage" office:value="0.295167235300867" calcext:value-type="percentage">
            <text:p>29,52%</text:p>
          </table:table-cell>
          <table:table-cell table:formula="of:=[.C13]*[.D13]" office:value-type="float" office:value="3542.0068236104" calcext:value-type="float">
            <text:p>3542,0068236104</text:p>
          </table:table-cell>
          <table:table-cell table:formula="of:=[.C13]-[.E13]" office:value-type="float" office:value="8457.9931763896" calcext:value-type="float">
            <text:p>8457,9931763896</text:p>
          </table:table-cell>
        </table:table-row>
        <table:table-row table:style-name="ro1">
          <table:table-cell table:number-columns-repeated="2"/>
          <table:table-cell office:value-type="float" office:value="13000" calcext:value-type="float">
            <text:p>13000</text:p>
          </table:table-cell>
          <table:table-cell table:formula="of:=MAX(ATAN(([.$C14]-[.$B$2])/([.$B$3]-[.$B$2]))*2/PI()*([.$B$5]-[.$B$4])+[.$B$4];[.$B$4])" office:value-type="percentage" office:value="0.32619726158657" calcext:value-type="percentage">
            <text:p>32,62%</text:p>
          </table:table-cell>
          <table:table-cell table:formula="of:=[.C14]*[.D14]" office:value-type="float" office:value="4240.56440062541" calcext:value-type="float">
            <text:p>4240,56440062541</text:p>
          </table:table-cell>
          <table:table-cell table:formula="of:=[.C14]-[.E14]" office:value-type="float" office:value="8759.43559937459" calcext:value-type="float">
            <text:p>8759,43559937459</text:p>
          </table:table-cell>
        </table:table-row>
        <table:table-row table:style-name="ro1">
          <table:table-cell table:number-columns-repeated="2"/>
          <table:table-cell office:value-type="float" office:value="14000" calcext:value-type="float">
            <text:p>14000</text:p>
          </table:table-cell>
          <table:table-cell table:formula="of:=MAX(ATAN(([.$C15]-[.$B$2])/([.$B$3]-[.$B$2]))*2/PI()*([.$B$5]-[.$B$4])+[.$B$4];[.$B$4])" office:value-type="percentage" office:value="0.355615368978706" calcext:value-type="percentage">
            <text:p>35,56%</text:p>
          </table:table-cell>
          <table:table-cell table:formula="of:=[.C15]*[.D15]" office:value-type="float" office:value="4978.61516570188" calcext:value-type="float">
            <text:p>4978,61516570188</text:p>
          </table:table-cell>
          <table:table-cell table:formula="of:=[.C15]-[.E15]" office:value-type="float" office:value="9021.38483429812" calcext:value-type="float">
            <text:p>9021,38483429812</text:p>
          </table:table-cell>
        </table:table-row>
        <table:table-row table:style-name="ro1">
          <table:table-cell table:number-columns-repeated="2"/>
          <table:table-cell office:value-type="float" office:value="15000" calcext:value-type="float">
            <text:p>15000</text:p>
          </table:table-cell>
          <table:table-cell table:formula="of:=MAX(ATAN(([.$C16]-[.$B$2])/([.$B$3]-[.$B$2]))*2/PI()*([.$B$5]-[.$B$4])+[.$B$4];[.$B$4])" office:value-type="percentage" office:value="0.383428033196316" calcext:value-type="percentage">
            <text:p>38,34%</text:p>
          </table:table-cell>
          <table:table-cell table:formula="of:=[.C16]*[.D16]" office:value-type="float" office:value="5751.42049794473" calcext:value-type="float">
            <text:p>5751,42049794473</text:p>
          </table:table-cell>
          <table:table-cell table:formula="of:=[.C16]-[.E16]" office:value-type="float" office:value="9248.57950205526" calcext:value-type="float">
            <text:p>9248,57950205526</text:p>
          </table:table-cell>
        </table:table-row>
        <table:table-row table:style-name="ro1">
          <table:table-cell table:number-columns-repeated="2"/>
          <table:table-cell office:value-type="float" office:value="16000" calcext:value-type="float">
            <text:p>16000</text:p>
          </table:table-cell>
          <table:table-cell table:formula="of:=MAX(ATAN(([.$C17]-[.$B$2])/([.$B$3]-[.$B$2]))*2/PI()*([.$B$5]-[.$B$4])+[.$B$4];[.$B$4])" office:value-type="percentage" office:value="0.409665529398267" calcext:value-type="percentage">
            <text:p>40,97%</text:p>
          </table:table-cell>
          <table:table-cell table:formula="of:=[.C17]*[.D17]" office:value-type="float" office:value="6554.64847037227" calcext:value-type="float">
            <text:p>6554,64847037227</text:p>
          </table:table-cell>
          <table:table-cell table:formula="of:=[.C17]-[.E17]" office:value-type="float" office:value="9445.35152962773" calcext:value-type="float">
            <text:p>9445,35152962773</text:p>
          </table:table-cell>
        </table:table-row>
        <table:table-row table:style-name="ro1">
          <table:table-cell table:number-columns-repeated="2"/>
          <table:table-cell office:value-type="float" office:value="17000" calcext:value-type="float">
            <text:p>17000</text:p>
          </table:table-cell>
          <table:table-cell table:formula="of:=MAX(ATAN(([.$C18]-[.$B$2])/([.$B$3]-[.$B$2]))*2/PI()*([.$B$5]-[.$B$4])+[.$B$4];[.$B$4])" office:value-type="percentage" office:value="0.434376209846994" calcext:value-type="percentage">
            <text:p>43,44%</text:p>
          </table:table-cell>
          <table:table-cell table:formula="of:=[.C18]*[.D18]" office:value-type="float" office:value="7384.39556739891" calcext:value-type="float">
            <text:p>7384,39556739891</text:p>
          </table:table-cell>
          <table:table-cell table:formula="of:=[.C18]-[.E18]" office:value-type="float" office:value="9615.60443260109" calcext:value-type="float">
            <text:p>9615,60443260109</text:p>
          </table:table-cell>
        </table:table-row>
        <table:table-row table:style-name="ro1">
          <table:table-cell table:number-columns-repeated="2"/>
          <table:table-cell office:value-type="float" office:value="18000" calcext:value-type="float">
            <text:p>18000</text:p>
          </table:table-cell>
          <table:table-cell table:formula="of:=MAX(ATAN(([.$C19]-[.$B$2])/([.$B$3]-[.$B$2]))*2/PI()*([.$B$5]-[.$B$4])+[.$B$4];[.$B$4])" office:value-type="percentage" office:value="0.457621390730107" calcext:value-type="percentage">
            <text:p>45,76%</text:p>
          </table:table-cell>
          <table:table-cell table:formula="of:=[.C19]*[.D19]" office:value-type="float" office:value="8237.18503314193" calcext:value-type="float">
            <text:p>8237,18503314193</text:p>
          </table:table-cell>
          <table:table-cell table:formula="of:=[.C19]-[.E19]" office:value-type="float" office:value="9762.81496685807" calcext:value-type="float">
            <text:p>9762,81496685807</text:p>
          </table:table-cell>
        </table:table-row>
        <table:table-row table:style-name="ro1">
          <table:table-cell table:number-columns-repeated="2"/>
          <table:table-cell office:value-type="float" office:value="19000" calcext:value-type="float">
            <text:p>19000</text:p>
          </table:table-cell>
          <table:table-cell table:formula="of:=MAX(ATAN(([.$C20]-[.$B$2])/([.$B$3]-[.$B$2]))*2/PI()*([.$B$5]-[.$B$4])+[.$B$4];[.$B$4])" office:value-type="percentage" office:value="0.479470997044505" calcext:value-type="percentage">
            <text:p>47,95%</text:p>
          </table:table-cell>
          <table:table-cell table:formula="of:=[.C20]*[.D20]" office:value-type="float" office:value="9109.94894384559" calcext:value-type="float">
            <text:p>9109,94894384559</text:p>
          </table:table-cell>
          <table:table-cell table:formula="of:=[.C20]-[.E20]" office:value-type="float" office:value="9890.05105615441" calcext:value-type="float">
            <text:p>9890,05105615441</text:p>
          </table:table-cell>
        </table:table-row>
        <table:table-row table:style-name="ro1">
          <table:table-cell table:number-columns-repeated="2"/>
          <table:table-cell office:value-type="float" office:value="20000" calcext:value-type="float">
            <text:p>20000</text:p>
          </table:table-cell>
          <table:table-cell table:formula="of:=MAX(ATAN(([.$C21]-[.$B$2])/([.$B$3]-[.$B$2]))*2/PI()*([.$B$5]-[.$B$4])+[.$B$4];[.$B$4])" office:value-type="percentage" office:value="0.5" calcext:value-type="percentage">
            <text:p>50,00%</text:p>
          </table:table-cell>
          <table:table-cell table:formula="of:=[.C21]*[.D21]" office:value-type="float" office:value="10000" calcext:value-type="float">
            <text:p>10000</text:p>
          </table:table-cell>
          <table:table-cell table:formula="of:=[.C21]-[.E21]" office:value-type="float" office:value="10000" calcext:value-type="float">
            <text:p>10000</text:p>
          </table:table-cell>
        </table:table-row>
        <table:table-row table:style-name="ro1">
          <table:table-cell table:number-columns-repeated="2"/>
          <table:table-cell office:value-type="float" office:value="21000" calcext:value-type="float">
            <text:p>21000</text:p>
          </table:table-cell>
          <table:table-cell table:formula="of:=MAX(ATAN(([.$C22]-[.$B$2])/([.$B$3]-[.$B$2]))*2/PI()*([.$B$5]-[.$B$4])+[.$B$4];[.$B$4])" office:value-type="percentage" office:value="0.519285606543649" calcext:value-type="percentage">
            <text:p>51,93%</text:p>
          </table:table-cell>
          <table:table-cell table:formula="of:=[.C22]*[.D22]" office:value-type="float" office:value="10904.9977374166" calcext:value-type="float">
            <text:p>10904,9977374166</text:p>
          </table:table-cell>
          <table:table-cell table:formula="of:=[.C22]-[.E22]" office:value-type="float" office:value="10095.0022625834" calcext:value-type="float">
            <text:p>10095,0022625834</text:p>
          </table:table-cell>
        </table:table-row>
        <table:table-row table:style-name="ro1">
          <table:table-cell table:number-columns-repeated="2"/>
          <table:table-cell office:value-type="float" office:value="22000" calcext:value-type="float">
            <text:p>22000</text:p>
          </table:table-cell>
          <table:table-cell table:formula="of:=MAX(ATAN(([.$C23]-[.$B$2])/([.$B$3]-[.$B$2]))*2/PI()*([.$B$5]-[.$B$4])+[.$B$4];[.$B$4])" office:value-type="percentage" office:value="0.537405118482553" calcext:value-type="percentage">
            <text:p>53,74%</text:p>
          </table:table-cell>
          <table:table-cell table:formula="of:=[.C23]*[.D23]" office:value-type="float" office:value="11822.9126066162" calcext:value-type="float">
            <text:p>11822,9126066162</text:p>
          </table:table-cell>
          <table:table-cell table:formula="of:=[.C23]-[.E23]" office:value-type="float" office:value="10177.0873933838" calcext:value-type="float">
            <text:p>10177,0873933838</text:p>
          </table:table-cell>
        </table:table-row>
        <table:table-row table:style-name="ro1">
          <table:table-cell table:number-columns-repeated="2"/>
          <table:table-cell office:value-type="float" office:value="23000" calcext:value-type="float">
            <text:p>23000</text:p>
          </table:table-cell>
          <table:table-cell table:formula="of:=MAX(ATAN(([.$C24]-[.$B$2])/([.$B$3]-[.$B$2]))*2/PI()*([.$B$5]-[.$B$4])+[.$B$4];[.$B$4])" office:value-type="percentage" office:value="0.554434360597642" calcext:value-type="percentage">
            <text:p>55,44%</text:p>
          </table:table-cell>
          <table:table-cell table:formula="of:=[.C24]*[.D24]" office:value-type="float" office:value="12751.9902937458" calcext:value-type="float">
            <text:p>12751,9902937458</text:p>
          </table:table-cell>
          <table:table-cell table:formula="of:=[.C24]-[.E24]" office:value-type="float" office:value="10248.0097062542" calcext:value-type="float">
            <text:p>10248,0097062542</text:p>
          </table:table-cell>
        </table:table-row>
        <table:table-row table:style-name="ro1">
          <table:table-cell table:number-columns-repeated="2"/>
          <table:table-cell office:value-type="float" office:value="24000" calcext:value-type="float">
            <text:p>24000</text:p>
          </table:table-cell>
          <table:table-cell table:formula="of:=MAX(ATAN(([.$C25]-[.$B$2])/([.$B$3]-[.$B$2]))*2/PI()*([.$B$5]-[.$B$4])+[.$B$4];[.$B$4])" office:value-type="percentage" office:value="0.570446574954554" calcext:value-type="percentage">
            <text:p>57,04%</text:p>
          </table:table-cell>
          <table:table-cell table:formula="of:=[.C25]*[.D25]" office:value-type="float" office:value="13690.7177989093" calcext:value-type="float">
            <text:p>13690,7177989093</text:p>
          </table:table-cell>
          <table:table-cell table:formula="of:=[.C25]-[.E25]" office:value-type="float" office:value="10309.2822010907" calcext:value-type="float">
            <text:p>10309,2822010907</text:p>
          </table:table-cell>
        </table:table-row>
        <table:table-row table:style-name="ro1">
          <table:table-cell table:number-columns-repeated="2"/>
          <table:table-cell office:value-type="float" office:value="25000" calcext:value-type="float">
            <text:p>25000</text:p>
          </table:table-cell>
          <table:table-cell table:formula="of:=MAX(ATAN(([.$C26]-[.$B$2])/([.$B$3]-[.$B$2]))*2/PI()*([.$B$5]-[.$B$4])+[.$B$4];[.$B$4])" office:value-type="percentage" office:value="0.585511685800184" calcext:value-type="percentage">
            <text:p>58,55%</text:p>
          </table:table-cell>
          <table:table-cell table:formula="of:=[.C26]*[.D26]" office:value-type="float" office:value="14637.7921450046" calcext:value-type="float">
            <text:p>14637,7921450046</text:p>
          </table:table-cell>
          <table:table-cell table:formula="of:=[.C26]-[.E26]" office:value-type="float" office:value="10362.2078549954" calcext:value-type="float">
            <text:p>10362,2078549954</text:p>
          </table:table-cell>
        </table:table-row>
        <table:table-row table:style-name="ro1">
          <table:table-cell table:number-columns-repeated="2"/>
          <table:table-cell office:value-type="float" office:value="26000" calcext:value-type="float">
            <text:p>26000</text:p>
          </table:table-cell>
          <table:table-cell table:formula="of:=MAX(ATAN(([.$C27]-[.$B$2])/([.$B$3]-[.$B$2]))*2/PI()*([.$B$5]-[.$B$4])+[.$B$4];[.$B$4])" office:value-type="percentage" office:value="0.599695851276627" calcext:value-type="percentage">
            <text:p>59,97%</text:p>
          </table:table-cell>
          <table:table-cell table:formula="of:=[.C27]*[.D27]" office:value-type="float" office:value="15592.0921331923" calcext:value-type="float">
            <text:p>15592,0921331923</text:p>
          </table:table-cell>
          <table:table-cell table:formula="of:=[.C27]-[.E27]" office:value-type="float" office:value="10407.9078668077" calcext:value-type="float">
            <text:p>10407,9078668077</text:p>
          </table:table-cell>
        </table:table-row>
        <table:table-row table:style-name="ro1">
          <table:table-cell table:number-columns-repeated="2"/>
          <table:table-cell office:value-type="float" office:value="27000" calcext:value-type="float">
            <text:p>27000</text:p>
          </table:table-cell>
          <table:table-cell table:formula="of:=MAX(ATAN(([.$C28]-[.$B$2])/([.$B$3]-[.$B$2]))*2/PI()*([.$B$5]-[.$B$4])+[.$B$4];[.$B$4])" office:value-type="percentage" office:value="0.613061231589369" calcext:value-type="percentage">
            <text:p>61,31%</text:p>
          </table:table-cell>
          <table:table-cell table:formula="of:=[.C28]*[.D28]" office:value-type="float" office:value="16552.653252913" calcext:value-type="float">
            <text:p>16552,653252913</text:p>
          </table:table-cell>
          <table:table-cell table:formula="of:=[.C28]-[.E28]" office:value-type="float" office:value="10447.346747087" calcext:value-type="float">
            <text:p>10447,346747087</text:p>
          </table:table-cell>
        </table:table-row>
        <table:table-row table:style-name="ro1">
          <table:table-cell table:number-columns-repeated="2"/>
          <table:table-cell office:value-type="float" office:value="28000" calcext:value-type="float">
            <text:p>28000</text:p>
          </table:table-cell>
          <table:table-cell table:formula="of:=MAX(ATAN(([.$C29]-[.$B$2])/([.$B$3]-[.$B$2]))*2/PI()*([.$B$5]-[.$B$4])+[.$B$4];[.$B$4])" office:value-type="percentage" office:value="0.625665916378002" calcext:value-type="percentage">
            <text:p>62,57%</text:p>
          </table:table-cell>
          <table:table-cell table:formula="of:=[.C29]*[.D29]" office:value-type="float" office:value="17518.6456585841" calcext:value-type="float">
            <text:p>17518,6456585841</text:p>
          </table:table-cell>
          <table:table-cell table:formula="of:=[.C29]-[.E29]" office:value-type="float" office:value="10481.3543414159" calcext:value-type="float">
            <text:p>10481,3543414159</text:p>
          </table:table-cell>
        </table:table-row>
        <table:table-row table:style-name="ro1">
          <table:table-cell table:number-columns-repeated="2"/>
          <table:table-cell office:value-type="float" office:value="29000" calcext:value-type="float">
            <text:p>29000</text:p>
          </table:table-cell>
          <table:table-cell table:formula="of:=MAX(ATAN(([.$C30]-[.$B$2])/([.$B$3]-[.$B$2]))*2/PI()*([.$B$5]-[.$B$4])+[.$B$4];[.$B$4])" office:value-type="percentage" office:value="0.637563965875635" calcext:value-type="percentage">
            <text:p>63,76%</text:p>
          </table:table-cell>
          <table:table-cell table:formula="of:=[.C30]*[.D30]" office:value-type="float" office:value="18489.3550103934" calcext:value-type="float">
            <text:p>18489,3550103934</text:p>
          </table:table-cell>
          <table:table-cell table:formula="of:=[.C30]-[.E30]" office:value-type="float" office:value="10510.6449896066" calcext:value-type="float">
            <text:p>10510,6449896066</text:p>
          </table:table-cell>
        </table:table-row>
        <table:table-row table:style-name="ro1">
          <table:table-cell table:number-columns-repeated="2"/>
          <table:table-cell office:value-type="float" office:value="30000" calcext:value-type="float">
            <text:p>30000</text:p>
          </table:table-cell>
          <table:table-cell table:formula="of:=MAX(ATAN(([.$C31]-[.$B$2])/([.$B$3]-[.$B$2]))*2/PI()*([.$B$5]-[.$B$4])+[.$B$4];[.$B$4])" office:value-type="percentage" office:value="0.648805530597234" calcext:value-type="percentage">
            <text:p>64,88%</text:p>
          </table:table-cell>
          <table:table-cell table:formula="of:=[.C31]*[.D31]" office:value-type="float" office:value="19464.165917917" calcext:value-type="float">
            <text:p>19464,165917917</text:p>
          </table:table-cell>
          <table:table-cell table:formula="of:=[.C31]-[.E31]" office:value-type="float" office:value="10535.834082083" calcext:value-type="float">
            <text:p>10535,834082083</text:p>
          </table:table-cell>
        </table:table-row>
        <table:table-row table:style-name="ro1">
          <table:table-cell table:number-columns-repeated="2"/>
          <table:table-cell office:value-type="float" office:value="31000" calcext:value-type="float">
            <text:p>31000</text:p>
          </table:table-cell>
          <table:table-cell table:formula="of:=MAX(ATAN(([.$C32]-[.$B$2])/([.$B$3]-[.$B$2]))*2/PI()*([.$B$5]-[.$B$4])+[.$B$4];[.$B$4])" office:value-type="percentage" office:value="0.659437022699413" calcext:value-type="percentage">
            <text:p>65,94%</text:p>
          </table:table-cell>
          <table:table-cell table:formula="of:=[.C32]*[.D32]" office:value-type="float" office:value="20442.5477036818" calcext:value-type="float">
            <text:p>20442,5477036818</text:p>
          </table:table-cell>
          <table:table-cell table:formula="of:=[.C32]-[.E32]" office:value-type="float" office:value="10557.4522963182" calcext:value-type="float">
            <text:p>10557,4522963182</text:p>
          </table:table-cell>
        </table:table-row>
        <table:table-row table:style-name="ro1">
          <table:table-cell table:number-columns-repeated="2"/>
          <table:table-cell office:value-type="float" office:value="32000" calcext:value-type="float">
            <text:p>32000</text:p>
          </table:table-cell>
          <table:table-cell table:formula="of:=MAX(ATAN(([.$C33]-[.$B$2])/([.$B$3]-[.$B$2]))*2/PI()*([.$B$5]-[.$B$4])+[.$B$4];[.$B$4])" office:value-type="percentage" office:value="0.669501318922864" calcext:value-type="percentage">
            <text:p>66,95%</text:p>
          </table:table-cell>
          <table:table-cell table:formula="of:=[.C33]*[.D33]" office:value-type="float" office:value="21424.0422055317" calcext:value-type="float">
            <text:p>21424,0422055317</text:p>
          </table:table-cell>
          <table:table-cell table:formula="of:=[.C33]-[.E33]" office:value-type="float" office:value="10575.9577944683" calcext:value-type="float">
            <text:p>10575,9577944683</text:p>
          </table:table-cell>
        </table:table-row>
        <table:table-row table:style-name="ro1">
          <table:table-cell table:number-columns-repeated="2"/>
          <table:table-cell office:value-type="float" office:value="33000" calcext:value-type="float">
            <text:p>33000</text:p>
          </table:table-cell>
          <table:table-cell table:formula="of:=MAX(ATAN(([.$C34]-[.$B$2])/([.$B$3]-[.$B$2]))*2/PI()*([.$B$5]-[.$B$4])+[.$B$4];[.$B$4])" office:value-type="percentage" office:value="0.679037980367659" calcext:value-type="percentage">
            <text:p>67,90%</text:p>
          </table:table-cell>
          <table:table-cell table:formula="of:=[.C34]*[.D34]" office:value-type="float" office:value="22408.2533521327" calcext:value-type="float">
            <text:p>22408,2533521327</text:p>
          </table:table-cell>
          <table:table-cell table:formula="of:=[.C34]-[.E34]" office:value-type="float" office:value="10591.7466478673" calcext:value-type="float">
            <text:p>10591,7466478673</text:p>
          </table:table-cell>
        </table:table-row>
        <table:table-row table:style-name="ro1">
          <table:table-cell table:number-columns-repeated="2"/>
          <table:table-cell office:value-type="float" office:value="34000" calcext:value-type="float">
            <text:p>34000</text:p>
          </table:table-cell>
          <table:table-cell table:formula="of:=MAX(ATAN(([.$C35]-[.$B$2])/([.$B$3]-[.$B$2]))*2/PI()*([.$B$5]-[.$B$4])+[.$B$4];[.$B$4])" office:value-type="percentage" office:value="0.688083478490523" calcext:value-type="percentage">
            <text:p>68,81%</text:p>
          </table:table-cell>
          <table:table-cell table:formula="of:=[.C35]*[.D35]" office:value-type="float" office:value="23394.8382686778" calcext:value-type="float">
            <text:p>23394,8382686778</text:p>
          </table:table-cell>
          <table:table-cell table:formula="of:=[.C35]-[.E35]" office:value-type="float" office:value="10605.1617313222" calcext:value-type="float">
            <text:p>10605,1617313222</text:p>
          </table:table-cell>
        </table:table-row>
        <table:table-row table:style-name="ro1">
          <table:table-cell table:number-columns-repeated="2"/>
          <table:table-cell office:value-type="float" office:value="35000" calcext:value-type="float">
            <text:p>35000</text:p>
          </table:table-cell>
          <table:table-cell table:formula="of:=MAX(ATAN(([.$C36]-[.$B$2])/([.$B$3]-[.$B$2]))*2/PI()*([.$B$5]-[.$B$4])+[.$B$4];[.$B$4])" office:value-type="percentage" office:value="0.69667141987408" calcext:value-type="percentage">
            <text:p>69,67%</text:p>
          </table:table-cell>
          <table:table-cell table:formula="of:=[.C36]*[.D36]" office:value-type="float" office:value="24383.4996955928" calcext:value-type="float">
            <text:p>24383,4996955928</text:p>
          </table:table-cell>
          <table:table-cell table:formula="of:=[.C36]-[.E36]" office:value-type="float" office:value="10616.5003044072" calcext:value-type="float">
            <text:p>10616,5003044072</text:p>
          </table:table-cell>
        </table:table-row>
        <table:table-row table:style-name="ro1">
          <table:table-cell table:number-columns-repeated="2"/>
          <table:table-cell office:value-type="float" office:value="36000" calcext:value-type="float">
            <text:p>36000</text:p>
          </table:table-cell>
          <table:table-cell table:formula="of:=MAX(ATAN(([.$C37]-[.$B$2])/([.$B$3]-[.$B$2]))*2/PI()*([.$B$5]-[.$B$4])+[.$B$4];[.$B$4])" office:value-type="percentage" office:value="0.704832764699134" calcext:value-type="percentage">
            <text:p>70,48%</text:p>
          </table:table-cell>
          <table:table-cell table:formula="of:=[.C37]*[.D37]" office:value-type="float" office:value="25373.9795291688" calcext:value-type="float">
            <text:p>25373,9795291688</text:p>
          </table:table-cell>
          <table:table-cell table:formula="of:=[.C37]-[.E37]" office:value-type="float" office:value="10626.0204708312" calcext:value-type="float">
            <text:p>10626,0204708312</text:p>
          </table:table-cell>
        </table:table-row>
        <table:table-row table:style-name="ro1">
          <table:table-cell table:number-columns-repeated="2"/>
          <table:table-cell office:value-type="float" office:value="37000" calcext:value-type="float">
            <text:p>37000</text:p>
          </table:table-cell>
          <table:table-cell table:formula="of:=MAX(ATAN(([.$C38]-[.$B$2])/([.$B$3]-[.$B$2]))*2/PI()*([.$B$5]-[.$B$4])+[.$B$4];[.$B$4])" office:value-type="percentage" office:value="0.712596035621172" calcext:value-type="percentage">
            <text:p>71,26%</text:p>
          </table:table-cell>
          <table:table-cell table:formula="of:=[.C38]*[.D38]" office:value-type="float" office:value="26366.0533179834" calcext:value-type="float">
            <text:p>26366,0533179834</text:p>
          </table:table-cell>
          <table:table-cell table:formula="of:=[.C38]-[.E38]" office:value-type="float" office:value="10633.9466820166" calcext:value-type="float">
            <text:p>10633,9466820166</text:p>
          </table:table-cell>
        </table:table-row>
        <table:table-row table:style-name="ro1">
          <table:table-cell table:number-columns-repeated="2"/>
          <table:table-cell office:value-type="float" office:value="38000" calcext:value-type="float">
            <text:p>38000</text:p>
          </table:table-cell>
          <table:table-cell table:formula="of:=MAX(ATAN(([.$C39]-[.$B$2])/([.$B$3]-[.$B$2]))*2/PI()*([.$B$5]-[.$B$4])+[.$B$4];[.$B$4])" office:value-type="percentage" office:value="0.719987515050277" calcext:value-type="percentage">
            <text:p>72,00%</text:p>
          </table:table-cell>
          <table:table-cell table:formula="of:=[.C39]*[.D39]" office:value-type="float" office:value="27359.5255719105" calcext:value-type="float">
            <text:p>27359,5255719105</text:p>
          </table:table-cell>
          <table:table-cell table:formula="of:=[.C39]-[.E39]" office:value-type="float" office:value="10640.4744280895" calcext:value-type="float">
            <text:p>10640,4744280895</text:p>
          </table:table-cell>
        </table:table-row>
        <table:table-row table:style-name="ro1">
          <table:table-cell table:number-columns-repeated="2"/>
          <table:table-cell office:value-type="float" office:value="39000" calcext:value-type="float">
            <text:p>39000</text:p>
          </table:table-cell>
          <table:table-cell table:formula="of:=MAX(ATAN(([.$C40]-[.$B$2])/([.$B$3]-[.$B$2]))*2/PI()*([.$B$5]-[.$B$4])+[.$B$4];[.$B$4])" office:value-type="percentage" office:value="0.727031429771096" calcext:value-type="percentage">
            <text:p>72,70%</text:p>
          </table:table-cell>
          <table:table-cell table:formula="of:=[.C40]*[.D40]" office:value-type="float" office:value="28354.2257610728" calcext:value-type="float">
            <text:p>28354,2257610728</text:p>
          </table:table-cell>
          <table:table-cell table:formula="of:=[.C40]-[.E40]" office:value-type="float" office:value="10645.7742389272" calcext:value-type="float">
            <text:p>10645,7742389272</text:p>
          </table:table-cell>
        </table:table-row>
        <table:table-row table:style-name="ro1">
          <table:table-cell table:number-columns-repeated="2"/>
          <table:table-cell office:value-type="float" office:value="40000" calcext:value-type="float">
            <text:p>40000</text:p>
          </table:table-cell>
          <table:table-cell table:formula="of:=MAX(ATAN(([.$C41]-[.$B$2])/([.$B$3]-[.$B$2]))*2/PI()*([.$B$5]-[.$B$4])+[.$B$4];[.$B$4])" office:value-type="percentage" office:value="0.733750122504687" calcext:value-type="percentage">
            <text:p>73,38%</text:p>
          </table:table-cell>
          <table:table-cell table:formula="of:=[.C41]*[.D41]" office:value-type="float" office:value="29350.0049001875" calcext:value-type="float">
            <text:p>29350,0049001875</text:p>
          </table:table-cell>
          <table:table-cell table:formula="of:=[.C41]-[.E41]" office:value-type="float" office:value="10649.9950998125" calcext:value-type="float">
            <text:p>10649,9950998125</text:p>
          </table:table-cell>
        </table:table-row>
        <table:table-row table:style-name="ro1">
          <table:table-cell table:number-columns-repeated="2"/>
          <table:table-cell office:value-type="float" office:value="41000" calcext:value-type="float">
            <text:p>41000</text:p>
          </table:table-cell>
          <table:table-cell table:formula="of:=MAX(ATAN(([.$C42]-[.$B$2])/([.$B$3]-[.$B$2]))*2/PI()*([.$B$5]-[.$B$4])+[.$B$4];[.$B$4])" office:value-type="percentage" office:value="0.740164210475403" calcext:value-type="percentage">
            <text:p>74,02%</text:p>
          </table:table-cell>
          <table:table-cell table:formula="of:=[.C42]*[.D42]" office:value-type="float" office:value="30346.7326294915" calcext:value-type="float">
            <text:p>30346,7326294915</text:p>
          </table:table-cell>
          <table:table-cell table:formula="of:=[.C42]-[.E42]" office:value-type="float" office:value="10653.2673705085" calcext:value-type="float">
            <text:p>10653,2673705085</text:p>
          </table:table-cell>
        </table:table-row>
        <table:table-row table:style-name="ro1">
          <table:table-cell table:number-columns-repeated="2"/>
          <table:table-cell office:value-type="float" office:value="42000" calcext:value-type="float">
            <text:p>42000</text:p>
          </table:table-cell>
          <table:table-cell table:formula="of:=MAX(ATAN(([.$C43]-[.$B$2])/([.$B$3]-[.$B$2]))*2/PI()*([.$B$5]-[.$B$4])+[.$B$4];[.$B$4])" office:value-type="percentage" office:value="0.746292731356472" calcext:value-type="percentage">
            <text:p>74,63%</text:p>
          </table:table-cell>
          <table:table-cell table:formula="of:=[.C43]*[.D43]" office:value-type="float" office:value="31344.2947169718" calcext:value-type="float">
            <text:p>31344,2947169718</text:p>
          </table:table-cell>
          <table:table-cell table:formula="of:=[.C43]-[.E43]" office:value-type="float" office:value="10655.7052830282" calcext:value-type="float">
            <text:p>10655,7052830282</text:p>
          </table:table-cell>
        </table:table-row>
        <table:table-row table:style-name="ro1">
          <table:table-cell table:number-columns-repeated="2"/>
          <table:table-cell office:value-type="float" office:value="43000" calcext:value-type="float">
            <text:p>43000</text:p>
          </table:table-cell>
          <table:table-cell table:formula="of:=MAX(ATAN(([.$C44]-[.$B$2])/([.$B$3]-[.$B$2]))*2/PI()*([.$B$5]-[.$B$4])+[.$B$4];[.$B$4])" office:value-type="percentage" office:value="0.752153277167693" calcext:value-type="percentage">
            <text:p>75,22%</text:p>
          </table:table-cell>
          <table:table-cell table:formula="of:=[.C44]*[.D44]" office:value-type="float" office:value="32342.5909182108" calcext:value-type="float">
            <text:p>32342,5909182108</text:p>
          </table:table-cell>
          <table:table-cell table:formula="of:=[.C44]-[.E44]" office:value-type="float" office:value="10657.4090817892" calcext:value-type="float">
            <text:p>10657,4090817892</text:p>
          </table:table-cell>
        </table:table-row>
        <table:table-row table:style-name="ro1">
          <table:table-cell table:number-columns-repeated="2"/>
          <table:table-cell office:value-type="float" office:value="44000" calcext:value-type="float">
            <text:p>44000</text:p>
          </table:table-cell>
          <table:table-cell table:formula="of:=MAX(ATAN(([.$C45]-[.$B$2])/([.$B$3]-[.$B$2]))*2/PI()*([.$B$5]-[.$B$4])+[.$B$4];[.$B$4])" office:value-type="percentage" office:value="0.757762116818313" calcext:value-type="percentage">
            <text:p>75,78%</text:p>
          </table:table-cell>
          <table:table-cell table:formula="of:=[.C45]*[.D45]" office:value-type="float" office:value="33341.5331400058" calcext:value-type="float">
            <text:p>33341,5331400058</text:p>
          </table:table-cell>
          <table:table-cell table:formula="of:=[.C45]-[.E45]" office:value-type="float" office:value="10658.4668599942" calcext:value-type="float">
            <text:p>10658,4668599942</text:p>
          </table:table-cell>
        </table:table-row>
        <table:table-row table:style-name="ro1">
          <table:table-cell table:number-columns-repeated="2"/>
          <table:table-cell office:value-type="float" office:value="45000" calcext:value-type="float">
            <text:p>45000</text:p>
          </table:table-cell>
          <table:table-cell table:formula="of:=MAX(ATAN(([.$C46]-[.$B$2])/([.$B$3]-[.$B$2]))*2/PI()*([.$B$5]-[.$B$4])+[.$B$4];[.$B$4])" office:value-type="percentage" office:value="0.763134308050427" calcext:value-type="percentage">
            <text:p>76,31%</text:p>
          </table:table-cell>
          <table:table-cell table:formula="of:=[.C46]*[.D46]" office:value-type="float" office:value="34341.0438622692" calcext:value-type="float">
            <text:p>34341,0438622692</text:p>
          </table:table-cell>
          <table:table-cell table:formula="of:=[.C46]-[.E46]" office:value-type="float" office:value="10658.9561377308" calcext:value-type="float">
            <text:p>10658,9561377308</text:p>
          </table:table-cell>
        </table:table-row>
        <table:table-row table:style-name="ro1">
          <table:table-cell table:number-columns-repeated="2"/>
          <table:table-cell office:value-type="float" office:value="46000" calcext:value-type="float">
            <text:p>46000</text:p>
          </table:table-cell>
          <table:table-cell table:formula="of:=MAX(ATAN(([.$C47]-[.$B$2])/([.$B$3]-[.$B$2]))*2/PI()*([.$B$5]-[.$B$4])+[.$B$4];[.$B$4])" office:value-type="percentage" office:value="0.768283799560241" calcext:value-type="percentage">
            <text:p>76,83%</text:p>
          </table:table-cell>
          <table:table-cell table:formula="of:=[.C47]*[.D47]" office:value-type="float" office:value="35341.0547797711" calcext:value-type="float">
            <text:p>35341,0547797711</text:p>
          </table:table-cell>
          <table:table-cell table:formula="of:=[.C47]-[.E47]" office:value-type="float" office:value="10658.9452202289" calcext:value-type="float">
            <text:p>10658,9452202289</text:p>
          </table:table-cell>
        </table:table-row>
        <table:table-row table:style-name="ro1">
          <table:table-cell table:number-columns-repeated="2"/>
          <table:table-cell office:value-type="float" office:value="47000" calcext:value-type="float">
            <text:p>47000</text:p>
          </table:table-cell>
          <table:table-cell table:formula="of:=MAX(ATAN(([.$C48]-[.$B$2])/([.$B$3]-[.$B$2]))*2/PI()*([.$B$5]-[.$B$4])+[.$B$4];[.$B$4])" office:value-type="percentage" office:value="0.773223524068845" calcext:value-type="percentage">
            <text:p>77,32%</text:p>
          </table:table-cell>
          <table:table-cell table:formula="of:=[.C48]*[.D48]" office:value-type="float" office:value="36341.5056312357" calcext:value-type="float">
            <text:p>36341,5056312357</text:p>
          </table:table-cell>
          <table:table-cell table:formula="of:=[.C48]-[.E48]" office:value-type="float" office:value="10658.4943687643" calcext:value-type="float">
            <text:p>10658,4943687643</text:p>
          </table:table-cell>
        </table:table-row>
        <table:table-row table:style-name="ro1">
          <table:table-cell table:number-columns-repeated="2"/>
          <table:table-cell office:value-type="float" office:value="48000" calcext:value-type="float">
            <text:p>48000</text:p>
          </table:table-cell>
          <table:table-cell table:formula="of:=MAX(ATAN(([.$C49]-[.$B$2])/([.$B$3]-[.$B$2]))*2/PI()*([.$B$5]-[.$B$4])+[.$B$4];[.$B$4])" office:value-type="percentage" office:value="0.77796548309" calcext:value-type="percentage">
            <text:p>77,80%</text:p>
          </table:table-cell>
          <table:table-cell table:formula="of:=[.C49]*[.D49]" office:value-type="float" office:value="37342.34318832" calcext:value-type="float">
            <text:p>37342,34318832</text:p>
          </table:table-cell>
          <table:table-cell table:formula="of:=[.C49]-[.E49]" office:value-type="float" office:value="10657.65681168" calcext:value-type="float">
            <text:p>10657,65681168</text:p>
          </table:table-cell>
        </table:table-row>
        <table:table-row table:style-name="ro1">
          <table:table-cell table:number-columns-repeated="2"/>
          <table:table-cell office:value-type="float" office:value="49000" calcext:value-type="float">
            <text:p>49000</text:p>
          </table:table-cell>
          <table:table-cell table:formula="of:=MAX(ATAN(([.$C50]-[.$B$2])/([.$B$3]-[.$B$2]))*2/PI()*([.$B$5]-[.$B$4])+[.$B$4];[.$B$4])" office:value-type="percentage" office:value="0.782520824106553" calcext:value-type="percentage">
            <text:p>78,25%</text:p>
          </table:table-cell>
          <table:table-cell table:formula="of:=[.C50]*[.D50]" office:value-type="float" office:value="38343.5203812211" calcext:value-type="float">
            <text:p>38343,5203812211</text:p>
          </table:table-cell>
          <table:table-cell table:formula="of:=[.C50]-[.E50]" office:value-type="float" office:value="10656.4796187789" calcext:value-type="float">
            <text:p>10656,4796187789</text:p>
          </table:table-cell>
        </table:table-row>
        <table:table-row table:style-name="ro1">
          <table:table-cell table:number-columns-repeated="2"/>
          <table:table-cell office:value-type="float" office:value="50000" calcext:value-type="float">
            <text:p>50000</text:p>
          </table:table-cell>
          <table:table-cell table:formula="of:=MAX(ATAN(([.$C51]-[.$B$2])/([.$B$3]-[.$B$2]))*2/PI()*([.$B$5]-[.$B$4])+[.$B$4];[.$B$4])" office:value-type="percentage" office:value="0.786899910824325" calcext:value-type="percentage">
            <text:p>78,69%</text:p>
          </table:table-cell>
          <table:table-cell table:formula="of:=[.C51]*[.D51]" office:value-type="float" office:value="39344.9955412163" calcext:value-type="float">
            <text:p>39344,9955412163</text:p>
          </table:table-cell>
          <table:table-cell table:formula="of:=[.C51]-[.E51]" office:value-type="float" office:value="10655.0044587837" calcext:value-type="float">
            <text:p>10655,0044587837</text:p>
          </table:table-cell>
        </table:table-row>
        <table:table-row table:style-name="ro1">
          <table:table-cell table:number-columns-repeated="2"/>
          <table:table-cell office:value-type="float" office:value="51000" calcext:value-type="float">
            <text:p>51000</text:p>
          </table:table-cell>
          <table:table-cell table:formula="of:=MAX(ATAN(([.$C52]-[.$B$2])/([.$B$3]-[.$B$2]))*2/PI()*([.$B$5]-[.$B$4])+[.$B$4];[.$B$4])" office:value-type="percentage" office:value="0.791112387126082" calcext:value-type="percentage">
            <text:p>79,11%</text:p>
          </table:table-cell>
          <table:table-cell table:formula="of:=[.C52]*[.D52]" office:value-type="float" office:value="40346.7317434302" calcext:value-type="float">
            <text:p>40346,7317434302</text:p>
          </table:table-cell>
          <table:table-cell table:formula="of:=[.C52]-[.E52]" office:value-type="float" office:value="10653.2682565698" calcext:value-type="float">
            <text:p>10653,2682565698</text:p>
          </table:table-cell>
        </table:table-row>
        <table:table-row table:style-name="ro1">
          <table:table-cell table:number-columns-repeated="2"/>
          <table:table-cell office:value-type="float" office:value="52000" calcext:value-type="float">
            <text:p>52000</text:p>
          </table:table-cell>
          <table:table-cell table:formula="of:=MAX(ATAN(([.$C53]-[.$B$2])/([.$B$3]-[.$B$2]))*2/PI()*([.$B$5]-[.$B$4])+[.$B$4];[.$B$4])" office:value-type="percentage" office:value="0.795167235300867" calcext:value-type="percentage">
            <text:p>79,52%</text:p>
          </table:table-cell>
          <table:table-cell table:formula="of:=[.C53]*[.D53]" office:value-type="float" office:value="41348.6962356451" calcext:value-type="float">
            <text:p>41348,6962356451</text:p>
          </table:table-cell>
          <table:table-cell table:formula="of:=[.C53]-[.E53]" office:value-type="float" office:value="10651.3037643549" calcext:value-type="float">
            <text:p>10651,3037643549</text:p>
          </table:table-cell>
        </table:table-row>
        <table:table-row table:style-name="ro1">
          <table:table-cell table:number-columns-repeated="2"/>
          <table:table-cell office:value-type="float" office:value="53000" calcext:value-type="float">
            <text:p>53000</text:p>
          </table:table-cell>
          <table:table-cell table:formula="of:=MAX(ATAN(([.$C54]-[.$B$2])/([.$B$3]-[.$B$2]))*2/PI()*([.$B$5]-[.$B$4])+[.$B$4];[.$B$4])" office:value-type="percentage" office:value="0.799072829077237" calcext:value-type="percentage">
            <text:p>79,91%</text:p>
          </table:table-cell>
          <table:table-cell table:formula="of:=[.C54]*[.D54]" office:value-type="float" office:value="42350.8599410936" calcext:value-type="float">
            <text:p>42350,8599410936</text:p>
          </table:table-cell>
          <table:table-cell table:formula="of:=[.C54]-[.E54]" office:value-type="float" office:value="10649.1400589064" calcext:value-type="float">
            <text:p>10649,1400589064</text:p>
          </table:table-cell>
        </table:table-row>
        <table:table-row table:style-name="ro1">
          <table:table-cell table:number-columns-repeated="2"/>
          <table:table-cell office:value-type="float" office:value="54000" calcext:value-type="float">
            <text:p>54000</text:p>
          </table:table-cell>
          <table:table-cell table:formula="of:=MAX(ATAN(([.$C55]-[.$B$2])/([.$B$3]-[.$B$2]))*2/PI()*([.$B$5]-[.$B$4])+[.$B$4];[.$B$4])" office:value-type="percentage" office:value="0.802836981943812" calcext:value-type="percentage">
            <text:p>80,28%</text:p>
          </table:table-cell>
          <table:table-cell table:formula="of:=[.C55]*[.D55]" office:value-type="float" office:value="43353.1970249658" calcext:value-type="float">
            <text:p>43353,1970249658</text:p>
          </table:table-cell>
          <table:table-cell table:formula="of:=[.C55]-[.E55]" office:value-type="float" office:value="10646.8029750342" calcext:value-type="float">
            <text:p>10646,8029750342</text:p>
          </table:table-cell>
        </table:table-row>
        <table:table-row table:style-name="ro1">
          <table:table-cell table:number-columns-repeated="2"/>
          <table:table-cell office:value-type="float" office:value="55000" calcext:value-type="float">
            <text:p>55000</text:p>
          </table:table-cell>
          <table:table-cell table:formula="of:=MAX(ATAN(([.$C56]-[.$B$2])/([.$B$3]-[.$B$2]))*2/PI()*([.$B$5]-[.$B$4])+[.$B$4];[.$B$4])" office:value-type="percentage" office:value="0.806466991197746" calcext:value-type="percentage">
            <text:p>80,65%</text:p>
          </table:table-cell>
          <table:table-cell table:formula="of:=[.C56]*[.D56]" office:value-type="float" office:value="44355.684515876" calcext:value-type="float">
            <text:p>44355,684515876</text:p>
          </table:table-cell>
          <table:table-cell table:formula="of:=[.C56]-[.E56]" office:value-type="float" office:value="10644.315484124" calcext:value-type="float">
            <text:p>10644,315484124</text:p>
          </table:table-cell>
        </table:table-row>
        <table:table-row table:style-name="ro1">
          <table:table-cell table:number-columns-repeated="2"/>
          <table:table-cell office:value-type="float" office:value="56000" calcext:value-type="float">
            <text:p>56000</text:p>
          </table:table-cell>
          <table:table-cell table:formula="of:=MAX(ATAN(([.$C57]-[.$B$2])/([.$B$3]-[.$B$2]))*2/PI()*([.$B$5]-[.$B$4])+[.$B$4];[.$B$4])" office:value-type="percentage" office:value="0.80996967812164" calcext:value-type="percentage">
            <text:p>81,00%</text:p>
          </table:table-cell>
          <table:table-cell table:formula="of:=[.C57]*[.D57]" office:value-type="float" office:value="45358.3019748119" calcext:value-type="float">
            <text:p>45358,3019748119</text:p>
          </table:table-cell>
          <table:table-cell table:formula="of:=[.C57]-[.E57]" office:value-type="float" office:value="10641.6980251881" calcext:value-type="float">
            <text:p>10641,6980251881</text:p>
          </table:table-cell>
        </table:table-row>
        <table:table-row table:style-name="ro1">
          <table:table-cell table:number-columns-repeated="2"/>
          <table:table-cell office:value-type="float" office:value="57000" calcext:value-type="float">
            <text:p>57000</text:p>
          </table:table-cell>
          <table:table-cell table:formula="of:=MAX(ATAN(([.$C58]-[.$B$2])/([.$B$3]-[.$B$2]))*2/PI()*([.$B$5]-[.$B$4])+[.$B$4];[.$B$4])" office:value-type="percentage" office:value="0.813351424652164" calcext:value-type="percentage">
            <text:p>81,34%</text:p>
          </table:table-cell>
          <table:table-cell table:formula="of:=[.C58]*[.D58]" office:value-type="float" office:value="46361.0312051733" calcext:value-type="float">
            <text:p>46361,0312051733</text:p>
          </table:table-cell>
          <table:table-cell table:formula="of:=[.C58]-[.E58]" office:value-type="float" office:value="10638.9687948267" calcext:value-type="float">
            <text:p>10638,9687948267</text:p>
          </table:table-cell>
        </table:table-row>
        <table:table-row table:style-name="ro1">
          <table:table-cell table:number-columns-repeated="2"/>
          <table:table-cell office:value-type="float" office:value="58000" calcext:value-type="float">
            <text:p>58000</text:p>
          </table:table-cell>
          <table:table-cell table:formula="of:=MAX(ATAN(([.$C59]-[.$B$2])/([.$B$3]-[.$B$2]))*2/PI()*([.$B$5]-[.$B$4])+[.$B$4];[.$B$4])" office:value-type="percentage" office:value="0.816618206869389" calcext:value-type="percentage">
            <text:p>81,66%</text:p>
          </table:table-cell>
          <table:table-cell table:formula="of:=[.C59]*[.D59]" office:value-type="float" office:value="47363.8559984245" calcext:value-type="float">
            <text:p>47363,8559984245</text:p>
          </table:table-cell>
          <table:table-cell table:formula="of:=[.C59]-[.E59]" office:value-type="float" office:value="10636.1440015755" calcext:value-type="float">
            <text:p>10636,1440015755</text:p>
          </table:table-cell>
        </table:table-row>
        <table:table-row table:style-name="ro1">
          <table:table-cell table:number-columns-repeated="2"/>
          <table:table-cell office:value-type="float" office:value="59000" calcext:value-type="float">
            <text:p>59000</text:p>
          </table:table-cell>
          <table:table-cell table:formula="of:=MAX(ATAN(([.$C60]-[.$B$2])/([.$B$3]-[.$B$2]))*2/PI()*([.$B$5]-[.$B$4])+[.$B$4];[.$B$4])" office:value-type="percentage" office:value="0.819775625604413" calcext:value-type="percentage">
            <text:p>81,98%</text:p>
          </table:table-cell>
          <table:table-cell table:formula="of:=[.C60]*[.D60]" office:value-type="float" office:value="48366.7619106604" calcext:value-type="float">
            <text:p>48366,7619106604</text:p>
          </table:table-cell>
          <table:table-cell table:formula="of:=[.C60]-[.E60]" office:value-type="float" office:value="10633.2380893396" calcext:value-type="float">
            <text:p>10633,2380893396</text:p>
          </table:table-cell>
        </table:table-row>
        <table:table-row table:style-name="ro1">
          <table:table-cell table:number-columns-repeated="2"/>
          <table:table-cell office:value-type="float" office:value="60000" calcext:value-type="float">
            <text:p>60000</text:p>
          </table:table-cell>
          <table:table-cell table:formula="of:=MAX(ATAN(([.$C61]-[.$B$2])/([.$B$3]-[.$B$2]))*2/PI()*([.$B$5]-[.$B$4])+[.$B$4];[.$B$4])" office:value-type="percentage" office:value="0.82282893443419" calcext:value-type="percentage">
            <text:p>82,28%</text:p>
          </table:table-cell>
          <table:table-cell table:formula="of:=[.C61]*[.D61]" office:value-type="float" office:value="49369.7360660514" calcext:value-type="float">
            <text:p>49369,7360660514</text:p>
          </table:table-cell>
          <table:table-cell table:formula="of:=[.C61]-[.E61]" office:value-type="float" office:value="10630.2639339486" calcext:value-type="float">
            <text:p>10630,2639339486</text:p>
          </table:table-cell>
        </table:table-row>
      </table:table>
      <table:table table:name="Brackets (4)" table:style-name="ta1">
        <table:shapes>
          <draw:frame draw:z-index="0" draw:style-name="gr1" draw:text-style-name="P1" svg:width="161.6mm" svg:height="90.82mm" svg:x="383.2mm" svg:y="17.26mm">
            <draw:object draw:notify-on-update-of-ranges="'Brackets (4)'.G2:'Brackets (4)'.G61 'Brackets (4)'.H1:'Brackets (4)'.H1 'Brackets (4)'.H2:'Brackets (4)'.H6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0.22mm" svg:height="90.05mm" svg:x="382.09mm" svg:y="115.28mm">
            <draw:object draw:notify-on-update-of-ranges="'Brackets (4)'.G2:'Brackets (4)'.G61 'Brackets (4)'.O1:'Brackets (4)'.O1 'Brackets (4)'.O2:'Brackets (4)'.O61 'Brackets (4)'.I1:'Brackets (4)'.I1 'Brackets (4)'.I2:'Brackets (4)'.I6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column table:style-name="co2" table:default-cell-style-name="ce1"/>
        <table:table-column table:style-name="co2" table:default-cell-style-name="ce2"/>
        <table:table-column table:style-name="co2" table:number-columns-repeated="4" table:default-cell-style-name="Default"/>
        <table:table-column table:style-name="co2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Tax Brackets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/>
          <table:table-cell office:value-type="string" calcext:value-type="string">
            <text:p>Tax Base</text:p>
          </table:table-cell>
          <table:table-cell table:style-name="Default" office:value-type="string" calcext:value-type="string">
            <text:p>Avg Rate</text:p>
          </table:table-cell>
          <table:table-cell table:style-name="Default" office:value-type="string" calcext:value-type="string">
            <text:p>Tax Total</text:p>
          </table:table-cell>
          <table:table-cell table:style-name="ce1" table:formula="of:=[.C2]" office:value-type="percentage" office:value="0" calcext:value-type="percentage">
            <text:p>0,00%</text:p>
          </table:table-cell>
          <table:table-cell table:style-name="ce1" table:formula="of:=[.D2]" office:value-type="percentage" office:value="0.3" calcext:value-type="percentage">
            <text:p>30,00%</text:p>
          </table:table-cell>
          <table:table-cell table:style-name="ce1" table:formula="of:=[.E2]" office:value-type="percentage" office:value="0.6" calcext:value-type="percentage">
            <text:p>60,00%</text:p>
          </table:table-cell>
          <table:table-cell table:style-name="ce1" table:formula="of:=[.F2]" office:value-type="percentage" office:value="0.95" calcext:value-type="percentage">
            <text:p>95,00%</text:p>
          </table:table-cell>
          <table:table-cell table:style-name="Default" office:value-type="string" calcext:value-type="string">
            <text:p>Avg Rate</text:p>
          </table:table-cell>
          <table:table-cell office:value-type="string" calcext:value-type="string">
            <text:p>Net Income</text:p>
          </table:table-cell>
        </table:table-row>
        <table:table-row table:style-name="ro1">
          <table:table-cell office:value-type="string" calcext:value-type="string">
            <text:p>Tax Rates</text:p>
          </table:table-cell>
          <table:table-cell/>
          <table:table-cell table:style-name="ce1" table:formula="of:=0" office:value-type="percentage" office:value="0" calcext:value-type="percentage">
            <text:p>0,00%</text:p>
          </table:table-cell>
          <table:table-cell table:style-name="ce1" table:formula="of:=0.3" office:value-type="percentage" office:value="0.3" calcext:value-type="percentage">
            <text:p>30,00%</text:p>
          </table:table-cell>
          <table:table-cell table:style-name="ce1" table:formula="of:=0.6" office:value-type="percentage" office:value="0.6" calcext:value-type="percentage">
            <text:p>60,00%</text:p>
          </table:table-cell>
          <table:table-cell table:style-name="ce1" office:value-type="percentage" office:value="0.95" calcext:value-type="percentage">
            <text:p>95,00%</text:p>
          </table:table-cell>
          <table:table-cell office:value-type="float" office:value="2000" calcext:value-type="float">
            <text:p>2000</text:p>
          </table:table-cell>
          <table:table-cell table:formula="of:=[.I2]/[.G2]" office:value-type="percentage" office:value="0" calcext:value-type="percentage">
            <text:p>0,00%</text:p>
          </table:table-cell>
          <table:table-cell table:formula="of:=SUM([.J2:.M2])" office:value-type="float" office:value="0" calcext:value-type="float">
            <text:p>0</text:p>
          </table:table-cell>
          <table:table-cell table:formula="of:=IF([.$G2]&lt;[.B$1];0;IF([.$G2]&lt;[.C$1];([.$G2]-[.B$1])*[.C$2];[.C$3]))" office:value-type="float" office:value="0" calcext:value-type="float">
            <text:p>0</text:p>
          </table:table-cell>
          <table:table-cell table:formula="of:=IF([.$G2]&lt;[.C$1];0;IF([.$G2]&lt;[.D$1];([.$G2]-[.C$1])*[.D$2];[.D$3]))" office:value-type="float" office:value="0" calcext:value-type="float">
            <text:p>0</text:p>
          </table:table-cell>
          <table:table-cell table:formula="of:=IF([.$G2]&lt;[.D$1];0;IF([.$G2]&lt;[.E$1];([.$G2]-[.D$1])*[.E$2];[.E$3]))" office:value-type="float" office:value="0" calcext:value-type="float">
            <text:p>0</text:p>
          </table:table-cell>
          <table:table-cell table:formula="of:=IF([.$G2]&lt;[.E$1];0;([.$G2]-[.E$1])*[.F$2])" office:value-type="float" office:value="0" calcext:value-type="float">
            <text:p>0</text:p>
          </table:table-cell>
          <table:table-cell table:formula="of:=[.I2]/[.G2]" office:value-type="percentage" office:value="0" calcext:value-type="percentage">
            <text:p>0,00%</text:p>
          </table:table-cell>
          <table:table-cell table:formula="of:=[.G2]-[.I2]"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Tax/Bracket</text:p>
          </table:table-cell>
          <table:table-cell/>
          <table:table-cell table:formula="of:=([.C1]-[.B1])*[.C2]" office:value-type="float" office:value="0" calcext:value-type="float">
            <text:p>0</text:p>
          </table:table-cell>
          <table:table-cell table:formula="of:=([.D1]-[.C1])*[.D2]" office:value-type="float" office:value="6000" calcext:value-type="float">
            <text:p>6000</text:p>
          </table:table-cell>
          <table:table-cell table:formula="of:=([.E1]-[.D1])*[.E2]" office:value-type="float" office:value="30000" calcext:value-type="float">
            <text:p>30000</text:p>
          </table:table-cell>
          <table:table-cell/>
          <table:table-cell office:value-type="float" office:value="4000" calcext:value-type="float">
            <text:p>4000</text:p>
          </table:table-cell>
          <table:table-cell table:formula="of:=[.I3]/[.G3]" office:value-type="percentage" office:value="0" calcext:value-type="percentage">
            <text:p>0,00%</text:p>
          </table:table-cell>
          <table:table-cell table:formula="of:=SUM([.J3:.M3])" office:value-type="float" office:value="0" calcext:value-type="float">
            <text:p>0</text:p>
          </table:table-cell>
          <table:table-cell table:formula="of:=IF([.$G3]&lt;[.B$1];0;IF([.$G3]&lt;[.C$1];([.$G3]-[.B$1])*[.C$2];[.C$3]))" office:value-type="float" office:value="0" calcext:value-type="float">
            <text:p>0</text:p>
          </table:table-cell>
          <table:table-cell table:formula="of:=IF([.$G3]&lt;[.C$1];0;IF([.$G3]&lt;[.D$1];([.$G3]-[.C$1])*[.D$2];[.D$3]))" office:value-type="float" office:value="0" calcext:value-type="float">
            <text:p>0</text:p>
          </table:table-cell>
          <table:table-cell table:formula="of:=IF([.$G3]&lt;[.D$1];0;IF([.$G3]&lt;[.E$1];([.$G3]-[.D$1])*[.E$2];[.E$3]))" office:value-type="float" office:value="0" calcext:value-type="float">
            <text:p>0</text:p>
          </table:table-cell>
          <table:table-cell table:formula="of:=IF([.$G3]&lt;[.E$1];0;([.$G3]-[.E$1])*[.F$2])" office:value-type="float" office:value="0" calcext:value-type="float">
            <text:p>0</text:p>
          </table:table-cell>
          <table:table-cell table:formula="of:=[.I3]/[.G3]" office:value-type="percentage" office:value="0" calcext:value-type="percentage">
            <text:p>0,00%</text:p>
          </table:table-cell>
          <table:table-cell table:formula="of:=[.G3]-[.I3]" office:value-type="float" office:value="4000" calcext:value-type="float">
            <text:p>4000</text:p>
          </table:table-cell>
        </table:table-row>
        <table:table-row table:style-name="ro1">
          <table:table-cell office:value-type="string" calcext:value-type="string">
            <text:p>Acc. Tax/Bracket</text:p>
          </table:table-cell>
          <table:table-cell table:number-columns-repeated="5"/>
          <table:table-cell office:value-type="float" office:value="6000" calcext:value-type="float">
            <text:p>6000</text:p>
          </table:table-cell>
          <table:table-cell table:formula="of:=[.I4]/[.G4]" office:value-type="percentage" office:value="0" calcext:value-type="percentage">
            <text:p>0,00%</text:p>
          </table:table-cell>
          <table:table-cell table:formula="of:=SUM([.J4:.M4])" office:value-type="float" office:value="0" calcext:value-type="float">
            <text:p>0</text:p>
          </table:table-cell>
          <table:table-cell table:formula="of:=IF([.$G4]&lt;[.B$1];0;IF([.$G4]&lt;[.C$1];([.$G4]-[.B$1])*[.C$2];[.C$3]))" office:value-type="float" office:value="0" calcext:value-type="float">
            <text:p>0</text:p>
          </table:table-cell>
          <table:table-cell table:formula="of:=IF([.$G4]&lt;[.C$1];0;IF([.$G4]&lt;[.D$1];([.$G4]-[.C$1])*[.D$2];[.D$3]))" office:value-type="float" office:value="0" calcext:value-type="float">
            <text:p>0</text:p>
          </table:table-cell>
          <table:table-cell table:formula="of:=IF([.$G4]&lt;[.D$1];0;IF([.$G4]&lt;[.E$1];([.$G4]-[.D$1])*[.E$2];[.E$3]))" office:value-type="float" office:value="0" calcext:value-type="float">
            <text:p>0</text:p>
          </table:table-cell>
          <table:table-cell table:formula="of:=IF([.$G4]&lt;[.E$1];0;([.$G4]-[.E$1])*[.F$2])" office:value-type="float" office:value="0" calcext:value-type="float">
            <text:p>0</text:p>
          </table:table-cell>
          <table:table-cell table:formula="of:=[.I4]/[.G4]" office:value-type="percentage" office:value="0" calcext:value-type="percentage">
            <text:p>0,00%</text:p>
          </table:table-cell>
          <table:table-cell table:formula="of:=[.G4]-[.I4]" office:value-type="float" office:value="6000" calcext:value-type="float">
            <text:p>6000</text:p>
          </table:table-cell>
        </table:table-row>
        <table:table-row table:style-name="ro1">
          <table:table-cell table:number-columns-repeated="6"/>
          <table:table-cell office:value-type="float" office:value="8000" calcext:value-type="float">
            <text:p>8000</text:p>
          </table:table-cell>
          <table:table-cell table:formula="of:=[.I5]/[.G5]" office:value-type="percentage" office:value="0" calcext:value-type="percentage">
            <text:p>0,00%</text:p>
          </table:table-cell>
          <table:table-cell table:formula="of:=SUM([.J5:.M5])" office:value-type="float" office:value="0" calcext:value-type="float">
            <text:p>0</text:p>
          </table:table-cell>
          <table:table-cell table:formula="of:=IF([.$G5]&lt;[.B$1];0;IF([.$G5]&lt;[.C$1];([.$G5]-[.B$1])*[.C$2];[.C$3]))" office:value-type="float" office:value="0" calcext:value-type="float">
            <text:p>0</text:p>
          </table:table-cell>
          <table:table-cell table:formula="of:=IF([.$G5]&lt;[.C$1];0;IF([.$G5]&lt;[.D$1];([.$G5]-[.C$1])*[.D$2];[.D$3]))" office:value-type="float" office:value="0" calcext:value-type="float">
            <text:p>0</text:p>
          </table:table-cell>
          <table:table-cell table:formula="of:=IF([.$G5]&lt;[.D$1];0;IF([.$G5]&lt;[.E$1];([.$G5]-[.D$1])*[.E$2];[.E$3]))" office:value-type="float" office:value="0" calcext:value-type="float">
            <text:p>0</text:p>
          </table:table-cell>
          <table:table-cell table:formula="of:=IF([.$G5]&lt;[.E$1];0;([.$G5]-[.E$1])*[.F$2])" office:value-type="float" office:value="0" calcext:value-type="float">
            <text:p>0</text:p>
          </table:table-cell>
          <table:table-cell table:formula="of:=[.I5]/[.G5]" office:value-type="percentage" office:value="0" calcext:value-type="percentage">
            <text:p>0,00%</text:p>
          </table:table-cell>
          <table:table-cell table:formula="of:=[.G5]-[.I5]" office:value-type="float" office:value="8000" calcext:value-type="float">
            <text:p>8000</text:p>
          </table:table-cell>
        </table:table-row>
        <table:table-row table:style-name="ro1">
          <table:table-cell table:number-columns-repeated="6"/>
          <table:table-cell office:value-type="float" office:value="10000" calcext:value-type="float">
            <text:p>10000</text:p>
          </table:table-cell>
          <table:table-cell table:formula="of:=[.I6]/[.G6]" office:value-type="percentage" office:value="0" calcext:value-type="percentage">
            <text:p>0,00%</text:p>
          </table:table-cell>
          <table:table-cell table:formula="of:=SUM([.J6:.M6])" office:value-type="float" office:value="0" calcext:value-type="float">
            <text:p>0</text:p>
          </table:table-cell>
          <table:table-cell table:formula="of:=IF([.$G6]&lt;[.B$1];0;IF([.$G6]&lt;[.C$1];([.$G6]-[.B$1])*[.C$2];[.C$3]))" office:value-type="float" office:value="0" calcext:value-type="float">
            <text:p>0</text:p>
          </table:table-cell>
          <table:table-cell table:formula="of:=IF([.$G6]&lt;[.C$1];0;IF([.$G6]&lt;[.D$1];([.$G6]-[.C$1])*[.D$2];[.D$3]))" office:value-type="float" office:value="0" calcext:value-type="float">
            <text:p>0</text:p>
          </table:table-cell>
          <table:table-cell table:formula="of:=IF([.$G6]&lt;[.D$1];0;IF([.$G6]&lt;[.E$1];([.$G6]-[.D$1])*[.E$2];[.E$3]))" office:value-type="float" office:value="0" calcext:value-type="float">
            <text:p>0</text:p>
          </table:table-cell>
          <table:table-cell table:formula="of:=IF([.$G6]&lt;[.E$1];0;([.$G6]-[.E$1])*[.F$2])" office:value-type="float" office:value="0" calcext:value-type="float">
            <text:p>0</text:p>
          </table:table-cell>
          <table:table-cell table:formula="of:=[.I6]/[.G6]" office:value-type="percentage" office:value="0" calcext:value-type="percentage">
            <text:p>0,00%</text:p>
          </table:table-cell>
          <table:table-cell table:formula="of:=[.G6]-[.I6]" office:value-type="float" office:value="10000" calcext:value-type="float">
            <text:p>10000</text:p>
          </table:table-cell>
        </table:table-row>
        <table:table-row table:style-name="ro1">
          <table:table-cell table:number-columns-repeated="6"/>
          <table:table-cell office:value-type="float" office:value="12000" calcext:value-type="float">
            <text:p>12000</text:p>
          </table:table-cell>
          <table:table-cell table:formula="of:=[.I7]/[.G7]" office:value-type="percentage" office:value="0" calcext:value-type="percentage">
            <text:p>0,00%</text:p>
          </table:table-cell>
          <table:table-cell table:formula="of:=SUM([.J7:.M7])" office:value-type="float" office:value="0" calcext:value-type="float">
            <text:p>0</text:p>
          </table:table-cell>
          <table:table-cell table:formula="of:=IF([.$G7]&lt;[.B$1];0;IF([.$G7]&lt;[.C$1];([.$G7]-[.B$1])*[.C$2];[.C$3]))" office:value-type="float" office:value="0" calcext:value-type="float">
            <text:p>0</text:p>
          </table:table-cell>
          <table:table-cell table:formula="of:=IF([.$G7]&lt;[.C$1];0;IF([.$G7]&lt;[.D$1];([.$G7]-[.C$1])*[.D$2];[.D$3]))" office:value-type="float" office:value="0" calcext:value-type="float">
            <text:p>0</text:p>
          </table:table-cell>
          <table:table-cell table:formula="of:=IF([.$G7]&lt;[.D$1];0;IF([.$G7]&lt;[.E$1];([.$G7]-[.D$1])*[.E$2];[.E$3]))" office:value-type="float" office:value="0" calcext:value-type="float">
            <text:p>0</text:p>
          </table:table-cell>
          <table:table-cell table:formula="of:=IF([.$G7]&lt;[.E$1];0;([.$G7]-[.E$1])*[.F$2])" office:value-type="float" office:value="0" calcext:value-type="float">
            <text:p>0</text:p>
          </table:table-cell>
          <table:table-cell table:formula="of:=[.I7]/[.G7]" office:value-type="percentage" office:value="0" calcext:value-type="percentage">
            <text:p>0,00%</text:p>
          </table:table-cell>
          <table:table-cell table:formula="of:=[.G7]-[.I7]" office:value-type="float" office:value="12000" calcext:value-type="float">
            <text:p>12000</text:p>
          </table:table-cell>
        </table:table-row>
        <table:table-row table:style-name="ro1">
          <table:table-cell table:number-columns-repeated="6"/>
          <table:table-cell office:value-type="float" office:value="14000" calcext:value-type="float">
            <text:p>14000</text:p>
          </table:table-cell>
          <table:table-cell table:formula="of:=[.I8]/[.G8]" office:value-type="percentage" office:value="0" calcext:value-type="percentage">
            <text:p>0,00%</text:p>
          </table:table-cell>
          <table:table-cell table:formula="of:=SUM([.J8:.M8])" office:value-type="float" office:value="0" calcext:value-type="float">
            <text:p>0</text:p>
          </table:table-cell>
          <table:table-cell table:formula="of:=IF([.$G8]&lt;[.B$1];0;IF([.$G8]&lt;[.C$1];([.$G8]-[.B$1])*[.C$2];[.C$3]))" office:value-type="float" office:value="0" calcext:value-type="float">
            <text:p>0</text:p>
          </table:table-cell>
          <table:table-cell table:formula="of:=IF([.$G8]&lt;[.C$1];0;IF([.$G8]&lt;[.D$1];([.$G8]-[.C$1])*[.D$2];[.D$3]))" office:value-type="float" office:value="0" calcext:value-type="float">
            <text:p>0</text:p>
          </table:table-cell>
          <table:table-cell table:formula="of:=IF([.$G8]&lt;[.D$1];0;IF([.$G8]&lt;[.E$1];([.$G8]-[.D$1])*[.E$2];[.E$3]))" office:value-type="float" office:value="0" calcext:value-type="float">
            <text:p>0</text:p>
          </table:table-cell>
          <table:table-cell table:formula="of:=IF([.$G8]&lt;[.E$1];0;([.$G8]-[.E$1])*[.F$2])" office:value-type="float" office:value="0" calcext:value-type="float">
            <text:p>0</text:p>
          </table:table-cell>
          <table:table-cell table:formula="of:=[.I8]/[.G8]" office:value-type="percentage" office:value="0" calcext:value-type="percentage">
            <text:p>0,00%</text:p>
          </table:table-cell>
          <table:table-cell table:formula="of:=[.G8]-[.I8]" office:value-type="float" office:value="14000" calcext:value-type="float">
            <text:p>14000</text:p>
          </table:table-cell>
        </table:table-row>
        <table:table-row table:style-name="ro1">
          <table:table-cell table:number-columns-repeated="6"/>
          <table:table-cell office:value-type="float" office:value="16000" calcext:value-type="float">
            <text:p>16000</text:p>
          </table:table-cell>
          <table:table-cell table:formula="of:=[.I9]/[.G9]" office:value-type="percentage" office:value="0" calcext:value-type="percentage">
            <text:p>0,00%</text:p>
          </table:table-cell>
          <table:table-cell table:formula="of:=SUM([.J9:.M9])" office:value-type="float" office:value="0" calcext:value-type="float">
            <text:p>0</text:p>
          </table:table-cell>
          <table:table-cell table:formula="of:=IF([.$G9]&lt;[.B$1];0;IF([.$G9]&lt;[.C$1];([.$G9]-[.B$1])*[.C$2];[.C$3]))" office:value-type="float" office:value="0" calcext:value-type="float">
            <text:p>0</text:p>
          </table:table-cell>
          <table:table-cell table:formula="of:=IF([.$G9]&lt;[.C$1];0;IF([.$G9]&lt;[.D$1];([.$G9]-[.C$1])*[.D$2];[.D$3]))" office:value-type="float" office:value="0" calcext:value-type="float">
            <text:p>0</text:p>
          </table:table-cell>
          <table:table-cell table:formula="of:=IF([.$G9]&lt;[.D$1];0;IF([.$G9]&lt;[.E$1];([.$G9]-[.D$1])*[.E$2];[.E$3]))" office:value-type="float" office:value="0" calcext:value-type="float">
            <text:p>0</text:p>
          </table:table-cell>
          <table:table-cell table:formula="of:=IF([.$G9]&lt;[.E$1];0;([.$G9]-[.E$1])*[.F$2])" office:value-type="float" office:value="0" calcext:value-type="float">
            <text:p>0</text:p>
          </table:table-cell>
          <table:table-cell table:formula="of:=[.I9]/[.G9]" office:value-type="percentage" office:value="0" calcext:value-type="percentage">
            <text:p>0,00%</text:p>
          </table:table-cell>
          <table:table-cell table:formula="of:=[.G9]-[.I9]" office:value-type="float" office:value="16000" calcext:value-type="float">
            <text:p>16000</text:p>
          </table:table-cell>
        </table:table-row>
        <table:table-row table:style-name="ro1">
          <table:table-cell table:number-columns-repeated="6"/>
          <table:table-cell office:value-type="float" office:value="18000" calcext:value-type="float">
            <text:p>18000</text:p>
          </table:table-cell>
          <table:table-cell table:formula="of:=[.I10]/[.G10]" office:value-type="percentage" office:value="0" calcext:value-type="percentage">
            <text:p>0,00%</text:p>
          </table:table-cell>
          <table:table-cell table:formula="of:=SUM([.J10:.M10])" office:value-type="float" office:value="0" calcext:value-type="float">
            <text:p>0</text:p>
          </table:table-cell>
          <table:table-cell table:formula="of:=IF([.$G10]&lt;[.B$1];0;IF([.$G10]&lt;[.C$1];([.$G10]-[.B$1])*[.C$2];[.C$3]))" office:value-type="float" office:value="0" calcext:value-type="float">
            <text:p>0</text:p>
          </table:table-cell>
          <table:table-cell table:formula="of:=IF([.$G10]&lt;[.C$1];0;IF([.$G10]&lt;[.D$1];([.$G10]-[.C$1])*[.D$2];[.D$3]))" office:value-type="float" office:value="0" calcext:value-type="float">
            <text:p>0</text:p>
          </table:table-cell>
          <table:table-cell table:formula="of:=IF([.$G10]&lt;[.D$1];0;IF([.$G10]&lt;[.E$1];([.$G10]-[.D$1])*[.E$2];[.E$3]))" office:value-type="float" office:value="0" calcext:value-type="float">
            <text:p>0</text:p>
          </table:table-cell>
          <table:table-cell table:formula="of:=IF([.$G10]&lt;[.E$1];0;([.$G10]-[.E$1])*[.F$2])" office:value-type="float" office:value="0" calcext:value-type="float">
            <text:p>0</text:p>
          </table:table-cell>
          <table:table-cell table:formula="of:=[.I10]/[.G10]" office:value-type="percentage" office:value="0" calcext:value-type="percentage">
            <text:p>0,00%</text:p>
          </table:table-cell>
          <table:table-cell table:formula="of:=[.G10]-[.I10]" office:value-type="float" office:value="18000" calcext:value-type="float">
            <text:p>18000</text:p>
          </table:table-cell>
        </table:table-row>
        <table:table-row table:style-name="ro1">
          <table:table-cell table:number-columns-repeated="6"/>
          <table:table-cell office:value-type="float" office:value="20000" calcext:value-type="float">
            <text:p>20000</text:p>
          </table:table-cell>
          <table:table-cell table:formula="of:=[.I11]/[.G11]" office:value-type="percentage" office:value="0" calcext:value-type="percentage">
            <text:p>0,00%</text:p>
          </table:table-cell>
          <table:table-cell table:formula="of:=SUM([.J11:.M11])" office:value-type="float" office:value="0" calcext:value-type="float">
            <text:p>0</text:p>
          </table:table-cell>
          <table:table-cell table:formula="of:=IF([.$G11]&lt;[.B$1];0;IF([.$G11]&lt;[.C$1];([.$G11]-[.B$1])*[.C$2];[.C$3]))" office:value-type="float" office:value="0" calcext:value-type="float">
            <text:p>0</text:p>
          </table:table-cell>
          <table:table-cell table:formula="of:=IF([.$G11]&lt;[.C$1];0;IF([.$G11]&lt;[.D$1];([.$G11]-[.C$1])*[.D$2];[.D$3]))" office:value-type="float" office:value="0" calcext:value-type="float">
            <text:p>0</text:p>
          </table:table-cell>
          <table:table-cell table:formula="of:=IF([.$G11]&lt;[.D$1];0;IF([.$G11]&lt;[.E$1];([.$G11]-[.D$1])*[.E$2];[.E$3]))" office:value-type="float" office:value="0" calcext:value-type="float">
            <text:p>0</text:p>
          </table:table-cell>
          <table:table-cell table:formula="of:=IF([.$G11]&lt;[.E$1];0;([.$G11]-[.E$1])*[.F$2])" office:value-type="float" office:value="0" calcext:value-type="float">
            <text:p>0</text:p>
          </table:table-cell>
          <table:table-cell table:formula="of:=[.I11]/[.G11]" office:value-type="percentage" office:value="0" calcext:value-type="percentage">
            <text:p>0,00%</text:p>
          </table:table-cell>
          <table:table-cell table:formula="of:=[.G11]-[.I11]" office:value-type="float" office:value="20000" calcext:value-type="float">
            <text:p>20000</text:p>
          </table:table-cell>
        </table:table-row>
        <table:table-row table:style-name="ro1">
          <table:table-cell table:number-columns-repeated="6"/>
          <table:table-cell office:value-type="float" office:value="22000" calcext:value-type="float">
            <text:p>22000</text:p>
          </table:table-cell>
          <table:table-cell table:formula="of:=[.I12]/[.G12]" office:value-type="percentage" office:value="0" calcext:value-type="percentage">
            <text:p>0,00%</text:p>
          </table:table-cell>
          <table:table-cell table:formula="of:=SUM([.J12:.M12])" office:value-type="float" office:value="0" calcext:value-type="float">
            <text:p>0</text:p>
          </table:table-cell>
          <table:table-cell table:formula="of:=IF([.$G12]&lt;[.B$1];0;IF([.$G12]&lt;[.C$1];([.$G12]-[.B$1])*[.C$2];[.C$3]))" office:value-type="float" office:value="0" calcext:value-type="float">
            <text:p>0</text:p>
          </table:table-cell>
          <table:table-cell table:formula="of:=IF([.$G12]&lt;[.C$1];0;IF([.$G12]&lt;[.D$1];([.$G12]-[.C$1])*[.D$2];[.D$3]))" office:value-type="float" office:value="0" calcext:value-type="float">
            <text:p>0</text:p>
          </table:table-cell>
          <table:table-cell table:formula="of:=IF([.$G12]&lt;[.D$1];0;IF([.$G12]&lt;[.E$1];([.$G12]-[.D$1])*[.E$2];[.E$3]))" office:value-type="float" office:value="0" calcext:value-type="float">
            <text:p>0</text:p>
          </table:table-cell>
          <table:table-cell table:formula="of:=IF([.$G12]&lt;[.E$1];0;([.$G12]-[.E$1])*[.F$2])" office:value-type="float" office:value="0" calcext:value-type="float">
            <text:p>0</text:p>
          </table:table-cell>
          <table:table-cell table:formula="of:=[.I12]/[.G12]" office:value-type="percentage" office:value="0" calcext:value-type="percentage">
            <text:p>0,00%</text:p>
          </table:table-cell>
          <table:table-cell table:formula="of:=[.G12]-[.I12]" office:value-type="float" office:value="22000" calcext:value-type="float">
            <text:p>22000</text:p>
          </table:table-cell>
        </table:table-row>
        <table:table-row table:style-name="ro1">
          <table:table-cell table:number-columns-repeated="6"/>
          <table:table-cell office:value-type="float" office:value="24000" calcext:value-type="float">
            <text:p>24000</text:p>
          </table:table-cell>
          <table:table-cell table:formula="of:=[.I13]/[.G13]" office:value-type="percentage" office:value="0" calcext:value-type="percentage">
            <text:p>0,00%</text:p>
          </table:table-cell>
          <table:table-cell table:formula="of:=SUM([.J13:.M13])" office:value-type="float" office:value="0" calcext:value-type="float">
            <text:p>0</text:p>
          </table:table-cell>
          <table:table-cell table:formula="of:=IF([.$G13]&lt;[.B$1];0;IF([.$G13]&lt;[.C$1];([.$G13]-[.B$1])*[.C$2];[.C$3]))" office:value-type="float" office:value="0" calcext:value-type="float">
            <text:p>0</text:p>
          </table:table-cell>
          <table:table-cell table:formula="of:=IF([.$G13]&lt;[.C$1];0;IF([.$G13]&lt;[.D$1];([.$G13]-[.C$1])*[.D$2];[.D$3]))" office:value-type="float" office:value="0" calcext:value-type="float">
            <text:p>0</text:p>
          </table:table-cell>
          <table:table-cell table:formula="of:=IF([.$G13]&lt;[.D$1];0;IF([.$G13]&lt;[.E$1];([.$G13]-[.D$1])*[.E$2];[.E$3]))" office:value-type="float" office:value="0" calcext:value-type="float">
            <text:p>0</text:p>
          </table:table-cell>
          <table:table-cell table:formula="of:=IF([.$G13]&lt;[.E$1];0;([.$G13]-[.E$1])*[.F$2])" office:value-type="float" office:value="0" calcext:value-type="float">
            <text:p>0</text:p>
          </table:table-cell>
          <table:table-cell table:formula="of:=[.I13]/[.G13]" office:value-type="percentage" office:value="0" calcext:value-type="percentage">
            <text:p>0,00%</text:p>
          </table:table-cell>
          <table:table-cell table:formula="of:=[.G13]-[.I13]" office:value-type="float" office:value="24000" calcext:value-type="float">
            <text:p>24000</text:p>
          </table:table-cell>
        </table:table-row>
        <table:table-row table:style-name="ro1">
          <table:table-cell table:number-columns-repeated="6"/>
          <table:table-cell office:value-type="float" office:value="26000" calcext:value-type="float">
            <text:p>26000</text:p>
          </table:table-cell>
          <table:table-cell table:formula="of:=[.I14]/[.G14]" office:value-type="percentage" office:value="0" calcext:value-type="percentage">
            <text:p>0,00%</text:p>
          </table:table-cell>
          <table:table-cell table:formula="of:=SUM([.J14:.M14])" office:value-type="float" office:value="0" calcext:value-type="float">
            <text:p>0</text:p>
          </table:table-cell>
          <table:table-cell table:formula="of:=IF([.$G14]&lt;[.B$1];0;IF([.$G14]&lt;[.C$1];([.$G14]-[.B$1])*[.C$2];[.C$3]))" office:value-type="float" office:value="0" calcext:value-type="float">
            <text:p>0</text:p>
          </table:table-cell>
          <table:table-cell table:formula="of:=IF([.$G14]&lt;[.C$1];0;IF([.$G14]&lt;[.D$1];([.$G14]-[.C$1])*[.D$2];[.D$3]))" office:value-type="float" office:value="0" calcext:value-type="float">
            <text:p>0</text:p>
          </table:table-cell>
          <table:table-cell table:formula="of:=IF([.$G14]&lt;[.D$1];0;IF([.$G14]&lt;[.E$1];([.$G14]-[.D$1])*[.E$2];[.E$3]))" office:value-type="float" office:value="0" calcext:value-type="float">
            <text:p>0</text:p>
          </table:table-cell>
          <table:table-cell table:formula="of:=IF([.$G14]&lt;[.E$1];0;([.$G14]-[.E$1])*[.F$2])" office:value-type="float" office:value="0" calcext:value-type="float">
            <text:p>0</text:p>
          </table:table-cell>
          <table:table-cell table:formula="of:=[.I14]/[.G14]" office:value-type="percentage" office:value="0" calcext:value-type="percentage">
            <text:p>0,00%</text:p>
          </table:table-cell>
          <table:table-cell table:formula="of:=[.G14]-[.I14]" office:value-type="float" office:value="26000" calcext:value-type="float">
            <text:p>26000</text:p>
          </table:table-cell>
        </table:table-row>
        <table:table-row table:style-name="ro1">
          <table:table-cell table:number-columns-repeated="6"/>
          <table:table-cell office:value-type="float" office:value="28000" calcext:value-type="float">
            <text:p>28000</text:p>
          </table:table-cell>
          <table:table-cell table:formula="of:=[.I15]/[.G15]" office:value-type="percentage" office:value="0" calcext:value-type="percentage">
            <text:p>0,00%</text:p>
          </table:table-cell>
          <table:table-cell table:formula="of:=SUM([.J15:.M15])" office:value-type="float" office:value="0" calcext:value-type="float">
            <text:p>0</text:p>
          </table:table-cell>
          <table:table-cell table:formula="of:=IF([.$G15]&lt;[.B$1];0;IF([.$G15]&lt;[.C$1];([.$G15]-[.B$1])*[.C$2];[.C$3]))" office:value-type="float" office:value="0" calcext:value-type="float">
            <text:p>0</text:p>
          </table:table-cell>
          <table:table-cell table:formula="of:=IF([.$G15]&lt;[.C$1];0;IF([.$G15]&lt;[.D$1];([.$G15]-[.C$1])*[.D$2];[.D$3]))" office:value-type="float" office:value="0" calcext:value-type="float">
            <text:p>0</text:p>
          </table:table-cell>
          <table:table-cell table:formula="of:=IF([.$G15]&lt;[.D$1];0;IF([.$G15]&lt;[.E$1];([.$G15]-[.D$1])*[.E$2];[.E$3]))" office:value-type="float" office:value="0" calcext:value-type="float">
            <text:p>0</text:p>
          </table:table-cell>
          <table:table-cell table:formula="of:=IF([.$G15]&lt;[.E$1];0;([.$G15]-[.E$1])*[.F$2])" office:value-type="float" office:value="0" calcext:value-type="float">
            <text:p>0</text:p>
          </table:table-cell>
          <table:table-cell table:formula="of:=[.I15]/[.G15]" office:value-type="percentage" office:value="0" calcext:value-type="percentage">
            <text:p>0,00%</text:p>
          </table:table-cell>
          <table:table-cell table:formula="of:=[.G15]-[.I15]" office:value-type="float" office:value="28000" calcext:value-type="float">
            <text:p>28000</text:p>
          </table:table-cell>
        </table:table-row>
        <table:table-row table:style-name="ro1">
          <table:table-cell table:number-columns-repeated="6"/>
          <table:table-cell office:value-type="float" office:value="30000" calcext:value-type="float">
            <text:p>30000</text:p>
          </table:table-cell>
          <table:table-cell table:formula="of:=[.I16]/[.G16]" office:value-type="percentage" office:value="0" calcext:value-type="percentage">
            <text:p>0,00%</text:p>
          </table:table-cell>
          <table:table-cell table:formula="of:=SUM([.J16:.M16])" office:value-type="float" office:value="0" calcext:value-type="float">
            <text:p>0</text:p>
          </table:table-cell>
          <table:table-cell table:formula="of:=IF([.$G16]&lt;[.B$1];0;IF([.$G16]&lt;[.C$1];([.$G16]-[.B$1])*[.C$2];[.C$3]))" office:value-type="float" office:value="0" calcext:value-type="float">
            <text:p>0</text:p>
          </table:table-cell>
          <table:table-cell table:formula="of:=IF([.$G16]&lt;[.C$1];0;IF([.$G16]&lt;[.D$1];([.$G16]-[.C$1])*[.D$2];[.D$3]))" office:value-type="float" office:value="0" calcext:value-type="float">
            <text:p>0</text:p>
          </table:table-cell>
          <table:table-cell table:formula="of:=IF([.$G16]&lt;[.D$1];0;IF([.$G16]&lt;[.E$1];([.$G16]-[.D$1])*[.E$2];[.E$3]))" office:value-type="float" office:value="0" calcext:value-type="float">
            <text:p>0</text:p>
          </table:table-cell>
          <table:table-cell table:formula="of:=IF([.$G16]&lt;[.E$1];0;([.$G16]-[.E$1])*[.F$2])" office:value-type="float" office:value="0" calcext:value-type="float">
            <text:p>0</text:p>
          </table:table-cell>
          <table:table-cell table:formula="of:=[.I16]/[.G16]" office:value-type="percentage" office:value="0" calcext:value-type="percentage">
            <text:p>0,00%</text:p>
          </table:table-cell>
          <table:table-cell table:formula="of:=[.G16]-[.I16]" office:value-type="float" office:value="30000" calcext:value-type="float">
            <text:p>30000</text:p>
          </table:table-cell>
        </table:table-row>
        <table:table-row table:style-name="ro1">
          <table:table-cell table:number-columns-repeated="6"/>
          <table:table-cell office:value-type="float" office:value="32000" calcext:value-type="float">
            <text:p>32000</text:p>
          </table:table-cell>
          <table:table-cell table:formula="of:=[.I17]/[.G17]" office:value-type="percentage" office:value="0.01875" calcext:value-type="percentage">
            <text:p>1,88%</text:p>
          </table:table-cell>
          <table:table-cell table:formula="of:=SUM([.J17:.M17])" office:value-type="float" office:value="600" calcext:value-type="float">
            <text:p>600</text:p>
          </table:table-cell>
          <table:table-cell table:formula="of:=IF([.$G17]&lt;[.B$1];0;IF([.$G17]&lt;[.C$1];([.$G17]-[.B$1])*[.C$2];[.C$3]))" office:value-type="float" office:value="0" calcext:value-type="float">
            <text:p>0</text:p>
          </table:table-cell>
          <table:table-cell table:formula="of:=IF([.$G17]&lt;[.C$1];0;IF([.$G17]&lt;[.D$1];([.$G17]-[.C$1])*[.D$2];[.D$3]))" office:value-type="float" office:value="600" calcext:value-type="float">
            <text:p>600</text:p>
          </table:table-cell>
          <table:table-cell table:formula="of:=IF([.$G17]&lt;[.D$1];0;IF([.$G17]&lt;[.E$1];([.$G17]-[.D$1])*[.E$2];[.E$3]))" office:value-type="float" office:value="0" calcext:value-type="float">
            <text:p>0</text:p>
          </table:table-cell>
          <table:table-cell table:formula="of:=IF([.$G17]&lt;[.E$1];0;([.$G17]-[.E$1])*[.F$2])" office:value-type="float" office:value="0" calcext:value-type="float">
            <text:p>0</text:p>
          </table:table-cell>
          <table:table-cell table:formula="of:=[.I17]/[.G17]" office:value-type="percentage" office:value="0.01875" calcext:value-type="percentage">
            <text:p>1,88%</text:p>
          </table:table-cell>
          <table:table-cell table:formula="of:=[.G17]-[.I17]" office:value-type="float" office:value="31400" calcext:value-type="float">
            <text:p>31400</text:p>
          </table:table-cell>
        </table:table-row>
        <table:table-row table:style-name="ro1">
          <table:table-cell table:number-columns-repeated="6"/>
          <table:table-cell office:value-type="float" office:value="34000" calcext:value-type="float">
            <text:p>34000</text:p>
          </table:table-cell>
          <table:table-cell table:formula="of:=[.I18]/[.G18]" office:value-type="percentage" office:value="0.0352941176470588" calcext:value-type="percentage">
            <text:p>3,53%</text:p>
          </table:table-cell>
          <table:table-cell table:formula="of:=SUM([.J18:.M18])" office:value-type="float" office:value="1200" calcext:value-type="float">
            <text:p>1200</text:p>
          </table:table-cell>
          <table:table-cell table:formula="of:=IF([.$G18]&lt;[.B$1];0;IF([.$G18]&lt;[.C$1];([.$G18]-[.B$1])*[.C$2];[.C$3]))" office:value-type="float" office:value="0" calcext:value-type="float">
            <text:p>0</text:p>
          </table:table-cell>
          <table:table-cell table:formula="of:=IF([.$G18]&lt;[.C$1];0;IF([.$G18]&lt;[.D$1];([.$G18]-[.C$1])*[.D$2];[.D$3]))" office:value-type="float" office:value="1200" calcext:value-type="float">
            <text:p>1200</text:p>
          </table:table-cell>
          <table:table-cell table:formula="of:=IF([.$G18]&lt;[.D$1];0;IF([.$G18]&lt;[.E$1];([.$G18]-[.D$1])*[.E$2];[.E$3]))" office:value-type="float" office:value="0" calcext:value-type="float">
            <text:p>0</text:p>
          </table:table-cell>
          <table:table-cell table:formula="of:=IF([.$G18]&lt;[.E$1];0;([.$G18]-[.E$1])*[.F$2])" office:value-type="float" office:value="0" calcext:value-type="float">
            <text:p>0</text:p>
          </table:table-cell>
          <table:table-cell table:formula="of:=[.I18]/[.G18]" office:value-type="percentage" office:value="0.0352941176470588" calcext:value-type="percentage">
            <text:p>3,53%</text:p>
          </table:table-cell>
          <table:table-cell table:formula="of:=[.G18]-[.I18]" office:value-type="float" office:value="32800" calcext:value-type="float">
            <text:p>32800</text:p>
          </table:table-cell>
        </table:table-row>
        <table:table-row table:style-name="ro1">
          <table:table-cell table:number-columns-repeated="6"/>
          <table:table-cell office:value-type="float" office:value="36000" calcext:value-type="float">
            <text:p>36000</text:p>
          </table:table-cell>
          <table:table-cell table:formula="of:=[.I19]/[.G19]" office:value-type="percentage" office:value="0.05" calcext:value-type="percentage">
            <text:p>5,00%</text:p>
          </table:table-cell>
          <table:table-cell table:formula="of:=SUM([.J19:.M19])" office:value-type="float" office:value="1800" calcext:value-type="float">
            <text:p>1800</text:p>
          </table:table-cell>
          <table:table-cell table:formula="of:=IF([.$G19]&lt;[.B$1];0;IF([.$G19]&lt;[.C$1];([.$G19]-[.B$1])*[.C$2];[.C$3]))" office:value-type="float" office:value="0" calcext:value-type="float">
            <text:p>0</text:p>
          </table:table-cell>
          <table:table-cell table:formula="of:=IF([.$G19]&lt;[.C$1];0;IF([.$G19]&lt;[.D$1];([.$G19]-[.C$1])*[.D$2];[.D$3]))" office:value-type="float" office:value="1800" calcext:value-type="float">
            <text:p>1800</text:p>
          </table:table-cell>
          <table:table-cell table:formula="of:=IF([.$G19]&lt;[.D$1];0;IF([.$G19]&lt;[.E$1];([.$G19]-[.D$1])*[.E$2];[.E$3]))" office:value-type="float" office:value="0" calcext:value-type="float">
            <text:p>0</text:p>
          </table:table-cell>
          <table:table-cell table:formula="of:=IF([.$G19]&lt;[.E$1];0;([.$G19]-[.E$1])*[.F$2])" office:value-type="float" office:value="0" calcext:value-type="float">
            <text:p>0</text:p>
          </table:table-cell>
          <table:table-cell table:formula="of:=[.I19]/[.G19]" office:value-type="percentage" office:value="0.05" calcext:value-type="percentage">
            <text:p>5,00%</text:p>
          </table:table-cell>
          <table:table-cell table:formula="of:=[.G19]-[.I19]" office:value-type="float" office:value="34200" calcext:value-type="float">
            <text:p>34200</text:p>
          </table:table-cell>
        </table:table-row>
        <table:table-row table:style-name="ro1">
          <table:table-cell table:number-columns-repeated="6"/>
          <table:table-cell office:value-type="float" office:value="38000" calcext:value-type="float">
            <text:p>38000</text:p>
          </table:table-cell>
          <table:table-cell table:formula="of:=[.I20]/[.G20]" office:value-type="percentage" office:value="0.0631578947368421" calcext:value-type="percentage">
            <text:p>6,32%</text:p>
          </table:table-cell>
          <table:table-cell table:formula="of:=SUM([.J20:.M20])" office:value-type="float" office:value="2400" calcext:value-type="float">
            <text:p>2400</text:p>
          </table:table-cell>
          <table:table-cell table:formula="of:=IF([.$G20]&lt;[.B$1];0;IF([.$G20]&lt;[.C$1];([.$G20]-[.B$1])*[.C$2];[.C$3]))" office:value-type="float" office:value="0" calcext:value-type="float">
            <text:p>0</text:p>
          </table:table-cell>
          <table:table-cell table:formula="of:=IF([.$G20]&lt;[.C$1];0;IF([.$G20]&lt;[.D$1];([.$G20]-[.C$1])*[.D$2];[.D$3]))" office:value-type="float" office:value="2400" calcext:value-type="float">
            <text:p>2400</text:p>
          </table:table-cell>
          <table:table-cell table:formula="of:=IF([.$G20]&lt;[.D$1];0;IF([.$G20]&lt;[.E$1];([.$G20]-[.D$1])*[.E$2];[.E$3]))" office:value-type="float" office:value="0" calcext:value-type="float">
            <text:p>0</text:p>
          </table:table-cell>
          <table:table-cell table:formula="of:=IF([.$G20]&lt;[.E$1];0;([.$G20]-[.E$1])*[.F$2])" office:value-type="float" office:value="0" calcext:value-type="float">
            <text:p>0</text:p>
          </table:table-cell>
          <table:table-cell table:formula="of:=[.I20]/[.G20]" office:value-type="percentage" office:value="0.0631578947368421" calcext:value-type="percentage">
            <text:p>6,32%</text:p>
          </table:table-cell>
          <table:table-cell table:formula="of:=[.G20]-[.I20]" office:value-type="float" office:value="35600" calcext:value-type="float">
            <text:p>35600</text:p>
          </table:table-cell>
        </table:table-row>
        <table:table-row table:style-name="ro1">
          <table:table-cell table:number-columns-repeated="6"/>
          <table:table-cell office:value-type="float" office:value="40000" calcext:value-type="float">
            <text:p>40000</text:p>
          </table:table-cell>
          <table:table-cell table:formula="of:=[.I21]/[.G21]" office:value-type="percentage" office:value="0.075" calcext:value-type="percentage">
            <text:p>7,50%</text:p>
          </table:table-cell>
          <table:table-cell table:formula="of:=SUM([.J21:.M21])" office:value-type="float" office:value="3000" calcext:value-type="float">
            <text:p>3000</text:p>
          </table:table-cell>
          <table:table-cell table:formula="of:=IF([.$G21]&lt;[.B$1];0;IF([.$G21]&lt;[.C$1];([.$G21]-[.B$1])*[.C$2];[.C$3]))" office:value-type="float" office:value="0" calcext:value-type="float">
            <text:p>0</text:p>
          </table:table-cell>
          <table:table-cell table:formula="of:=IF([.$G21]&lt;[.C$1];0;IF([.$G21]&lt;[.D$1];([.$G21]-[.C$1])*[.D$2];[.D$3]))" office:value-type="float" office:value="3000" calcext:value-type="float">
            <text:p>3000</text:p>
          </table:table-cell>
          <table:table-cell table:formula="of:=IF([.$G21]&lt;[.D$1];0;IF([.$G21]&lt;[.E$1];([.$G21]-[.D$1])*[.E$2];[.E$3]))" office:value-type="float" office:value="0" calcext:value-type="float">
            <text:p>0</text:p>
          </table:table-cell>
          <table:table-cell table:formula="of:=IF([.$G21]&lt;[.E$1];0;([.$G21]-[.E$1])*[.F$2])" office:value-type="float" office:value="0" calcext:value-type="float">
            <text:p>0</text:p>
          </table:table-cell>
          <table:table-cell table:formula="of:=[.I21]/[.G21]" office:value-type="percentage" office:value="0.075" calcext:value-type="percentage">
            <text:p>7,50%</text:p>
          </table:table-cell>
          <table:table-cell table:formula="of:=[.G21]-[.I21]" office:value-type="float" office:value="37000" calcext:value-type="float">
            <text:p>37000</text:p>
          </table:table-cell>
        </table:table-row>
        <table:table-row table:style-name="ro1">
          <table:table-cell table:number-columns-repeated="6"/>
          <table:table-cell office:value-type="float" office:value="42000" calcext:value-type="float">
            <text:p>42000</text:p>
          </table:table-cell>
          <table:table-cell table:formula="of:=[.I22]/[.G22]" office:value-type="percentage" office:value="0.0857142857142857" calcext:value-type="percentage">
            <text:p>8,57%</text:p>
          </table:table-cell>
          <table:table-cell table:formula="of:=SUM([.J22:.M22])" office:value-type="float" office:value="3600" calcext:value-type="float">
            <text:p>3600</text:p>
          </table:table-cell>
          <table:table-cell table:formula="of:=IF([.$G22]&lt;[.B$1];0;IF([.$G22]&lt;[.C$1];([.$G22]-[.B$1])*[.C$2];[.C$3]))" office:value-type="float" office:value="0" calcext:value-type="float">
            <text:p>0</text:p>
          </table:table-cell>
          <table:table-cell table:formula="of:=IF([.$G22]&lt;[.C$1];0;IF([.$G22]&lt;[.D$1];([.$G22]-[.C$1])*[.D$2];[.D$3]))" office:value-type="float" office:value="3600" calcext:value-type="float">
            <text:p>3600</text:p>
          </table:table-cell>
          <table:table-cell table:formula="of:=IF([.$G22]&lt;[.D$1];0;IF([.$G22]&lt;[.E$1];([.$G22]-[.D$1])*[.E$2];[.E$3]))" office:value-type="float" office:value="0" calcext:value-type="float">
            <text:p>0</text:p>
          </table:table-cell>
          <table:table-cell table:formula="of:=IF([.$G22]&lt;[.E$1];0;([.$G22]-[.E$1])*[.F$2])" office:value-type="float" office:value="0" calcext:value-type="float">
            <text:p>0</text:p>
          </table:table-cell>
          <table:table-cell table:formula="of:=[.I22]/[.G22]" office:value-type="percentage" office:value="0.0857142857142857" calcext:value-type="percentage">
            <text:p>8,57%</text:p>
          </table:table-cell>
          <table:table-cell table:formula="of:=[.G22]-[.I22]" office:value-type="float" office:value="38400" calcext:value-type="float">
            <text:p>38400</text:p>
          </table:table-cell>
        </table:table-row>
        <table:table-row table:style-name="ro1">
          <table:table-cell table:number-columns-repeated="6"/>
          <table:table-cell office:value-type="float" office:value="44000" calcext:value-type="float">
            <text:p>44000</text:p>
          </table:table-cell>
          <table:table-cell table:formula="of:=[.I23]/[.G23]" office:value-type="percentage" office:value="0.0954545454545455" calcext:value-type="percentage">
            <text:p>9,55%</text:p>
          </table:table-cell>
          <table:table-cell table:formula="of:=SUM([.J23:.M23])" office:value-type="float" office:value="4200" calcext:value-type="float">
            <text:p>4200</text:p>
          </table:table-cell>
          <table:table-cell table:formula="of:=IF([.$G23]&lt;[.B$1];0;IF([.$G23]&lt;[.C$1];([.$G23]-[.B$1])*[.C$2];[.C$3]))" office:value-type="float" office:value="0" calcext:value-type="float">
            <text:p>0</text:p>
          </table:table-cell>
          <table:table-cell table:formula="of:=IF([.$G23]&lt;[.C$1];0;IF([.$G23]&lt;[.D$1];([.$G23]-[.C$1])*[.D$2];[.D$3]))" office:value-type="float" office:value="4200" calcext:value-type="float">
            <text:p>4200</text:p>
          </table:table-cell>
          <table:table-cell table:formula="of:=IF([.$G23]&lt;[.D$1];0;IF([.$G23]&lt;[.E$1];([.$G23]-[.D$1])*[.E$2];[.E$3]))" office:value-type="float" office:value="0" calcext:value-type="float">
            <text:p>0</text:p>
          </table:table-cell>
          <table:table-cell table:formula="of:=IF([.$G23]&lt;[.E$1];0;([.$G23]-[.E$1])*[.F$2])" office:value-type="float" office:value="0" calcext:value-type="float">
            <text:p>0</text:p>
          </table:table-cell>
          <table:table-cell table:formula="of:=[.I23]/[.G23]" office:value-type="percentage" office:value="0.0954545454545455" calcext:value-type="percentage">
            <text:p>9,55%</text:p>
          </table:table-cell>
          <table:table-cell table:formula="of:=[.G23]-[.I23]" office:value-type="float" office:value="39800" calcext:value-type="float">
            <text:p>39800</text:p>
          </table:table-cell>
        </table:table-row>
        <table:table-row table:style-name="ro1">
          <table:table-cell table:number-columns-repeated="6"/>
          <table:table-cell office:value-type="float" office:value="46000" calcext:value-type="float">
            <text:p>46000</text:p>
          </table:table-cell>
          <table:table-cell table:formula="of:=[.I24]/[.G24]" office:value-type="percentage" office:value="0.104347826086957" calcext:value-type="percentage">
            <text:p>10,43%</text:p>
          </table:table-cell>
          <table:table-cell table:formula="of:=SUM([.J24:.M24])" office:value-type="float" office:value="4800" calcext:value-type="float">
            <text:p>4800</text:p>
          </table:table-cell>
          <table:table-cell table:formula="of:=IF([.$G24]&lt;[.B$1];0;IF([.$G24]&lt;[.C$1];([.$G24]-[.B$1])*[.C$2];[.C$3]))" office:value-type="float" office:value="0" calcext:value-type="float">
            <text:p>0</text:p>
          </table:table-cell>
          <table:table-cell table:formula="of:=IF([.$G24]&lt;[.C$1];0;IF([.$G24]&lt;[.D$1];([.$G24]-[.C$1])*[.D$2];[.D$3]))" office:value-type="float" office:value="4800" calcext:value-type="float">
            <text:p>4800</text:p>
          </table:table-cell>
          <table:table-cell table:formula="of:=IF([.$G24]&lt;[.D$1];0;IF([.$G24]&lt;[.E$1];([.$G24]-[.D$1])*[.E$2];[.E$3]))" office:value-type="float" office:value="0" calcext:value-type="float">
            <text:p>0</text:p>
          </table:table-cell>
          <table:table-cell table:formula="of:=IF([.$G24]&lt;[.E$1];0;([.$G24]-[.E$1])*[.F$2])" office:value-type="float" office:value="0" calcext:value-type="float">
            <text:p>0</text:p>
          </table:table-cell>
          <table:table-cell table:formula="of:=[.I24]/[.G24]" office:value-type="percentage" office:value="0.104347826086957" calcext:value-type="percentage">
            <text:p>10,43%</text:p>
          </table:table-cell>
          <table:table-cell table:formula="of:=[.G24]-[.I24]" office:value-type="float" office:value="41200" calcext:value-type="float">
            <text:p>41200</text:p>
          </table:table-cell>
        </table:table-row>
        <table:table-row table:style-name="ro1">
          <table:table-cell table:number-columns-repeated="6"/>
          <table:table-cell office:value-type="float" office:value="48000" calcext:value-type="float">
            <text:p>48000</text:p>
          </table:table-cell>
          <table:table-cell table:formula="of:=[.I25]/[.G25]" office:value-type="percentage" office:value="0.1125" calcext:value-type="percentage">
            <text:p>11,25%</text:p>
          </table:table-cell>
          <table:table-cell table:formula="of:=SUM([.J25:.M25])" office:value-type="float" office:value="5400" calcext:value-type="float">
            <text:p>5400</text:p>
          </table:table-cell>
          <table:table-cell table:formula="of:=IF([.$G25]&lt;[.B$1];0;IF([.$G25]&lt;[.C$1];([.$G25]-[.B$1])*[.C$2];[.C$3]))" office:value-type="float" office:value="0" calcext:value-type="float">
            <text:p>0</text:p>
          </table:table-cell>
          <table:table-cell table:formula="of:=IF([.$G25]&lt;[.C$1];0;IF([.$G25]&lt;[.D$1];([.$G25]-[.C$1])*[.D$2];[.D$3]))" office:value-type="float" office:value="5400" calcext:value-type="float">
            <text:p>5400</text:p>
          </table:table-cell>
          <table:table-cell table:formula="of:=IF([.$G25]&lt;[.D$1];0;IF([.$G25]&lt;[.E$1];([.$G25]-[.D$1])*[.E$2];[.E$3]))" office:value-type="float" office:value="0" calcext:value-type="float">
            <text:p>0</text:p>
          </table:table-cell>
          <table:table-cell table:formula="of:=IF([.$G25]&lt;[.E$1];0;([.$G25]-[.E$1])*[.F$2])" office:value-type="float" office:value="0" calcext:value-type="float">
            <text:p>0</text:p>
          </table:table-cell>
          <table:table-cell table:formula="of:=[.I25]/[.G25]" office:value-type="percentage" office:value="0.1125" calcext:value-type="percentage">
            <text:p>11,25%</text:p>
          </table:table-cell>
          <table:table-cell table:formula="of:=[.G25]-[.I25]" office:value-type="float" office:value="42600" calcext:value-type="float">
            <text:p>42600</text:p>
          </table:table-cell>
        </table:table-row>
        <table:table-row table:style-name="ro1">
          <table:table-cell table:number-columns-repeated="6"/>
          <table:table-cell office:value-type="float" office:value="50000" calcext:value-type="float">
            <text:p>50000</text:p>
          </table:table-cell>
          <table:table-cell table:formula="of:=[.I26]/[.G26]" office:value-type="percentage" office:value="0.12" calcext:value-type="percentage">
            <text:p>12,00%</text:p>
          </table:table-cell>
          <table:table-cell table:formula="of:=SUM([.J26:.M26])" office:value-type="float" office:value="6000" calcext:value-type="float">
            <text:p>6000</text:p>
          </table:table-cell>
          <table:table-cell table:formula="of:=IF([.$G26]&lt;[.B$1];0;IF([.$G26]&lt;[.C$1];([.$G26]-[.B$1])*[.C$2];[.C$3]))" office:value-type="float" office:value="0" calcext:value-type="float">
            <text:p>0</text:p>
          </table:table-cell>
          <table:table-cell table:formula="of:=IF([.$G26]&lt;[.C$1];0;IF([.$G26]&lt;[.D$1];([.$G26]-[.C$1])*[.D$2];[.D$3]))" office:value-type="float" office:value="6000" calcext:value-type="float">
            <text:p>6000</text:p>
          </table:table-cell>
          <table:table-cell table:formula="of:=IF([.$G26]&lt;[.D$1];0;IF([.$G26]&lt;[.E$1];([.$G26]-[.D$1])*[.E$2];[.E$3]))" office:value-type="float" office:value="0" calcext:value-type="float">
            <text:p>0</text:p>
          </table:table-cell>
          <table:table-cell table:formula="of:=IF([.$G26]&lt;[.E$1];0;([.$G26]-[.E$1])*[.F$2])" office:value-type="float" office:value="0" calcext:value-type="float">
            <text:p>0</text:p>
          </table:table-cell>
          <table:table-cell table:formula="of:=[.I26]/[.G26]" office:value-type="percentage" office:value="0.12" calcext:value-type="percentage">
            <text:p>12,00%</text:p>
          </table:table-cell>
          <table:table-cell table:formula="of:=[.G26]-[.I26]" office:value-type="float" office:value="44000" calcext:value-type="float">
            <text:p>44000</text:p>
          </table:table-cell>
        </table:table-row>
        <table:table-row table:style-name="ro1">
          <table:table-cell table:number-columns-repeated="6"/>
          <table:table-cell office:value-type="float" office:value="52000" calcext:value-type="float">
            <text:p>52000</text:p>
          </table:table-cell>
          <table:table-cell table:formula="of:=[.I27]/[.G27]" office:value-type="percentage" office:value="0.138461538461538" calcext:value-type="percentage">
            <text:p>13,85%</text:p>
          </table:table-cell>
          <table:table-cell table:formula="of:=SUM([.J27:.M27])" office:value-type="float" office:value="7200" calcext:value-type="float">
            <text:p>7200</text:p>
          </table:table-cell>
          <table:table-cell table:formula="of:=IF([.$G27]&lt;[.B$1];0;IF([.$G27]&lt;[.C$1];([.$G27]-[.B$1])*[.C$2];[.C$3]))" office:value-type="float" office:value="0" calcext:value-type="float">
            <text:p>0</text:p>
          </table:table-cell>
          <table:table-cell table:formula="of:=IF([.$G27]&lt;[.C$1];0;IF([.$G27]&lt;[.D$1];([.$G27]-[.C$1])*[.D$2];[.D$3]))" office:value-type="float" office:value="6000" calcext:value-type="float">
            <text:p>6000</text:p>
          </table:table-cell>
          <table:table-cell table:formula="of:=IF([.$G27]&lt;[.D$1];0;IF([.$G27]&lt;[.E$1];([.$G27]-[.D$1])*[.E$2];[.E$3]))" office:value-type="float" office:value="1200" calcext:value-type="float">
            <text:p>1200</text:p>
          </table:table-cell>
          <table:table-cell table:formula="of:=IF([.$G27]&lt;[.E$1];0;([.$G27]-[.E$1])*[.F$2])" office:value-type="float" office:value="0" calcext:value-type="float">
            <text:p>0</text:p>
          </table:table-cell>
          <table:table-cell table:formula="of:=[.I27]/[.G27]" office:value-type="percentage" office:value="0.138461538461538" calcext:value-type="percentage">
            <text:p>13,85%</text:p>
          </table:table-cell>
          <table:table-cell table:formula="of:=[.G27]-[.I27]" office:value-type="float" office:value="44800" calcext:value-type="float">
            <text:p>44800</text:p>
          </table:table-cell>
        </table:table-row>
        <table:table-row table:style-name="ro1">
          <table:table-cell table:number-columns-repeated="6"/>
          <table:table-cell office:value-type="float" office:value="54000" calcext:value-type="float">
            <text:p>54000</text:p>
          </table:table-cell>
          <table:table-cell table:formula="of:=[.I28]/[.G28]" office:value-type="percentage" office:value="0.155555555555556" calcext:value-type="percentage">
            <text:p>15,56%</text:p>
          </table:table-cell>
          <table:table-cell table:formula="of:=SUM([.J28:.M28])" office:value-type="float" office:value="8400" calcext:value-type="float">
            <text:p>8400</text:p>
          </table:table-cell>
          <table:table-cell table:formula="of:=IF([.$G28]&lt;[.B$1];0;IF([.$G28]&lt;[.C$1];([.$G28]-[.B$1])*[.C$2];[.C$3]))" office:value-type="float" office:value="0" calcext:value-type="float">
            <text:p>0</text:p>
          </table:table-cell>
          <table:table-cell table:formula="of:=IF([.$G28]&lt;[.C$1];0;IF([.$G28]&lt;[.D$1];([.$G28]-[.C$1])*[.D$2];[.D$3]))" office:value-type="float" office:value="6000" calcext:value-type="float">
            <text:p>6000</text:p>
          </table:table-cell>
          <table:table-cell table:formula="of:=IF([.$G28]&lt;[.D$1];0;IF([.$G28]&lt;[.E$1];([.$G28]-[.D$1])*[.E$2];[.E$3]))" office:value-type="float" office:value="2400" calcext:value-type="float">
            <text:p>2400</text:p>
          </table:table-cell>
          <table:table-cell table:formula="of:=IF([.$G28]&lt;[.E$1];0;([.$G28]-[.E$1])*[.F$2])" office:value-type="float" office:value="0" calcext:value-type="float">
            <text:p>0</text:p>
          </table:table-cell>
          <table:table-cell table:formula="of:=[.I28]/[.G28]" office:value-type="percentage" office:value="0.155555555555556" calcext:value-type="percentage">
            <text:p>15,56%</text:p>
          </table:table-cell>
          <table:table-cell table:formula="of:=[.G28]-[.I28]" office:value-type="float" office:value="45600" calcext:value-type="float">
            <text:p>45600</text:p>
          </table:table-cell>
        </table:table-row>
        <table:table-row table:style-name="ro1">
          <table:table-cell table:number-columns-repeated="6"/>
          <table:table-cell office:value-type="float" office:value="56000" calcext:value-type="float">
            <text:p>56000</text:p>
          </table:table-cell>
          <table:table-cell table:formula="of:=[.I29]/[.G29]" office:value-type="percentage" office:value="0.171428571428571" calcext:value-type="percentage">
            <text:p>17,14%</text:p>
          </table:table-cell>
          <table:table-cell table:formula="of:=SUM([.J29:.M29])" office:value-type="float" office:value="9600" calcext:value-type="float">
            <text:p>9600</text:p>
          </table:table-cell>
          <table:table-cell table:formula="of:=IF([.$G29]&lt;[.B$1];0;IF([.$G29]&lt;[.C$1];([.$G29]-[.B$1])*[.C$2];[.C$3]))" office:value-type="float" office:value="0" calcext:value-type="float">
            <text:p>0</text:p>
          </table:table-cell>
          <table:table-cell table:formula="of:=IF([.$G29]&lt;[.C$1];0;IF([.$G29]&lt;[.D$1];([.$G29]-[.C$1])*[.D$2];[.D$3]))" office:value-type="float" office:value="6000" calcext:value-type="float">
            <text:p>6000</text:p>
          </table:table-cell>
          <table:table-cell table:formula="of:=IF([.$G29]&lt;[.D$1];0;IF([.$G29]&lt;[.E$1];([.$G29]-[.D$1])*[.E$2];[.E$3]))" office:value-type="float" office:value="3600" calcext:value-type="float">
            <text:p>3600</text:p>
          </table:table-cell>
          <table:table-cell table:formula="of:=IF([.$G29]&lt;[.E$1];0;([.$G29]-[.E$1])*[.F$2])" office:value-type="float" office:value="0" calcext:value-type="float">
            <text:p>0</text:p>
          </table:table-cell>
          <table:table-cell table:formula="of:=[.I29]/[.G29]" office:value-type="percentage" office:value="0.171428571428571" calcext:value-type="percentage">
            <text:p>17,14%</text:p>
          </table:table-cell>
          <table:table-cell table:formula="of:=[.G29]-[.I29]" office:value-type="float" office:value="46400" calcext:value-type="float">
            <text:p>46400</text:p>
          </table:table-cell>
        </table:table-row>
        <table:table-row table:style-name="ro1">
          <table:table-cell table:number-columns-repeated="6"/>
          <table:table-cell office:value-type="float" office:value="58000" calcext:value-type="float">
            <text:p>58000</text:p>
          </table:table-cell>
          <table:table-cell table:formula="of:=[.I30]/[.G30]" office:value-type="percentage" office:value="0.186206896551724" calcext:value-type="percentage">
            <text:p>18,62%</text:p>
          </table:table-cell>
          <table:table-cell table:formula="of:=SUM([.J30:.M30])" office:value-type="float" office:value="10800" calcext:value-type="float">
            <text:p>10800</text:p>
          </table:table-cell>
          <table:table-cell table:formula="of:=IF([.$G30]&lt;[.B$1];0;IF([.$G30]&lt;[.C$1];([.$G30]-[.B$1])*[.C$2];[.C$3]))" office:value-type="float" office:value="0" calcext:value-type="float">
            <text:p>0</text:p>
          </table:table-cell>
          <table:table-cell table:formula="of:=IF([.$G30]&lt;[.C$1];0;IF([.$G30]&lt;[.D$1];([.$G30]-[.C$1])*[.D$2];[.D$3]))" office:value-type="float" office:value="6000" calcext:value-type="float">
            <text:p>6000</text:p>
          </table:table-cell>
          <table:table-cell table:formula="of:=IF([.$G30]&lt;[.D$1];0;IF([.$G30]&lt;[.E$1];([.$G30]-[.D$1])*[.E$2];[.E$3]))" office:value-type="float" office:value="4800" calcext:value-type="float">
            <text:p>4800</text:p>
          </table:table-cell>
          <table:table-cell table:formula="of:=IF([.$G30]&lt;[.E$1];0;([.$G30]-[.E$1])*[.F$2])" office:value-type="float" office:value="0" calcext:value-type="float">
            <text:p>0</text:p>
          </table:table-cell>
          <table:table-cell table:formula="of:=[.I30]/[.G30]" office:value-type="percentage" office:value="0.186206896551724" calcext:value-type="percentage">
            <text:p>18,62%</text:p>
          </table:table-cell>
          <table:table-cell table:formula="of:=[.G30]-[.I30]" office:value-type="float" office:value="47200" calcext:value-type="float">
            <text:p>47200</text:p>
          </table:table-cell>
        </table:table-row>
        <table:table-row table:style-name="ro1">
          <table:table-cell table:number-columns-repeated="6"/>
          <table:table-cell office:value-type="float" office:value="60000" calcext:value-type="float">
            <text:p>60000</text:p>
          </table:table-cell>
          <table:table-cell table:formula="of:=[.I31]/[.G31]" office:value-type="percentage" office:value="0.2" calcext:value-type="percentage">
            <text:p>20,00%</text:p>
          </table:table-cell>
          <table:table-cell table:formula="of:=SUM([.J31:.M31])" office:value-type="float" office:value="12000" calcext:value-type="float">
            <text:p>12000</text:p>
          </table:table-cell>
          <table:table-cell table:formula="of:=IF([.$G31]&lt;[.B$1];0;IF([.$G31]&lt;[.C$1];([.$G31]-[.B$1])*[.C$2];[.C$3]))" office:value-type="float" office:value="0" calcext:value-type="float">
            <text:p>0</text:p>
          </table:table-cell>
          <table:table-cell table:formula="of:=IF([.$G31]&lt;[.C$1];0;IF([.$G31]&lt;[.D$1];([.$G31]-[.C$1])*[.D$2];[.D$3]))" office:value-type="float" office:value="6000" calcext:value-type="float">
            <text:p>6000</text:p>
          </table:table-cell>
          <table:table-cell table:formula="of:=IF([.$G31]&lt;[.D$1];0;IF([.$G31]&lt;[.E$1];([.$G31]-[.D$1])*[.E$2];[.E$3]))" office:value-type="float" office:value="6000" calcext:value-type="float">
            <text:p>6000</text:p>
          </table:table-cell>
          <table:table-cell table:formula="of:=IF([.$G31]&lt;[.E$1];0;([.$G31]-[.E$1])*[.F$2])" office:value-type="float" office:value="0" calcext:value-type="float">
            <text:p>0</text:p>
          </table:table-cell>
          <table:table-cell table:formula="of:=[.I31]/[.G31]" office:value-type="percentage" office:value="0.2" calcext:value-type="percentage">
            <text:p>20,00%</text:p>
          </table:table-cell>
          <table:table-cell table:formula="of:=[.G31]-[.I31]" office:value-type="float" office:value="48000" calcext:value-type="float">
            <text:p>48000</text:p>
          </table:table-cell>
        </table:table-row>
        <table:table-row table:style-name="ro1">
          <table:table-cell table:number-columns-repeated="6"/>
          <table:table-cell office:value-type="float" office:value="62000" calcext:value-type="float">
            <text:p>62000</text:p>
          </table:table-cell>
          <table:table-cell table:formula="of:=[.I32]/[.G32]" office:value-type="percentage" office:value="0.212903225806452" calcext:value-type="percentage">
            <text:p>21,29%</text:p>
          </table:table-cell>
          <table:table-cell table:formula="of:=SUM([.J32:.M32])" office:value-type="float" office:value="13200" calcext:value-type="float">
            <text:p>13200</text:p>
          </table:table-cell>
          <table:table-cell table:formula="of:=IF([.$G32]&lt;[.B$1];0;IF([.$G32]&lt;[.C$1];([.$G32]-[.B$1])*[.C$2];[.C$3]))" office:value-type="float" office:value="0" calcext:value-type="float">
            <text:p>0</text:p>
          </table:table-cell>
          <table:table-cell table:formula="of:=IF([.$G32]&lt;[.C$1];0;IF([.$G32]&lt;[.D$1];([.$G32]-[.C$1])*[.D$2];[.D$3]))" office:value-type="float" office:value="6000" calcext:value-type="float">
            <text:p>6000</text:p>
          </table:table-cell>
          <table:table-cell table:formula="of:=IF([.$G32]&lt;[.D$1];0;IF([.$G32]&lt;[.E$1];([.$G32]-[.D$1])*[.E$2];[.E$3]))" office:value-type="float" office:value="7200" calcext:value-type="float">
            <text:p>7200</text:p>
          </table:table-cell>
          <table:table-cell table:formula="of:=IF([.$G32]&lt;[.E$1];0;([.$G32]-[.E$1])*[.F$2])" office:value-type="float" office:value="0" calcext:value-type="float">
            <text:p>0</text:p>
          </table:table-cell>
          <table:table-cell table:formula="of:=[.I32]/[.G32]" office:value-type="percentage" office:value="0.212903225806452" calcext:value-type="percentage">
            <text:p>21,29%</text:p>
          </table:table-cell>
          <table:table-cell table:formula="of:=[.G32]-[.I32]" office:value-type="float" office:value="48800" calcext:value-type="float">
            <text:p>48800</text:p>
          </table:table-cell>
        </table:table-row>
        <table:table-row table:style-name="ro1">
          <table:table-cell table:number-columns-repeated="6"/>
          <table:table-cell office:value-type="float" office:value="64000" calcext:value-type="float">
            <text:p>64000</text:p>
          </table:table-cell>
          <table:table-cell table:formula="of:=[.I33]/[.G33]" office:value-type="percentage" office:value="0.225" calcext:value-type="percentage">
            <text:p>22,50%</text:p>
          </table:table-cell>
          <table:table-cell table:formula="of:=SUM([.J33:.M33])" office:value-type="float" office:value="14400" calcext:value-type="float">
            <text:p>14400</text:p>
          </table:table-cell>
          <table:table-cell table:formula="of:=IF([.$G33]&lt;[.B$1];0;IF([.$G33]&lt;[.C$1];([.$G33]-[.B$1])*[.C$2];[.C$3]))" office:value-type="float" office:value="0" calcext:value-type="float">
            <text:p>0</text:p>
          </table:table-cell>
          <table:table-cell table:formula="of:=IF([.$G33]&lt;[.C$1];0;IF([.$G33]&lt;[.D$1];([.$G33]-[.C$1])*[.D$2];[.D$3]))" office:value-type="float" office:value="6000" calcext:value-type="float">
            <text:p>6000</text:p>
          </table:table-cell>
          <table:table-cell table:formula="of:=IF([.$G33]&lt;[.D$1];0;IF([.$G33]&lt;[.E$1];([.$G33]-[.D$1])*[.E$2];[.E$3]))" office:value-type="float" office:value="8400" calcext:value-type="float">
            <text:p>8400</text:p>
          </table:table-cell>
          <table:table-cell table:formula="of:=IF([.$G33]&lt;[.E$1];0;([.$G33]-[.E$1])*[.F$2])" office:value-type="float" office:value="0" calcext:value-type="float">
            <text:p>0</text:p>
          </table:table-cell>
          <table:table-cell table:formula="of:=[.I33]/[.G33]" office:value-type="percentage" office:value="0.225" calcext:value-type="percentage">
            <text:p>22,50%</text:p>
          </table:table-cell>
          <table:table-cell table:formula="of:=[.G33]-[.I33]" office:value-type="float" office:value="49600" calcext:value-type="float">
            <text:p>49600</text:p>
          </table:table-cell>
        </table:table-row>
        <table:table-row table:style-name="ro1">
          <table:table-cell table:number-columns-repeated="6"/>
          <table:table-cell office:value-type="float" office:value="66000" calcext:value-type="float">
            <text:p>66000</text:p>
          </table:table-cell>
          <table:table-cell table:formula="of:=[.I34]/[.G34]" office:value-type="percentage" office:value="0.236363636363636" calcext:value-type="percentage">
            <text:p>23,64%</text:p>
          </table:table-cell>
          <table:table-cell table:formula="of:=SUM([.J34:.M34])" office:value-type="float" office:value="15600" calcext:value-type="float">
            <text:p>15600</text:p>
          </table:table-cell>
          <table:table-cell table:formula="of:=IF([.$G34]&lt;[.B$1];0;IF([.$G34]&lt;[.C$1];([.$G34]-[.B$1])*[.C$2];[.C$3]))" office:value-type="float" office:value="0" calcext:value-type="float">
            <text:p>0</text:p>
          </table:table-cell>
          <table:table-cell table:formula="of:=IF([.$G34]&lt;[.C$1];0;IF([.$G34]&lt;[.D$1];([.$G34]-[.C$1])*[.D$2];[.D$3]))" office:value-type="float" office:value="6000" calcext:value-type="float">
            <text:p>6000</text:p>
          </table:table-cell>
          <table:table-cell table:formula="of:=IF([.$G34]&lt;[.D$1];0;IF([.$G34]&lt;[.E$1];([.$G34]-[.D$1])*[.E$2];[.E$3]))" office:value-type="float" office:value="9600" calcext:value-type="float">
            <text:p>9600</text:p>
          </table:table-cell>
          <table:table-cell table:formula="of:=IF([.$G34]&lt;[.E$1];0;([.$G34]-[.E$1])*[.F$2])" office:value-type="float" office:value="0" calcext:value-type="float">
            <text:p>0</text:p>
          </table:table-cell>
          <table:table-cell table:formula="of:=[.I34]/[.G34]" office:value-type="percentage" office:value="0.236363636363636" calcext:value-type="percentage">
            <text:p>23,64%</text:p>
          </table:table-cell>
          <table:table-cell table:formula="of:=[.G34]-[.I34]" office:value-type="float" office:value="50400" calcext:value-type="float">
            <text:p>50400</text:p>
          </table:table-cell>
        </table:table-row>
        <table:table-row table:style-name="ro1">
          <table:table-cell table:number-columns-repeated="6"/>
          <table:table-cell office:value-type="float" office:value="68000" calcext:value-type="float">
            <text:p>68000</text:p>
          </table:table-cell>
          <table:table-cell table:formula="of:=[.I35]/[.G35]" office:value-type="percentage" office:value="0.247058823529412" calcext:value-type="percentage">
            <text:p>24,71%</text:p>
          </table:table-cell>
          <table:table-cell table:formula="of:=SUM([.J35:.M35])" office:value-type="float" office:value="16800" calcext:value-type="float">
            <text:p>16800</text:p>
          </table:table-cell>
          <table:table-cell table:formula="of:=IF([.$G35]&lt;[.B$1];0;IF([.$G35]&lt;[.C$1];([.$G35]-[.B$1])*[.C$2];[.C$3]))" office:value-type="float" office:value="0" calcext:value-type="float">
            <text:p>0</text:p>
          </table:table-cell>
          <table:table-cell table:formula="of:=IF([.$G35]&lt;[.C$1];0;IF([.$G35]&lt;[.D$1];([.$G35]-[.C$1])*[.D$2];[.D$3]))" office:value-type="float" office:value="6000" calcext:value-type="float">
            <text:p>6000</text:p>
          </table:table-cell>
          <table:table-cell table:formula="of:=IF([.$G35]&lt;[.D$1];0;IF([.$G35]&lt;[.E$1];([.$G35]-[.D$1])*[.E$2];[.E$3]))" office:value-type="float" office:value="10800" calcext:value-type="float">
            <text:p>10800</text:p>
          </table:table-cell>
          <table:table-cell table:formula="of:=IF([.$G35]&lt;[.E$1];0;([.$G35]-[.E$1])*[.F$2])" office:value-type="float" office:value="0" calcext:value-type="float">
            <text:p>0</text:p>
          </table:table-cell>
          <table:table-cell table:formula="of:=[.I35]/[.G35]" office:value-type="percentage" office:value="0.247058823529412" calcext:value-type="percentage">
            <text:p>24,71%</text:p>
          </table:table-cell>
          <table:table-cell table:formula="of:=[.G35]-[.I35]" office:value-type="float" office:value="51200" calcext:value-type="float">
            <text:p>51200</text:p>
          </table:table-cell>
        </table:table-row>
        <table:table-row table:style-name="ro1">
          <table:table-cell table:number-columns-repeated="6"/>
          <table:table-cell office:value-type="float" office:value="70000" calcext:value-type="float">
            <text:p>70000</text:p>
          </table:table-cell>
          <table:table-cell table:formula="of:=[.I36]/[.G36]" office:value-type="percentage" office:value="0.257142857142857" calcext:value-type="percentage">
            <text:p>25,71%</text:p>
          </table:table-cell>
          <table:table-cell table:formula="of:=SUM([.J36:.M36])" office:value-type="float" office:value="18000" calcext:value-type="float">
            <text:p>18000</text:p>
          </table:table-cell>
          <table:table-cell table:formula="of:=IF([.$G36]&lt;[.B$1];0;IF([.$G36]&lt;[.C$1];([.$G36]-[.B$1])*[.C$2];[.C$3]))" office:value-type="float" office:value="0" calcext:value-type="float">
            <text:p>0</text:p>
          </table:table-cell>
          <table:table-cell table:formula="of:=IF([.$G36]&lt;[.C$1];0;IF([.$G36]&lt;[.D$1];([.$G36]-[.C$1])*[.D$2];[.D$3]))" office:value-type="float" office:value="6000" calcext:value-type="float">
            <text:p>6000</text:p>
          </table:table-cell>
          <table:table-cell table:formula="of:=IF([.$G36]&lt;[.D$1];0;IF([.$G36]&lt;[.E$1];([.$G36]-[.D$1])*[.E$2];[.E$3]))" office:value-type="float" office:value="12000" calcext:value-type="float">
            <text:p>12000</text:p>
          </table:table-cell>
          <table:table-cell table:formula="of:=IF([.$G36]&lt;[.E$1];0;([.$G36]-[.E$1])*[.F$2])" office:value-type="float" office:value="0" calcext:value-type="float">
            <text:p>0</text:p>
          </table:table-cell>
          <table:table-cell table:formula="of:=[.I36]/[.G36]" office:value-type="percentage" office:value="0.257142857142857" calcext:value-type="percentage">
            <text:p>25,71%</text:p>
          </table:table-cell>
          <table:table-cell table:formula="of:=[.G36]-[.I36]" office:value-type="float" office:value="52000" calcext:value-type="float">
            <text:p>52000</text:p>
          </table:table-cell>
        </table:table-row>
        <table:table-row table:style-name="ro1">
          <table:table-cell table:number-columns-repeated="6"/>
          <table:table-cell office:value-type="float" office:value="72000" calcext:value-type="float">
            <text:p>72000</text:p>
          </table:table-cell>
          <table:table-cell table:formula="of:=[.I37]/[.G37]" office:value-type="percentage" office:value="0.266666666666667" calcext:value-type="percentage">
            <text:p>26,67%</text:p>
          </table:table-cell>
          <table:table-cell table:formula="of:=SUM([.J37:.M37])" office:value-type="float" office:value="19200" calcext:value-type="float">
            <text:p>19200</text:p>
          </table:table-cell>
          <table:table-cell table:formula="of:=IF([.$G37]&lt;[.B$1];0;IF([.$G37]&lt;[.C$1];([.$G37]-[.B$1])*[.C$2];[.C$3]))" office:value-type="float" office:value="0" calcext:value-type="float">
            <text:p>0</text:p>
          </table:table-cell>
          <table:table-cell table:formula="of:=IF([.$G37]&lt;[.C$1];0;IF([.$G37]&lt;[.D$1];([.$G37]-[.C$1])*[.D$2];[.D$3]))" office:value-type="float" office:value="6000" calcext:value-type="float">
            <text:p>6000</text:p>
          </table:table-cell>
          <table:table-cell table:formula="of:=IF([.$G37]&lt;[.D$1];0;IF([.$G37]&lt;[.E$1];([.$G37]-[.D$1])*[.E$2];[.E$3]))" office:value-type="float" office:value="13200" calcext:value-type="float">
            <text:p>13200</text:p>
          </table:table-cell>
          <table:table-cell table:formula="of:=IF([.$G37]&lt;[.E$1];0;([.$G37]-[.E$1])*[.F$2])" office:value-type="float" office:value="0" calcext:value-type="float">
            <text:p>0</text:p>
          </table:table-cell>
          <table:table-cell table:formula="of:=[.I37]/[.G37]" office:value-type="percentage" office:value="0.266666666666667" calcext:value-type="percentage">
            <text:p>26,67%</text:p>
          </table:table-cell>
          <table:table-cell table:formula="of:=[.G37]-[.I37]" office:value-type="float" office:value="52800" calcext:value-type="float">
            <text:p>52800</text:p>
          </table:table-cell>
        </table:table-row>
        <table:table-row table:style-name="ro1">
          <table:table-cell table:number-columns-repeated="6"/>
          <table:table-cell office:value-type="float" office:value="74000" calcext:value-type="float">
            <text:p>74000</text:p>
          </table:table-cell>
          <table:table-cell table:formula="of:=[.I38]/[.G38]" office:value-type="percentage" office:value="0.275675675675676" calcext:value-type="percentage">
            <text:p>27,57%</text:p>
          </table:table-cell>
          <table:table-cell table:formula="of:=SUM([.J38:.M38])" office:value-type="float" office:value="20400" calcext:value-type="float">
            <text:p>20400</text:p>
          </table:table-cell>
          <table:table-cell table:formula="of:=IF([.$G38]&lt;[.B$1];0;IF([.$G38]&lt;[.C$1];([.$G38]-[.B$1])*[.C$2];[.C$3]))" office:value-type="float" office:value="0" calcext:value-type="float">
            <text:p>0</text:p>
          </table:table-cell>
          <table:table-cell table:formula="of:=IF([.$G38]&lt;[.C$1];0;IF([.$G38]&lt;[.D$1];([.$G38]-[.C$1])*[.D$2];[.D$3]))" office:value-type="float" office:value="6000" calcext:value-type="float">
            <text:p>6000</text:p>
          </table:table-cell>
          <table:table-cell table:formula="of:=IF([.$G38]&lt;[.D$1];0;IF([.$G38]&lt;[.E$1];([.$G38]-[.D$1])*[.E$2];[.E$3]))" office:value-type="float" office:value="14400" calcext:value-type="float">
            <text:p>14400</text:p>
          </table:table-cell>
          <table:table-cell table:formula="of:=IF([.$G38]&lt;[.E$1];0;([.$G38]-[.E$1])*[.F$2])" office:value-type="float" office:value="0" calcext:value-type="float">
            <text:p>0</text:p>
          </table:table-cell>
          <table:table-cell table:formula="of:=[.I38]/[.G38]" office:value-type="percentage" office:value="0.275675675675676" calcext:value-type="percentage">
            <text:p>27,57%</text:p>
          </table:table-cell>
          <table:table-cell table:formula="of:=[.G38]-[.I38]" office:value-type="float" office:value="53600" calcext:value-type="float">
            <text:p>53600</text:p>
          </table:table-cell>
        </table:table-row>
        <table:table-row table:style-name="ro1">
          <table:table-cell table:number-columns-repeated="6"/>
          <table:table-cell office:value-type="float" office:value="76000" calcext:value-type="float">
            <text:p>76000</text:p>
          </table:table-cell>
          <table:table-cell table:formula="of:=[.I39]/[.G39]" office:value-type="percentage" office:value="0.28421052631579" calcext:value-type="percentage">
            <text:p>28,42%</text:p>
          </table:table-cell>
          <table:table-cell table:formula="of:=SUM([.J39:.M39])" office:value-type="float" office:value="21600" calcext:value-type="float">
            <text:p>21600</text:p>
          </table:table-cell>
          <table:table-cell table:formula="of:=IF([.$G39]&lt;[.B$1];0;IF([.$G39]&lt;[.C$1];([.$G39]-[.B$1])*[.C$2];[.C$3]))" office:value-type="float" office:value="0" calcext:value-type="float">
            <text:p>0</text:p>
          </table:table-cell>
          <table:table-cell table:formula="of:=IF([.$G39]&lt;[.C$1];0;IF([.$G39]&lt;[.D$1];([.$G39]-[.C$1])*[.D$2];[.D$3]))" office:value-type="float" office:value="6000" calcext:value-type="float">
            <text:p>6000</text:p>
          </table:table-cell>
          <table:table-cell table:formula="of:=IF([.$G39]&lt;[.D$1];0;IF([.$G39]&lt;[.E$1];([.$G39]-[.D$1])*[.E$2];[.E$3]))" office:value-type="float" office:value="15600" calcext:value-type="float">
            <text:p>15600</text:p>
          </table:table-cell>
          <table:table-cell table:formula="of:=IF([.$G39]&lt;[.E$1];0;([.$G39]-[.E$1])*[.F$2])" office:value-type="float" office:value="0" calcext:value-type="float">
            <text:p>0</text:p>
          </table:table-cell>
          <table:table-cell table:formula="of:=[.I39]/[.G39]" office:value-type="percentage" office:value="0.28421052631579" calcext:value-type="percentage">
            <text:p>28,42%</text:p>
          </table:table-cell>
          <table:table-cell table:formula="of:=[.G39]-[.I39]" office:value-type="float" office:value="54400" calcext:value-type="float">
            <text:p>54400</text:p>
          </table:table-cell>
        </table:table-row>
        <table:table-row table:style-name="ro1">
          <table:table-cell table:number-columns-repeated="6"/>
          <table:table-cell office:value-type="float" office:value="78000" calcext:value-type="float">
            <text:p>78000</text:p>
          </table:table-cell>
          <table:table-cell table:formula="of:=[.I40]/[.G40]" office:value-type="percentage" office:value="0.292307692307692" calcext:value-type="percentage">
            <text:p>29,23%</text:p>
          </table:table-cell>
          <table:table-cell table:formula="of:=SUM([.J40:.M40])" office:value-type="float" office:value="22800" calcext:value-type="float">
            <text:p>22800</text:p>
          </table:table-cell>
          <table:table-cell table:formula="of:=IF([.$G40]&lt;[.B$1];0;IF([.$G40]&lt;[.C$1];([.$G40]-[.B$1])*[.C$2];[.C$3]))" office:value-type="float" office:value="0" calcext:value-type="float">
            <text:p>0</text:p>
          </table:table-cell>
          <table:table-cell table:formula="of:=IF([.$G40]&lt;[.C$1];0;IF([.$G40]&lt;[.D$1];([.$G40]-[.C$1])*[.D$2];[.D$3]))" office:value-type="float" office:value="6000" calcext:value-type="float">
            <text:p>6000</text:p>
          </table:table-cell>
          <table:table-cell table:formula="of:=IF([.$G40]&lt;[.D$1];0;IF([.$G40]&lt;[.E$1];([.$G40]-[.D$1])*[.E$2];[.E$3]))" office:value-type="float" office:value="16800" calcext:value-type="float">
            <text:p>16800</text:p>
          </table:table-cell>
          <table:table-cell table:formula="of:=IF([.$G40]&lt;[.E$1];0;([.$G40]-[.E$1])*[.F$2])" office:value-type="float" office:value="0" calcext:value-type="float">
            <text:p>0</text:p>
          </table:table-cell>
          <table:table-cell table:formula="of:=[.I40]/[.G40]" office:value-type="percentage" office:value="0.292307692307692" calcext:value-type="percentage">
            <text:p>29,23%</text:p>
          </table:table-cell>
          <table:table-cell table:formula="of:=[.G40]-[.I40]" office:value-type="float" office:value="55200" calcext:value-type="float">
            <text:p>55200</text:p>
          </table:table-cell>
        </table:table-row>
        <table:table-row table:style-name="ro1">
          <table:table-cell table:number-columns-repeated="6"/>
          <table:table-cell office:value-type="float" office:value="80000" calcext:value-type="float">
            <text:p>80000</text:p>
          </table:table-cell>
          <table:table-cell table:formula="of:=[.I41]/[.G41]" office:value-type="percentage" office:value="0.3" calcext:value-type="percentage">
            <text:p>30,00%</text:p>
          </table:table-cell>
          <table:table-cell table:formula="of:=SUM([.J41:.M41])" office:value-type="float" office:value="24000" calcext:value-type="float">
            <text:p>24000</text:p>
          </table:table-cell>
          <table:table-cell table:formula="of:=IF([.$G41]&lt;[.B$1];0;IF([.$G41]&lt;[.C$1];([.$G41]-[.B$1])*[.C$2];[.C$3]))" office:value-type="float" office:value="0" calcext:value-type="float">
            <text:p>0</text:p>
          </table:table-cell>
          <table:table-cell table:formula="of:=IF([.$G41]&lt;[.C$1];0;IF([.$G41]&lt;[.D$1];([.$G41]-[.C$1])*[.D$2];[.D$3]))" office:value-type="float" office:value="6000" calcext:value-type="float">
            <text:p>6000</text:p>
          </table:table-cell>
          <table:table-cell table:formula="of:=IF([.$G41]&lt;[.D$1];0;IF([.$G41]&lt;[.E$1];([.$G41]-[.D$1])*[.E$2];[.E$3]))" office:value-type="float" office:value="18000" calcext:value-type="float">
            <text:p>18000</text:p>
          </table:table-cell>
          <table:table-cell table:formula="of:=IF([.$G41]&lt;[.E$1];0;([.$G41]-[.E$1])*[.F$2])" office:value-type="float" office:value="0" calcext:value-type="float">
            <text:p>0</text:p>
          </table:table-cell>
          <table:table-cell table:formula="of:=[.I41]/[.G41]" office:value-type="percentage" office:value="0.3" calcext:value-type="percentage">
            <text:p>30,00%</text:p>
          </table:table-cell>
          <table:table-cell table:formula="of:=[.G41]-[.I41]" office:value-type="float" office:value="56000" calcext:value-type="float">
            <text:p>56000</text:p>
          </table:table-cell>
        </table:table-row>
        <table:table-row table:style-name="ro1">
          <table:table-cell table:number-columns-repeated="6"/>
          <table:table-cell office:value-type="float" office:value="82000" calcext:value-type="float">
            <text:p>82000</text:p>
          </table:table-cell>
          <table:table-cell table:formula="of:=[.I42]/[.G42]" office:value-type="percentage" office:value="0.307317073170732" calcext:value-type="percentage">
            <text:p>30,73%</text:p>
          </table:table-cell>
          <table:table-cell table:formula="of:=SUM([.J42:.M42])" office:value-type="float" office:value="25200" calcext:value-type="float">
            <text:p>25200</text:p>
          </table:table-cell>
          <table:table-cell table:formula="of:=IF([.$G42]&lt;[.B$1];0;IF([.$G42]&lt;[.C$1];([.$G42]-[.B$1])*[.C$2];[.C$3]))" office:value-type="float" office:value="0" calcext:value-type="float">
            <text:p>0</text:p>
          </table:table-cell>
          <table:table-cell table:formula="of:=IF([.$G42]&lt;[.C$1];0;IF([.$G42]&lt;[.D$1];([.$G42]-[.C$1])*[.D$2];[.D$3]))" office:value-type="float" office:value="6000" calcext:value-type="float">
            <text:p>6000</text:p>
          </table:table-cell>
          <table:table-cell table:formula="of:=IF([.$G42]&lt;[.D$1];0;IF([.$G42]&lt;[.E$1];([.$G42]-[.D$1])*[.E$2];[.E$3]))" office:value-type="float" office:value="19200" calcext:value-type="float">
            <text:p>19200</text:p>
          </table:table-cell>
          <table:table-cell table:formula="of:=IF([.$G42]&lt;[.E$1];0;([.$G42]-[.E$1])*[.F$2])" office:value-type="float" office:value="0" calcext:value-type="float">
            <text:p>0</text:p>
          </table:table-cell>
          <table:table-cell table:formula="of:=[.I42]/[.G42]" office:value-type="percentage" office:value="0.307317073170732" calcext:value-type="percentage">
            <text:p>30,73%</text:p>
          </table:table-cell>
          <table:table-cell table:formula="of:=[.G42]-[.I42]" office:value-type="float" office:value="56800" calcext:value-type="float">
            <text:p>56800</text:p>
          </table:table-cell>
        </table:table-row>
        <table:table-row table:style-name="ro1">
          <table:table-cell table:number-columns-repeated="6"/>
          <table:table-cell office:value-type="float" office:value="84000" calcext:value-type="float">
            <text:p>84000</text:p>
          </table:table-cell>
          <table:table-cell table:formula="of:=[.I43]/[.G43]" office:value-type="percentage" office:value="0.314285714285714" calcext:value-type="percentage">
            <text:p>31,43%</text:p>
          </table:table-cell>
          <table:table-cell table:formula="of:=SUM([.J43:.M43])" office:value-type="float" office:value="26400" calcext:value-type="float">
            <text:p>26400</text:p>
          </table:table-cell>
          <table:table-cell table:formula="of:=IF([.$G43]&lt;[.B$1];0;IF([.$G43]&lt;[.C$1];([.$G43]-[.B$1])*[.C$2];[.C$3]))" office:value-type="float" office:value="0" calcext:value-type="float">
            <text:p>0</text:p>
          </table:table-cell>
          <table:table-cell table:formula="of:=IF([.$G43]&lt;[.C$1];0;IF([.$G43]&lt;[.D$1];([.$G43]-[.C$1])*[.D$2];[.D$3]))" office:value-type="float" office:value="6000" calcext:value-type="float">
            <text:p>6000</text:p>
          </table:table-cell>
          <table:table-cell table:formula="of:=IF([.$G43]&lt;[.D$1];0;IF([.$G43]&lt;[.E$1];([.$G43]-[.D$1])*[.E$2];[.E$3]))" office:value-type="float" office:value="20400" calcext:value-type="float">
            <text:p>20400</text:p>
          </table:table-cell>
          <table:table-cell table:formula="of:=IF([.$G43]&lt;[.E$1];0;([.$G43]-[.E$1])*[.F$2])" office:value-type="float" office:value="0" calcext:value-type="float">
            <text:p>0</text:p>
          </table:table-cell>
          <table:table-cell table:formula="of:=[.I43]/[.G43]" office:value-type="percentage" office:value="0.314285714285714" calcext:value-type="percentage">
            <text:p>31,43%</text:p>
          </table:table-cell>
          <table:table-cell table:formula="of:=[.G43]-[.I43]" office:value-type="float" office:value="57600" calcext:value-type="float">
            <text:p>57600</text:p>
          </table:table-cell>
        </table:table-row>
        <table:table-row table:style-name="ro1">
          <table:table-cell table:number-columns-repeated="6"/>
          <table:table-cell office:value-type="float" office:value="86000" calcext:value-type="float">
            <text:p>86000</text:p>
          </table:table-cell>
          <table:table-cell table:formula="of:=[.I44]/[.G44]" office:value-type="percentage" office:value="0.32093023255814" calcext:value-type="percentage">
            <text:p>32,09%</text:p>
          </table:table-cell>
          <table:table-cell table:formula="of:=SUM([.J44:.M44])" office:value-type="float" office:value="27600" calcext:value-type="float">
            <text:p>27600</text:p>
          </table:table-cell>
          <table:table-cell table:formula="of:=IF([.$G44]&lt;[.B$1];0;IF([.$G44]&lt;[.C$1];([.$G44]-[.B$1])*[.C$2];[.C$3]))" office:value-type="float" office:value="0" calcext:value-type="float">
            <text:p>0</text:p>
          </table:table-cell>
          <table:table-cell table:formula="of:=IF([.$G44]&lt;[.C$1];0;IF([.$G44]&lt;[.D$1];([.$G44]-[.C$1])*[.D$2];[.D$3]))" office:value-type="float" office:value="6000" calcext:value-type="float">
            <text:p>6000</text:p>
          </table:table-cell>
          <table:table-cell table:formula="of:=IF([.$G44]&lt;[.D$1];0;IF([.$G44]&lt;[.E$1];([.$G44]-[.D$1])*[.E$2];[.E$3]))" office:value-type="float" office:value="21600" calcext:value-type="float">
            <text:p>21600</text:p>
          </table:table-cell>
          <table:table-cell table:formula="of:=IF([.$G44]&lt;[.E$1];0;([.$G44]-[.E$1])*[.F$2])" office:value-type="float" office:value="0" calcext:value-type="float">
            <text:p>0</text:p>
          </table:table-cell>
          <table:table-cell table:formula="of:=[.I44]/[.G44]" office:value-type="percentage" office:value="0.32093023255814" calcext:value-type="percentage">
            <text:p>32,09%</text:p>
          </table:table-cell>
          <table:table-cell table:formula="of:=[.G44]-[.I44]" office:value-type="float" office:value="58400" calcext:value-type="float">
            <text:p>58400</text:p>
          </table:table-cell>
        </table:table-row>
        <table:table-row table:style-name="ro1">
          <table:table-cell table:number-columns-repeated="6"/>
          <table:table-cell office:value-type="float" office:value="88000" calcext:value-type="float">
            <text:p>88000</text:p>
          </table:table-cell>
          <table:table-cell table:formula="of:=[.I45]/[.G45]" office:value-type="percentage" office:value="0.327272727272727" calcext:value-type="percentage">
            <text:p>32,73%</text:p>
          </table:table-cell>
          <table:table-cell table:formula="of:=SUM([.J45:.M45])" office:value-type="float" office:value="28800" calcext:value-type="float">
            <text:p>28800</text:p>
          </table:table-cell>
          <table:table-cell table:formula="of:=IF([.$G45]&lt;[.B$1];0;IF([.$G45]&lt;[.C$1];([.$G45]-[.B$1])*[.C$2];[.C$3]))" office:value-type="float" office:value="0" calcext:value-type="float">
            <text:p>0</text:p>
          </table:table-cell>
          <table:table-cell table:formula="of:=IF([.$G45]&lt;[.C$1];0;IF([.$G45]&lt;[.D$1];([.$G45]-[.C$1])*[.D$2];[.D$3]))" office:value-type="float" office:value="6000" calcext:value-type="float">
            <text:p>6000</text:p>
          </table:table-cell>
          <table:table-cell table:formula="of:=IF([.$G45]&lt;[.D$1];0;IF([.$G45]&lt;[.E$1];([.$G45]-[.D$1])*[.E$2];[.E$3]))" office:value-type="float" office:value="22800" calcext:value-type="float">
            <text:p>22800</text:p>
          </table:table-cell>
          <table:table-cell table:formula="of:=IF([.$G45]&lt;[.E$1];0;([.$G45]-[.E$1])*[.F$2])" office:value-type="float" office:value="0" calcext:value-type="float">
            <text:p>0</text:p>
          </table:table-cell>
          <table:table-cell table:formula="of:=[.I45]/[.G45]" office:value-type="percentage" office:value="0.327272727272727" calcext:value-type="percentage">
            <text:p>32,73%</text:p>
          </table:table-cell>
          <table:table-cell table:formula="of:=[.G45]-[.I45]" office:value-type="float" office:value="59200" calcext:value-type="float">
            <text:p>59200</text:p>
          </table:table-cell>
        </table:table-row>
        <table:table-row table:style-name="ro1">
          <table:table-cell table:number-columns-repeated="6"/>
          <table:table-cell office:value-type="float" office:value="90000" calcext:value-type="float">
            <text:p>90000</text:p>
          </table:table-cell>
          <table:table-cell table:formula="of:=[.I46]/[.G46]" office:value-type="percentage" office:value="0.333333333333333" calcext:value-type="percentage">
            <text:p>33,33%</text:p>
          </table:table-cell>
          <table:table-cell table:formula="of:=SUM([.J46:.M46])" office:value-type="float" office:value="30000" calcext:value-type="float">
            <text:p>30000</text:p>
          </table:table-cell>
          <table:table-cell table:formula="of:=IF([.$G46]&lt;[.B$1];0;IF([.$G46]&lt;[.C$1];([.$G46]-[.B$1])*[.C$2];[.C$3]))" office:value-type="float" office:value="0" calcext:value-type="float">
            <text:p>0</text:p>
          </table:table-cell>
          <table:table-cell table:formula="of:=IF([.$G46]&lt;[.C$1];0;IF([.$G46]&lt;[.D$1];([.$G46]-[.C$1])*[.D$2];[.D$3]))" office:value-type="float" office:value="6000" calcext:value-type="float">
            <text:p>6000</text:p>
          </table:table-cell>
          <table:table-cell table:formula="of:=IF([.$G46]&lt;[.D$1];0;IF([.$G46]&lt;[.E$1];([.$G46]-[.D$1])*[.E$2];[.E$3]))" office:value-type="float" office:value="24000" calcext:value-type="float">
            <text:p>24000</text:p>
          </table:table-cell>
          <table:table-cell table:formula="of:=IF([.$G46]&lt;[.E$1];0;([.$G46]-[.E$1])*[.F$2])" office:value-type="float" office:value="0" calcext:value-type="float">
            <text:p>0</text:p>
          </table:table-cell>
          <table:table-cell table:formula="of:=[.I46]/[.G46]" office:value-type="percentage" office:value="0.333333333333333" calcext:value-type="percentage">
            <text:p>33,33%</text:p>
          </table:table-cell>
          <table:table-cell table:formula="of:=[.G46]-[.I46]" office:value-type="float" office:value="60000" calcext:value-type="float">
            <text:p>60000</text:p>
          </table:table-cell>
        </table:table-row>
        <table:table-row table:style-name="ro1">
          <table:table-cell table:number-columns-repeated="6"/>
          <table:table-cell office:value-type="float" office:value="92000" calcext:value-type="float">
            <text:p>92000</text:p>
          </table:table-cell>
          <table:table-cell table:formula="of:=[.I47]/[.G47]" office:value-type="percentage" office:value="0.339130434782609" calcext:value-type="percentage">
            <text:p>33,91%</text:p>
          </table:table-cell>
          <table:table-cell table:formula="of:=SUM([.J47:.M47])" office:value-type="float" office:value="31200" calcext:value-type="float">
            <text:p>31200</text:p>
          </table:table-cell>
          <table:table-cell table:formula="of:=IF([.$G47]&lt;[.B$1];0;IF([.$G47]&lt;[.C$1];([.$G47]-[.B$1])*[.C$2];[.C$3]))" office:value-type="float" office:value="0" calcext:value-type="float">
            <text:p>0</text:p>
          </table:table-cell>
          <table:table-cell table:formula="of:=IF([.$G47]&lt;[.C$1];0;IF([.$G47]&lt;[.D$1];([.$G47]-[.C$1])*[.D$2];[.D$3]))" office:value-type="float" office:value="6000" calcext:value-type="float">
            <text:p>6000</text:p>
          </table:table-cell>
          <table:table-cell table:formula="of:=IF([.$G47]&lt;[.D$1];0;IF([.$G47]&lt;[.E$1];([.$G47]-[.D$1])*[.E$2];[.E$3]))" office:value-type="float" office:value="25200" calcext:value-type="float">
            <text:p>25200</text:p>
          </table:table-cell>
          <table:table-cell table:formula="of:=IF([.$G47]&lt;[.E$1];0;([.$G47]-[.E$1])*[.F$2])" office:value-type="float" office:value="0" calcext:value-type="float">
            <text:p>0</text:p>
          </table:table-cell>
          <table:table-cell table:formula="of:=[.I47]/[.G47]" office:value-type="percentage" office:value="0.339130434782609" calcext:value-type="percentage">
            <text:p>33,91%</text:p>
          </table:table-cell>
          <table:table-cell table:formula="of:=[.G47]-[.I47]" office:value-type="float" office:value="60800" calcext:value-type="float">
            <text:p>60800</text:p>
          </table:table-cell>
        </table:table-row>
        <table:table-row table:style-name="ro1">
          <table:table-cell table:number-columns-repeated="6"/>
          <table:table-cell office:value-type="float" office:value="94000" calcext:value-type="float">
            <text:p>94000</text:p>
          </table:table-cell>
          <table:table-cell table:formula="of:=[.I48]/[.G48]" office:value-type="percentage" office:value="0.34468085106383" calcext:value-type="percentage">
            <text:p>34,47%</text:p>
          </table:table-cell>
          <table:table-cell table:formula="of:=SUM([.J48:.M48])" office:value-type="float" office:value="32400" calcext:value-type="float">
            <text:p>32400</text:p>
          </table:table-cell>
          <table:table-cell table:formula="of:=IF([.$G48]&lt;[.B$1];0;IF([.$G48]&lt;[.C$1];([.$G48]-[.B$1])*[.C$2];[.C$3]))" office:value-type="float" office:value="0" calcext:value-type="float">
            <text:p>0</text:p>
          </table:table-cell>
          <table:table-cell table:formula="of:=IF([.$G48]&lt;[.C$1];0;IF([.$G48]&lt;[.D$1];([.$G48]-[.C$1])*[.D$2];[.D$3]))" office:value-type="float" office:value="6000" calcext:value-type="float">
            <text:p>6000</text:p>
          </table:table-cell>
          <table:table-cell table:formula="of:=IF([.$G48]&lt;[.D$1];0;IF([.$G48]&lt;[.E$1];([.$G48]-[.D$1])*[.E$2];[.E$3]))" office:value-type="float" office:value="26400" calcext:value-type="float">
            <text:p>26400</text:p>
          </table:table-cell>
          <table:table-cell table:formula="of:=IF([.$G48]&lt;[.E$1];0;([.$G48]-[.E$1])*[.F$2])" office:value-type="float" office:value="0" calcext:value-type="float">
            <text:p>0</text:p>
          </table:table-cell>
          <table:table-cell table:formula="of:=[.I48]/[.G48]" office:value-type="percentage" office:value="0.34468085106383" calcext:value-type="percentage">
            <text:p>34,47%</text:p>
          </table:table-cell>
          <table:table-cell table:formula="of:=[.G48]-[.I48]" office:value-type="float" office:value="61600" calcext:value-type="float">
            <text:p>61600</text:p>
          </table:table-cell>
        </table:table-row>
        <table:table-row table:style-name="ro1">
          <table:table-cell table:number-columns-repeated="6"/>
          <table:table-cell office:value-type="float" office:value="96000" calcext:value-type="float">
            <text:p>96000</text:p>
          </table:table-cell>
          <table:table-cell table:formula="of:=[.I49]/[.G49]" office:value-type="percentage" office:value="0.35" calcext:value-type="percentage">
            <text:p>35,00%</text:p>
          </table:table-cell>
          <table:table-cell table:formula="of:=SUM([.J49:.M49])" office:value-type="float" office:value="33600" calcext:value-type="float">
            <text:p>33600</text:p>
          </table:table-cell>
          <table:table-cell table:formula="of:=IF([.$G49]&lt;[.B$1];0;IF([.$G49]&lt;[.C$1];([.$G49]-[.B$1])*[.C$2];[.C$3]))" office:value-type="float" office:value="0" calcext:value-type="float">
            <text:p>0</text:p>
          </table:table-cell>
          <table:table-cell table:formula="of:=IF([.$G49]&lt;[.C$1];0;IF([.$G49]&lt;[.D$1];([.$G49]-[.C$1])*[.D$2];[.D$3]))" office:value-type="float" office:value="6000" calcext:value-type="float">
            <text:p>6000</text:p>
          </table:table-cell>
          <table:table-cell table:formula="of:=IF([.$G49]&lt;[.D$1];0;IF([.$G49]&lt;[.E$1];([.$G49]-[.D$1])*[.E$2];[.E$3]))" office:value-type="float" office:value="27600" calcext:value-type="float">
            <text:p>27600</text:p>
          </table:table-cell>
          <table:table-cell table:formula="of:=IF([.$G49]&lt;[.E$1];0;([.$G49]-[.E$1])*[.F$2])" office:value-type="float" office:value="0" calcext:value-type="float">
            <text:p>0</text:p>
          </table:table-cell>
          <table:table-cell table:formula="of:=[.I49]/[.G49]" office:value-type="percentage" office:value="0.35" calcext:value-type="percentage">
            <text:p>35,00%</text:p>
          </table:table-cell>
          <table:table-cell table:formula="of:=[.G49]-[.I49]" office:value-type="float" office:value="62400" calcext:value-type="float">
            <text:p>62400</text:p>
          </table:table-cell>
        </table:table-row>
        <table:table-row table:style-name="ro1">
          <table:table-cell table:number-columns-repeated="6"/>
          <table:table-cell office:value-type="float" office:value="98000" calcext:value-type="float">
            <text:p>98000</text:p>
          </table:table-cell>
          <table:table-cell table:formula="of:=[.I50]/[.G50]" office:value-type="percentage" office:value="0.355102040816327" calcext:value-type="percentage">
            <text:p>35,51%</text:p>
          </table:table-cell>
          <table:table-cell table:formula="of:=SUM([.J50:.M50])" office:value-type="float" office:value="34800" calcext:value-type="float">
            <text:p>34800</text:p>
          </table:table-cell>
          <table:table-cell table:formula="of:=IF([.$G50]&lt;[.B$1];0;IF([.$G50]&lt;[.C$1];([.$G50]-[.B$1])*[.C$2];[.C$3]))" office:value-type="float" office:value="0" calcext:value-type="float">
            <text:p>0</text:p>
          </table:table-cell>
          <table:table-cell table:formula="of:=IF([.$G50]&lt;[.C$1];0;IF([.$G50]&lt;[.D$1];([.$G50]-[.C$1])*[.D$2];[.D$3]))" office:value-type="float" office:value="6000" calcext:value-type="float">
            <text:p>6000</text:p>
          </table:table-cell>
          <table:table-cell table:formula="of:=IF([.$G50]&lt;[.D$1];0;IF([.$G50]&lt;[.E$1];([.$G50]-[.D$1])*[.E$2];[.E$3]))" office:value-type="float" office:value="28800" calcext:value-type="float">
            <text:p>28800</text:p>
          </table:table-cell>
          <table:table-cell table:formula="of:=IF([.$G50]&lt;[.E$1];0;([.$G50]-[.E$1])*[.F$2])" office:value-type="float" office:value="0" calcext:value-type="float">
            <text:p>0</text:p>
          </table:table-cell>
          <table:table-cell table:formula="of:=[.I50]/[.G50]" office:value-type="percentage" office:value="0.355102040816327" calcext:value-type="percentage">
            <text:p>35,51%</text:p>
          </table:table-cell>
          <table:table-cell table:formula="of:=[.G50]-[.I50]" office:value-type="float" office:value="63200" calcext:value-type="float">
            <text:p>63200</text:p>
          </table:table-cell>
        </table:table-row>
        <table:table-row table:style-name="ro1">
          <table:table-cell table:number-columns-repeated="6"/>
          <table:table-cell office:value-type="float" office:value="100000" calcext:value-type="float">
            <text:p>100000</text:p>
          </table:table-cell>
          <table:table-cell table:formula="of:=[.I51]/[.G51]" office:value-type="percentage" office:value="0.36" calcext:value-type="percentage">
            <text:p>36,00%</text:p>
          </table:table-cell>
          <table:table-cell table:formula="of:=SUM([.J51:.M51])" office:value-type="float" office:value="36000" calcext:value-type="float">
            <text:p>36000</text:p>
          </table:table-cell>
          <table:table-cell table:formula="of:=IF([.$G51]&lt;[.B$1];0;IF([.$G51]&lt;[.C$1];([.$G51]-[.B$1])*[.C$2];[.C$3]))" office:value-type="float" office:value="0" calcext:value-type="float">
            <text:p>0</text:p>
          </table:table-cell>
          <table:table-cell table:formula="of:=IF([.$G51]&lt;[.C$1];0;IF([.$G51]&lt;[.D$1];([.$G51]-[.C$1])*[.D$2];[.D$3]))" office:value-type="float" office:value="6000" calcext:value-type="float">
            <text:p>6000</text:p>
          </table:table-cell>
          <table:table-cell table:formula="of:=IF([.$G51]&lt;[.D$1];0;IF([.$G51]&lt;[.E$1];([.$G51]-[.D$1])*[.E$2];[.E$3]))" office:value-type="float" office:value="30000" calcext:value-type="float">
            <text:p>30000</text:p>
          </table:table-cell>
          <table:table-cell table:formula="of:=IF([.$G51]&lt;[.E$1];0;([.$G51]-[.E$1])*[.F$2])" office:value-type="float" office:value="0" calcext:value-type="float">
            <text:p>0</text:p>
          </table:table-cell>
          <table:table-cell table:formula="of:=[.I51]/[.G51]" office:value-type="percentage" office:value="0.36" calcext:value-type="percentage">
            <text:p>36,00%</text:p>
          </table:table-cell>
          <table:table-cell table:formula="of:=[.G51]-[.I51]" office:value-type="float" office:value="64000" calcext:value-type="float">
            <text:p>64000</text:p>
          </table:table-cell>
        </table:table-row>
        <table:table-row table:style-name="ro1">
          <table:table-cell table:number-columns-repeated="6"/>
          <table:table-cell office:value-type="float" office:value="102000" calcext:value-type="float">
            <text:p>102000</text:p>
          </table:table-cell>
          <table:table-cell table:formula="of:=[.I52]/[.G52]" office:value-type="percentage" office:value="0.37156862745098" calcext:value-type="percentage">
            <text:p>37,16%</text:p>
          </table:table-cell>
          <table:table-cell table:formula="of:=SUM([.J52:.M52])" office:value-type="float" office:value="37900" calcext:value-type="float">
            <text:p>37900</text:p>
          </table:table-cell>
          <table:table-cell table:formula="of:=IF([.$G52]&lt;[.B$1];0;IF([.$G52]&lt;[.C$1];([.$G52]-[.B$1])*[.C$2];[.C$3]))" office:value-type="float" office:value="0" calcext:value-type="float">
            <text:p>0</text:p>
          </table:table-cell>
          <table:table-cell table:formula="of:=IF([.$G52]&lt;[.C$1];0;IF([.$G52]&lt;[.D$1];([.$G52]-[.C$1])*[.D$2];[.D$3]))" office:value-type="float" office:value="6000" calcext:value-type="float">
            <text:p>6000</text:p>
          </table:table-cell>
          <table:table-cell table:formula="of:=IF([.$G52]&lt;[.D$1];0;IF([.$G52]&lt;[.E$1];([.$G52]-[.D$1])*[.E$2];[.E$3]))" office:value-type="float" office:value="30000" calcext:value-type="float">
            <text:p>30000</text:p>
          </table:table-cell>
          <table:table-cell table:formula="of:=IF([.$G52]&lt;[.E$1];0;([.$G52]-[.E$1])*[.F$2])" office:value-type="float" office:value="1900" calcext:value-type="float">
            <text:p>1900</text:p>
          </table:table-cell>
          <table:table-cell table:formula="of:=[.I52]/[.G52]" office:value-type="percentage" office:value="0.37156862745098" calcext:value-type="percentage">
            <text:p>37,16%</text:p>
          </table:table-cell>
          <table:table-cell table:formula="of:=[.G52]-[.I52]" office:value-type="float" office:value="64100" calcext:value-type="float">
            <text:p>64100</text:p>
          </table:table-cell>
        </table:table-row>
        <table:table-row table:style-name="ro1">
          <table:table-cell table:number-columns-repeated="6"/>
          <table:table-cell office:value-type="float" office:value="104000" calcext:value-type="float">
            <text:p>104000</text:p>
          </table:table-cell>
          <table:table-cell table:formula="of:=[.I53]/[.G53]" office:value-type="percentage" office:value="0.382692307692308" calcext:value-type="percentage">
            <text:p>38,27%</text:p>
          </table:table-cell>
          <table:table-cell table:formula="of:=SUM([.J53:.M53])" office:value-type="float" office:value="39800" calcext:value-type="float">
            <text:p>39800</text:p>
          </table:table-cell>
          <table:table-cell table:formula="of:=IF([.$G53]&lt;[.B$1];0;IF([.$G53]&lt;[.C$1];([.$G53]-[.B$1])*[.C$2];[.C$3]))" office:value-type="float" office:value="0" calcext:value-type="float">
            <text:p>0</text:p>
          </table:table-cell>
          <table:table-cell table:formula="of:=IF([.$G53]&lt;[.C$1];0;IF([.$G53]&lt;[.D$1];([.$G53]-[.C$1])*[.D$2];[.D$3]))" office:value-type="float" office:value="6000" calcext:value-type="float">
            <text:p>6000</text:p>
          </table:table-cell>
          <table:table-cell table:formula="of:=IF([.$G53]&lt;[.D$1];0;IF([.$G53]&lt;[.E$1];([.$G53]-[.D$1])*[.E$2];[.E$3]))" office:value-type="float" office:value="30000" calcext:value-type="float">
            <text:p>30000</text:p>
          </table:table-cell>
          <table:table-cell table:formula="of:=IF([.$G53]&lt;[.E$1];0;([.$G53]-[.E$1])*[.F$2])" office:value-type="float" office:value="3800" calcext:value-type="float">
            <text:p>3800</text:p>
          </table:table-cell>
          <table:table-cell table:formula="of:=[.I53]/[.G53]" office:value-type="percentage" office:value="0.382692307692308" calcext:value-type="percentage">
            <text:p>38,27%</text:p>
          </table:table-cell>
          <table:table-cell table:formula="of:=[.G53]-[.I53]" office:value-type="float" office:value="64200" calcext:value-type="float">
            <text:p>64200</text:p>
          </table:table-cell>
        </table:table-row>
        <table:table-row table:style-name="ro1">
          <table:table-cell table:number-columns-repeated="6"/>
          <table:table-cell office:value-type="float" office:value="106000" calcext:value-type="float">
            <text:p>106000</text:p>
          </table:table-cell>
          <table:table-cell table:formula="of:=[.I54]/[.G54]" office:value-type="percentage" office:value="0.393396226415094" calcext:value-type="percentage">
            <text:p>39,34%</text:p>
          </table:table-cell>
          <table:table-cell table:formula="of:=SUM([.J54:.M54])" office:value-type="float" office:value="41700" calcext:value-type="float">
            <text:p>41700</text:p>
          </table:table-cell>
          <table:table-cell table:formula="of:=IF([.$G54]&lt;[.B$1];0;IF([.$G54]&lt;[.C$1];([.$G54]-[.B$1])*[.C$2];[.C$3]))" office:value-type="float" office:value="0" calcext:value-type="float">
            <text:p>0</text:p>
          </table:table-cell>
          <table:table-cell table:formula="of:=IF([.$G54]&lt;[.C$1];0;IF([.$G54]&lt;[.D$1];([.$G54]-[.C$1])*[.D$2];[.D$3]))" office:value-type="float" office:value="6000" calcext:value-type="float">
            <text:p>6000</text:p>
          </table:table-cell>
          <table:table-cell table:formula="of:=IF([.$G54]&lt;[.D$1];0;IF([.$G54]&lt;[.E$1];([.$G54]-[.D$1])*[.E$2];[.E$3]))" office:value-type="float" office:value="30000" calcext:value-type="float">
            <text:p>30000</text:p>
          </table:table-cell>
          <table:table-cell table:formula="of:=IF([.$G54]&lt;[.E$1];0;([.$G54]-[.E$1])*[.F$2])" office:value-type="float" office:value="5700" calcext:value-type="float">
            <text:p>5700</text:p>
          </table:table-cell>
          <table:table-cell table:formula="of:=[.I54]/[.G54]" office:value-type="percentage" office:value="0.393396226415094" calcext:value-type="percentage">
            <text:p>39,34%</text:p>
          </table:table-cell>
          <table:table-cell table:formula="of:=[.G54]-[.I54]" office:value-type="float" office:value="64300" calcext:value-type="float">
            <text:p>64300</text:p>
          </table:table-cell>
        </table:table-row>
        <table:table-row table:style-name="ro1">
          <table:table-cell table:number-columns-repeated="6"/>
          <table:table-cell office:value-type="float" office:value="108000" calcext:value-type="float">
            <text:p>108000</text:p>
          </table:table-cell>
          <table:table-cell table:formula="of:=[.I55]/[.G55]" office:value-type="percentage" office:value="0.403703703703704" calcext:value-type="percentage">
            <text:p>40,37%</text:p>
          </table:table-cell>
          <table:table-cell table:formula="of:=SUM([.J55:.M55])" office:value-type="float" office:value="43600" calcext:value-type="float">
            <text:p>43600</text:p>
          </table:table-cell>
          <table:table-cell table:formula="of:=IF([.$G55]&lt;[.B$1];0;IF([.$G55]&lt;[.C$1];([.$G55]-[.B$1])*[.C$2];[.C$3]))" office:value-type="float" office:value="0" calcext:value-type="float">
            <text:p>0</text:p>
          </table:table-cell>
          <table:table-cell table:formula="of:=IF([.$G55]&lt;[.C$1];0;IF([.$G55]&lt;[.D$1];([.$G55]-[.C$1])*[.D$2];[.D$3]))" office:value-type="float" office:value="6000" calcext:value-type="float">
            <text:p>6000</text:p>
          </table:table-cell>
          <table:table-cell table:formula="of:=IF([.$G55]&lt;[.D$1];0;IF([.$G55]&lt;[.E$1];([.$G55]-[.D$1])*[.E$2];[.E$3]))" office:value-type="float" office:value="30000" calcext:value-type="float">
            <text:p>30000</text:p>
          </table:table-cell>
          <table:table-cell table:formula="of:=IF([.$G55]&lt;[.E$1];0;([.$G55]-[.E$1])*[.F$2])" office:value-type="float" office:value="7600" calcext:value-type="float">
            <text:p>7600</text:p>
          </table:table-cell>
          <table:table-cell table:formula="of:=[.I55]/[.G55]" office:value-type="percentage" office:value="0.403703703703704" calcext:value-type="percentage">
            <text:p>40,37%</text:p>
          </table:table-cell>
          <table:table-cell table:formula="of:=[.G55]-[.I55]" office:value-type="float" office:value="64400" calcext:value-type="float">
            <text:p>64400</text:p>
          </table:table-cell>
        </table:table-row>
        <table:table-row table:style-name="ro1">
          <table:table-cell table:number-columns-repeated="6"/>
          <table:table-cell office:value-type="float" office:value="110000" calcext:value-type="float">
            <text:p>110000</text:p>
          </table:table-cell>
          <table:table-cell table:formula="of:=[.I56]/[.G56]" office:value-type="percentage" office:value="0.413636363636364" calcext:value-type="percentage">
            <text:p>41,36%</text:p>
          </table:table-cell>
          <table:table-cell table:formula="of:=SUM([.J56:.M56])" office:value-type="float" office:value="45500" calcext:value-type="float">
            <text:p>45500</text:p>
          </table:table-cell>
          <table:table-cell table:formula="of:=IF([.$G56]&lt;[.B$1];0;IF([.$G56]&lt;[.C$1];([.$G56]-[.B$1])*[.C$2];[.C$3]))" office:value-type="float" office:value="0" calcext:value-type="float">
            <text:p>0</text:p>
          </table:table-cell>
          <table:table-cell table:formula="of:=IF([.$G56]&lt;[.C$1];0;IF([.$G56]&lt;[.D$1];([.$G56]-[.C$1])*[.D$2];[.D$3]))" office:value-type="float" office:value="6000" calcext:value-type="float">
            <text:p>6000</text:p>
          </table:table-cell>
          <table:table-cell table:formula="of:=IF([.$G56]&lt;[.D$1];0;IF([.$G56]&lt;[.E$1];([.$G56]-[.D$1])*[.E$2];[.E$3]))" office:value-type="float" office:value="30000" calcext:value-type="float">
            <text:p>30000</text:p>
          </table:table-cell>
          <table:table-cell table:formula="of:=IF([.$G56]&lt;[.E$1];0;([.$G56]-[.E$1])*[.F$2])" office:value-type="float" office:value="9500" calcext:value-type="float">
            <text:p>9500</text:p>
          </table:table-cell>
          <table:table-cell table:formula="of:=[.I56]/[.G56]" office:value-type="percentage" office:value="0.413636363636364" calcext:value-type="percentage">
            <text:p>41,36%</text:p>
          </table:table-cell>
          <table:table-cell table:formula="of:=[.G56]-[.I56]" office:value-type="float" office:value="64500" calcext:value-type="float">
            <text:p>64500</text:p>
          </table:table-cell>
        </table:table-row>
        <table:table-row table:style-name="ro1">
          <table:table-cell table:number-columns-repeated="6"/>
          <table:table-cell office:value-type="float" office:value="112000" calcext:value-type="float">
            <text:p>112000</text:p>
          </table:table-cell>
          <table:table-cell table:formula="of:=[.I57]/[.G57]" office:value-type="percentage" office:value="0.423214285714286" calcext:value-type="percentage">
            <text:p>42,32%</text:p>
          </table:table-cell>
          <table:table-cell table:formula="of:=SUM([.J57:.M57])" office:value-type="float" office:value="47400" calcext:value-type="float">
            <text:p>47400</text:p>
          </table:table-cell>
          <table:table-cell table:formula="of:=IF([.$G57]&lt;[.B$1];0;IF([.$G57]&lt;[.C$1];([.$G57]-[.B$1])*[.C$2];[.C$3]))" office:value-type="float" office:value="0" calcext:value-type="float">
            <text:p>0</text:p>
          </table:table-cell>
          <table:table-cell table:formula="of:=IF([.$G57]&lt;[.C$1];0;IF([.$G57]&lt;[.D$1];([.$G57]-[.C$1])*[.D$2];[.D$3]))" office:value-type="float" office:value="6000" calcext:value-type="float">
            <text:p>6000</text:p>
          </table:table-cell>
          <table:table-cell table:formula="of:=IF([.$G57]&lt;[.D$1];0;IF([.$G57]&lt;[.E$1];([.$G57]-[.D$1])*[.E$2];[.E$3]))" office:value-type="float" office:value="30000" calcext:value-type="float">
            <text:p>30000</text:p>
          </table:table-cell>
          <table:table-cell table:formula="of:=IF([.$G57]&lt;[.E$1];0;([.$G57]-[.E$1])*[.F$2])" office:value-type="float" office:value="11400" calcext:value-type="float">
            <text:p>11400</text:p>
          </table:table-cell>
          <table:table-cell table:formula="of:=[.I57]/[.G57]" office:value-type="percentage" office:value="0.423214285714286" calcext:value-type="percentage">
            <text:p>42,32%</text:p>
          </table:table-cell>
          <table:table-cell table:formula="of:=[.G57]-[.I57]" office:value-type="float" office:value="64600" calcext:value-type="float">
            <text:p>64600</text:p>
          </table:table-cell>
        </table:table-row>
        <table:table-row table:style-name="ro1">
          <table:table-cell table:number-columns-repeated="6"/>
          <table:table-cell office:value-type="float" office:value="114000" calcext:value-type="float">
            <text:p>114000</text:p>
          </table:table-cell>
          <table:table-cell table:formula="of:=[.I58]/[.G58]" office:value-type="percentage" office:value="0.432456140350877" calcext:value-type="percentage">
            <text:p>43,25%</text:p>
          </table:table-cell>
          <table:table-cell table:formula="of:=SUM([.J58:.M58])" office:value-type="float" office:value="49300" calcext:value-type="float">
            <text:p>49300</text:p>
          </table:table-cell>
          <table:table-cell table:formula="of:=IF([.$G58]&lt;[.B$1];0;IF([.$G58]&lt;[.C$1];([.$G58]-[.B$1])*[.C$2];[.C$3]))" office:value-type="float" office:value="0" calcext:value-type="float">
            <text:p>0</text:p>
          </table:table-cell>
          <table:table-cell table:formula="of:=IF([.$G58]&lt;[.C$1];0;IF([.$G58]&lt;[.D$1];([.$G58]-[.C$1])*[.D$2];[.D$3]))" office:value-type="float" office:value="6000" calcext:value-type="float">
            <text:p>6000</text:p>
          </table:table-cell>
          <table:table-cell table:formula="of:=IF([.$G58]&lt;[.D$1];0;IF([.$G58]&lt;[.E$1];([.$G58]-[.D$1])*[.E$2];[.E$3]))" office:value-type="float" office:value="30000" calcext:value-type="float">
            <text:p>30000</text:p>
          </table:table-cell>
          <table:table-cell table:formula="of:=IF([.$G58]&lt;[.E$1];0;([.$G58]-[.E$1])*[.F$2])" office:value-type="float" office:value="13300" calcext:value-type="float">
            <text:p>13300</text:p>
          </table:table-cell>
          <table:table-cell table:formula="of:=[.I58]/[.G58]" office:value-type="percentage" office:value="0.432456140350877" calcext:value-type="percentage">
            <text:p>43,25%</text:p>
          </table:table-cell>
          <table:table-cell table:formula="of:=[.G58]-[.I58]" office:value-type="float" office:value="64700" calcext:value-type="float">
            <text:p>64700</text:p>
          </table:table-cell>
        </table:table-row>
        <table:table-row table:style-name="ro1">
          <table:table-cell table:number-columns-repeated="6"/>
          <table:table-cell office:value-type="float" office:value="116000" calcext:value-type="float">
            <text:p>116000</text:p>
          </table:table-cell>
          <table:table-cell table:formula="of:=[.I59]/[.G59]" office:value-type="percentage" office:value="0.441379310344828" calcext:value-type="percentage">
            <text:p>44,14%</text:p>
          </table:table-cell>
          <table:table-cell table:formula="of:=SUM([.J59:.M59])" office:value-type="float" office:value="51200" calcext:value-type="float">
            <text:p>51200</text:p>
          </table:table-cell>
          <table:table-cell table:formula="of:=IF([.$G59]&lt;[.B$1];0;IF([.$G59]&lt;[.C$1];([.$G59]-[.B$1])*[.C$2];[.C$3]))" office:value-type="float" office:value="0" calcext:value-type="float">
            <text:p>0</text:p>
          </table:table-cell>
          <table:table-cell table:formula="of:=IF([.$G59]&lt;[.C$1];0;IF([.$G59]&lt;[.D$1];([.$G59]-[.C$1])*[.D$2];[.D$3]))" office:value-type="float" office:value="6000" calcext:value-type="float">
            <text:p>6000</text:p>
          </table:table-cell>
          <table:table-cell table:formula="of:=IF([.$G59]&lt;[.D$1];0;IF([.$G59]&lt;[.E$1];([.$G59]-[.D$1])*[.E$2];[.E$3]))" office:value-type="float" office:value="30000" calcext:value-type="float">
            <text:p>30000</text:p>
          </table:table-cell>
          <table:table-cell table:formula="of:=IF([.$G59]&lt;[.E$1];0;([.$G59]-[.E$1])*[.F$2])" office:value-type="float" office:value="15200" calcext:value-type="float">
            <text:p>15200</text:p>
          </table:table-cell>
          <table:table-cell table:formula="of:=[.I59]/[.G59]" office:value-type="percentage" office:value="0.441379310344828" calcext:value-type="percentage">
            <text:p>44,14%</text:p>
          </table:table-cell>
          <table:table-cell table:formula="of:=[.G59]-[.I59]" office:value-type="float" office:value="64800" calcext:value-type="float">
            <text:p>64800</text:p>
          </table:table-cell>
        </table:table-row>
        <table:table-row table:style-name="ro1">
          <table:table-cell table:number-columns-repeated="6"/>
          <table:table-cell office:value-type="float" office:value="118000" calcext:value-type="float">
            <text:p>118000</text:p>
          </table:table-cell>
          <table:table-cell table:formula="of:=[.I60]/[.G60]" office:value-type="percentage" office:value="0.45" calcext:value-type="percentage">
            <text:p>45,00%</text:p>
          </table:table-cell>
          <table:table-cell table:formula="of:=SUM([.J60:.M60])" office:value-type="float" office:value="53100" calcext:value-type="float">
            <text:p>53100</text:p>
          </table:table-cell>
          <table:table-cell table:formula="of:=IF([.$G60]&lt;[.B$1];0;IF([.$G60]&lt;[.C$1];([.$G60]-[.B$1])*[.C$2];[.C$3]))" office:value-type="float" office:value="0" calcext:value-type="float">
            <text:p>0</text:p>
          </table:table-cell>
          <table:table-cell table:formula="of:=IF([.$G60]&lt;[.C$1];0;IF([.$G60]&lt;[.D$1];([.$G60]-[.C$1])*[.D$2];[.D$3]))" office:value-type="float" office:value="6000" calcext:value-type="float">
            <text:p>6000</text:p>
          </table:table-cell>
          <table:table-cell table:formula="of:=IF([.$G60]&lt;[.D$1];0;IF([.$G60]&lt;[.E$1];([.$G60]-[.D$1])*[.E$2];[.E$3]))" office:value-type="float" office:value="30000" calcext:value-type="float">
            <text:p>30000</text:p>
          </table:table-cell>
          <table:table-cell table:formula="of:=IF([.$G60]&lt;[.E$1];0;([.$G60]-[.E$1])*[.F$2])" office:value-type="float" office:value="17100" calcext:value-type="float">
            <text:p>17100</text:p>
          </table:table-cell>
          <table:table-cell table:formula="of:=[.I60]/[.G60]" office:value-type="percentage" office:value="0.45" calcext:value-type="percentage">
            <text:p>45,00%</text:p>
          </table:table-cell>
          <table:table-cell table:formula="of:=[.G60]-[.I60]" office:value-type="float" office:value="64900" calcext:value-type="float">
            <text:p>64900</text:p>
          </table:table-cell>
        </table:table-row>
        <table:table-row table:style-name="ro1">
          <table:table-cell table:number-columns-repeated="6"/>
          <table:table-cell office:value-type="float" office:value="120000" calcext:value-type="float">
            <text:p>120000</text:p>
          </table:table-cell>
          <table:table-cell table:formula="of:=[.I61]/[.G61]" office:value-type="percentage" office:value="0.458333333333333" calcext:value-type="percentage">
            <text:p>45,83%</text:p>
          </table:table-cell>
          <table:table-cell table:formula="of:=SUM([.J61:.M61])" office:value-type="float" office:value="55000" calcext:value-type="float">
            <text:p>55000</text:p>
          </table:table-cell>
          <table:table-cell table:formula="of:=IF([.$G61]&lt;[.B$1];0;IF([.$G61]&lt;[.C$1];([.$G61]-[.B$1])*[.C$2];[.C$3]))" office:value-type="float" office:value="0" calcext:value-type="float">
            <text:p>0</text:p>
          </table:table-cell>
          <table:table-cell table:formula="of:=IF([.$G61]&lt;[.C$1];0;IF([.$G61]&lt;[.D$1];([.$G61]-[.C$1])*[.D$2];[.D$3]))" office:value-type="float" office:value="6000" calcext:value-type="float">
            <text:p>6000</text:p>
          </table:table-cell>
          <table:table-cell table:formula="of:=IF([.$G61]&lt;[.D$1];0;IF([.$G61]&lt;[.E$1];([.$G61]-[.D$1])*[.E$2];[.E$3]))" office:value-type="float" office:value="30000" calcext:value-type="float">
            <text:p>30000</text:p>
          </table:table-cell>
          <table:table-cell table:formula="of:=IF([.$G61]&lt;[.E$1];0;([.$G61]-[.E$1])*[.F$2])" office:value-type="float" office:value="19000" calcext:value-type="float">
            <text:p>19000</text:p>
          </table:table-cell>
          <table:table-cell table:formula="of:=[.I61]/[.G61]" office:value-type="percentage" office:value="0.458333333333333" calcext:value-type="percentage">
            <text:p>45,83%</text:p>
          </table:table-cell>
          <table:table-cell table:formula="of:=[.G61]-[.I61]" office:value-type="float" office:value="65000" calcext:value-type="float">
            <text:p>65000</text:p>
          </table:table-cell>
        </table:table-row>
      </table:table>
      <table:table table:name="Brackets (3)" table:style-name="ta1">
        <table:shapes>
          <draw:frame draw:z-index="0" draw:style-name="gr1" draw:text-style-name="P1" svg:width="160.21mm" svg:height="90.04mm" svg:x="347.69mm" svg:y="27.9mm">
            <draw:object draw:notify-on-update-of-ranges="'Brackets (3)'.G2:'Brackets (3)'.G61 'Brackets (3)'.H1:'Brackets (3)'.H1 'Brackets (3)'.H2:'Brackets (3)'.H6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column table:style-name="co2" table:default-cell-style-name="ce1"/>
        <table:table-column table:style-name="co2" table:default-cell-style-name="ce2"/>
        <table:table-column table:style-name="co2" table:number-columns-repeated="4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Tax Brackets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Tax Base</text:p>
          </table:table-cell>
          <table:table-cell table:style-name="Default" office:value-type="string" calcext:value-type="string">
            <text:p>Avg Rate</text:p>
          </table:table-cell>
          <table:table-cell table:style-name="Default" office:value-type="string" calcext:value-type="string">
            <text:p>Tax Total</text:p>
          </table:table-cell>
          <table:table-cell table:style-name="ce1" table:formula="of:=[.C2]" office:value-type="percentage" office:value="0" calcext:value-type="percentage">
            <text:p>0,00%</text:p>
          </table:table-cell>
          <table:table-cell table:style-name="ce1"/>
          <table:table-cell table:style-name="ce1" table:formula="of:=[.E2]" office:value-type="percentage" office:value="0.15" calcext:value-type="percentage">
            <text:p>15,00%</text:p>
          </table:table-cell>
          <table:table-cell table:style-name="ce1" table:formula="of:=[.F2]" office:value-type="percentage" office:value="0.3" calcext:value-type="percentage">
            <text:p>30,00%</text:p>
          </table:table-cell>
          <table:table-cell table:style-name="Default" office:value-type="string" calcext:value-type="string">
            <text:p>Avg Rate</text:p>
          </table:table-cell>
        </table:table-row>
        <table:table-row table:style-name="ro1">
          <table:table-cell office:value-type="string" calcext:value-type="string">
            <text:p>Tax Rates</text:p>
          </table:table-cell>
          <table:table-cell/>
          <table:table-cell table:style-name="ce1" table:formula="of:=0" office:value-type="percentage" office:value="0" calcext:value-type="percentage">
            <text:p>0,00%</text:p>
          </table:table-cell>
          <table:table-cell table:style-name="ce1"/>
          <table:table-cell table:style-name="ce1" table:formula="of:=0.15" office:value-type="percentage" office:value="0.15" calcext:value-type="percentage">
            <text:p>15,00%</text:p>
          </table:table-cell>
          <table:table-cell table:style-name="ce1" office:value-type="percentage" office:value="0.3" calcext:value-type="percentage">
            <text:p>30,00%</text:p>
          </table:table-cell>
          <table:table-cell office:value-type="float" office:value="1000" calcext:value-type="float">
            <text:p>1000</text:p>
          </table:table-cell>
          <table:table-cell table:formula="of:=[.I2]/[.G2]" office:value-type="percentage" office:value="0" calcext:value-type="percentage">
            <text:p>0,00%</text:p>
          </table:table-cell>
          <table:table-cell table:formula="of:=SUM([.J2:.M2])" office:value-type="float" office:value="0" calcext:value-type="float">
            <text:p>0</text:p>
          </table:table-cell>
          <table:table-cell table:formula="of:=IF([.$G2]&lt;[.B$1];0;IF([.$G2]&lt;[.C$1];([.$G2]-[.B$1])*[.C$2];[.C$3]))" office:value-type="float" office:value="0" calcext:value-type="float">
            <text:p>0</text:p>
          </table:table-cell>
          <table:table-cell/>
          <table:table-cell table:formula="of:=IF([.$G2]&lt;[.C$1];0;IF([.$G2]&lt;[.E$1];([.$G2]-[.C$1])*[.E$2];[.E$3]))" office:value-type="float" office:value="0" calcext:value-type="float">
            <text:p>0</text:p>
          </table:table-cell>
          <table:table-cell table:formula="of:=IF([.$G2]&lt;[.E$1];0;([.$G2]-[.E$1])*[.F$2])" office:value-type="float" office:value="0" calcext:value-type="float">
            <text:p>0</text:p>
          </table:table-cell>
          <table:table-cell table:formula="of:=[.I2]/[.G2]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Tax/Bracket</text:p>
          </table:table-cell>
          <table:table-cell/>
          <table:table-cell table:formula="of:=([.C1]-[.B1])*[.C2]" office:value-type="float" office:value="0" calcext:value-type="float">
            <text:p>0</text:p>
          </table:table-cell>
          <table:table-cell/>
          <table:table-cell table:formula="of:=([.E1]-[.C1])*[.E2]" office:value-type="float" office:value="750" calcext:value-type="float">
            <text:p>750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I3]/[.G3]" office:value-type="percentage" office:value="0" calcext:value-type="percentage">
            <text:p>0,00%</text:p>
          </table:table-cell>
          <table:table-cell table:formula="of:=SUM([.J3:.M3])" office:value-type="float" office:value="0" calcext:value-type="float">
            <text:p>0</text:p>
          </table:table-cell>
          <table:table-cell table:formula="of:=IF([.$G3]&lt;[.B$1];0;IF([.$G3]&lt;[.C$1];([.$G3]-[.B$1])*[.C$2];[.C$3]))" office:value-type="float" office:value="0" calcext:value-type="float">
            <text:p>0</text:p>
          </table:table-cell>
          <table:table-cell/>
          <table:table-cell table:formula="of:=IF([.$G3]&lt;[.C$1];0;IF([.$G3]&lt;[.E$1];([.$G3]-[.C$1])*[.E$2];[.E$3]))" office:value-type="float" office:value="0" calcext:value-type="float">
            <text:p>0</text:p>
          </table:table-cell>
          <table:table-cell table:formula="of:=IF([.$G3]&lt;[.E$1];0;([.$G3]-[.E$1])*[.F$2])" office:value-type="float" office:value="0" calcext:value-type="float">
            <text:p>0</text:p>
          </table:table-cell>
          <table:table-cell table:formula="of:=[.I3]/[.G3]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Acc. Tax/Bracket</text:p>
          </table:table-cell>
          <table:table-cell table:number-columns-repeated="5"/>
          <table:table-cell office:value-type="float" office:value="3000" calcext:value-type="float">
            <text:p>3000</text:p>
          </table:table-cell>
          <table:table-cell table:formula="of:=[.I4]/[.G4]" office:value-type="percentage" office:value="0" calcext:value-type="percentage">
            <text:p>0,00%</text:p>
          </table:table-cell>
          <table:table-cell table:formula="of:=SUM([.J4:.M4])" office:value-type="float" office:value="0" calcext:value-type="float">
            <text:p>0</text:p>
          </table:table-cell>
          <table:table-cell table:formula="of:=IF([.$G4]&lt;[.B$1];0;IF([.$G4]&lt;[.C$1];([.$G4]-[.B$1])*[.C$2];[.C$3]))" office:value-type="float" office:value="0" calcext:value-type="float">
            <text:p>0</text:p>
          </table:table-cell>
          <table:table-cell/>
          <table:table-cell table:formula="of:=IF([.$G4]&lt;[.C$1];0;IF([.$G4]&lt;[.E$1];([.$G4]-[.C$1])*[.E$2];[.E$3]))" office:value-type="float" office:value="0" calcext:value-type="float">
            <text:p>0</text:p>
          </table:table-cell>
          <table:table-cell table:formula="of:=IF([.$G4]&lt;[.E$1];0;([.$G4]-[.E$1])*[.F$2])" office:value-type="float" office:value="0" calcext:value-type="float">
            <text:p>0</text:p>
          </table:table-cell>
          <table:table-cell table:formula="of:=[.I4]/[.G4]" office:value-type="percentage" office:value="0" calcext:value-type="percentage">
            <text:p>0,00%</text:p>
          </table:table-cell>
        </table:table-row>
        <table:table-row table:style-name="ro1">
          <table:table-cell table:number-columns-repeated="6"/>
          <table:table-cell office:value-type="float" office:value="4000" calcext:value-type="float">
            <text:p>4000</text:p>
          </table:table-cell>
          <table:table-cell table:formula="of:=[.I5]/[.G5]" office:value-type="percentage" office:value="0" calcext:value-type="percentage">
            <text:p>0,00%</text:p>
          </table:table-cell>
          <table:table-cell table:formula="of:=SUM([.J5:.M5])" office:value-type="float" office:value="0" calcext:value-type="float">
            <text:p>0</text:p>
          </table:table-cell>
          <table:table-cell table:formula="of:=IF([.$G5]&lt;[.B$1];0;IF([.$G5]&lt;[.C$1];([.$G5]-[.B$1])*[.C$2];[.C$3]))" office:value-type="float" office:value="0" calcext:value-type="float">
            <text:p>0</text:p>
          </table:table-cell>
          <table:table-cell/>
          <table:table-cell table:formula="of:=IF([.$G5]&lt;[.C$1];0;IF([.$G5]&lt;[.E$1];([.$G5]-[.C$1])*[.E$2];[.E$3]))" office:value-type="float" office:value="0" calcext:value-type="float">
            <text:p>0</text:p>
          </table:table-cell>
          <table:table-cell table:formula="of:=IF([.$G5]&lt;[.E$1];0;([.$G5]-[.E$1])*[.F$2])" office:value-type="float" office:value="0" calcext:value-type="float">
            <text:p>0</text:p>
          </table:table-cell>
          <table:table-cell table:formula="of:=[.I5]/[.G5]" office:value-type="percentage" office:value="0" calcext:value-type="percentage">
            <text:p>0,00%</text:p>
          </table:table-cell>
        </table:table-row>
        <table:table-row table:style-name="ro1">
          <table:table-cell table:number-columns-repeated="6"/>
          <table:table-cell office:value-type="float" office:value="5000" calcext:value-type="float">
            <text:p>5000</text:p>
          </table:table-cell>
          <table:table-cell table:formula="of:=[.I6]/[.G6]" office:value-type="percentage" office:value="0" calcext:value-type="percentage">
            <text:p>0,00%</text:p>
          </table:table-cell>
          <table:table-cell table:formula="of:=SUM([.J6:.M6])" office:value-type="float" office:value="0" calcext:value-type="float">
            <text:p>0</text:p>
          </table:table-cell>
          <table:table-cell table:formula="of:=IF([.$G6]&lt;[.B$1];0;IF([.$G6]&lt;[.C$1];([.$G6]-[.B$1])*[.C$2];[.C$3]))" office:value-type="float" office:value="0" calcext:value-type="float">
            <text:p>0</text:p>
          </table:table-cell>
          <table:table-cell/>
          <table:table-cell table:formula="of:=IF([.$G6]&lt;[.C$1];0;IF([.$G6]&lt;[.E$1];([.$G6]-[.C$1])*[.E$2];[.E$3]))" office:value-type="float" office:value="0" calcext:value-type="float">
            <text:p>0</text:p>
          </table:table-cell>
          <table:table-cell table:formula="of:=IF([.$G6]&lt;[.E$1];0;([.$G6]-[.E$1])*[.F$2])" office:value-type="float" office:value="0" calcext:value-type="float">
            <text:p>0</text:p>
          </table:table-cell>
          <table:table-cell table:formula="of:=[.I6]/[.G6]" office:value-type="percentage" office:value="0" calcext:value-type="percentage">
            <text:p>0,00%</text:p>
          </table:table-cell>
        </table:table-row>
        <table:table-row table:style-name="ro1">
          <table:table-cell table:number-columns-repeated="6"/>
          <table:table-cell office:value-type="float" office:value="6000" calcext:value-type="float">
            <text:p>6000</text:p>
          </table:table-cell>
          <table:table-cell table:formula="of:=[.I7]/[.G7]" office:value-type="percentage" office:value="0.025" calcext:value-type="percentage">
            <text:p>2,50%</text:p>
          </table:table-cell>
          <table:table-cell table:formula="of:=SUM([.J7:.M7])" office:value-type="float" office:value="150" calcext:value-type="float">
            <text:p>150</text:p>
          </table:table-cell>
          <table:table-cell table:formula="of:=IF([.$G7]&lt;[.B$1];0;IF([.$G7]&lt;[.C$1];([.$G7]-[.B$1])*[.C$2];[.C$3]))" office:value-type="float" office:value="0" calcext:value-type="float">
            <text:p>0</text:p>
          </table:table-cell>
          <table:table-cell/>
          <table:table-cell table:formula="of:=IF([.$G7]&lt;[.C$1];0;IF([.$G7]&lt;[.E$1];([.$G7]-[.C$1])*[.E$2];[.E$3]))" office:value-type="float" office:value="150" calcext:value-type="float">
            <text:p>150</text:p>
          </table:table-cell>
          <table:table-cell table:formula="of:=IF([.$G7]&lt;[.E$1];0;([.$G7]-[.E$1])*[.F$2])" office:value-type="float" office:value="0" calcext:value-type="float">
            <text:p>0</text:p>
          </table:table-cell>
          <table:table-cell table:formula="of:=[.I7]/[.G7]" office:value-type="percentage" office:value="0.025" calcext:value-type="percentage">
            <text:p>2,50%</text:p>
          </table:table-cell>
        </table:table-row>
        <table:table-row table:style-name="ro1">
          <table:table-cell table:number-columns-repeated="6"/>
          <table:table-cell office:value-type="float" office:value="7000" calcext:value-type="float">
            <text:p>7000</text:p>
          </table:table-cell>
          <table:table-cell table:formula="of:=[.I8]/[.G8]" office:value-type="percentage" office:value="0.0428571428571429" calcext:value-type="percentage">
            <text:p>4,29%</text:p>
          </table:table-cell>
          <table:table-cell table:formula="of:=SUM([.J8:.M8])" office:value-type="float" office:value="300" calcext:value-type="float">
            <text:p>300</text:p>
          </table:table-cell>
          <table:table-cell table:formula="of:=IF([.$G8]&lt;[.B$1];0;IF([.$G8]&lt;[.C$1];([.$G8]-[.B$1])*[.C$2];[.C$3]))" office:value-type="float" office:value="0" calcext:value-type="float">
            <text:p>0</text:p>
          </table:table-cell>
          <table:table-cell/>
          <table:table-cell table:formula="of:=IF([.$G8]&lt;[.C$1];0;IF([.$G8]&lt;[.E$1];([.$G8]-[.C$1])*[.E$2];[.E$3]))" office:value-type="float" office:value="300" calcext:value-type="float">
            <text:p>300</text:p>
          </table:table-cell>
          <table:table-cell table:formula="of:=IF([.$G8]&lt;[.E$1];0;([.$G8]-[.E$1])*[.F$2])" office:value-type="float" office:value="0" calcext:value-type="float">
            <text:p>0</text:p>
          </table:table-cell>
          <table:table-cell table:formula="of:=[.I8]/[.G8]" office:value-type="percentage" office:value="0.0428571428571429" calcext:value-type="percentage">
            <text:p>4,29%</text:p>
          </table:table-cell>
        </table:table-row>
        <table:table-row table:style-name="ro1">
          <table:table-cell table:number-columns-repeated="6"/>
          <table:table-cell office:value-type="float" office:value="8000" calcext:value-type="float">
            <text:p>8000</text:p>
          </table:table-cell>
          <table:table-cell table:formula="of:=[.I9]/[.G9]" office:value-type="percentage" office:value="0.05625" calcext:value-type="percentage">
            <text:p>5,63%</text:p>
          </table:table-cell>
          <table:table-cell table:formula="of:=SUM([.J9:.M9])" office:value-type="float" office:value="450" calcext:value-type="float">
            <text:p>450</text:p>
          </table:table-cell>
          <table:table-cell table:formula="of:=IF([.$G9]&lt;[.B$1];0;IF([.$G9]&lt;[.C$1];([.$G9]-[.B$1])*[.C$2];[.C$3]))" office:value-type="float" office:value="0" calcext:value-type="float">
            <text:p>0</text:p>
          </table:table-cell>
          <table:table-cell/>
          <table:table-cell table:formula="of:=IF([.$G9]&lt;[.C$1];0;IF([.$G9]&lt;[.E$1];([.$G9]-[.C$1])*[.E$2];[.E$3]))" office:value-type="float" office:value="450" calcext:value-type="float">
            <text:p>450</text:p>
          </table:table-cell>
          <table:table-cell table:formula="of:=IF([.$G9]&lt;[.E$1];0;([.$G9]-[.E$1])*[.F$2])" office:value-type="float" office:value="0" calcext:value-type="float">
            <text:p>0</text:p>
          </table:table-cell>
          <table:table-cell table:formula="of:=[.I9]/[.G9]" office:value-type="percentage" office:value="0.05625" calcext:value-type="percentage">
            <text:p>5,63%</text:p>
          </table:table-cell>
        </table:table-row>
        <table:table-row table:style-name="ro1">
          <table:table-cell table:number-columns-repeated="6"/>
          <table:table-cell office:value-type="float" office:value="9000" calcext:value-type="float">
            <text:p>9000</text:p>
          </table:table-cell>
          <table:table-cell table:formula="of:=[.I10]/[.G10]" office:value-type="percentage" office:value="0.0666666666666667" calcext:value-type="percentage">
            <text:p>6,67%</text:p>
          </table:table-cell>
          <table:table-cell table:formula="of:=SUM([.J10:.M10])" office:value-type="float" office:value="600" calcext:value-type="float">
            <text:p>600</text:p>
          </table:table-cell>
          <table:table-cell table:formula="of:=IF([.$G10]&lt;[.B$1];0;IF([.$G10]&lt;[.C$1];([.$G10]-[.B$1])*[.C$2];[.C$3]))" office:value-type="float" office:value="0" calcext:value-type="float">
            <text:p>0</text:p>
          </table:table-cell>
          <table:table-cell/>
          <table:table-cell table:formula="of:=IF([.$G10]&lt;[.C$1];0;IF([.$G10]&lt;[.E$1];([.$G10]-[.C$1])*[.E$2];[.E$3]))" office:value-type="float" office:value="600" calcext:value-type="float">
            <text:p>600</text:p>
          </table:table-cell>
          <table:table-cell table:formula="of:=IF([.$G10]&lt;[.E$1];0;([.$G10]-[.E$1])*[.F$2])" office:value-type="float" office:value="0" calcext:value-type="float">
            <text:p>0</text:p>
          </table:table-cell>
          <table:table-cell table:formula="of:=[.I10]/[.G10]" office:value-type="percentage" office:value="0.0666666666666667" calcext:value-type="percentage">
            <text:p>6,67%</text:p>
          </table:table-cell>
        </table:table-row>
        <table:table-row table:style-name="ro1">
          <table:table-cell table:number-columns-repeated="6"/>
          <table:table-cell office:value-type="float" office:value="10000" calcext:value-type="float">
            <text:p>10000</text:p>
          </table:table-cell>
          <table:table-cell table:formula="of:=[.I11]/[.G11]" office:value-type="percentage" office:value="0.075" calcext:value-type="percentage">
            <text:p>7,50%</text:p>
          </table:table-cell>
          <table:table-cell table:formula="of:=SUM([.J11:.M11])" office:value-type="float" office:value="750" calcext:value-type="float">
            <text:p>750</text:p>
          </table:table-cell>
          <table:table-cell table:formula="of:=IF([.$G11]&lt;[.B$1];0;IF([.$G11]&lt;[.C$1];([.$G11]-[.B$1])*[.C$2];[.C$3]))" office:value-type="float" office:value="0" calcext:value-type="float">
            <text:p>0</text:p>
          </table:table-cell>
          <table:table-cell/>
          <table:table-cell table:formula="of:=IF([.$G11]&lt;[.C$1];0;IF([.$G11]&lt;[.E$1];([.$G11]-[.C$1])*[.E$2];[.E$3]))" office:value-type="float" office:value="750" calcext:value-type="float">
            <text:p>750</text:p>
          </table:table-cell>
          <table:table-cell table:formula="of:=IF([.$G11]&lt;[.E$1];0;([.$G11]-[.E$1])*[.F$2])" office:value-type="float" office:value="0" calcext:value-type="float">
            <text:p>0</text:p>
          </table:table-cell>
          <table:table-cell table:formula="of:=[.I11]/[.G11]" office:value-type="percentage" office:value="0.075" calcext:value-type="percentage">
            <text:p>7,50%</text:p>
          </table:table-cell>
        </table:table-row>
        <table:table-row table:style-name="ro1">
          <table:table-cell table:number-columns-repeated="6"/>
          <table:table-cell office:value-type="float" office:value="11000" calcext:value-type="float">
            <text:p>11000</text:p>
          </table:table-cell>
          <table:table-cell table:formula="of:=[.I12]/[.G12]" office:value-type="percentage" office:value="0.0954545454545455" calcext:value-type="percentage">
            <text:p>9,55%</text:p>
          </table:table-cell>
          <table:table-cell table:formula="of:=SUM([.J12:.M12])" office:value-type="float" office:value="1050" calcext:value-type="float">
            <text:p>1050</text:p>
          </table:table-cell>
          <table:table-cell table:formula="of:=IF([.$G12]&lt;[.B$1];0;IF([.$G12]&lt;[.C$1];([.$G12]-[.B$1])*[.C$2];[.C$3]))" office:value-type="float" office:value="0" calcext:value-type="float">
            <text:p>0</text:p>
          </table:table-cell>
          <table:table-cell/>
          <table:table-cell table:formula="of:=IF([.$G12]&lt;[.C$1];0;IF([.$G12]&lt;[.E$1];([.$G12]-[.C$1])*[.E$2];[.E$3]))" office:value-type="float" office:value="750" calcext:value-type="float">
            <text:p>750</text:p>
          </table:table-cell>
          <table:table-cell table:formula="of:=IF([.$G12]&lt;[.E$1];0;([.$G12]-[.E$1])*[.F$2])" office:value-type="float" office:value="300" calcext:value-type="float">
            <text:p>300</text:p>
          </table:table-cell>
          <table:table-cell table:formula="of:=[.I12]/[.G12]" office:value-type="percentage" office:value="0.0954545454545455" calcext:value-type="percentage">
            <text:p>9,55%</text:p>
          </table:table-cell>
        </table:table-row>
        <table:table-row table:style-name="ro1">
          <table:table-cell table:number-columns-repeated="6"/>
          <table:table-cell office:value-type="float" office:value="12000" calcext:value-type="float">
            <text:p>12000</text:p>
          </table:table-cell>
          <table:table-cell table:formula="of:=[.I13]/[.G13]" office:value-type="percentage" office:value="0.1125" calcext:value-type="percentage">
            <text:p>11,25%</text:p>
          </table:table-cell>
          <table:table-cell table:formula="of:=SUM([.J13:.M13])" office:value-type="float" office:value="1350" calcext:value-type="float">
            <text:p>1350</text:p>
          </table:table-cell>
          <table:table-cell table:formula="of:=IF([.$G13]&lt;[.B$1];0;IF([.$G13]&lt;[.C$1];([.$G13]-[.B$1])*[.C$2];[.C$3]))" office:value-type="float" office:value="0" calcext:value-type="float">
            <text:p>0</text:p>
          </table:table-cell>
          <table:table-cell/>
          <table:table-cell table:formula="of:=IF([.$G13]&lt;[.C$1];0;IF([.$G13]&lt;[.E$1];([.$G13]-[.C$1])*[.E$2];[.E$3]))" office:value-type="float" office:value="750" calcext:value-type="float">
            <text:p>750</text:p>
          </table:table-cell>
          <table:table-cell table:formula="of:=IF([.$G13]&lt;[.E$1];0;([.$G13]-[.E$1])*[.F$2])" office:value-type="float" office:value="600" calcext:value-type="float">
            <text:p>600</text:p>
          </table:table-cell>
          <table:table-cell table:formula="of:=[.I13]/[.G13]" office:value-type="percentage" office:value="0.1125" calcext:value-type="percentage">
            <text:p>11,25%</text:p>
          </table:table-cell>
        </table:table-row>
        <table:table-row table:style-name="ro1">
          <table:table-cell table:number-columns-repeated="6"/>
          <table:table-cell office:value-type="float" office:value="13000" calcext:value-type="float">
            <text:p>13000</text:p>
          </table:table-cell>
          <table:table-cell table:formula="of:=[.I14]/[.G14]" office:value-type="percentage" office:value="0.126923076923077" calcext:value-type="percentage">
            <text:p>12,69%</text:p>
          </table:table-cell>
          <table:table-cell table:formula="of:=SUM([.J14:.M14])" office:value-type="float" office:value="1650" calcext:value-type="float">
            <text:p>1650</text:p>
          </table:table-cell>
          <table:table-cell table:formula="of:=IF([.$G14]&lt;[.B$1];0;IF([.$G14]&lt;[.C$1];([.$G14]-[.B$1])*[.C$2];[.C$3]))" office:value-type="float" office:value="0" calcext:value-type="float">
            <text:p>0</text:p>
          </table:table-cell>
          <table:table-cell/>
          <table:table-cell table:formula="of:=IF([.$G14]&lt;[.C$1];0;IF([.$G14]&lt;[.E$1];([.$G14]-[.C$1])*[.E$2];[.E$3]))" office:value-type="float" office:value="750" calcext:value-type="float">
            <text:p>750</text:p>
          </table:table-cell>
          <table:table-cell table:formula="of:=IF([.$G14]&lt;[.E$1];0;([.$G14]-[.E$1])*[.F$2])" office:value-type="float" office:value="900" calcext:value-type="float">
            <text:p>900</text:p>
          </table:table-cell>
          <table:table-cell table:formula="of:=[.I14]/[.G14]" office:value-type="percentage" office:value="0.126923076923077" calcext:value-type="percentage">
            <text:p>12,69%</text:p>
          </table:table-cell>
        </table:table-row>
        <table:table-row table:style-name="ro1">
          <table:table-cell table:number-columns-repeated="6"/>
          <table:table-cell office:value-type="float" office:value="14000" calcext:value-type="float">
            <text:p>14000</text:p>
          </table:table-cell>
          <table:table-cell table:formula="of:=[.I15]/[.G15]" office:value-type="percentage" office:value="0.139285714285714" calcext:value-type="percentage">
            <text:p>13,93%</text:p>
          </table:table-cell>
          <table:table-cell table:formula="of:=SUM([.J15:.M15])" office:value-type="float" office:value="1950" calcext:value-type="float">
            <text:p>1950</text:p>
          </table:table-cell>
          <table:table-cell table:formula="of:=IF([.$G15]&lt;[.B$1];0;IF([.$G15]&lt;[.C$1];([.$G15]-[.B$1])*[.C$2];[.C$3]))" office:value-type="float" office:value="0" calcext:value-type="float">
            <text:p>0</text:p>
          </table:table-cell>
          <table:table-cell/>
          <table:table-cell table:formula="of:=IF([.$G15]&lt;[.C$1];0;IF([.$G15]&lt;[.E$1];([.$G15]-[.C$1])*[.E$2];[.E$3]))" office:value-type="float" office:value="750" calcext:value-type="float">
            <text:p>750</text:p>
          </table:table-cell>
          <table:table-cell table:formula="of:=IF([.$G15]&lt;[.E$1];0;([.$G15]-[.E$1])*[.F$2])" office:value-type="float" office:value="1200" calcext:value-type="float">
            <text:p>1200</text:p>
          </table:table-cell>
          <table:table-cell table:formula="of:=[.I15]/[.G15]" office:value-type="percentage" office:value="0.139285714285714" calcext:value-type="percentage">
            <text:p>13,93%</text:p>
          </table:table-cell>
        </table:table-row>
        <table:table-row table:style-name="ro1">
          <table:table-cell table:number-columns-repeated="6"/>
          <table:table-cell office:value-type="float" office:value="15000" calcext:value-type="float">
            <text:p>15000</text:p>
          </table:table-cell>
          <table:table-cell table:formula="of:=[.I16]/[.G16]" office:value-type="percentage" office:value="0.15" calcext:value-type="percentage">
            <text:p>15,00%</text:p>
          </table:table-cell>
          <table:table-cell table:formula="of:=SUM([.J16:.M16])" office:value-type="float" office:value="2250" calcext:value-type="float">
            <text:p>2250</text:p>
          </table:table-cell>
          <table:table-cell table:formula="of:=IF([.$G16]&lt;[.B$1];0;IF([.$G16]&lt;[.C$1];([.$G16]-[.B$1])*[.C$2];[.C$3]))" office:value-type="float" office:value="0" calcext:value-type="float">
            <text:p>0</text:p>
          </table:table-cell>
          <table:table-cell/>
          <table:table-cell table:formula="of:=IF([.$G16]&lt;[.C$1];0;IF([.$G16]&lt;[.E$1];([.$G16]-[.C$1])*[.E$2];[.E$3]))" office:value-type="float" office:value="750" calcext:value-type="float">
            <text:p>750</text:p>
          </table:table-cell>
          <table:table-cell table:formula="of:=IF([.$G16]&lt;[.E$1];0;([.$G16]-[.E$1])*[.F$2])" office:value-type="float" office:value="1500" calcext:value-type="float">
            <text:p>1500</text:p>
          </table:table-cell>
          <table:table-cell table:formula="of:=[.I16]/[.G16]" office:value-type="percentage" office:value="0.15" calcext:value-type="percentage">
            <text:p>15,00%</text:p>
          </table:table-cell>
        </table:table-row>
        <table:table-row table:style-name="ro1">
          <table:table-cell table:number-columns-repeated="6"/>
          <table:table-cell office:value-type="float" office:value="16000" calcext:value-type="float">
            <text:p>16000</text:p>
          </table:table-cell>
          <table:table-cell table:formula="of:=[.I17]/[.G17]" office:value-type="percentage" office:value="0.159375" calcext:value-type="percentage">
            <text:p>15,94%</text:p>
          </table:table-cell>
          <table:table-cell table:formula="of:=SUM([.J17:.M17])" office:value-type="float" office:value="2550" calcext:value-type="float">
            <text:p>2550</text:p>
          </table:table-cell>
          <table:table-cell table:formula="of:=IF([.$G17]&lt;[.B$1];0;IF([.$G17]&lt;[.C$1];([.$G17]-[.B$1])*[.C$2];[.C$3]))" office:value-type="float" office:value="0" calcext:value-type="float">
            <text:p>0</text:p>
          </table:table-cell>
          <table:table-cell/>
          <table:table-cell table:formula="of:=IF([.$G17]&lt;[.C$1];0;IF([.$G17]&lt;[.E$1];([.$G17]-[.C$1])*[.E$2];[.E$3]))" office:value-type="float" office:value="750" calcext:value-type="float">
            <text:p>750</text:p>
          </table:table-cell>
          <table:table-cell table:formula="of:=IF([.$G17]&lt;[.E$1];0;([.$G17]-[.E$1])*[.F$2])" office:value-type="float" office:value="1800" calcext:value-type="float">
            <text:p>1800</text:p>
          </table:table-cell>
          <table:table-cell table:formula="of:=[.I17]/[.G17]" office:value-type="percentage" office:value="0.159375" calcext:value-type="percentage">
            <text:p>15,94%</text:p>
          </table:table-cell>
        </table:table-row>
        <table:table-row table:style-name="ro1">
          <table:table-cell table:number-columns-repeated="6"/>
          <table:table-cell office:value-type="float" office:value="17000" calcext:value-type="float">
            <text:p>17000</text:p>
          </table:table-cell>
          <table:table-cell table:formula="of:=[.I18]/[.G18]" office:value-type="percentage" office:value="0.167647058823529" calcext:value-type="percentage">
            <text:p>16,76%</text:p>
          </table:table-cell>
          <table:table-cell table:formula="of:=SUM([.J18:.M18])" office:value-type="float" office:value="2850" calcext:value-type="float">
            <text:p>2850</text:p>
          </table:table-cell>
          <table:table-cell table:formula="of:=IF([.$G18]&lt;[.B$1];0;IF([.$G18]&lt;[.C$1];([.$G18]-[.B$1])*[.C$2];[.C$3]))" office:value-type="float" office:value="0" calcext:value-type="float">
            <text:p>0</text:p>
          </table:table-cell>
          <table:table-cell/>
          <table:table-cell table:formula="of:=IF([.$G18]&lt;[.C$1];0;IF([.$G18]&lt;[.E$1];([.$G18]-[.C$1])*[.E$2];[.E$3]))" office:value-type="float" office:value="750" calcext:value-type="float">
            <text:p>750</text:p>
          </table:table-cell>
          <table:table-cell table:formula="of:=IF([.$G18]&lt;[.E$1];0;([.$G18]-[.E$1])*[.F$2])" office:value-type="float" office:value="2100" calcext:value-type="float">
            <text:p>2100</text:p>
          </table:table-cell>
          <table:table-cell table:formula="of:=[.I18]/[.G18]" office:value-type="percentage" office:value="0.167647058823529" calcext:value-type="percentage">
            <text:p>16,76%</text:p>
          </table:table-cell>
        </table:table-row>
        <table:table-row table:style-name="ro1">
          <table:table-cell table:number-columns-repeated="6"/>
          <table:table-cell office:value-type="float" office:value="18000" calcext:value-type="float">
            <text:p>18000</text:p>
          </table:table-cell>
          <table:table-cell table:formula="of:=[.I19]/[.G19]" office:value-type="percentage" office:value="0.175" calcext:value-type="percentage">
            <text:p>17,50%</text:p>
          </table:table-cell>
          <table:table-cell table:formula="of:=SUM([.J19:.M19])" office:value-type="float" office:value="3150" calcext:value-type="float">
            <text:p>3150</text:p>
          </table:table-cell>
          <table:table-cell table:formula="of:=IF([.$G19]&lt;[.B$1];0;IF([.$G19]&lt;[.C$1];([.$G19]-[.B$1])*[.C$2];[.C$3]))" office:value-type="float" office:value="0" calcext:value-type="float">
            <text:p>0</text:p>
          </table:table-cell>
          <table:table-cell/>
          <table:table-cell table:formula="of:=IF([.$G19]&lt;[.C$1];0;IF([.$G19]&lt;[.E$1];([.$G19]-[.C$1])*[.E$2];[.E$3]))" office:value-type="float" office:value="750" calcext:value-type="float">
            <text:p>750</text:p>
          </table:table-cell>
          <table:table-cell table:formula="of:=IF([.$G19]&lt;[.E$1];0;([.$G19]-[.E$1])*[.F$2])" office:value-type="float" office:value="2400" calcext:value-type="float">
            <text:p>2400</text:p>
          </table:table-cell>
          <table:table-cell table:formula="of:=[.I19]/[.G19]" office:value-type="percentage" office:value="0.175" calcext:value-type="percentage">
            <text:p>17,50%</text:p>
          </table:table-cell>
        </table:table-row>
        <table:table-row table:style-name="ro1">
          <table:table-cell table:number-columns-repeated="6"/>
          <table:table-cell office:value-type="float" office:value="19000" calcext:value-type="float">
            <text:p>19000</text:p>
          </table:table-cell>
          <table:table-cell table:formula="of:=[.I20]/[.G20]" office:value-type="percentage" office:value="0.181578947368421" calcext:value-type="percentage">
            <text:p>18,16%</text:p>
          </table:table-cell>
          <table:table-cell table:formula="of:=SUM([.J20:.M20])" office:value-type="float" office:value="3450" calcext:value-type="float">
            <text:p>3450</text:p>
          </table:table-cell>
          <table:table-cell table:formula="of:=IF([.$G20]&lt;[.B$1];0;IF([.$G20]&lt;[.C$1];([.$G20]-[.B$1])*[.C$2];[.C$3]))" office:value-type="float" office:value="0" calcext:value-type="float">
            <text:p>0</text:p>
          </table:table-cell>
          <table:table-cell/>
          <table:table-cell table:formula="of:=IF([.$G20]&lt;[.C$1];0;IF([.$G20]&lt;[.E$1];([.$G20]-[.C$1])*[.E$2];[.E$3]))" office:value-type="float" office:value="750" calcext:value-type="float">
            <text:p>750</text:p>
          </table:table-cell>
          <table:table-cell table:formula="of:=IF([.$G20]&lt;[.E$1];0;([.$G20]-[.E$1])*[.F$2])" office:value-type="float" office:value="2700" calcext:value-type="float">
            <text:p>2700</text:p>
          </table:table-cell>
          <table:table-cell table:formula="of:=[.I20]/[.G20]" office:value-type="percentage" office:value="0.181578947368421" calcext:value-type="percentage">
            <text:p>18,16%</text:p>
          </table:table-cell>
        </table:table-row>
        <table:table-row table:style-name="ro1">
          <table:table-cell table:number-columns-repeated="6"/>
          <table:table-cell office:value-type="float" office:value="20000" calcext:value-type="float">
            <text:p>20000</text:p>
          </table:table-cell>
          <table:table-cell table:formula="of:=[.I21]/[.G21]" office:value-type="percentage" office:value="0.1875" calcext:value-type="percentage">
            <text:p>18,75%</text:p>
          </table:table-cell>
          <table:table-cell table:formula="of:=SUM([.J21:.M21])" office:value-type="float" office:value="3750" calcext:value-type="float">
            <text:p>3750</text:p>
          </table:table-cell>
          <table:table-cell table:formula="of:=IF([.$G21]&lt;[.B$1];0;IF([.$G21]&lt;[.C$1];([.$G21]-[.B$1])*[.C$2];[.C$3]))" office:value-type="float" office:value="0" calcext:value-type="float">
            <text:p>0</text:p>
          </table:table-cell>
          <table:table-cell/>
          <table:table-cell table:formula="of:=IF([.$G21]&lt;[.C$1];0;IF([.$G21]&lt;[.E$1];([.$G21]-[.C$1])*[.E$2];[.E$3]))" office:value-type="float" office:value="750" calcext:value-type="float">
            <text:p>750</text:p>
          </table:table-cell>
          <table:table-cell table:formula="of:=IF([.$G21]&lt;[.E$1];0;([.$G21]-[.E$1])*[.F$2])" office:value-type="float" office:value="3000" calcext:value-type="float">
            <text:p>3000</text:p>
          </table:table-cell>
          <table:table-cell table:formula="of:=[.I21]/[.G21]" office:value-type="percentage" office:value="0.1875" calcext:value-type="percentage">
            <text:p>18,75%</text:p>
          </table:table-cell>
        </table:table-row>
        <table:table-row table:style-name="ro1">
          <table:table-cell table:number-columns-repeated="6"/>
          <table:table-cell office:value-type="float" office:value="21000" calcext:value-type="float">
            <text:p>21000</text:p>
          </table:table-cell>
          <table:table-cell table:formula="of:=[.I22]/[.G22]" office:value-type="percentage" office:value="0.192857142857143" calcext:value-type="percentage">
            <text:p>19,29%</text:p>
          </table:table-cell>
          <table:table-cell table:formula="of:=SUM([.J22:.M22])" office:value-type="float" office:value="4050" calcext:value-type="float">
            <text:p>4050</text:p>
          </table:table-cell>
          <table:table-cell table:formula="of:=IF([.$G22]&lt;[.B$1];0;IF([.$G22]&lt;[.C$1];([.$G22]-[.B$1])*[.C$2];[.C$3]))" office:value-type="float" office:value="0" calcext:value-type="float">
            <text:p>0</text:p>
          </table:table-cell>
          <table:table-cell/>
          <table:table-cell table:formula="of:=IF([.$G22]&lt;[.C$1];0;IF([.$G22]&lt;[.E$1];([.$G22]-[.C$1])*[.E$2];[.E$3]))" office:value-type="float" office:value="750" calcext:value-type="float">
            <text:p>750</text:p>
          </table:table-cell>
          <table:table-cell table:formula="of:=IF([.$G22]&lt;[.E$1];0;([.$G22]-[.E$1])*[.F$2])" office:value-type="float" office:value="3300" calcext:value-type="float">
            <text:p>3300</text:p>
          </table:table-cell>
          <table:table-cell table:formula="of:=[.I22]/[.G22]" office:value-type="percentage" office:value="0.192857142857143" calcext:value-type="percentage">
            <text:p>19,29%</text:p>
          </table:table-cell>
        </table:table-row>
        <table:table-row table:style-name="ro1">
          <table:table-cell table:number-columns-repeated="6"/>
          <table:table-cell office:value-type="float" office:value="22000" calcext:value-type="float">
            <text:p>22000</text:p>
          </table:table-cell>
          <table:table-cell table:formula="of:=[.I23]/[.G23]" office:value-type="percentage" office:value="0.197727272727273" calcext:value-type="percentage">
            <text:p>19,77%</text:p>
          </table:table-cell>
          <table:table-cell table:formula="of:=SUM([.J23:.M23])" office:value-type="float" office:value="4350" calcext:value-type="float">
            <text:p>4350</text:p>
          </table:table-cell>
          <table:table-cell table:formula="of:=IF([.$G23]&lt;[.B$1];0;IF([.$G23]&lt;[.C$1];([.$G23]-[.B$1])*[.C$2];[.C$3]))" office:value-type="float" office:value="0" calcext:value-type="float">
            <text:p>0</text:p>
          </table:table-cell>
          <table:table-cell/>
          <table:table-cell table:formula="of:=IF([.$G23]&lt;[.C$1];0;IF([.$G23]&lt;[.E$1];([.$G23]-[.C$1])*[.E$2];[.E$3]))" office:value-type="float" office:value="750" calcext:value-type="float">
            <text:p>750</text:p>
          </table:table-cell>
          <table:table-cell table:formula="of:=IF([.$G23]&lt;[.E$1];0;([.$G23]-[.E$1])*[.F$2])" office:value-type="float" office:value="3600" calcext:value-type="float">
            <text:p>3600</text:p>
          </table:table-cell>
          <table:table-cell table:formula="of:=[.I23]/[.G23]" office:value-type="percentage" office:value="0.197727272727273" calcext:value-type="percentage">
            <text:p>19,77%</text:p>
          </table:table-cell>
        </table:table-row>
        <table:table-row table:style-name="ro1">
          <table:table-cell table:number-columns-repeated="6"/>
          <table:table-cell office:value-type="float" office:value="23000" calcext:value-type="float">
            <text:p>23000</text:p>
          </table:table-cell>
          <table:table-cell table:formula="of:=[.I24]/[.G24]" office:value-type="percentage" office:value="0.202173913043478" calcext:value-type="percentage">
            <text:p>20,22%</text:p>
          </table:table-cell>
          <table:table-cell table:formula="of:=SUM([.J24:.M24])" office:value-type="float" office:value="4650" calcext:value-type="float">
            <text:p>4650</text:p>
          </table:table-cell>
          <table:table-cell table:formula="of:=IF([.$G24]&lt;[.B$1];0;IF([.$G24]&lt;[.C$1];([.$G24]-[.B$1])*[.C$2];[.C$3]))" office:value-type="float" office:value="0" calcext:value-type="float">
            <text:p>0</text:p>
          </table:table-cell>
          <table:table-cell/>
          <table:table-cell table:formula="of:=IF([.$G24]&lt;[.C$1];0;IF([.$G24]&lt;[.E$1];([.$G24]-[.C$1])*[.E$2];[.E$3]))" office:value-type="float" office:value="750" calcext:value-type="float">
            <text:p>750</text:p>
          </table:table-cell>
          <table:table-cell table:formula="of:=IF([.$G24]&lt;[.E$1];0;([.$G24]-[.E$1])*[.F$2])" office:value-type="float" office:value="3900" calcext:value-type="float">
            <text:p>3900</text:p>
          </table:table-cell>
          <table:table-cell table:formula="of:=[.I24]/[.G24]" office:value-type="percentage" office:value="0.202173913043478" calcext:value-type="percentage">
            <text:p>20,22%</text:p>
          </table:table-cell>
        </table:table-row>
        <table:table-row table:style-name="ro1">
          <table:table-cell table:number-columns-repeated="6"/>
          <table:table-cell office:value-type="float" office:value="24000" calcext:value-type="float">
            <text:p>24000</text:p>
          </table:table-cell>
          <table:table-cell table:formula="of:=[.I25]/[.G25]" office:value-type="percentage" office:value="0.20625" calcext:value-type="percentage">
            <text:p>20,63%</text:p>
          </table:table-cell>
          <table:table-cell table:formula="of:=SUM([.J25:.M25])" office:value-type="float" office:value="4950" calcext:value-type="float">
            <text:p>4950</text:p>
          </table:table-cell>
          <table:table-cell table:formula="of:=IF([.$G25]&lt;[.B$1];0;IF([.$G25]&lt;[.C$1];([.$G25]-[.B$1])*[.C$2];[.C$3]))" office:value-type="float" office:value="0" calcext:value-type="float">
            <text:p>0</text:p>
          </table:table-cell>
          <table:table-cell/>
          <table:table-cell table:formula="of:=IF([.$G25]&lt;[.C$1];0;IF([.$G25]&lt;[.E$1];([.$G25]-[.C$1])*[.E$2];[.E$3]))" office:value-type="float" office:value="750" calcext:value-type="float">
            <text:p>750</text:p>
          </table:table-cell>
          <table:table-cell table:formula="of:=IF([.$G25]&lt;[.E$1];0;([.$G25]-[.E$1])*[.F$2])" office:value-type="float" office:value="4200" calcext:value-type="float">
            <text:p>4200</text:p>
          </table:table-cell>
          <table:table-cell table:formula="of:=[.I25]/[.G25]" office:value-type="percentage" office:value="0.20625" calcext:value-type="percentage">
            <text:p>20,63%</text:p>
          </table:table-cell>
        </table:table-row>
        <table:table-row table:style-name="ro1">
          <table:table-cell table:number-columns-repeated="6"/>
          <table:table-cell office:value-type="float" office:value="25000" calcext:value-type="float">
            <text:p>25000</text:p>
          </table:table-cell>
          <table:table-cell table:formula="of:=[.I26]/[.G26]" office:value-type="percentage" office:value="0.21" calcext:value-type="percentage">
            <text:p>21,00%</text:p>
          </table:table-cell>
          <table:table-cell table:formula="of:=SUM([.J26:.M26])" office:value-type="float" office:value="5250" calcext:value-type="float">
            <text:p>5250</text:p>
          </table:table-cell>
          <table:table-cell table:formula="of:=IF([.$G26]&lt;[.B$1];0;IF([.$G26]&lt;[.C$1];([.$G26]-[.B$1])*[.C$2];[.C$3]))" office:value-type="float" office:value="0" calcext:value-type="float">
            <text:p>0</text:p>
          </table:table-cell>
          <table:table-cell/>
          <table:table-cell table:formula="of:=IF([.$G26]&lt;[.C$1];0;IF([.$G26]&lt;[.E$1];([.$G26]-[.C$1])*[.E$2];[.E$3]))" office:value-type="float" office:value="750" calcext:value-type="float">
            <text:p>750</text:p>
          </table:table-cell>
          <table:table-cell table:formula="of:=IF([.$G26]&lt;[.E$1];0;([.$G26]-[.E$1])*[.F$2])" office:value-type="float" office:value="4500" calcext:value-type="float">
            <text:p>4500</text:p>
          </table:table-cell>
          <table:table-cell table:formula="of:=[.I26]/[.G26]" office:value-type="percentage" office:value="0.21" calcext:value-type="percentage">
            <text:p>21,00%</text:p>
          </table:table-cell>
        </table:table-row>
        <table:table-row table:style-name="ro1">
          <table:table-cell table:number-columns-repeated="6"/>
          <table:table-cell office:value-type="float" office:value="26000" calcext:value-type="float">
            <text:p>26000</text:p>
          </table:table-cell>
          <table:table-cell table:formula="of:=[.I27]/[.G27]" office:value-type="percentage" office:value="0.213461538461538" calcext:value-type="percentage">
            <text:p>21,35%</text:p>
          </table:table-cell>
          <table:table-cell table:formula="of:=SUM([.J27:.M27])" office:value-type="float" office:value="5550" calcext:value-type="float">
            <text:p>5550</text:p>
          </table:table-cell>
          <table:table-cell table:formula="of:=IF([.$G27]&lt;[.B$1];0;IF([.$G27]&lt;[.C$1];([.$G27]-[.B$1])*[.C$2];[.C$3]))" office:value-type="float" office:value="0" calcext:value-type="float">
            <text:p>0</text:p>
          </table:table-cell>
          <table:table-cell/>
          <table:table-cell table:formula="of:=IF([.$G27]&lt;[.C$1];0;IF([.$G27]&lt;[.E$1];([.$G27]-[.C$1])*[.E$2];[.E$3]))" office:value-type="float" office:value="750" calcext:value-type="float">
            <text:p>750</text:p>
          </table:table-cell>
          <table:table-cell table:formula="of:=IF([.$G27]&lt;[.E$1];0;([.$G27]-[.E$1])*[.F$2])" office:value-type="float" office:value="4800" calcext:value-type="float">
            <text:p>4800</text:p>
          </table:table-cell>
          <table:table-cell table:formula="of:=[.I27]/[.G27]" office:value-type="percentage" office:value="0.213461538461538" calcext:value-type="percentage">
            <text:p>21,35%</text:p>
          </table:table-cell>
        </table:table-row>
        <table:table-row table:style-name="ro1">
          <table:table-cell table:number-columns-repeated="6"/>
          <table:table-cell office:value-type="float" office:value="27000" calcext:value-type="float">
            <text:p>27000</text:p>
          </table:table-cell>
          <table:table-cell table:formula="of:=[.I28]/[.G28]" office:value-type="percentage" office:value="0.216666666666667" calcext:value-type="percentage">
            <text:p>21,67%</text:p>
          </table:table-cell>
          <table:table-cell table:formula="of:=SUM([.J28:.M28])" office:value-type="float" office:value="5850" calcext:value-type="float">
            <text:p>5850</text:p>
          </table:table-cell>
          <table:table-cell table:formula="of:=IF([.$G28]&lt;[.B$1];0;IF([.$G28]&lt;[.C$1];([.$G28]-[.B$1])*[.C$2];[.C$3]))" office:value-type="float" office:value="0" calcext:value-type="float">
            <text:p>0</text:p>
          </table:table-cell>
          <table:table-cell/>
          <table:table-cell table:formula="of:=IF([.$G28]&lt;[.C$1];0;IF([.$G28]&lt;[.E$1];([.$G28]-[.C$1])*[.E$2];[.E$3]))" office:value-type="float" office:value="750" calcext:value-type="float">
            <text:p>750</text:p>
          </table:table-cell>
          <table:table-cell table:formula="of:=IF([.$G28]&lt;[.E$1];0;([.$G28]-[.E$1])*[.F$2])" office:value-type="float" office:value="5100" calcext:value-type="float">
            <text:p>5100</text:p>
          </table:table-cell>
          <table:table-cell table:formula="of:=[.I28]/[.G28]" office:value-type="percentage" office:value="0.216666666666667" calcext:value-type="percentage">
            <text:p>21,67%</text:p>
          </table:table-cell>
        </table:table-row>
        <table:table-row table:style-name="ro1">
          <table:table-cell table:number-columns-repeated="6"/>
          <table:table-cell office:value-type="float" office:value="28000" calcext:value-type="float">
            <text:p>28000</text:p>
          </table:table-cell>
          <table:table-cell table:formula="of:=[.I29]/[.G29]" office:value-type="percentage" office:value="0.219642857142857" calcext:value-type="percentage">
            <text:p>21,96%</text:p>
          </table:table-cell>
          <table:table-cell table:formula="of:=SUM([.J29:.M29])" office:value-type="float" office:value="6150" calcext:value-type="float">
            <text:p>6150</text:p>
          </table:table-cell>
          <table:table-cell table:formula="of:=IF([.$G29]&lt;[.B$1];0;IF([.$G29]&lt;[.C$1];([.$G29]-[.B$1])*[.C$2];[.C$3]))" office:value-type="float" office:value="0" calcext:value-type="float">
            <text:p>0</text:p>
          </table:table-cell>
          <table:table-cell/>
          <table:table-cell table:formula="of:=IF([.$G29]&lt;[.C$1];0;IF([.$G29]&lt;[.E$1];([.$G29]-[.C$1])*[.E$2];[.E$3]))" office:value-type="float" office:value="750" calcext:value-type="float">
            <text:p>750</text:p>
          </table:table-cell>
          <table:table-cell table:formula="of:=IF([.$G29]&lt;[.E$1];0;([.$G29]-[.E$1])*[.F$2])" office:value-type="float" office:value="5400" calcext:value-type="float">
            <text:p>5400</text:p>
          </table:table-cell>
          <table:table-cell table:formula="of:=[.I29]/[.G29]" office:value-type="percentage" office:value="0.219642857142857" calcext:value-type="percentage">
            <text:p>21,96%</text:p>
          </table:table-cell>
        </table:table-row>
        <table:table-row table:style-name="ro1">
          <table:table-cell table:number-columns-repeated="6"/>
          <table:table-cell office:value-type="float" office:value="29000" calcext:value-type="float">
            <text:p>29000</text:p>
          </table:table-cell>
          <table:table-cell table:formula="of:=[.I30]/[.G30]" office:value-type="percentage" office:value="0.222413793103448" calcext:value-type="percentage">
            <text:p>22,24%</text:p>
          </table:table-cell>
          <table:table-cell table:formula="of:=SUM([.J30:.M30])" office:value-type="float" office:value="6450" calcext:value-type="float">
            <text:p>6450</text:p>
          </table:table-cell>
          <table:table-cell table:formula="of:=IF([.$G30]&lt;[.B$1];0;IF([.$G30]&lt;[.C$1];([.$G30]-[.B$1])*[.C$2];[.C$3]))" office:value-type="float" office:value="0" calcext:value-type="float">
            <text:p>0</text:p>
          </table:table-cell>
          <table:table-cell/>
          <table:table-cell table:formula="of:=IF([.$G30]&lt;[.C$1];0;IF([.$G30]&lt;[.E$1];([.$G30]-[.C$1])*[.E$2];[.E$3]))" office:value-type="float" office:value="750" calcext:value-type="float">
            <text:p>750</text:p>
          </table:table-cell>
          <table:table-cell table:formula="of:=IF([.$G30]&lt;[.E$1];0;([.$G30]-[.E$1])*[.F$2])" office:value-type="float" office:value="5700" calcext:value-type="float">
            <text:p>5700</text:p>
          </table:table-cell>
          <table:table-cell table:formula="of:=[.I30]/[.G30]" office:value-type="percentage" office:value="0.222413793103448" calcext:value-type="percentage">
            <text:p>22,24%</text:p>
          </table:table-cell>
        </table:table-row>
        <table:table-row table:style-name="ro1">
          <table:table-cell table:number-columns-repeated="6"/>
          <table:table-cell office:value-type="float" office:value="30000" calcext:value-type="float">
            <text:p>30000</text:p>
          </table:table-cell>
          <table:table-cell table:formula="of:=[.I31]/[.G31]" office:value-type="percentage" office:value="0.225" calcext:value-type="percentage">
            <text:p>22,50%</text:p>
          </table:table-cell>
          <table:table-cell table:formula="of:=SUM([.J31:.M31])" office:value-type="float" office:value="6750" calcext:value-type="float">
            <text:p>6750</text:p>
          </table:table-cell>
          <table:table-cell table:formula="of:=IF([.$G31]&lt;[.B$1];0;IF([.$G31]&lt;[.C$1];([.$G31]-[.B$1])*[.C$2];[.C$3]))" office:value-type="float" office:value="0" calcext:value-type="float">
            <text:p>0</text:p>
          </table:table-cell>
          <table:table-cell/>
          <table:table-cell table:formula="of:=IF([.$G31]&lt;[.C$1];0;IF([.$G31]&lt;[.E$1];([.$G31]-[.C$1])*[.E$2];[.E$3]))" office:value-type="float" office:value="750" calcext:value-type="float">
            <text:p>750</text:p>
          </table:table-cell>
          <table:table-cell table:formula="of:=IF([.$G31]&lt;[.E$1];0;([.$G31]-[.E$1])*[.F$2])" office:value-type="float" office:value="6000" calcext:value-type="float">
            <text:p>6000</text:p>
          </table:table-cell>
          <table:table-cell table:formula="of:=[.I31]/[.G31]" office:value-type="percentage" office:value="0.225" calcext:value-type="percentage">
            <text:p>22,50%</text:p>
          </table:table-cell>
        </table:table-row>
        <table:table-row table:style-name="ro1">
          <table:table-cell table:number-columns-repeated="6"/>
          <table:table-cell office:value-type="float" office:value="31000" calcext:value-type="float">
            <text:p>31000</text:p>
          </table:table-cell>
          <table:table-cell table:formula="of:=[.I32]/[.G32]" office:value-type="percentage" office:value="0.22741935483871" calcext:value-type="percentage">
            <text:p>22,74%</text:p>
          </table:table-cell>
          <table:table-cell table:formula="of:=SUM([.J32:.M32])" office:value-type="float" office:value="7050" calcext:value-type="float">
            <text:p>7050</text:p>
          </table:table-cell>
          <table:table-cell table:formula="of:=IF([.$G32]&lt;[.B$1];0;IF([.$G32]&lt;[.C$1];([.$G32]-[.B$1])*[.C$2];[.C$3]))" office:value-type="float" office:value="0" calcext:value-type="float">
            <text:p>0</text:p>
          </table:table-cell>
          <table:table-cell/>
          <table:table-cell table:formula="of:=IF([.$G32]&lt;[.C$1];0;IF([.$G32]&lt;[.E$1];([.$G32]-[.C$1])*[.E$2];[.E$3]))" office:value-type="float" office:value="750" calcext:value-type="float">
            <text:p>750</text:p>
          </table:table-cell>
          <table:table-cell table:formula="of:=IF([.$G32]&lt;[.E$1];0;([.$G32]-[.E$1])*[.F$2])" office:value-type="float" office:value="6300" calcext:value-type="float">
            <text:p>6300</text:p>
          </table:table-cell>
          <table:table-cell table:formula="of:=[.I32]/[.G32]" office:value-type="percentage" office:value="0.22741935483871" calcext:value-type="percentage">
            <text:p>22,74%</text:p>
          </table:table-cell>
        </table:table-row>
        <table:table-row table:style-name="ro1">
          <table:table-cell table:number-columns-repeated="6"/>
          <table:table-cell office:value-type="float" office:value="32000" calcext:value-type="float">
            <text:p>32000</text:p>
          </table:table-cell>
          <table:table-cell table:formula="of:=[.I33]/[.G33]" office:value-type="percentage" office:value="0.2296875" calcext:value-type="percentage">
            <text:p>22,97%</text:p>
          </table:table-cell>
          <table:table-cell table:formula="of:=SUM([.J33:.M33])" office:value-type="float" office:value="7350" calcext:value-type="float">
            <text:p>7350</text:p>
          </table:table-cell>
          <table:table-cell table:formula="of:=IF([.$G33]&lt;[.B$1];0;IF([.$G33]&lt;[.C$1];([.$G33]-[.B$1])*[.C$2];[.C$3]))" office:value-type="float" office:value="0" calcext:value-type="float">
            <text:p>0</text:p>
          </table:table-cell>
          <table:table-cell/>
          <table:table-cell table:formula="of:=IF([.$G33]&lt;[.C$1];0;IF([.$G33]&lt;[.E$1];([.$G33]-[.C$1])*[.E$2];[.E$3]))" office:value-type="float" office:value="750" calcext:value-type="float">
            <text:p>750</text:p>
          </table:table-cell>
          <table:table-cell table:formula="of:=IF([.$G33]&lt;[.E$1];0;([.$G33]-[.E$1])*[.F$2])" office:value-type="float" office:value="6600" calcext:value-type="float">
            <text:p>6600</text:p>
          </table:table-cell>
          <table:table-cell table:formula="of:=[.I33]/[.G33]" office:value-type="percentage" office:value="0.2296875" calcext:value-type="percentage">
            <text:p>22,97%</text:p>
          </table:table-cell>
        </table:table-row>
        <table:table-row table:style-name="ro1">
          <table:table-cell table:number-columns-repeated="6"/>
          <table:table-cell office:value-type="float" office:value="33000" calcext:value-type="float">
            <text:p>33000</text:p>
          </table:table-cell>
          <table:table-cell table:formula="of:=[.I34]/[.G34]" office:value-type="percentage" office:value="0.231818181818182" calcext:value-type="percentage">
            <text:p>23,18%</text:p>
          </table:table-cell>
          <table:table-cell table:formula="of:=SUM([.J34:.M34])" office:value-type="float" office:value="7650" calcext:value-type="float">
            <text:p>7650</text:p>
          </table:table-cell>
          <table:table-cell table:formula="of:=IF([.$G34]&lt;[.B$1];0;IF([.$G34]&lt;[.C$1];([.$G34]-[.B$1])*[.C$2];[.C$3]))" office:value-type="float" office:value="0" calcext:value-type="float">
            <text:p>0</text:p>
          </table:table-cell>
          <table:table-cell/>
          <table:table-cell table:formula="of:=IF([.$G34]&lt;[.C$1];0;IF([.$G34]&lt;[.E$1];([.$G34]-[.C$1])*[.E$2];[.E$3]))" office:value-type="float" office:value="750" calcext:value-type="float">
            <text:p>750</text:p>
          </table:table-cell>
          <table:table-cell table:formula="of:=IF([.$G34]&lt;[.E$1];0;([.$G34]-[.E$1])*[.F$2])" office:value-type="float" office:value="6900" calcext:value-type="float">
            <text:p>6900</text:p>
          </table:table-cell>
          <table:table-cell table:formula="of:=[.I34]/[.G34]" office:value-type="percentage" office:value="0.231818181818182" calcext:value-type="percentage">
            <text:p>23,18%</text:p>
          </table:table-cell>
        </table:table-row>
        <table:table-row table:style-name="ro1">
          <table:table-cell table:number-columns-repeated="6"/>
          <table:table-cell office:value-type="float" office:value="34000" calcext:value-type="float">
            <text:p>34000</text:p>
          </table:table-cell>
          <table:table-cell table:formula="of:=[.I35]/[.G35]" office:value-type="percentage" office:value="0.233823529411765" calcext:value-type="percentage">
            <text:p>23,38%</text:p>
          </table:table-cell>
          <table:table-cell table:formula="of:=SUM([.J35:.M35])" office:value-type="float" office:value="7950" calcext:value-type="float">
            <text:p>7950</text:p>
          </table:table-cell>
          <table:table-cell table:formula="of:=IF([.$G35]&lt;[.B$1];0;IF([.$G35]&lt;[.C$1];([.$G35]-[.B$1])*[.C$2];[.C$3]))" office:value-type="float" office:value="0" calcext:value-type="float">
            <text:p>0</text:p>
          </table:table-cell>
          <table:table-cell/>
          <table:table-cell table:formula="of:=IF([.$G35]&lt;[.C$1];0;IF([.$G35]&lt;[.E$1];([.$G35]-[.C$1])*[.E$2];[.E$3]))" office:value-type="float" office:value="750" calcext:value-type="float">
            <text:p>750</text:p>
          </table:table-cell>
          <table:table-cell table:formula="of:=IF([.$G35]&lt;[.E$1];0;([.$G35]-[.E$1])*[.F$2])" office:value-type="float" office:value="7200" calcext:value-type="float">
            <text:p>7200</text:p>
          </table:table-cell>
          <table:table-cell table:formula="of:=[.I35]/[.G35]" office:value-type="percentage" office:value="0.233823529411765" calcext:value-type="percentage">
            <text:p>23,38%</text:p>
          </table:table-cell>
        </table:table-row>
        <table:table-row table:style-name="ro1">
          <table:table-cell table:number-columns-repeated="6"/>
          <table:table-cell office:value-type="float" office:value="35000" calcext:value-type="float">
            <text:p>35000</text:p>
          </table:table-cell>
          <table:table-cell table:formula="of:=[.I36]/[.G36]" office:value-type="percentage" office:value="0.235714285714286" calcext:value-type="percentage">
            <text:p>23,57%</text:p>
          </table:table-cell>
          <table:table-cell table:formula="of:=SUM([.J36:.M36])" office:value-type="float" office:value="8250" calcext:value-type="float">
            <text:p>8250</text:p>
          </table:table-cell>
          <table:table-cell table:formula="of:=IF([.$G36]&lt;[.B$1];0;IF([.$G36]&lt;[.C$1];([.$G36]-[.B$1])*[.C$2];[.C$3]))" office:value-type="float" office:value="0" calcext:value-type="float">
            <text:p>0</text:p>
          </table:table-cell>
          <table:table-cell/>
          <table:table-cell table:formula="of:=IF([.$G36]&lt;[.C$1];0;IF([.$G36]&lt;[.E$1];([.$G36]-[.C$1])*[.E$2];[.E$3]))" office:value-type="float" office:value="750" calcext:value-type="float">
            <text:p>750</text:p>
          </table:table-cell>
          <table:table-cell table:formula="of:=IF([.$G36]&lt;[.E$1];0;([.$G36]-[.E$1])*[.F$2])" office:value-type="float" office:value="7500" calcext:value-type="float">
            <text:p>7500</text:p>
          </table:table-cell>
          <table:table-cell table:formula="of:=[.I36]/[.G36]" office:value-type="percentage" office:value="0.235714285714286" calcext:value-type="percentage">
            <text:p>23,57%</text:p>
          </table:table-cell>
        </table:table-row>
        <table:table-row table:style-name="ro1">
          <table:table-cell table:number-columns-repeated="6"/>
          <table:table-cell office:value-type="float" office:value="36000" calcext:value-type="float">
            <text:p>36000</text:p>
          </table:table-cell>
          <table:table-cell table:formula="of:=[.I37]/[.G37]" office:value-type="percentage" office:value="0.2375" calcext:value-type="percentage">
            <text:p>23,75%</text:p>
          </table:table-cell>
          <table:table-cell table:formula="of:=SUM([.J37:.M37])" office:value-type="float" office:value="8550" calcext:value-type="float">
            <text:p>8550</text:p>
          </table:table-cell>
          <table:table-cell table:formula="of:=IF([.$G37]&lt;[.B$1];0;IF([.$G37]&lt;[.C$1];([.$G37]-[.B$1])*[.C$2];[.C$3]))" office:value-type="float" office:value="0" calcext:value-type="float">
            <text:p>0</text:p>
          </table:table-cell>
          <table:table-cell/>
          <table:table-cell table:formula="of:=IF([.$G37]&lt;[.C$1];0;IF([.$G37]&lt;[.E$1];([.$G37]-[.C$1])*[.E$2];[.E$3]))" office:value-type="float" office:value="750" calcext:value-type="float">
            <text:p>750</text:p>
          </table:table-cell>
          <table:table-cell table:formula="of:=IF([.$G37]&lt;[.E$1];0;([.$G37]-[.E$1])*[.F$2])" office:value-type="float" office:value="7800" calcext:value-type="float">
            <text:p>7800</text:p>
          </table:table-cell>
          <table:table-cell table:formula="of:=[.I37]/[.G37]" office:value-type="percentage" office:value="0.2375" calcext:value-type="percentage">
            <text:p>23,75%</text:p>
          </table:table-cell>
        </table:table-row>
        <table:table-row table:style-name="ro1">
          <table:table-cell table:number-columns-repeated="6"/>
          <table:table-cell office:value-type="float" office:value="37000" calcext:value-type="float">
            <text:p>37000</text:p>
          </table:table-cell>
          <table:table-cell table:formula="of:=[.I38]/[.G38]" office:value-type="percentage" office:value="0.239189189189189" calcext:value-type="percentage">
            <text:p>23,92%</text:p>
          </table:table-cell>
          <table:table-cell table:formula="of:=SUM([.J38:.M38])" office:value-type="float" office:value="8850" calcext:value-type="float">
            <text:p>8850</text:p>
          </table:table-cell>
          <table:table-cell table:formula="of:=IF([.$G38]&lt;[.B$1];0;IF([.$G38]&lt;[.C$1];([.$G38]-[.B$1])*[.C$2];[.C$3]))" office:value-type="float" office:value="0" calcext:value-type="float">
            <text:p>0</text:p>
          </table:table-cell>
          <table:table-cell/>
          <table:table-cell table:formula="of:=IF([.$G38]&lt;[.C$1];0;IF([.$G38]&lt;[.E$1];([.$G38]-[.C$1])*[.E$2];[.E$3]))" office:value-type="float" office:value="750" calcext:value-type="float">
            <text:p>750</text:p>
          </table:table-cell>
          <table:table-cell table:formula="of:=IF([.$G38]&lt;[.E$1];0;([.$G38]-[.E$1])*[.F$2])" office:value-type="float" office:value="8100" calcext:value-type="float">
            <text:p>8100</text:p>
          </table:table-cell>
          <table:table-cell table:formula="of:=[.I38]/[.G38]" office:value-type="percentage" office:value="0.239189189189189" calcext:value-type="percentage">
            <text:p>23,92%</text:p>
          </table:table-cell>
        </table:table-row>
        <table:table-row table:style-name="ro1">
          <table:table-cell table:number-columns-repeated="6"/>
          <table:table-cell office:value-type="float" office:value="38000" calcext:value-type="float">
            <text:p>38000</text:p>
          </table:table-cell>
          <table:table-cell table:formula="of:=[.I39]/[.G39]" office:value-type="percentage" office:value="0.240789473684211" calcext:value-type="percentage">
            <text:p>24,08%</text:p>
          </table:table-cell>
          <table:table-cell table:formula="of:=SUM([.J39:.M39])" office:value-type="float" office:value="9150" calcext:value-type="float">
            <text:p>9150</text:p>
          </table:table-cell>
          <table:table-cell table:formula="of:=IF([.$G39]&lt;[.B$1];0;IF([.$G39]&lt;[.C$1];([.$G39]-[.B$1])*[.C$2];[.C$3]))" office:value-type="float" office:value="0" calcext:value-type="float">
            <text:p>0</text:p>
          </table:table-cell>
          <table:table-cell/>
          <table:table-cell table:formula="of:=IF([.$G39]&lt;[.C$1];0;IF([.$G39]&lt;[.E$1];([.$G39]-[.C$1])*[.E$2];[.E$3]))" office:value-type="float" office:value="750" calcext:value-type="float">
            <text:p>750</text:p>
          </table:table-cell>
          <table:table-cell table:formula="of:=IF([.$G39]&lt;[.E$1];0;([.$G39]-[.E$1])*[.F$2])" office:value-type="float" office:value="8400" calcext:value-type="float">
            <text:p>8400</text:p>
          </table:table-cell>
          <table:table-cell table:formula="of:=[.I39]/[.G39]" office:value-type="percentage" office:value="0.240789473684211" calcext:value-type="percentage">
            <text:p>24,08%</text:p>
          </table:table-cell>
        </table:table-row>
        <table:table-row table:style-name="ro1">
          <table:table-cell table:number-columns-repeated="6"/>
          <table:table-cell office:value-type="float" office:value="39000" calcext:value-type="float">
            <text:p>39000</text:p>
          </table:table-cell>
          <table:table-cell table:formula="of:=[.I40]/[.G40]" office:value-type="percentage" office:value="0.242307692307692" calcext:value-type="percentage">
            <text:p>24,23%</text:p>
          </table:table-cell>
          <table:table-cell table:formula="of:=SUM([.J40:.M40])" office:value-type="float" office:value="9450" calcext:value-type="float">
            <text:p>9450</text:p>
          </table:table-cell>
          <table:table-cell table:formula="of:=IF([.$G40]&lt;[.B$1];0;IF([.$G40]&lt;[.C$1];([.$G40]-[.B$1])*[.C$2];[.C$3]))" office:value-type="float" office:value="0" calcext:value-type="float">
            <text:p>0</text:p>
          </table:table-cell>
          <table:table-cell/>
          <table:table-cell table:formula="of:=IF([.$G40]&lt;[.C$1];0;IF([.$G40]&lt;[.E$1];([.$G40]-[.C$1])*[.E$2];[.E$3]))" office:value-type="float" office:value="750" calcext:value-type="float">
            <text:p>750</text:p>
          </table:table-cell>
          <table:table-cell table:formula="of:=IF([.$G40]&lt;[.E$1];0;([.$G40]-[.E$1])*[.F$2])" office:value-type="float" office:value="8700" calcext:value-type="float">
            <text:p>8700</text:p>
          </table:table-cell>
          <table:table-cell table:formula="of:=[.I40]/[.G40]" office:value-type="percentage" office:value="0.242307692307692" calcext:value-type="percentage">
            <text:p>24,23%</text:p>
          </table:table-cell>
        </table:table-row>
        <table:table-row table:style-name="ro1">
          <table:table-cell table:number-columns-repeated="6"/>
          <table:table-cell office:value-type="float" office:value="40000" calcext:value-type="float">
            <text:p>40000</text:p>
          </table:table-cell>
          <table:table-cell table:formula="of:=[.I41]/[.G41]" office:value-type="percentage" office:value="0.24375" calcext:value-type="percentage">
            <text:p>24,38%</text:p>
          </table:table-cell>
          <table:table-cell table:formula="of:=SUM([.J41:.M41])" office:value-type="float" office:value="9750" calcext:value-type="float">
            <text:p>9750</text:p>
          </table:table-cell>
          <table:table-cell table:formula="of:=IF([.$G41]&lt;[.B$1];0;IF([.$G41]&lt;[.C$1];([.$G41]-[.B$1])*[.C$2];[.C$3]))" office:value-type="float" office:value="0" calcext:value-type="float">
            <text:p>0</text:p>
          </table:table-cell>
          <table:table-cell/>
          <table:table-cell table:formula="of:=IF([.$G41]&lt;[.C$1];0;IF([.$G41]&lt;[.E$1];([.$G41]-[.C$1])*[.E$2];[.E$3]))" office:value-type="float" office:value="750" calcext:value-type="float">
            <text:p>750</text:p>
          </table:table-cell>
          <table:table-cell table:formula="of:=IF([.$G41]&lt;[.E$1];0;([.$G41]-[.E$1])*[.F$2])" office:value-type="float" office:value="9000" calcext:value-type="float">
            <text:p>9000</text:p>
          </table:table-cell>
          <table:table-cell table:formula="of:=[.I41]/[.G41]" office:value-type="percentage" office:value="0.24375" calcext:value-type="percentage">
            <text:p>24,38%</text:p>
          </table:table-cell>
        </table:table-row>
        <table:table-row table:style-name="ro1">
          <table:table-cell table:number-columns-repeated="6"/>
          <table:table-cell office:value-type="float" office:value="41000" calcext:value-type="float">
            <text:p>41000</text:p>
          </table:table-cell>
          <table:table-cell table:formula="of:=[.I42]/[.G42]" office:value-type="percentage" office:value="0.245121951219512" calcext:value-type="percentage">
            <text:p>24,51%</text:p>
          </table:table-cell>
          <table:table-cell table:formula="of:=SUM([.J42:.M42])" office:value-type="float" office:value="10050" calcext:value-type="float">
            <text:p>10050</text:p>
          </table:table-cell>
          <table:table-cell table:formula="of:=IF([.$G42]&lt;[.B$1];0;IF([.$G42]&lt;[.C$1];([.$G42]-[.B$1])*[.C$2];[.C$3]))" office:value-type="float" office:value="0" calcext:value-type="float">
            <text:p>0</text:p>
          </table:table-cell>
          <table:table-cell/>
          <table:table-cell table:formula="of:=IF([.$G42]&lt;[.C$1];0;IF([.$G42]&lt;[.E$1];([.$G42]-[.C$1])*[.E$2];[.E$3]))" office:value-type="float" office:value="750" calcext:value-type="float">
            <text:p>750</text:p>
          </table:table-cell>
          <table:table-cell table:formula="of:=IF([.$G42]&lt;[.E$1];0;([.$G42]-[.E$1])*[.F$2])" office:value-type="float" office:value="9300" calcext:value-type="float">
            <text:p>9300</text:p>
          </table:table-cell>
          <table:table-cell table:formula="of:=[.I42]/[.G42]" office:value-type="percentage" office:value="0.245121951219512" calcext:value-type="percentage">
            <text:p>24,51%</text:p>
          </table:table-cell>
        </table:table-row>
        <table:table-row table:style-name="ro1">
          <table:table-cell table:number-columns-repeated="6"/>
          <table:table-cell office:value-type="float" office:value="42000" calcext:value-type="float">
            <text:p>42000</text:p>
          </table:table-cell>
          <table:table-cell table:formula="of:=[.I43]/[.G43]" office:value-type="percentage" office:value="0.246428571428571" calcext:value-type="percentage">
            <text:p>24,64%</text:p>
          </table:table-cell>
          <table:table-cell table:formula="of:=SUM([.J43:.M43])" office:value-type="float" office:value="10350" calcext:value-type="float">
            <text:p>10350</text:p>
          </table:table-cell>
          <table:table-cell table:formula="of:=IF([.$G43]&lt;[.B$1];0;IF([.$G43]&lt;[.C$1];([.$G43]-[.B$1])*[.C$2];[.C$3]))" office:value-type="float" office:value="0" calcext:value-type="float">
            <text:p>0</text:p>
          </table:table-cell>
          <table:table-cell/>
          <table:table-cell table:formula="of:=IF([.$G43]&lt;[.C$1];0;IF([.$G43]&lt;[.E$1];([.$G43]-[.C$1])*[.E$2];[.E$3]))" office:value-type="float" office:value="750" calcext:value-type="float">
            <text:p>750</text:p>
          </table:table-cell>
          <table:table-cell table:formula="of:=IF([.$G43]&lt;[.E$1];0;([.$G43]-[.E$1])*[.F$2])" office:value-type="float" office:value="9600" calcext:value-type="float">
            <text:p>9600</text:p>
          </table:table-cell>
          <table:table-cell table:formula="of:=[.I43]/[.G43]" office:value-type="percentage" office:value="0.246428571428571" calcext:value-type="percentage">
            <text:p>24,64%</text:p>
          </table:table-cell>
        </table:table-row>
        <table:table-row table:style-name="ro1">
          <table:table-cell table:number-columns-repeated="6"/>
          <table:table-cell office:value-type="float" office:value="43000" calcext:value-type="float">
            <text:p>43000</text:p>
          </table:table-cell>
          <table:table-cell table:formula="of:=[.I44]/[.G44]" office:value-type="percentage" office:value="0.247674418604651" calcext:value-type="percentage">
            <text:p>24,77%</text:p>
          </table:table-cell>
          <table:table-cell table:formula="of:=SUM([.J44:.M44])" office:value-type="float" office:value="10650" calcext:value-type="float">
            <text:p>10650</text:p>
          </table:table-cell>
          <table:table-cell table:formula="of:=IF([.$G44]&lt;[.B$1];0;IF([.$G44]&lt;[.C$1];([.$G44]-[.B$1])*[.C$2];[.C$3]))" office:value-type="float" office:value="0" calcext:value-type="float">
            <text:p>0</text:p>
          </table:table-cell>
          <table:table-cell/>
          <table:table-cell table:formula="of:=IF([.$G44]&lt;[.C$1];0;IF([.$G44]&lt;[.E$1];([.$G44]-[.C$1])*[.E$2];[.E$3]))" office:value-type="float" office:value="750" calcext:value-type="float">
            <text:p>750</text:p>
          </table:table-cell>
          <table:table-cell table:formula="of:=IF([.$G44]&lt;[.E$1];0;([.$G44]-[.E$1])*[.F$2])" office:value-type="float" office:value="9900" calcext:value-type="float">
            <text:p>9900</text:p>
          </table:table-cell>
          <table:table-cell table:formula="of:=[.I44]/[.G44]" office:value-type="percentage" office:value="0.247674418604651" calcext:value-type="percentage">
            <text:p>24,77%</text:p>
          </table:table-cell>
        </table:table-row>
        <table:table-row table:style-name="ro1">
          <table:table-cell table:number-columns-repeated="6"/>
          <table:table-cell office:value-type="float" office:value="44000" calcext:value-type="float">
            <text:p>44000</text:p>
          </table:table-cell>
          <table:table-cell table:formula="of:=[.I45]/[.G45]" office:value-type="percentage" office:value="0.248863636363636" calcext:value-type="percentage">
            <text:p>24,89%</text:p>
          </table:table-cell>
          <table:table-cell table:formula="of:=SUM([.J45:.M45])" office:value-type="float" office:value="10950" calcext:value-type="float">
            <text:p>10950</text:p>
          </table:table-cell>
          <table:table-cell table:formula="of:=IF([.$G45]&lt;[.B$1];0;IF([.$G45]&lt;[.C$1];([.$G45]-[.B$1])*[.C$2];[.C$3]))" office:value-type="float" office:value="0" calcext:value-type="float">
            <text:p>0</text:p>
          </table:table-cell>
          <table:table-cell/>
          <table:table-cell table:formula="of:=IF([.$G45]&lt;[.C$1];0;IF([.$G45]&lt;[.E$1];([.$G45]-[.C$1])*[.E$2];[.E$3]))" office:value-type="float" office:value="750" calcext:value-type="float">
            <text:p>750</text:p>
          </table:table-cell>
          <table:table-cell table:formula="of:=IF([.$G45]&lt;[.E$1];0;([.$G45]-[.E$1])*[.F$2])" office:value-type="float" office:value="10200" calcext:value-type="float">
            <text:p>10200</text:p>
          </table:table-cell>
          <table:table-cell table:formula="of:=[.I45]/[.G45]" office:value-type="percentage" office:value="0.248863636363636" calcext:value-type="percentage">
            <text:p>24,89%</text:p>
          </table:table-cell>
        </table:table-row>
        <table:table-row table:style-name="ro1">
          <table:table-cell table:number-columns-repeated="6"/>
          <table:table-cell office:value-type="float" office:value="45000" calcext:value-type="float">
            <text:p>45000</text:p>
          </table:table-cell>
          <table:table-cell table:formula="of:=[.I46]/[.G46]" office:value-type="percentage" office:value="0.25" calcext:value-type="percentage">
            <text:p>25,00%</text:p>
          </table:table-cell>
          <table:table-cell table:formula="of:=SUM([.J46:.M46])" office:value-type="float" office:value="11250" calcext:value-type="float">
            <text:p>11250</text:p>
          </table:table-cell>
          <table:table-cell table:formula="of:=IF([.$G46]&lt;[.B$1];0;IF([.$G46]&lt;[.C$1];([.$G46]-[.B$1])*[.C$2];[.C$3]))" office:value-type="float" office:value="0" calcext:value-type="float">
            <text:p>0</text:p>
          </table:table-cell>
          <table:table-cell/>
          <table:table-cell table:formula="of:=IF([.$G46]&lt;[.C$1];0;IF([.$G46]&lt;[.E$1];([.$G46]-[.C$1])*[.E$2];[.E$3]))" office:value-type="float" office:value="750" calcext:value-type="float">
            <text:p>750</text:p>
          </table:table-cell>
          <table:table-cell table:formula="of:=IF([.$G46]&lt;[.E$1];0;([.$G46]-[.E$1])*[.F$2])" office:value-type="float" office:value="10500" calcext:value-type="float">
            <text:p>10500</text:p>
          </table:table-cell>
          <table:table-cell table:formula="of:=[.I46]/[.G46]" office:value-type="percentage" office:value="0.25" calcext:value-type="percentage">
            <text:p>25,00%</text:p>
          </table:table-cell>
        </table:table-row>
        <table:table-row table:style-name="ro1">
          <table:table-cell table:number-columns-repeated="6"/>
          <table:table-cell office:value-type="float" office:value="46000" calcext:value-type="float">
            <text:p>46000</text:p>
          </table:table-cell>
          <table:table-cell table:formula="of:=[.I47]/[.G47]" office:value-type="percentage" office:value="0.251086956521739" calcext:value-type="percentage">
            <text:p>25,11%</text:p>
          </table:table-cell>
          <table:table-cell table:formula="of:=SUM([.J47:.M47])" office:value-type="float" office:value="11550" calcext:value-type="float">
            <text:p>11550</text:p>
          </table:table-cell>
          <table:table-cell table:formula="of:=IF([.$G47]&lt;[.B$1];0;IF([.$G47]&lt;[.C$1];([.$G47]-[.B$1])*[.C$2];[.C$3]))" office:value-type="float" office:value="0" calcext:value-type="float">
            <text:p>0</text:p>
          </table:table-cell>
          <table:table-cell/>
          <table:table-cell table:formula="of:=IF([.$G47]&lt;[.C$1];0;IF([.$G47]&lt;[.E$1];([.$G47]-[.C$1])*[.E$2];[.E$3]))" office:value-type="float" office:value="750" calcext:value-type="float">
            <text:p>750</text:p>
          </table:table-cell>
          <table:table-cell table:formula="of:=IF([.$G47]&lt;[.E$1];0;([.$G47]-[.E$1])*[.F$2])" office:value-type="float" office:value="10800" calcext:value-type="float">
            <text:p>10800</text:p>
          </table:table-cell>
          <table:table-cell table:formula="of:=[.I47]/[.G47]" office:value-type="percentage" office:value="0.251086956521739" calcext:value-type="percentage">
            <text:p>25,11%</text:p>
          </table:table-cell>
        </table:table-row>
        <table:table-row table:style-name="ro1">
          <table:table-cell table:number-columns-repeated="6"/>
          <table:table-cell office:value-type="float" office:value="47000" calcext:value-type="float">
            <text:p>47000</text:p>
          </table:table-cell>
          <table:table-cell table:formula="of:=[.I48]/[.G48]" office:value-type="percentage" office:value="0.252127659574468" calcext:value-type="percentage">
            <text:p>25,21%</text:p>
          </table:table-cell>
          <table:table-cell table:formula="of:=SUM([.J48:.M48])" office:value-type="float" office:value="11850" calcext:value-type="float">
            <text:p>11850</text:p>
          </table:table-cell>
          <table:table-cell table:formula="of:=IF([.$G48]&lt;[.B$1];0;IF([.$G48]&lt;[.C$1];([.$G48]-[.B$1])*[.C$2];[.C$3]))" office:value-type="float" office:value="0" calcext:value-type="float">
            <text:p>0</text:p>
          </table:table-cell>
          <table:table-cell/>
          <table:table-cell table:formula="of:=IF([.$G48]&lt;[.C$1];0;IF([.$G48]&lt;[.E$1];([.$G48]-[.C$1])*[.E$2];[.E$3]))" office:value-type="float" office:value="750" calcext:value-type="float">
            <text:p>750</text:p>
          </table:table-cell>
          <table:table-cell table:formula="of:=IF([.$G48]&lt;[.E$1];0;([.$G48]-[.E$1])*[.F$2])" office:value-type="float" office:value="11100" calcext:value-type="float">
            <text:p>11100</text:p>
          </table:table-cell>
          <table:table-cell table:formula="of:=[.I48]/[.G48]" office:value-type="percentage" office:value="0.252127659574468" calcext:value-type="percentage">
            <text:p>25,21%</text:p>
          </table:table-cell>
        </table:table-row>
        <table:table-row table:style-name="ro1">
          <table:table-cell table:number-columns-repeated="6"/>
          <table:table-cell office:value-type="float" office:value="48000" calcext:value-type="float">
            <text:p>48000</text:p>
          </table:table-cell>
          <table:table-cell table:formula="of:=[.I49]/[.G49]" office:value-type="percentage" office:value="0.253125" calcext:value-type="percentage">
            <text:p>25,31%</text:p>
          </table:table-cell>
          <table:table-cell table:formula="of:=SUM([.J49:.M49])" office:value-type="float" office:value="12150" calcext:value-type="float">
            <text:p>12150</text:p>
          </table:table-cell>
          <table:table-cell table:formula="of:=IF([.$G49]&lt;[.B$1];0;IF([.$G49]&lt;[.C$1];([.$G49]-[.B$1])*[.C$2];[.C$3]))" office:value-type="float" office:value="0" calcext:value-type="float">
            <text:p>0</text:p>
          </table:table-cell>
          <table:table-cell/>
          <table:table-cell table:formula="of:=IF([.$G49]&lt;[.C$1];0;IF([.$G49]&lt;[.E$1];([.$G49]-[.C$1])*[.E$2];[.E$3]))" office:value-type="float" office:value="750" calcext:value-type="float">
            <text:p>750</text:p>
          </table:table-cell>
          <table:table-cell table:formula="of:=IF([.$G49]&lt;[.E$1];0;([.$G49]-[.E$1])*[.F$2])" office:value-type="float" office:value="11400" calcext:value-type="float">
            <text:p>11400</text:p>
          </table:table-cell>
          <table:table-cell table:formula="of:=[.I49]/[.G49]" office:value-type="percentage" office:value="0.253125" calcext:value-type="percentage">
            <text:p>25,31%</text:p>
          </table:table-cell>
        </table:table-row>
        <table:table-row table:style-name="ro1">
          <table:table-cell table:number-columns-repeated="6"/>
          <table:table-cell office:value-type="float" office:value="49000" calcext:value-type="float">
            <text:p>49000</text:p>
          </table:table-cell>
          <table:table-cell table:formula="of:=[.I50]/[.G50]" office:value-type="percentage" office:value="0.254081632653061" calcext:value-type="percentage">
            <text:p>25,41%</text:p>
          </table:table-cell>
          <table:table-cell table:formula="of:=SUM([.J50:.M50])" office:value-type="float" office:value="12450" calcext:value-type="float">
            <text:p>12450</text:p>
          </table:table-cell>
          <table:table-cell table:formula="of:=IF([.$G50]&lt;[.B$1];0;IF([.$G50]&lt;[.C$1];([.$G50]-[.B$1])*[.C$2];[.C$3]))" office:value-type="float" office:value="0" calcext:value-type="float">
            <text:p>0</text:p>
          </table:table-cell>
          <table:table-cell/>
          <table:table-cell table:formula="of:=IF([.$G50]&lt;[.C$1];0;IF([.$G50]&lt;[.E$1];([.$G50]-[.C$1])*[.E$2];[.E$3]))" office:value-type="float" office:value="750" calcext:value-type="float">
            <text:p>750</text:p>
          </table:table-cell>
          <table:table-cell table:formula="of:=IF([.$G50]&lt;[.E$1];0;([.$G50]-[.E$1])*[.F$2])" office:value-type="float" office:value="11700" calcext:value-type="float">
            <text:p>11700</text:p>
          </table:table-cell>
          <table:table-cell table:formula="of:=[.I50]/[.G50]" office:value-type="percentage" office:value="0.254081632653061" calcext:value-type="percentage">
            <text:p>25,41%</text:p>
          </table:table-cell>
        </table:table-row>
        <table:table-row table:style-name="ro1">
          <table:table-cell table:number-columns-repeated="6"/>
          <table:table-cell office:value-type="float" office:value="50000" calcext:value-type="float">
            <text:p>50000</text:p>
          </table:table-cell>
          <table:table-cell table:formula="of:=[.I51]/[.G51]" office:value-type="percentage" office:value="0.255" calcext:value-type="percentage">
            <text:p>25,50%</text:p>
          </table:table-cell>
          <table:table-cell table:formula="of:=SUM([.J51:.M51])" office:value-type="float" office:value="12750" calcext:value-type="float">
            <text:p>12750</text:p>
          </table:table-cell>
          <table:table-cell table:formula="of:=IF([.$G51]&lt;[.B$1];0;IF([.$G51]&lt;[.C$1];([.$G51]-[.B$1])*[.C$2];[.C$3]))" office:value-type="float" office:value="0" calcext:value-type="float">
            <text:p>0</text:p>
          </table:table-cell>
          <table:table-cell/>
          <table:table-cell table:formula="of:=IF([.$G51]&lt;[.C$1];0;IF([.$G51]&lt;[.E$1];([.$G51]-[.C$1])*[.E$2];[.E$3]))" office:value-type="float" office:value="750" calcext:value-type="float">
            <text:p>750</text:p>
          </table:table-cell>
          <table:table-cell table:formula="of:=IF([.$G51]&lt;[.E$1];0;([.$G51]-[.E$1])*[.F$2])" office:value-type="float" office:value="12000" calcext:value-type="float">
            <text:p>12000</text:p>
          </table:table-cell>
          <table:table-cell table:formula="of:=[.I51]/[.G51]" office:value-type="percentage" office:value="0.255" calcext:value-type="percentage">
            <text:p>25,50%</text:p>
          </table:table-cell>
        </table:table-row>
        <table:table-row table:style-name="ro1">
          <table:table-cell table:number-columns-repeated="6"/>
          <table:table-cell office:value-type="float" office:value="51000" calcext:value-type="float">
            <text:p>51000</text:p>
          </table:table-cell>
          <table:table-cell table:formula="of:=[.I52]/[.G52]" office:value-type="percentage" office:value="0.255882352941176" calcext:value-type="percentage">
            <text:p>25,59%</text:p>
          </table:table-cell>
          <table:table-cell table:formula="of:=SUM([.J52:.M52])" office:value-type="float" office:value="13050" calcext:value-type="float">
            <text:p>13050</text:p>
          </table:table-cell>
          <table:table-cell table:formula="of:=IF([.$G52]&lt;[.B$1];0;IF([.$G52]&lt;[.C$1];([.$G52]-[.B$1])*[.C$2];[.C$3]))" office:value-type="float" office:value="0" calcext:value-type="float">
            <text:p>0</text:p>
          </table:table-cell>
          <table:table-cell/>
          <table:table-cell table:formula="of:=IF([.$G52]&lt;[.C$1];0;IF([.$G52]&lt;[.E$1];([.$G52]-[.C$1])*[.E$2];[.E$3]))" office:value-type="float" office:value="750" calcext:value-type="float">
            <text:p>750</text:p>
          </table:table-cell>
          <table:table-cell table:formula="of:=IF([.$G52]&lt;[.E$1];0;([.$G52]-[.E$1])*[.F$2])" office:value-type="float" office:value="12300" calcext:value-type="float">
            <text:p>12300</text:p>
          </table:table-cell>
          <table:table-cell table:formula="of:=[.I52]/[.G52]" office:value-type="percentage" office:value="0.255882352941176" calcext:value-type="percentage">
            <text:p>25,59%</text:p>
          </table:table-cell>
        </table:table-row>
        <table:table-row table:style-name="ro1">
          <table:table-cell table:number-columns-repeated="6"/>
          <table:table-cell office:value-type="float" office:value="52000" calcext:value-type="float">
            <text:p>52000</text:p>
          </table:table-cell>
          <table:table-cell table:formula="of:=[.I53]/[.G53]" office:value-type="percentage" office:value="0.256730769230769" calcext:value-type="percentage">
            <text:p>25,67%</text:p>
          </table:table-cell>
          <table:table-cell table:formula="of:=SUM([.J53:.M53])" office:value-type="float" office:value="13350" calcext:value-type="float">
            <text:p>13350</text:p>
          </table:table-cell>
          <table:table-cell table:formula="of:=IF([.$G53]&lt;[.B$1];0;IF([.$G53]&lt;[.C$1];([.$G53]-[.B$1])*[.C$2];[.C$3]))" office:value-type="float" office:value="0" calcext:value-type="float">
            <text:p>0</text:p>
          </table:table-cell>
          <table:table-cell/>
          <table:table-cell table:formula="of:=IF([.$G53]&lt;[.C$1];0;IF([.$G53]&lt;[.E$1];([.$G53]-[.C$1])*[.E$2];[.E$3]))" office:value-type="float" office:value="750" calcext:value-type="float">
            <text:p>750</text:p>
          </table:table-cell>
          <table:table-cell table:formula="of:=IF([.$G53]&lt;[.E$1];0;([.$G53]-[.E$1])*[.F$2])" office:value-type="float" office:value="12600" calcext:value-type="float">
            <text:p>12600</text:p>
          </table:table-cell>
          <table:table-cell table:formula="of:=[.I53]/[.G53]" office:value-type="percentage" office:value="0.256730769230769" calcext:value-type="percentage">
            <text:p>25,67%</text:p>
          </table:table-cell>
        </table:table-row>
        <table:table-row table:style-name="ro1">
          <table:table-cell table:number-columns-repeated="6"/>
          <table:table-cell office:value-type="float" office:value="53000" calcext:value-type="float">
            <text:p>53000</text:p>
          </table:table-cell>
          <table:table-cell table:formula="of:=[.I54]/[.G54]" office:value-type="percentage" office:value="0.257547169811321" calcext:value-type="percentage">
            <text:p>25,75%</text:p>
          </table:table-cell>
          <table:table-cell table:formula="of:=SUM([.J54:.M54])" office:value-type="float" office:value="13650" calcext:value-type="float">
            <text:p>13650</text:p>
          </table:table-cell>
          <table:table-cell table:formula="of:=IF([.$G54]&lt;[.B$1];0;IF([.$G54]&lt;[.C$1];([.$G54]-[.B$1])*[.C$2];[.C$3]))" office:value-type="float" office:value="0" calcext:value-type="float">
            <text:p>0</text:p>
          </table:table-cell>
          <table:table-cell/>
          <table:table-cell table:formula="of:=IF([.$G54]&lt;[.C$1];0;IF([.$G54]&lt;[.E$1];([.$G54]-[.C$1])*[.E$2];[.E$3]))" office:value-type="float" office:value="750" calcext:value-type="float">
            <text:p>750</text:p>
          </table:table-cell>
          <table:table-cell table:formula="of:=IF([.$G54]&lt;[.E$1];0;([.$G54]-[.E$1])*[.F$2])" office:value-type="float" office:value="12900" calcext:value-type="float">
            <text:p>12900</text:p>
          </table:table-cell>
          <table:table-cell table:formula="of:=[.I54]/[.G54]" office:value-type="percentage" office:value="0.257547169811321" calcext:value-type="percentage">
            <text:p>25,75%</text:p>
          </table:table-cell>
        </table:table-row>
        <table:table-row table:style-name="ro1">
          <table:table-cell table:number-columns-repeated="6"/>
          <table:table-cell office:value-type="float" office:value="54000" calcext:value-type="float">
            <text:p>54000</text:p>
          </table:table-cell>
          <table:table-cell table:formula="of:=[.I55]/[.G55]" office:value-type="percentage" office:value="0.258333333333333" calcext:value-type="percentage">
            <text:p>25,83%</text:p>
          </table:table-cell>
          <table:table-cell table:formula="of:=SUM([.J55:.M55])" office:value-type="float" office:value="13950" calcext:value-type="float">
            <text:p>13950</text:p>
          </table:table-cell>
          <table:table-cell table:formula="of:=IF([.$G55]&lt;[.B$1];0;IF([.$G55]&lt;[.C$1];([.$G55]-[.B$1])*[.C$2];[.C$3]))" office:value-type="float" office:value="0" calcext:value-type="float">
            <text:p>0</text:p>
          </table:table-cell>
          <table:table-cell/>
          <table:table-cell table:formula="of:=IF([.$G55]&lt;[.C$1];0;IF([.$G55]&lt;[.E$1];([.$G55]-[.C$1])*[.E$2];[.E$3]))" office:value-type="float" office:value="750" calcext:value-type="float">
            <text:p>750</text:p>
          </table:table-cell>
          <table:table-cell table:formula="of:=IF([.$G55]&lt;[.E$1];0;([.$G55]-[.E$1])*[.F$2])" office:value-type="float" office:value="13200" calcext:value-type="float">
            <text:p>13200</text:p>
          </table:table-cell>
          <table:table-cell table:formula="of:=[.I55]/[.G55]" office:value-type="percentage" office:value="0.258333333333333" calcext:value-type="percentage">
            <text:p>25,83%</text:p>
          </table:table-cell>
        </table:table-row>
        <table:table-row table:style-name="ro1">
          <table:table-cell table:number-columns-repeated="6"/>
          <table:table-cell office:value-type="float" office:value="55000" calcext:value-type="float">
            <text:p>55000</text:p>
          </table:table-cell>
          <table:table-cell table:formula="of:=[.I56]/[.G56]" office:value-type="percentage" office:value="0.259090909090909" calcext:value-type="percentage">
            <text:p>25,91%</text:p>
          </table:table-cell>
          <table:table-cell table:formula="of:=SUM([.J56:.M56])" office:value-type="float" office:value="14250" calcext:value-type="float">
            <text:p>14250</text:p>
          </table:table-cell>
          <table:table-cell table:formula="of:=IF([.$G56]&lt;[.B$1];0;IF([.$G56]&lt;[.C$1];([.$G56]-[.B$1])*[.C$2];[.C$3]))" office:value-type="float" office:value="0" calcext:value-type="float">
            <text:p>0</text:p>
          </table:table-cell>
          <table:table-cell/>
          <table:table-cell table:formula="of:=IF([.$G56]&lt;[.C$1];0;IF([.$G56]&lt;[.E$1];([.$G56]-[.C$1])*[.E$2];[.E$3]))" office:value-type="float" office:value="750" calcext:value-type="float">
            <text:p>750</text:p>
          </table:table-cell>
          <table:table-cell table:formula="of:=IF([.$G56]&lt;[.E$1];0;([.$G56]-[.E$1])*[.F$2])" office:value-type="float" office:value="13500" calcext:value-type="float">
            <text:p>13500</text:p>
          </table:table-cell>
          <table:table-cell table:formula="of:=[.I56]/[.G56]" office:value-type="percentage" office:value="0.259090909090909" calcext:value-type="percentage">
            <text:p>25,91%</text:p>
          </table:table-cell>
        </table:table-row>
        <table:table-row table:style-name="ro1">
          <table:table-cell table:number-columns-repeated="6"/>
          <table:table-cell office:value-type="float" office:value="56000" calcext:value-type="float">
            <text:p>56000</text:p>
          </table:table-cell>
          <table:table-cell table:formula="of:=[.I57]/[.G57]" office:value-type="percentage" office:value="0.259821428571429" calcext:value-type="percentage">
            <text:p>25,98%</text:p>
          </table:table-cell>
          <table:table-cell table:formula="of:=SUM([.J57:.M57])" office:value-type="float" office:value="14550" calcext:value-type="float">
            <text:p>14550</text:p>
          </table:table-cell>
          <table:table-cell table:formula="of:=IF([.$G57]&lt;[.B$1];0;IF([.$G57]&lt;[.C$1];([.$G57]-[.B$1])*[.C$2];[.C$3]))" office:value-type="float" office:value="0" calcext:value-type="float">
            <text:p>0</text:p>
          </table:table-cell>
          <table:table-cell/>
          <table:table-cell table:formula="of:=IF([.$G57]&lt;[.C$1];0;IF([.$G57]&lt;[.E$1];([.$G57]-[.C$1])*[.E$2];[.E$3]))" office:value-type="float" office:value="750" calcext:value-type="float">
            <text:p>750</text:p>
          </table:table-cell>
          <table:table-cell table:formula="of:=IF([.$G57]&lt;[.E$1];0;([.$G57]-[.E$1])*[.F$2])" office:value-type="float" office:value="13800" calcext:value-type="float">
            <text:p>13800</text:p>
          </table:table-cell>
          <table:table-cell table:formula="of:=[.I57]/[.G57]" office:value-type="percentage" office:value="0.259821428571429" calcext:value-type="percentage">
            <text:p>25,98%</text:p>
          </table:table-cell>
        </table:table-row>
        <table:table-row table:style-name="ro1">
          <table:table-cell table:number-columns-repeated="6"/>
          <table:table-cell office:value-type="float" office:value="57000" calcext:value-type="float">
            <text:p>57000</text:p>
          </table:table-cell>
          <table:table-cell table:formula="of:=[.I58]/[.G58]" office:value-type="percentage" office:value="0.260526315789474" calcext:value-type="percentage">
            <text:p>26,05%</text:p>
          </table:table-cell>
          <table:table-cell table:formula="of:=SUM([.J58:.M58])" office:value-type="float" office:value="14850" calcext:value-type="float">
            <text:p>14850</text:p>
          </table:table-cell>
          <table:table-cell table:formula="of:=IF([.$G58]&lt;[.B$1];0;IF([.$G58]&lt;[.C$1];([.$G58]-[.B$1])*[.C$2];[.C$3]))" office:value-type="float" office:value="0" calcext:value-type="float">
            <text:p>0</text:p>
          </table:table-cell>
          <table:table-cell/>
          <table:table-cell table:formula="of:=IF([.$G58]&lt;[.C$1];0;IF([.$G58]&lt;[.E$1];([.$G58]-[.C$1])*[.E$2];[.E$3]))" office:value-type="float" office:value="750" calcext:value-type="float">
            <text:p>750</text:p>
          </table:table-cell>
          <table:table-cell table:formula="of:=IF([.$G58]&lt;[.E$1];0;([.$G58]-[.E$1])*[.F$2])" office:value-type="float" office:value="14100" calcext:value-type="float">
            <text:p>14100</text:p>
          </table:table-cell>
          <table:table-cell table:formula="of:=[.I58]/[.G58]" office:value-type="percentage" office:value="0.260526315789474" calcext:value-type="percentage">
            <text:p>26,05%</text:p>
          </table:table-cell>
        </table:table-row>
        <table:table-row table:style-name="ro1">
          <table:table-cell table:number-columns-repeated="6"/>
          <table:table-cell office:value-type="float" office:value="58000" calcext:value-type="float">
            <text:p>58000</text:p>
          </table:table-cell>
          <table:table-cell table:formula="of:=[.I59]/[.G59]" office:value-type="percentage" office:value="0.261206896551724" calcext:value-type="percentage">
            <text:p>26,12%</text:p>
          </table:table-cell>
          <table:table-cell table:formula="of:=SUM([.J59:.M59])" office:value-type="float" office:value="15150" calcext:value-type="float">
            <text:p>15150</text:p>
          </table:table-cell>
          <table:table-cell table:formula="of:=IF([.$G59]&lt;[.B$1];0;IF([.$G59]&lt;[.C$1];([.$G59]-[.B$1])*[.C$2];[.C$3]))" office:value-type="float" office:value="0" calcext:value-type="float">
            <text:p>0</text:p>
          </table:table-cell>
          <table:table-cell/>
          <table:table-cell table:formula="of:=IF([.$G59]&lt;[.C$1];0;IF([.$G59]&lt;[.E$1];([.$G59]-[.C$1])*[.E$2];[.E$3]))" office:value-type="float" office:value="750" calcext:value-type="float">
            <text:p>750</text:p>
          </table:table-cell>
          <table:table-cell table:formula="of:=IF([.$G59]&lt;[.E$1];0;([.$G59]-[.E$1])*[.F$2])" office:value-type="float" office:value="14400" calcext:value-type="float">
            <text:p>14400</text:p>
          </table:table-cell>
          <table:table-cell table:formula="of:=[.I59]/[.G59]" office:value-type="percentage" office:value="0.261206896551724" calcext:value-type="percentage">
            <text:p>26,12%</text:p>
          </table:table-cell>
        </table:table-row>
        <table:table-row table:style-name="ro1">
          <table:table-cell table:number-columns-repeated="6"/>
          <table:table-cell office:value-type="float" office:value="59000" calcext:value-type="float">
            <text:p>59000</text:p>
          </table:table-cell>
          <table:table-cell table:formula="of:=[.I60]/[.G60]" office:value-type="percentage" office:value="0.261864406779661" calcext:value-type="percentage">
            <text:p>26,19%</text:p>
          </table:table-cell>
          <table:table-cell table:formula="of:=SUM([.J60:.M60])" office:value-type="float" office:value="15450" calcext:value-type="float">
            <text:p>15450</text:p>
          </table:table-cell>
          <table:table-cell table:formula="of:=IF([.$G60]&lt;[.B$1];0;IF([.$G60]&lt;[.C$1];([.$G60]-[.B$1])*[.C$2];[.C$3]))" office:value-type="float" office:value="0" calcext:value-type="float">
            <text:p>0</text:p>
          </table:table-cell>
          <table:table-cell/>
          <table:table-cell table:formula="of:=IF([.$G60]&lt;[.C$1];0;IF([.$G60]&lt;[.E$1];([.$G60]-[.C$1])*[.E$2];[.E$3]))" office:value-type="float" office:value="750" calcext:value-type="float">
            <text:p>750</text:p>
          </table:table-cell>
          <table:table-cell table:formula="of:=IF([.$G60]&lt;[.E$1];0;([.$G60]-[.E$1])*[.F$2])" office:value-type="float" office:value="14700" calcext:value-type="float">
            <text:p>14700</text:p>
          </table:table-cell>
          <table:table-cell table:formula="of:=[.I60]/[.G60]" office:value-type="percentage" office:value="0.261864406779661" calcext:value-type="percentage">
            <text:p>26,19%</text:p>
          </table:table-cell>
        </table:table-row>
        <table:table-row table:style-name="ro1">
          <table:table-cell table:number-columns-repeated="6"/>
          <table:table-cell office:value-type="float" office:value="60000" calcext:value-type="float">
            <text:p>60000</text:p>
          </table:table-cell>
          <table:table-cell table:formula="of:=[.I61]/[.G61]" office:value-type="percentage" office:value="0.2625" calcext:value-type="percentage">
            <text:p>26,25%</text:p>
          </table:table-cell>
          <table:table-cell table:formula="of:=SUM([.J61:.M61])" office:value-type="float" office:value="15750" calcext:value-type="float">
            <text:p>15750</text:p>
          </table:table-cell>
          <table:table-cell table:formula="of:=IF([.$G61]&lt;[.B$1];0;IF([.$G61]&lt;[.C$1];([.$G61]-[.B$1])*[.C$2];[.C$3]))" office:value-type="float" office:value="0" calcext:value-type="float">
            <text:p>0</text:p>
          </table:table-cell>
          <table:table-cell/>
          <table:table-cell table:formula="of:=IF([.$G61]&lt;[.C$1];0;IF([.$G61]&lt;[.E$1];([.$G61]-[.C$1])*[.E$2];[.E$3]))" office:value-type="float" office:value="750" calcext:value-type="float">
            <text:p>750</text:p>
          </table:table-cell>
          <table:table-cell table:formula="of:=IF([.$G61]&lt;[.E$1];0;([.$G61]-[.E$1])*[.F$2])" office:value-type="float" office:value="15000" calcext:value-type="float">
            <text:p>15000</text:p>
          </table:table-cell>
          <table:table-cell table:formula="of:=[.I61]/[.G61]" office:value-type="percentage" office:value="0.2625" calcext:value-type="percentage">
            <text:p>26,25%</text:p>
          </table:table-cell>
        </table:table-row>
      </table:table>
      <table:table table:name="Linear fn" table:style-name="ta1">
        <table:shapes>
          <draw:frame draw:z-index="0" draw:style-name="gr1" draw:text-style-name="P1" svg:width="161.6mm" svg:height="90.82mm" svg:x="383.2mm" svg:y="17.26mm">
            <draw:object draw:notify-on-update-of-ranges="'Linear fn'.C2:'Linear fn'.C61 'Linear fn'.D1:'Linear fn'.D1 'Linear fn'.D2:'Linear fn'.D6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60.22mm" svg:height="90.05mm" svg:x="382.09mm" svg:y="115.28mm">
            <draw:object draw:notify-on-update-of-ranges="'Linear fn'.C2:'Linear fn'.C61 'Linear fn'.E1:'Linear fn'.E1 'Linear fn'.E2:'Linear fn'.E61 'Linear fn'.F1:'Linear fn'.F1 'Linear fn'.F2:'Linear fn'.F6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1"/>
        <table:table-column table:style-name="co2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Tax Brackets</text:p>
          </table:table-cell>
          <table:table-cell/>
          <table:table-cell office:value-type="string" calcext:value-type="string">
            <text:p>Tax Base</text:p>
          </table:table-cell>
          <table:table-cell table:style-name="Default" office:value-type="string" calcext:value-type="string">
            <text:p>Rate</text:p>
          </table:table-cell>
          <table:table-cell table:style-name="Default" office:value-type="string" calcext:value-type="string">
            <text:p>Tax Total</text:p>
          </table:table-cell>
          <table:table-cell office:value-type="string" calcext:value-type="string">
            <text:p>Net Income</text:p>
          </table:table-cell>
        </table:table-row>
        <table:table-row table:style-name="ro1">
          <table:table-cell office:value-type="string" calcext:value-type="string">
            <text:p>Tax Rates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MEDIAN(0;([.C2]-10000)/50000;0.4)" office:value-type="percentage" office:value="0" calcext:value-type="percentage">
            <text:p>0,00%</text:p>
          </table:table-cell>
          <table:table-cell table:formula="of:=[.C2]*[.D2]" office:value-type="float" office:value="0" calcext:value-type="float">
            <text:p>0</text:p>
          </table:table-cell>
          <table:table-cell table:formula="of:=[.C2]-[.E2]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ax/Bracket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MEDIAN(0;([.C3]-10000)/50000;0.4)" office:value-type="percentage" office:value="0" calcext:value-type="percentage">
            <text:p>0,00%</text:p>
          </table:table-cell>
          <table:table-cell table:formula="of:=[.C3]*[.D3]" office:value-type="float" office:value="0" calcext:value-type="float">
            <text:p>0</text:p>
          </table:table-cell>
          <table:table-cell table:formula="of:=[.C3]-[.E3]"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Acc. Tax/Bracket</text:p>
          </table:table-cell>
          <table:table-cell/>
          <table:table-cell office:value-type="float" office:value="3000" calcext:value-type="float">
            <text:p>3000</text:p>
          </table:table-cell>
          <table:table-cell table:formula="of:=MEDIAN(0;([.C4]-10000)/50000;0.4)" office:value-type="percentage" office:value="0" calcext:value-type="percentage">
            <text:p>0,00%</text:p>
          </table:table-cell>
          <table:table-cell table:formula="of:=[.C4]*[.D4]" office:value-type="float" office:value="0" calcext:value-type="float">
            <text:p>0</text:p>
          </table:table-cell>
          <table:table-cell table:formula="of:=[.C4]-[.E4]" office:value-type="float" office:value="3000" calcext:value-type="float">
            <text:p>3000</text:p>
          </table:table-cell>
        </table:table-row>
        <table:table-row table:style-name="ro1">
          <table:table-cell table:number-columns-repeated="2"/>
          <table:table-cell office:value-type="float" office:value="4000" calcext:value-type="float">
            <text:p>4000</text:p>
          </table:table-cell>
          <table:table-cell table:formula="of:=MEDIAN(0;([.C5]-10000)/50000;0.4)" office:value-type="percentage" office:value="0" calcext:value-type="percentage">
            <text:p>0,00%</text:p>
          </table:table-cell>
          <table:table-cell table:formula="of:=[.C5]*[.D5]" office:value-type="float" office:value="0" calcext:value-type="float">
            <text:p>0</text:p>
          </table:table-cell>
          <table:table-cell table:formula="of:=[.C5]-[.E5]" office:value-type="float" office:value="4000" calcext:value-type="float">
            <text:p>4000</text:p>
          </table:table-cell>
        </table:table-row>
        <table:table-row table:style-name="ro1">
          <table:table-cell table:number-columns-repeated="2"/>
          <table:table-cell office:value-type="float" office:value="5000" calcext:value-type="float">
            <text:p>5000</text:p>
          </table:table-cell>
          <table:table-cell table:formula="of:=MEDIAN(0;([.C6]-10000)/50000;0.4)" office:value-type="percentage" office:value="0" calcext:value-type="percentage">
            <text:p>0,00%</text:p>
          </table:table-cell>
          <table:table-cell table:formula="of:=[.C6]*[.D6]" office:value-type="float" office:value="0" calcext:value-type="float">
            <text:p>0</text:p>
          </table:table-cell>
          <table:table-cell table:formula="of:=[.C6]-[.E6]" office:value-type="float" office:value="5000" calcext:value-type="float">
            <text:p>5000</text:p>
          </table:table-cell>
        </table:table-row>
        <table:table-row table:style-name="ro1">
          <table:table-cell table:number-columns-repeated="2"/>
          <table:table-cell office:value-type="float" office:value="6000" calcext:value-type="float">
            <text:p>6000</text:p>
          </table:table-cell>
          <table:table-cell table:formula="of:=MEDIAN(0;([.C7]-10000)/50000;0.4)" office:value-type="percentage" office:value="0" calcext:value-type="percentage">
            <text:p>0,00%</text:p>
          </table:table-cell>
          <table:table-cell table:formula="of:=[.C7]*[.D7]" office:value-type="float" office:value="0" calcext:value-type="float">
            <text:p>0</text:p>
          </table:table-cell>
          <table:table-cell table:formula="of:=[.C7]-[.E7]" office:value-type="float" office:value="6000" calcext:value-type="float">
            <text:p>6000</text:p>
          </table:table-cell>
        </table:table-row>
        <table:table-row table:style-name="ro1">
          <table:table-cell table:number-columns-repeated="2"/>
          <table:table-cell office:value-type="float" office:value="7000" calcext:value-type="float">
            <text:p>7000</text:p>
          </table:table-cell>
          <table:table-cell table:formula="of:=MEDIAN(0;([.C8]-10000)/50000;0.4)" office:value-type="percentage" office:value="0" calcext:value-type="percentage">
            <text:p>0,00%</text:p>
          </table:table-cell>
          <table:table-cell table:formula="of:=[.C8]*[.D8]" office:value-type="float" office:value="0" calcext:value-type="float">
            <text:p>0</text:p>
          </table:table-cell>
          <table:table-cell table:formula="of:=[.C8]-[.E8]" office:value-type="float" office:value="7000" calcext:value-type="float">
            <text:p>7000</text:p>
          </table:table-cell>
        </table:table-row>
        <table:table-row table:style-name="ro1">
          <table:table-cell table:number-columns-repeated="2"/>
          <table:table-cell office:value-type="float" office:value="8000" calcext:value-type="float">
            <text:p>8000</text:p>
          </table:table-cell>
          <table:table-cell table:formula="of:=MEDIAN(0;([.C9]-10000)/50000;0.4)" office:value-type="percentage" office:value="0" calcext:value-type="percentage">
            <text:p>0,00%</text:p>
          </table:table-cell>
          <table:table-cell table:formula="of:=[.C9]*[.D9]" office:value-type="float" office:value="0" calcext:value-type="float">
            <text:p>0</text:p>
          </table:table-cell>
          <table:table-cell table:formula="of:=[.C9]-[.E9]" office:value-type="float" office:value="8000" calcext:value-type="float">
            <text:p>8000</text:p>
          </table:table-cell>
        </table:table-row>
        <table:table-row table:style-name="ro1">
          <table:table-cell table:number-columns-repeated="2"/>
          <table:table-cell office:value-type="float" office:value="9000" calcext:value-type="float">
            <text:p>9000</text:p>
          </table:table-cell>
          <table:table-cell table:formula="of:=MEDIAN(0;([.C10]-10000)/50000;0.4)" office:value-type="percentage" office:value="0" calcext:value-type="percentage">
            <text:p>0,00%</text:p>
          </table:table-cell>
          <table:table-cell table:formula="of:=[.C10]*[.D10]" office:value-type="float" office:value="0" calcext:value-type="float">
            <text:p>0</text:p>
          </table:table-cell>
          <table:table-cell table:formula="of:=[.C10]-[.E10]" office:value-type="float" office:value="9000" calcext:value-type="float">
            <text:p>9000</text:p>
          </table:table-cell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MEDIAN(0;([.C11]-10000)/50000;0.4)" office:value-type="percentage" office:value="0" calcext:value-type="percentage">
            <text:p>0,00%</text:p>
          </table:table-cell>
          <table:table-cell table:formula="of:=[.C11]*[.D11]" office:value-type="float" office:value="0" calcext:value-type="float">
            <text:p>0</text:p>
          </table:table-cell>
          <table:table-cell table:formula="of:=[.C11]-[.E11]" office:value-type="float" office:value="10000" calcext:value-type="float">
            <text:p>10000</text:p>
          </table:table-cell>
        </table:table-row>
        <table:table-row table:style-name="ro1">
          <table:table-cell table:number-columns-repeated="2"/>
          <table:table-cell office:value-type="float" office:value="11000" calcext:value-type="float">
            <text:p>11000</text:p>
          </table:table-cell>
          <table:table-cell table:formula="of:=MEDIAN(0;([.C12]-10000)/50000;0.4)" office:value-type="percentage" office:value="0.02" calcext:value-type="percentage">
            <text:p>2,00%</text:p>
          </table:table-cell>
          <table:table-cell table:formula="of:=[.C12]*[.D12]" office:value-type="float" office:value="220" calcext:value-type="float">
            <text:p>220</text:p>
          </table:table-cell>
          <table:table-cell table:formula="of:=[.C12]-[.E12]" office:value-type="float" office:value="10780" calcext:value-type="float">
            <text:p>10780</text:p>
          </table:table-cell>
        </table:table-row>
        <table:table-row table:style-name="ro1">
          <table:table-cell table:number-columns-repeated="2"/>
          <table:table-cell office:value-type="float" office:value="12000" calcext:value-type="float">
            <text:p>12000</text:p>
          </table:table-cell>
          <table:table-cell table:formula="of:=MEDIAN(0;([.C13]-10000)/50000;0.4)" office:value-type="percentage" office:value="0.04" calcext:value-type="percentage">
            <text:p>4,00%</text:p>
          </table:table-cell>
          <table:table-cell table:formula="of:=[.C13]*[.D13]" office:value-type="float" office:value="480" calcext:value-type="float">
            <text:p>480</text:p>
          </table:table-cell>
          <table:table-cell table:formula="of:=[.C13]-[.E13]" office:value-type="float" office:value="11520" calcext:value-type="float">
            <text:p>11520</text:p>
          </table:table-cell>
        </table:table-row>
        <table:table-row table:style-name="ro1">
          <table:table-cell table:number-columns-repeated="2"/>
          <table:table-cell office:value-type="float" office:value="13000" calcext:value-type="float">
            <text:p>13000</text:p>
          </table:table-cell>
          <table:table-cell table:formula="of:=MEDIAN(0;([.C14]-10000)/50000;0.4)" office:value-type="percentage" office:value="0.06" calcext:value-type="percentage">
            <text:p>6,00%</text:p>
          </table:table-cell>
          <table:table-cell table:formula="of:=[.C14]*[.D14]" office:value-type="float" office:value="780" calcext:value-type="float">
            <text:p>780</text:p>
          </table:table-cell>
          <table:table-cell table:formula="of:=[.C14]-[.E14]" office:value-type="float" office:value="12220" calcext:value-type="float">
            <text:p>12220</text:p>
          </table:table-cell>
        </table:table-row>
        <table:table-row table:style-name="ro1">
          <table:table-cell table:number-columns-repeated="2"/>
          <table:table-cell office:value-type="float" office:value="14000" calcext:value-type="float">
            <text:p>14000</text:p>
          </table:table-cell>
          <table:table-cell table:formula="of:=MEDIAN(0;([.C15]-10000)/50000;0.4)" office:value-type="percentage" office:value="0.08" calcext:value-type="percentage">
            <text:p>8,00%</text:p>
          </table:table-cell>
          <table:table-cell table:formula="of:=[.C15]*[.D15]" office:value-type="float" office:value="1120" calcext:value-type="float">
            <text:p>1120</text:p>
          </table:table-cell>
          <table:table-cell table:formula="of:=[.C15]-[.E15]" office:value-type="float" office:value="12880" calcext:value-type="float">
            <text:p>12880</text:p>
          </table:table-cell>
        </table:table-row>
        <table:table-row table:style-name="ro1">
          <table:table-cell table:number-columns-repeated="2"/>
          <table:table-cell office:value-type="float" office:value="15000" calcext:value-type="float">
            <text:p>15000</text:p>
          </table:table-cell>
          <table:table-cell table:formula="of:=MEDIAN(0;([.C16]-10000)/50000;0.4)" office:value-type="percentage" office:value="0.1" calcext:value-type="percentage">
            <text:p>10,00%</text:p>
          </table:table-cell>
          <table:table-cell table:formula="of:=[.C16]*[.D16]" office:value-type="float" office:value="1500" calcext:value-type="float">
            <text:p>1500</text:p>
          </table:table-cell>
          <table:table-cell table:formula="of:=[.C16]-[.E16]" office:value-type="float" office:value="13500" calcext:value-type="float">
            <text:p>13500</text:p>
          </table:table-cell>
        </table:table-row>
        <table:table-row table:style-name="ro1">
          <table:table-cell table:number-columns-repeated="2"/>
          <table:table-cell office:value-type="float" office:value="16000" calcext:value-type="float">
            <text:p>16000</text:p>
          </table:table-cell>
          <table:table-cell table:formula="of:=MEDIAN(0;([.C17]-10000)/50000;0.4)" office:value-type="percentage" office:value="0.12" calcext:value-type="percentage">
            <text:p>12,00%</text:p>
          </table:table-cell>
          <table:table-cell table:formula="of:=[.C17]*[.D17]" office:value-type="float" office:value="1920" calcext:value-type="float">
            <text:p>1920</text:p>
          </table:table-cell>
          <table:table-cell table:formula="of:=[.C17]-[.E17]" office:value-type="float" office:value="14080" calcext:value-type="float">
            <text:p>14080</text:p>
          </table:table-cell>
        </table:table-row>
        <table:table-row table:style-name="ro1">
          <table:table-cell table:number-columns-repeated="2"/>
          <table:table-cell office:value-type="float" office:value="17000" calcext:value-type="float">
            <text:p>17000</text:p>
          </table:table-cell>
          <table:table-cell table:formula="of:=MEDIAN(0;([.C18]-10000)/50000;0.4)" office:value-type="percentage" office:value="0.14" calcext:value-type="percentage">
            <text:p>14,00%</text:p>
          </table:table-cell>
          <table:table-cell table:formula="of:=[.C18]*[.D18]" office:value-type="float" office:value="2380" calcext:value-type="float">
            <text:p>2380</text:p>
          </table:table-cell>
          <table:table-cell table:formula="of:=[.C18]-[.E18]" office:value-type="float" office:value="14620" calcext:value-type="float">
            <text:p>14620</text:p>
          </table:table-cell>
        </table:table-row>
        <table:table-row table:style-name="ro1">
          <table:table-cell table:number-columns-repeated="2"/>
          <table:table-cell office:value-type="float" office:value="18000" calcext:value-type="float">
            <text:p>18000</text:p>
          </table:table-cell>
          <table:table-cell table:formula="of:=MEDIAN(0;([.C19]-10000)/50000;0.4)" office:value-type="percentage" office:value="0.16" calcext:value-type="percentage">
            <text:p>16,00%</text:p>
          </table:table-cell>
          <table:table-cell table:formula="of:=[.C19]*[.D19]" office:value-type="float" office:value="2880" calcext:value-type="float">
            <text:p>2880</text:p>
          </table:table-cell>
          <table:table-cell table:formula="of:=[.C19]-[.E19]" office:value-type="float" office:value="15120" calcext:value-type="float">
            <text:p>15120</text:p>
          </table:table-cell>
        </table:table-row>
        <table:table-row table:style-name="ro1">
          <table:table-cell table:number-columns-repeated="2"/>
          <table:table-cell office:value-type="float" office:value="19000" calcext:value-type="float">
            <text:p>19000</text:p>
          </table:table-cell>
          <table:table-cell table:formula="of:=MEDIAN(0;([.C20]-10000)/50000;0.4)" office:value-type="percentage" office:value="0.18" calcext:value-type="percentage">
            <text:p>18,00%</text:p>
          </table:table-cell>
          <table:table-cell table:formula="of:=[.C20]*[.D20]" office:value-type="float" office:value="3420" calcext:value-type="float">
            <text:p>3420</text:p>
          </table:table-cell>
          <table:table-cell table:formula="of:=[.C20]-[.E20]" office:value-type="float" office:value="15580" calcext:value-type="float">
            <text:p>15580</text:p>
          </table:table-cell>
        </table:table-row>
        <table:table-row table:style-name="ro1">
          <table:table-cell table:number-columns-repeated="2"/>
          <table:table-cell office:value-type="float" office:value="20000" calcext:value-type="float">
            <text:p>20000</text:p>
          </table:table-cell>
          <table:table-cell table:formula="of:=MEDIAN(0;([.C21]-10000)/50000;0.4)" office:value-type="percentage" office:value="0.2" calcext:value-type="percentage">
            <text:p>20,00%</text:p>
          </table:table-cell>
          <table:table-cell table:formula="of:=[.C21]*[.D21]" office:value-type="float" office:value="4000" calcext:value-type="float">
            <text:p>4000</text:p>
          </table:table-cell>
          <table:table-cell table:formula="of:=[.C21]-[.E21]" office:value-type="float" office:value="16000" calcext:value-type="float">
            <text:p>16000</text:p>
          </table:table-cell>
        </table:table-row>
        <table:table-row table:style-name="ro1">
          <table:table-cell table:number-columns-repeated="2"/>
          <table:table-cell office:value-type="float" office:value="21000" calcext:value-type="float">
            <text:p>21000</text:p>
          </table:table-cell>
          <table:table-cell table:formula="of:=MEDIAN(0;([.C22]-10000)/50000;0.4)" office:value-type="percentage" office:value="0.22" calcext:value-type="percentage">
            <text:p>22,00%</text:p>
          </table:table-cell>
          <table:table-cell table:formula="of:=[.C22]*[.D22]" office:value-type="float" office:value="4620" calcext:value-type="float">
            <text:p>4620</text:p>
          </table:table-cell>
          <table:table-cell table:formula="of:=[.C22]-[.E22]" office:value-type="float" office:value="16380" calcext:value-type="float">
            <text:p>16380</text:p>
          </table:table-cell>
        </table:table-row>
        <table:table-row table:style-name="ro1">
          <table:table-cell table:number-columns-repeated="2"/>
          <table:table-cell office:value-type="float" office:value="22000" calcext:value-type="float">
            <text:p>22000</text:p>
          </table:table-cell>
          <table:table-cell table:formula="of:=MEDIAN(0;([.C23]-10000)/50000;0.4)" office:value-type="percentage" office:value="0.24" calcext:value-type="percentage">
            <text:p>24,00%</text:p>
          </table:table-cell>
          <table:table-cell table:formula="of:=[.C23]*[.D23]" office:value-type="float" office:value="5280" calcext:value-type="float">
            <text:p>5280</text:p>
          </table:table-cell>
          <table:table-cell table:formula="of:=[.C23]-[.E23]" office:value-type="float" office:value="16720" calcext:value-type="float">
            <text:p>16720</text:p>
          </table:table-cell>
        </table:table-row>
        <table:table-row table:style-name="ro1">
          <table:table-cell table:number-columns-repeated="2"/>
          <table:table-cell office:value-type="float" office:value="23000" calcext:value-type="float">
            <text:p>23000</text:p>
          </table:table-cell>
          <table:table-cell table:formula="of:=MEDIAN(0;([.C24]-10000)/50000;0.4)" office:value-type="percentage" office:value="0.26" calcext:value-type="percentage">
            <text:p>26,00%</text:p>
          </table:table-cell>
          <table:table-cell table:formula="of:=[.C24]*[.D24]" office:value-type="float" office:value="5980" calcext:value-type="float">
            <text:p>5980</text:p>
          </table:table-cell>
          <table:table-cell table:formula="of:=[.C24]-[.E24]" office:value-type="float" office:value="17020" calcext:value-type="float">
            <text:p>17020</text:p>
          </table:table-cell>
        </table:table-row>
        <table:table-row table:style-name="ro1">
          <table:table-cell table:number-columns-repeated="2"/>
          <table:table-cell office:value-type="float" office:value="24000" calcext:value-type="float">
            <text:p>24000</text:p>
          </table:table-cell>
          <table:table-cell table:formula="of:=MEDIAN(0;([.C25]-10000)/50000;0.4)" office:value-type="percentage" office:value="0.28" calcext:value-type="percentage">
            <text:p>28,00%</text:p>
          </table:table-cell>
          <table:table-cell table:formula="of:=[.C25]*[.D25]" office:value-type="float" office:value="6720" calcext:value-type="float">
            <text:p>6720</text:p>
          </table:table-cell>
          <table:table-cell table:formula="of:=[.C25]-[.E25]" office:value-type="float" office:value="17280" calcext:value-type="float">
            <text:p>17280</text:p>
          </table:table-cell>
        </table:table-row>
        <table:table-row table:style-name="ro1">
          <table:table-cell table:number-columns-repeated="2"/>
          <table:table-cell office:value-type="float" office:value="25000" calcext:value-type="float">
            <text:p>25000</text:p>
          </table:table-cell>
          <table:table-cell table:formula="of:=MEDIAN(0;([.C26]-10000)/50000;0.4)" office:value-type="percentage" office:value="0.3" calcext:value-type="percentage">
            <text:p>30,00%</text:p>
          </table:table-cell>
          <table:table-cell table:formula="of:=[.C26]*[.D26]" office:value-type="float" office:value="7500" calcext:value-type="float">
            <text:p>7500</text:p>
          </table:table-cell>
          <table:table-cell table:formula="of:=[.C26]-[.E26]" office:value-type="float" office:value="17500" calcext:value-type="float">
            <text:p>17500</text:p>
          </table:table-cell>
        </table:table-row>
        <table:table-row table:style-name="ro1">
          <table:table-cell table:number-columns-repeated="2"/>
          <table:table-cell office:value-type="float" office:value="26000" calcext:value-type="float">
            <text:p>26000</text:p>
          </table:table-cell>
          <table:table-cell table:formula="of:=MEDIAN(0;([.C27]-10000)/50000;0.4)" office:value-type="percentage" office:value="0.32" calcext:value-type="percentage">
            <text:p>32,00%</text:p>
          </table:table-cell>
          <table:table-cell table:formula="of:=[.C27]*[.D27]" office:value-type="float" office:value="8320" calcext:value-type="float">
            <text:p>8320</text:p>
          </table:table-cell>
          <table:table-cell table:formula="of:=[.C27]-[.E27]" office:value-type="float" office:value="17680" calcext:value-type="float">
            <text:p>17680</text:p>
          </table:table-cell>
        </table:table-row>
        <table:table-row table:style-name="ro1">
          <table:table-cell table:number-columns-repeated="2"/>
          <table:table-cell office:value-type="float" office:value="27000" calcext:value-type="float">
            <text:p>27000</text:p>
          </table:table-cell>
          <table:table-cell table:formula="of:=MEDIAN(0;([.C28]-10000)/50000;0.4)" office:value-type="percentage" office:value="0.34" calcext:value-type="percentage">
            <text:p>34,00%</text:p>
          </table:table-cell>
          <table:table-cell table:formula="of:=[.C28]*[.D28]" office:value-type="float" office:value="9180" calcext:value-type="float">
            <text:p>9180</text:p>
          </table:table-cell>
          <table:table-cell table:formula="of:=[.C28]-[.E28]" office:value-type="float" office:value="17820" calcext:value-type="float">
            <text:p>17820</text:p>
          </table:table-cell>
        </table:table-row>
        <table:table-row table:style-name="ro1">
          <table:table-cell table:number-columns-repeated="2"/>
          <table:table-cell office:value-type="float" office:value="28000" calcext:value-type="float">
            <text:p>28000</text:p>
          </table:table-cell>
          <table:table-cell table:formula="of:=MEDIAN(0;([.C29]-10000)/50000;0.4)" office:value-type="percentage" office:value="0.36" calcext:value-type="percentage">
            <text:p>36,00%</text:p>
          </table:table-cell>
          <table:table-cell table:formula="of:=[.C29]*[.D29]" office:value-type="float" office:value="10080" calcext:value-type="float">
            <text:p>10080</text:p>
          </table:table-cell>
          <table:table-cell table:formula="of:=[.C29]-[.E29]" office:value-type="float" office:value="17920" calcext:value-type="float">
            <text:p>17920</text:p>
          </table:table-cell>
        </table:table-row>
        <table:table-row table:style-name="ro1">
          <table:table-cell table:number-columns-repeated="2"/>
          <table:table-cell office:value-type="float" office:value="29000" calcext:value-type="float">
            <text:p>29000</text:p>
          </table:table-cell>
          <table:table-cell table:formula="of:=MEDIAN(0;([.C30]-10000)/50000;0.4)" office:value-type="percentage" office:value="0.38" calcext:value-type="percentage">
            <text:p>38,00%</text:p>
          </table:table-cell>
          <table:table-cell table:formula="of:=[.C30]*[.D30]" office:value-type="float" office:value="11020" calcext:value-type="float">
            <text:p>11020</text:p>
          </table:table-cell>
          <table:table-cell table:formula="of:=[.C30]-[.E30]" office:value-type="float" office:value="17980" calcext:value-type="float">
            <text:p>17980</text:p>
          </table:table-cell>
        </table:table-row>
        <table:table-row table:style-name="ro1">
          <table:table-cell table:number-columns-repeated="2"/>
          <table:table-cell office:value-type="float" office:value="30000" calcext:value-type="float">
            <text:p>30000</text:p>
          </table:table-cell>
          <table:table-cell table:formula="of:=MEDIAN(0;([.C31]-10000)/50000;0.4)" office:value-type="percentage" office:value="0.4" calcext:value-type="percentage">
            <text:p>40,00%</text:p>
          </table:table-cell>
          <table:table-cell table:formula="of:=[.C31]*[.D31]" office:value-type="float" office:value="12000" calcext:value-type="float">
            <text:p>12000</text:p>
          </table:table-cell>
          <table:table-cell table:formula="of:=[.C31]-[.E31]" office:value-type="float" office:value="18000" calcext:value-type="float">
            <text:p>18000</text:p>
          </table:table-cell>
        </table:table-row>
        <table:table-row table:style-name="ro1">
          <table:table-cell table:number-columns-repeated="2"/>
          <table:table-cell office:value-type="float" office:value="31000" calcext:value-type="float">
            <text:p>31000</text:p>
          </table:table-cell>
          <table:table-cell table:formula="of:=MEDIAN(0;([.C32]-10000)/50000;0.4)" office:value-type="percentage" office:value="0.4" calcext:value-type="percentage">
            <text:p>40,00%</text:p>
          </table:table-cell>
          <table:table-cell table:formula="of:=[.C32]*[.D32]" office:value-type="float" office:value="12400" calcext:value-type="float">
            <text:p>12400</text:p>
          </table:table-cell>
          <table:table-cell table:formula="of:=[.C32]-[.E32]" office:value-type="float" office:value="18600" calcext:value-type="float">
            <text:p>18600</text:p>
          </table:table-cell>
        </table:table-row>
        <table:table-row table:style-name="ro1">
          <table:table-cell table:number-columns-repeated="2"/>
          <table:table-cell office:value-type="float" office:value="32000" calcext:value-type="float">
            <text:p>32000</text:p>
          </table:table-cell>
          <table:table-cell table:formula="of:=MEDIAN(0;([.C33]-10000)/50000;0.4)" office:value-type="percentage" office:value="0.4" calcext:value-type="percentage">
            <text:p>40,00%</text:p>
          </table:table-cell>
          <table:table-cell table:formula="of:=[.C33]*[.D33]" office:value-type="float" office:value="12800" calcext:value-type="float">
            <text:p>12800</text:p>
          </table:table-cell>
          <table:table-cell table:formula="of:=[.C33]-[.E33]" office:value-type="float" office:value="19200" calcext:value-type="float">
            <text:p>19200</text:p>
          </table:table-cell>
        </table:table-row>
        <table:table-row table:style-name="ro1">
          <table:table-cell table:number-columns-repeated="2"/>
          <table:table-cell office:value-type="float" office:value="33000" calcext:value-type="float">
            <text:p>33000</text:p>
          </table:table-cell>
          <table:table-cell table:formula="of:=MEDIAN(0;([.C34]-10000)/50000;0.4)" office:value-type="percentage" office:value="0.4" calcext:value-type="percentage">
            <text:p>40,00%</text:p>
          </table:table-cell>
          <table:table-cell table:formula="of:=[.C34]*[.D34]" office:value-type="float" office:value="13200" calcext:value-type="float">
            <text:p>13200</text:p>
          </table:table-cell>
          <table:table-cell table:formula="of:=[.C34]-[.E34]" office:value-type="float" office:value="19800" calcext:value-type="float">
            <text:p>19800</text:p>
          </table:table-cell>
        </table:table-row>
        <table:table-row table:style-name="ro1">
          <table:table-cell table:number-columns-repeated="2"/>
          <table:table-cell office:value-type="float" office:value="34000" calcext:value-type="float">
            <text:p>34000</text:p>
          </table:table-cell>
          <table:table-cell table:formula="of:=MEDIAN(0;([.C35]-10000)/50000;0.4)" office:value-type="percentage" office:value="0.4" calcext:value-type="percentage">
            <text:p>40,00%</text:p>
          </table:table-cell>
          <table:table-cell table:formula="of:=[.C35]*[.D35]" office:value-type="float" office:value="13600" calcext:value-type="float">
            <text:p>13600</text:p>
          </table:table-cell>
          <table:table-cell table:formula="of:=[.C35]-[.E35]" office:value-type="float" office:value="20400" calcext:value-type="float">
            <text:p>20400</text:p>
          </table:table-cell>
        </table:table-row>
        <table:table-row table:style-name="ro1">
          <table:table-cell table:number-columns-repeated="2"/>
          <table:table-cell office:value-type="float" office:value="35000" calcext:value-type="float">
            <text:p>35000</text:p>
          </table:table-cell>
          <table:table-cell table:formula="of:=MEDIAN(0;([.C36]-10000)/50000;0.4)" office:value-type="percentage" office:value="0.4" calcext:value-type="percentage">
            <text:p>40,00%</text:p>
          </table:table-cell>
          <table:table-cell table:formula="of:=[.C36]*[.D36]" office:value-type="float" office:value="14000" calcext:value-type="float">
            <text:p>14000</text:p>
          </table:table-cell>
          <table:table-cell table:formula="of:=[.C36]-[.E36]" office:value-type="float" office:value="21000" calcext:value-type="float">
            <text:p>21000</text:p>
          </table:table-cell>
        </table:table-row>
        <table:table-row table:style-name="ro1">
          <table:table-cell table:number-columns-repeated="2"/>
          <table:table-cell office:value-type="float" office:value="36000" calcext:value-type="float">
            <text:p>36000</text:p>
          </table:table-cell>
          <table:table-cell table:formula="of:=MEDIAN(0;([.C37]-10000)/50000;0.4)" office:value-type="percentage" office:value="0.4" calcext:value-type="percentage">
            <text:p>40,00%</text:p>
          </table:table-cell>
          <table:table-cell table:formula="of:=[.C37]*[.D37]" office:value-type="float" office:value="14400" calcext:value-type="float">
            <text:p>14400</text:p>
          </table:table-cell>
          <table:table-cell table:formula="of:=[.C37]-[.E37]" office:value-type="float" office:value="21600" calcext:value-type="float">
            <text:p>21600</text:p>
          </table:table-cell>
        </table:table-row>
        <table:table-row table:style-name="ro1">
          <table:table-cell table:number-columns-repeated="2"/>
          <table:table-cell office:value-type="float" office:value="37000" calcext:value-type="float">
            <text:p>37000</text:p>
          </table:table-cell>
          <table:table-cell table:formula="of:=MEDIAN(0;([.C38]-10000)/50000;0.4)" office:value-type="percentage" office:value="0.4" calcext:value-type="percentage">
            <text:p>40,00%</text:p>
          </table:table-cell>
          <table:table-cell table:formula="of:=[.C38]*[.D38]" office:value-type="float" office:value="14800" calcext:value-type="float">
            <text:p>14800</text:p>
          </table:table-cell>
          <table:table-cell table:formula="of:=[.C38]-[.E38]" office:value-type="float" office:value="22200" calcext:value-type="float">
            <text:p>22200</text:p>
          </table:table-cell>
        </table:table-row>
        <table:table-row table:style-name="ro1">
          <table:table-cell table:number-columns-repeated="2"/>
          <table:table-cell office:value-type="float" office:value="38000" calcext:value-type="float">
            <text:p>38000</text:p>
          </table:table-cell>
          <table:table-cell table:formula="of:=MEDIAN(0;([.C39]-10000)/50000;0.4)" office:value-type="percentage" office:value="0.4" calcext:value-type="percentage">
            <text:p>40,00%</text:p>
          </table:table-cell>
          <table:table-cell table:formula="of:=[.C39]*[.D39]" office:value-type="float" office:value="15200" calcext:value-type="float">
            <text:p>15200</text:p>
          </table:table-cell>
          <table:table-cell table:formula="of:=[.C39]-[.E39]" office:value-type="float" office:value="22800" calcext:value-type="float">
            <text:p>22800</text:p>
          </table:table-cell>
        </table:table-row>
        <table:table-row table:style-name="ro1">
          <table:table-cell table:number-columns-repeated="2"/>
          <table:table-cell office:value-type="float" office:value="39000" calcext:value-type="float">
            <text:p>39000</text:p>
          </table:table-cell>
          <table:table-cell table:formula="of:=MEDIAN(0;([.C40]-10000)/50000;0.4)" office:value-type="percentage" office:value="0.4" calcext:value-type="percentage">
            <text:p>40,00%</text:p>
          </table:table-cell>
          <table:table-cell table:formula="of:=[.C40]*[.D40]" office:value-type="float" office:value="15600" calcext:value-type="float">
            <text:p>15600</text:p>
          </table:table-cell>
          <table:table-cell table:formula="of:=[.C40]-[.E40]" office:value-type="float" office:value="23400" calcext:value-type="float">
            <text:p>23400</text:p>
          </table:table-cell>
        </table:table-row>
        <table:table-row table:style-name="ro1">
          <table:table-cell table:number-columns-repeated="2"/>
          <table:table-cell office:value-type="float" office:value="40000" calcext:value-type="float">
            <text:p>40000</text:p>
          </table:table-cell>
          <table:table-cell table:formula="of:=MEDIAN(0;([.C41]-10000)/50000;0.4)" office:value-type="percentage" office:value="0.4" calcext:value-type="percentage">
            <text:p>40,00%</text:p>
          </table:table-cell>
          <table:table-cell table:formula="of:=[.C41]*[.D41]" office:value-type="float" office:value="16000" calcext:value-type="float">
            <text:p>16000</text:p>
          </table:table-cell>
          <table:table-cell table:formula="of:=[.C41]-[.E41]" office:value-type="float" office:value="24000" calcext:value-type="float">
            <text:p>24000</text:p>
          </table:table-cell>
        </table:table-row>
        <table:table-row table:style-name="ro1">
          <table:table-cell table:number-columns-repeated="2"/>
          <table:table-cell office:value-type="float" office:value="41000" calcext:value-type="float">
            <text:p>41000</text:p>
          </table:table-cell>
          <table:table-cell table:formula="of:=MEDIAN(0;([.C42]-10000)/50000;0.4)" office:value-type="percentage" office:value="0.4" calcext:value-type="percentage">
            <text:p>40,00%</text:p>
          </table:table-cell>
          <table:table-cell table:formula="of:=[.C42]*[.D42]" office:value-type="float" office:value="16400" calcext:value-type="float">
            <text:p>16400</text:p>
          </table:table-cell>
          <table:table-cell table:formula="of:=[.C42]-[.E42]" office:value-type="float" office:value="24600" calcext:value-type="float">
            <text:p>24600</text:p>
          </table:table-cell>
        </table:table-row>
        <table:table-row table:style-name="ro1">
          <table:table-cell table:number-columns-repeated="2"/>
          <table:table-cell office:value-type="float" office:value="42000" calcext:value-type="float">
            <text:p>42000</text:p>
          </table:table-cell>
          <table:table-cell table:formula="of:=MEDIAN(0;([.C43]-10000)/50000;0.4)" office:value-type="percentage" office:value="0.4" calcext:value-type="percentage">
            <text:p>40,00%</text:p>
          </table:table-cell>
          <table:table-cell table:formula="of:=[.C43]*[.D43]" office:value-type="float" office:value="16800" calcext:value-type="float">
            <text:p>16800</text:p>
          </table:table-cell>
          <table:table-cell table:formula="of:=[.C43]-[.E43]" office:value-type="float" office:value="25200" calcext:value-type="float">
            <text:p>25200</text:p>
          </table:table-cell>
        </table:table-row>
        <table:table-row table:style-name="ro1">
          <table:table-cell table:number-columns-repeated="2"/>
          <table:table-cell office:value-type="float" office:value="43000" calcext:value-type="float">
            <text:p>43000</text:p>
          </table:table-cell>
          <table:table-cell table:formula="of:=MEDIAN(0;([.C44]-10000)/50000;0.4)" office:value-type="percentage" office:value="0.4" calcext:value-type="percentage">
            <text:p>40,00%</text:p>
          </table:table-cell>
          <table:table-cell table:formula="of:=[.C44]*[.D44]" office:value-type="float" office:value="17200" calcext:value-type="float">
            <text:p>17200</text:p>
          </table:table-cell>
          <table:table-cell table:formula="of:=[.C44]-[.E44]" office:value-type="float" office:value="25800" calcext:value-type="float">
            <text:p>25800</text:p>
          </table:table-cell>
        </table:table-row>
        <table:table-row table:style-name="ro1">
          <table:table-cell table:number-columns-repeated="2"/>
          <table:table-cell office:value-type="float" office:value="44000" calcext:value-type="float">
            <text:p>44000</text:p>
          </table:table-cell>
          <table:table-cell table:formula="of:=MEDIAN(0;([.C45]-10000)/50000;0.4)" office:value-type="percentage" office:value="0.4" calcext:value-type="percentage">
            <text:p>40,00%</text:p>
          </table:table-cell>
          <table:table-cell table:formula="of:=[.C45]*[.D45]" office:value-type="float" office:value="17600" calcext:value-type="float">
            <text:p>17600</text:p>
          </table:table-cell>
          <table:table-cell table:formula="of:=[.C45]-[.E45]" office:value-type="float" office:value="26400" calcext:value-type="float">
            <text:p>26400</text:p>
          </table:table-cell>
        </table:table-row>
        <table:table-row table:style-name="ro1">
          <table:table-cell table:number-columns-repeated="2"/>
          <table:table-cell office:value-type="float" office:value="45000" calcext:value-type="float">
            <text:p>45000</text:p>
          </table:table-cell>
          <table:table-cell table:formula="of:=MEDIAN(0;([.C46]-10000)/50000;0.4)" office:value-type="percentage" office:value="0.4" calcext:value-type="percentage">
            <text:p>40,00%</text:p>
          </table:table-cell>
          <table:table-cell table:formula="of:=[.C46]*[.D46]" office:value-type="float" office:value="18000" calcext:value-type="float">
            <text:p>18000</text:p>
          </table:table-cell>
          <table:table-cell table:formula="of:=[.C46]-[.E46]" office:value-type="float" office:value="27000" calcext:value-type="float">
            <text:p>27000</text:p>
          </table:table-cell>
        </table:table-row>
        <table:table-row table:style-name="ro1">
          <table:table-cell table:number-columns-repeated="2"/>
          <table:table-cell office:value-type="float" office:value="46000" calcext:value-type="float">
            <text:p>46000</text:p>
          </table:table-cell>
          <table:table-cell table:formula="of:=MEDIAN(0;([.C47]-10000)/50000;0.4)" office:value-type="percentage" office:value="0.4" calcext:value-type="percentage">
            <text:p>40,00%</text:p>
          </table:table-cell>
          <table:table-cell table:formula="of:=[.C47]*[.D47]" office:value-type="float" office:value="18400" calcext:value-type="float">
            <text:p>18400</text:p>
          </table:table-cell>
          <table:table-cell table:formula="of:=[.C47]-[.E47]" office:value-type="float" office:value="27600" calcext:value-type="float">
            <text:p>27600</text:p>
          </table:table-cell>
        </table:table-row>
        <table:table-row table:style-name="ro1">
          <table:table-cell table:number-columns-repeated="2"/>
          <table:table-cell office:value-type="float" office:value="47000" calcext:value-type="float">
            <text:p>47000</text:p>
          </table:table-cell>
          <table:table-cell table:formula="of:=MEDIAN(0;([.C48]-10000)/50000;0.4)" office:value-type="percentage" office:value="0.4" calcext:value-type="percentage">
            <text:p>40,00%</text:p>
          </table:table-cell>
          <table:table-cell table:formula="of:=[.C48]*[.D48]" office:value-type="float" office:value="18800" calcext:value-type="float">
            <text:p>18800</text:p>
          </table:table-cell>
          <table:table-cell table:formula="of:=[.C48]-[.E48]" office:value-type="float" office:value="28200" calcext:value-type="float">
            <text:p>28200</text:p>
          </table:table-cell>
        </table:table-row>
        <table:table-row table:style-name="ro1">
          <table:table-cell table:number-columns-repeated="2"/>
          <table:table-cell office:value-type="float" office:value="48000" calcext:value-type="float">
            <text:p>48000</text:p>
          </table:table-cell>
          <table:table-cell table:formula="of:=MEDIAN(0;([.C49]-10000)/50000;0.4)" office:value-type="percentage" office:value="0.4" calcext:value-type="percentage">
            <text:p>40,00%</text:p>
          </table:table-cell>
          <table:table-cell table:formula="of:=[.C49]*[.D49]" office:value-type="float" office:value="19200" calcext:value-type="float">
            <text:p>19200</text:p>
          </table:table-cell>
          <table:table-cell table:formula="of:=[.C49]-[.E49]" office:value-type="float" office:value="28800" calcext:value-type="float">
            <text:p>28800</text:p>
          </table:table-cell>
        </table:table-row>
        <table:table-row table:style-name="ro1">
          <table:table-cell table:number-columns-repeated="2"/>
          <table:table-cell office:value-type="float" office:value="49000" calcext:value-type="float">
            <text:p>49000</text:p>
          </table:table-cell>
          <table:table-cell table:formula="of:=MEDIAN(0;([.C50]-10000)/50000;0.4)" office:value-type="percentage" office:value="0.4" calcext:value-type="percentage">
            <text:p>40,00%</text:p>
          </table:table-cell>
          <table:table-cell table:formula="of:=[.C50]*[.D50]" office:value-type="float" office:value="19600" calcext:value-type="float">
            <text:p>19600</text:p>
          </table:table-cell>
          <table:table-cell table:formula="of:=[.C50]-[.E50]" office:value-type="float" office:value="29400" calcext:value-type="float">
            <text:p>29400</text:p>
          </table:table-cell>
        </table:table-row>
        <table:table-row table:style-name="ro1">
          <table:table-cell table:number-columns-repeated="2"/>
          <table:table-cell office:value-type="float" office:value="50000" calcext:value-type="float">
            <text:p>50000</text:p>
          </table:table-cell>
          <table:table-cell table:formula="of:=MEDIAN(0;([.C51]-10000)/50000;0.4)" office:value-type="percentage" office:value="0.4" calcext:value-type="percentage">
            <text:p>40,00%</text:p>
          </table:table-cell>
          <table:table-cell table:formula="of:=[.C51]*[.D51]" office:value-type="float" office:value="20000" calcext:value-type="float">
            <text:p>20000</text:p>
          </table:table-cell>
          <table:table-cell table:formula="of:=[.C51]-[.E51]" office:value-type="float" office:value="30000" calcext:value-type="float">
            <text:p>30000</text:p>
          </table:table-cell>
        </table:table-row>
        <table:table-row table:style-name="ro1">
          <table:table-cell table:number-columns-repeated="2"/>
          <table:table-cell office:value-type="float" office:value="51000" calcext:value-type="float">
            <text:p>51000</text:p>
          </table:table-cell>
          <table:table-cell table:formula="of:=MEDIAN(0;([.C52]-10000)/50000;0.4)" office:value-type="percentage" office:value="0.4" calcext:value-type="percentage">
            <text:p>40,00%</text:p>
          </table:table-cell>
          <table:table-cell table:formula="of:=[.C52]*[.D52]" office:value-type="float" office:value="20400" calcext:value-type="float">
            <text:p>20400</text:p>
          </table:table-cell>
          <table:table-cell table:formula="of:=[.C52]-[.E52]" office:value-type="float" office:value="30600" calcext:value-type="float">
            <text:p>30600</text:p>
          </table:table-cell>
        </table:table-row>
        <table:table-row table:style-name="ro1">
          <table:table-cell table:number-columns-repeated="2"/>
          <table:table-cell office:value-type="float" office:value="52000" calcext:value-type="float">
            <text:p>52000</text:p>
          </table:table-cell>
          <table:table-cell table:formula="of:=MEDIAN(0;([.C53]-10000)/50000;0.4)" office:value-type="percentage" office:value="0.4" calcext:value-type="percentage">
            <text:p>40,00%</text:p>
          </table:table-cell>
          <table:table-cell table:formula="of:=[.C53]*[.D53]" office:value-type="float" office:value="20800" calcext:value-type="float">
            <text:p>20800</text:p>
          </table:table-cell>
          <table:table-cell table:formula="of:=[.C53]-[.E53]" office:value-type="float" office:value="31200" calcext:value-type="float">
            <text:p>31200</text:p>
          </table:table-cell>
        </table:table-row>
        <table:table-row table:style-name="ro1">
          <table:table-cell table:number-columns-repeated="2"/>
          <table:table-cell office:value-type="float" office:value="53000" calcext:value-type="float">
            <text:p>53000</text:p>
          </table:table-cell>
          <table:table-cell table:formula="of:=MEDIAN(0;([.C54]-10000)/50000;0.4)" office:value-type="percentage" office:value="0.4" calcext:value-type="percentage">
            <text:p>40,00%</text:p>
          </table:table-cell>
          <table:table-cell table:formula="of:=[.C54]*[.D54]" office:value-type="float" office:value="21200" calcext:value-type="float">
            <text:p>21200</text:p>
          </table:table-cell>
          <table:table-cell table:formula="of:=[.C54]-[.E54]" office:value-type="float" office:value="31800" calcext:value-type="float">
            <text:p>31800</text:p>
          </table:table-cell>
        </table:table-row>
        <table:table-row table:style-name="ro1">
          <table:table-cell table:number-columns-repeated="2"/>
          <table:table-cell office:value-type="float" office:value="54000" calcext:value-type="float">
            <text:p>54000</text:p>
          </table:table-cell>
          <table:table-cell table:formula="of:=MEDIAN(0;([.C55]-10000)/50000;0.4)" office:value-type="percentage" office:value="0.4" calcext:value-type="percentage">
            <text:p>40,00%</text:p>
          </table:table-cell>
          <table:table-cell table:formula="of:=[.C55]*[.D55]" office:value-type="float" office:value="21600" calcext:value-type="float">
            <text:p>21600</text:p>
          </table:table-cell>
          <table:table-cell table:formula="of:=[.C55]-[.E55]" office:value-type="float" office:value="32400" calcext:value-type="float">
            <text:p>32400</text:p>
          </table:table-cell>
        </table:table-row>
        <table:table-row table:style-name="ro1">
          <table:table-cell table:number-columns-repeated="2"/>
          <table:table-cell office:value-type="float" office:value="55000" calcext:value-type="float">
            <text:p>55000</text:p>
          </table:table-cell>
          <table:table-cell table:formula="of:=MEDIAN(0;([.C56]-10000)/50000;0.4)" office:value-type="percentage" office:value="0.4" calcext:value-type="percentage">
            <text:p>40,00%</text:p>
          </table:table-cell>
          <table:table-cell table:formula="of:=[.C56]*[.D56]" office:value-type="float" office:value="22000" calcext:value-type="float">
            <text:p>22000</text:p>
          </table:table-cell>
          <table:table-cell table:formula="of:=[.C56]-[.E56]" office:value-type="float" office:value="33000" calcext:value-type="float">
            <text:p>33000</text:p>
          </table:table-cell>
        </table:table-row>
        <table:table-row table:style-name="ro1">
          <table:table-cell table:number-columns-repeated="2"/>
          <table:table-cell office:value-type="float" office:value="56000" calcext:value-type="float">
            <text:p>56000</text:p>
          </table:table-cell>
          <table:table-cell table:formula="of:=MEDIAN(0;([.C57]-10000)/50000;0.4)" office:value-type="percentage" office:value="0.4" calcext:value-type="percentage">
            <text:p>40,00%</text:p>
          </table:table-cell>
          <table:table-cell table:formula="of:=[.C57]*[.D57]" office:value-type="float" office:value="22400" calcext:value-type="float">
            <text:p>22400</text:p>
          </table:table-cell>
          <table:table-cell table:formula="of:=[.C57]-[.E57]" office:value-type="float" office:value="33600" calcext:value-type="float">
            <text:p>33600</text:p>
          </table:table-cell>
        </table:table-row>
        <table:table-row table:style-name="ro1">
          <table:table-cell table:number-columns-repeated="2"/>
          <table:table-cell office:value-type="float" office:value="57000" calcext:value-type="float">
            <text:p>57000</text:p>
          </table:table-cell>
          <table:table-cell table:formula="of:=MEDIAN(0;([.C58]-10000)/50000;0.4)" office:value-type="percentage" office:value="0.4" calcext:value-type="percentage">
            <text:p>40,00%</text:p>
          </table:table-cell>
          <table:table-cell table:formula="of:=[.C58]*[.D58]" office:value-type="float" office:value="22800" calcext:value-type="float">
            <text:p>22800</text:p>
          </table:table-cell>
          <table:table-cell table:formula="of:=[.C58]-[.E58]" office:value-type="float" office:value="34200" calcext:value-type="float">
            <text:p>34200</text:p>
          </table:table-cell>
        </table:table-row>
        <table:table-row table:style-name="ro1">
          <table:table-cell table:number-columns-repeated="2"/>
          <table:table-cell office:value-type="float" office:value="58000" calcext:value-type="float">
            <text:p>58000</text:p>
          </table:table-cell>
          <table:table-cell table:formula="of:=MEDIAN(0;([.C59]-10000)/50000;0.4)" office:value-type="percentage" office:value="0.4" calcext:value-type="percentage">
            <text:p>40,00%</text:p>
          </table:table-cell>
          <table:table-cell table:formula="of:=[.C59]*[.D59]" office:value-type="float" office:value="23200" calcext:value-type="float">
            <text:p>23200</text:p>
          </table:table-cell>
          <table:table-cell table:formula="of:=[.C59]-[.E59]" office:value-type="float" office:value="34800" calcext:value-type="float">
            <text:p>34800</text:p>
          </table:table-cell>
        </table:table-row>
        <table:table-row table:style-name="ro1">
          <table:table-cell table:number-columns-repeated="2"/>
          <table:table-cell office:value-type="float" office:value="59000" calcext:value-type="float">
            <text:p>59000</text:p>
          </table:table-cell>
          <table:table-cell table:formula="of:=MEDIAN(0;([.C60]-10000)/50000;0.4)" office:value-type="percentage" office:value="0.4" calcext:value-type="percentage">
            <text:p>40,00%</text:p>
          </table:table-cell>
          <table:table-cell table:formula="of:=[.C60]*[.D60]" office:value-type="float" office:value="23600" calcext:value-type="float">
            <text:p>23600</text:p>
          </table:table-cell>
          <table:table-cell table:formula="of:=[.C60]-[.E60]" office:value-type="float" office:value="35400" calcext:value-type="float">
            <text:p>35400</text:p>
          </table:table-cell>
        </table:table-row>
        <table:table-row table:style-name="ro1">
          <table:table-cell table:number-columns-repeated="2"/>
          <table:table-cell office:value-type="float" office:value="60000" calcext:value-type="float">
            <text:p>60000</text:p>
          </table:table-cell>
          <table:table-cell table:formula="of:=MEDIAN(0;([.C61]-10000)/50000;0.4)" office:value-type="percentage" office:value="0.4" calcext:value-type="percentage">
            <text:p>40,00%</text:p>
          </table:table-cell>
          <table:table-cell table:formula="of:=[.C61]*[.D61]" office:value-type="float" office:value="24000" calcext:value-type="float">
            <text:p>24000</text:p>
          </table:table-cell>
          <table:table-cell table:formula="of:=[.C61]-[.E61]" office:value-type="float" office:value="36000" calcext:value-type="float">
            <text:p>36000</text:p>
          </table:table-cell>
        </table:table-row>
      </table:table>
      <table:named-expressions>
        <table:named-range table:name="MinRate" table:base-cell-address="$Arctan.$B$3" table:cell-range-address="$Arctan.$B$4"/>
        <table:named-range table:name="TaxMin" table:base-cell-address="$Arctan.$B$2" table:cell-range-address="$Arctan.$B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2">00.00.0000</text:date>, <text:time style:data-style-name="N2" text:time-value="23:54:15.7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4-30T20:01:42.748000000</meta:creation-date>
    <dc:date>2022-05-02T00:33:31.743000000</dc:date>
    <meta:editing-duration>PT1H50M10S</meta:editing-duration>
    <meta:editing-cycles>19</meta:editing-cycles>
    <meta:generator>LibreOffice/6.3.2.2$Windows_X86_64 LibreOffice_project/98b30e735bda24bc04ab42594c85f7fd8be07b9c</meta:generator>
    <meta:document-statistic meta:table-count="4" meta:cell-count="1505" meta:object-count="8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161cm" svg:height="9.083cm" xlink:href=".." xlink:type="simple" chart:class="chart:line" chart:style-name="ch1">
        <chart:legend chart:legend-position="end" svg:x="13.388cm" svg:y="4.242cm" style:legend-expansion="high" chart:style-name="ch2"/>
        <chart:plot-area chart:style-name="ch3" table:cell-range-address="'Brackets (4)'.G1:'Brackets (4)'.H61" chart:data-source-has-labels="both" svg:x="0.323cm" svg:y="0.181cm" svg:width="12.742cm" svg:height="8.721cm">
          <chartooo:coordinate-region svg:x="1.738cm" svg:y="0.181cm" svg:width="11.327cm" svg:height="7.206cm"/>
          <chart:axis chart:dimension="x" chart:name="primary-x" chart:style-name="ch4" chartooo:axis-type="auto">
            <chartooo:date-scale/>
            <chart:categories table:cell-range-address="'Brackets (4)'.G2:'Brackets (4)'.G6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Brackets (4)'.H2:'Brackets (4)'.H61" chart:label-cell-address="'Brackets (4)'.H1:'Brackets (4)'.H1" chart:class="chart:line"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Rate</text:p>
                <draw:g>
                  <svg:desc>'Brackets (4)'.H1:'Brackets (4)'.H1</svg:desc>
                </draw:g>
              </table:table-cell>
            </table:table-row>
          </table:table-header-rows>
          <table:table-rows>
            <table:table-row>
              <table:table-cell office:value-type="float" office:value="2000">
                <text:p>2000</text:p>
                <draw:g>
                  <svg:desc>'Brackets (4)'.G2:'Brackets (4)'.G61</svg:desc>
                </draw:g>
              </table:table-cell>
              <table:table-cell office:value-type="float" office:value="0">
                <text:p>0</text:p>
                <draw:g>
                  <svg:desc>'Brackets (4)'.H2:'Brackets (4)'.H61</svg:desc>
                </draw:g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0.01875">
                <text:p>0.01875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0.0352941176470588">
                <text:p>0.0352941176470588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38000">
                <text:p>38000</text:p>
              </table:table-cell>
              <table:table-cell office:value-type="float" office:value="0.0631578947368421">
                <text:p>0.0631578947368421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float" office:value="42000">
                <text:p>42000</text:p>
              </table:table-cell>
              <table:table-cell office:value-type="float" office:value="0.0857142857142857">
                <text:p>0.0857142857142857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954545454545455">
                <text:p>0.0954545454545455</text:p>
              </table:table-cell>
            </table:table-row>
            <table:table-row>
              <table:table-cell office:value-type="float" office:value="46000">
                <text:p>46000</text:p>
              </table:table-cell>
              <table:table-cell office:value-type="float" office:value="0.104347826086957">
                <text:p>0.104347826086957</text:p>
              </table:table-cell>
            </table:table-row>
            <table:table-row>
              <table:table-cell office:value-type="float" office:value="48000">
                <text:p>48000</text:p>
              </table:table-cell>
              <table:table-cell office:value-type="float" office:value="0.1125">
                <text:p>0.1125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52000">
                <text:p>52000</text:p>
              </table:table-cell>
              <table:table-cell office:value-type="float" office:value="0.138461538461538">
                <text:p>0.138461538461538</text:p>
              </table:table-cell>
            </table:table-row>
            <table:table-row>
              <table:table-cell office:value-type="float" office:value="54000">
                <text:p>54000</text:p>
              </table:table-cell>
              <table:table-cell office:value-type="float" office:value="0.155555555555556">
                <text:p>0.155555555555556</text:p>
              </table:table-cell>
            </table:table-row>
            <table:table-row>
              <table:table-cell office:value-type="float" office:value="56000">
                <text:p>56000</text:p>
              </table:table-cell>
              <table:table-cell office:value-type="float" office:value="0.171428571428571">
                <text:p>0.171428571428571</text:p>
              </table:table-cell>
            </table:table-row>
            <table:table-row>
              <table:table-cell office:value-type="float" office:value="58000">
                <text:p>58000</text:p>
              </table:table-cell>
              <table:table-cell office:value-type="float" office:value="0.186206896551724">
                <text:p>0.186206896551724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62000">
                <text:p>62000</text:p>
              </table:table-cell>
              <table:table-cell office:value-type="float" office:value="0.212903225806452">
                <text:p>0.212903225806452</text:p>
              </table:table-cell>
            </table:table-row>
            <table:table-row>
              <table:table-cell office:value-type="float" office:value="64000">
                <text:p>64000</text:p>
              </table:table-cell>
              <table:table-cell office:value-type="float" office:value="0.225">
                <text:p>0.225</text:p>
              </table:table-cell>
            </table:table-row>
            <table:table-row>
              <table:table-cell office:value-type="float" office:value="66000">
                <text:p>66000</text:p>
              </table:table-cell>
              <table:table-cell office:value-type="float" office:value="0.236363636363636">
                <text:p>0.236363636363636</text:p>
              </table:table-cell>
            </table:table-row>
            <table:table-row>
              <table:table-cell office:value-type="float" office:value="68000">
                <text:p>68000</text:p>
              </table:table-cell>
              <table:table-cell office:value-type="float" office:value="0.247058823529412">
                <text:p>0.247058823529412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0.257142857142857">
                <text:p>0.257142857142857</text:p>
              </table:table-cell>
            </table:table-row>
            <table:table-row>
              <table:table-cell office:value-type="float" office:value="72000">
                <text:p>72000</text:p>
              </table:table-cell>
              <table:table-cell office:value-type="float" office:value="0.266666666666667">
                <text:p>0.266666666666667</text:p>
              </table:table-cell>
            </table:table-row>
            <table:table-row>
              <table:table-cell office:value-type="float" office:value="74000">
                <text:p>74000</text:p>
              </table:table-cell>
              <table:table-cell office:value-type="float" office:value="0.275675675675676">
                <text:p>0.275675675675676</text:p>
              </table:table-cell>
            </table:table-row>
            <table:table-row>
              <table:table-cell office:value-type="float" office:value="76000">
                <text:p>76000</text:p>
              </table:table-cell>
              <table:table-cell office:value-type="float" office:value="0.28421052631579">
                <text:p>0.28421052631579</text:p>
              </table:table-cell>
            </table:table-row>
            <table:table-row>
              <table:table-cell office:value-type="float" office:value="78000">
                <text:p>78000</text:p>
              </table:table-cell>
              <table:table-cell office:value-type="float" office:value="0.292307692307692">
                <text:p>0.292307692307692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82000">
                <text:p>82000</text:p>
              </table:table-cell>
              <table:table-cell office:value-type="float" office:value="0.307317073170732">
                <text:p>0.307317073170732</text:p>
              </table:table-cell>
            </table:table-row>
            <table:table-row>
              <table:table-cell office:value-type="float" office:value="84000">
                <text:p>84000</text:p>
              </table:table-cell>
              <table:table-cell office:value-type="float" office:value="0.314285714285714">
                <text:p>0.314285714285714</text:p>
              </table:table-cell>
            </table:table-row>
            <table:table-row>
              <table:table-cell office:value-type="float" office:value="86000">
                <text:p>86000</text:p>
              </table:table-cell>
              <table:table-cell office:value-type="float" office:value="0.32093023255814">
                <text:p>0.32093023255814</text:p>
              </table:table-cell>
            </table:table-row>
            <table:table-row>
              <table:table-cell office:value-type="float" office:value="88000">
                <text:p>88000</text:p>
              </table:table-cell>
              <table:table-cell office:value-type="float" office:value="0.327272727272727">
                <text:p>0.327272727272727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float" office:value="92000">
                <text:p>92000</text:p>
              </table:table-cell>
              <table:table-cell office:value-type="float" office:value="0.339130434782609">
                <text:p>0.339130434782609</text:p>
              </table:table-cell>
            </table:table-row>
            <table:table-row>
              <table:table-cell office:value-type="float" office:value="94000">
                <text:p>94000</text:p>
              </table:table-cell>
              <table:table-cell office:value-type="float" office:value="0.34468085106383">
                <text:p>0.34468085106383</text:p>
              </table:table-cell>
            </table:table-row>
            <table:table-row>
              <table:table-cell office:value-type="float" office:value="96000">
                <text:p>96000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float" office:value="98000">
                <text:p>98000</text:p>
              </table:table-cell>
              <table:table-cell office:value-type="float" office:value="0.355102040816327">
                <text:p>0.355102040816327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float" office:value="102000">
                <text:p>102000</text:p>
              </table:table-cell>
              <table:table-cell office:value-type="float" office:value="0.37156862745098">
                <text:p>0.37156862745098</text:p>
              </table:table-cell>
            </table:table-row>
            <table:table-row>
              <table:table-cell office:value-type="float" office:value="104000">
                <text:p>104000</text:p>
              </table:table-cell>
              <table:table-cell office:value-type="float" office:value="0.382692307692308">
                <text:p>0.382692307692308</text:p>
              </table:table-cell>
            </table:table-row>
            <table:table-row>
              <table:table-cell office:value-type="float" office:value="106000">
                <text:p>106000</text:p>
              </table:table-cell>
              <table:table-cell office:value-type="float" office:value="0.393396226415094">
                <text:p>0.393396226415094</text:p>
              </table:table-cell>
            </table:table-row>
            <table:table-row>
              <table:table-cell office:value-type="float" office:value="108000">
                <text:p>108000</text:p>
              </table:table-cell>
              <table:table-cell office:value-type="float" office:value="0.403703703703704">
                <text:p>0.403703703703704</text:p>
              </table:table-cell>
            </table:table-row>
            <table:table-row>
              <table:table-cell office:value-type="float" office:value="110000">
                <text:p>110000</text:p>
              </table:table-cell>
              <table:table-cell office:value-type="float" office:value="0.413636363636364">
                <text:p>0.413636363636364</text:p>
              </table:table-cell>
            </table:table-row>
            <table:table-row>
              <table:table-cell office:value-type="float" office:value="112000">
                <text:p>112000</text:p>
              </table:table-cell>
              <table:table-cell office:value-type="float" office:value="0.423214285714286">
                <text:p>0.423214285714286</text:p>
              </table:table-cell>
            </table:table-row>
            <table:table-row>
              <table:table-cell office:value-type="float" office:value="114000">
                <text:p>114000</text:p>
              </table:table-cell>
              <table:table-cell office:value-type="float" office:value="0.432456140350877">
                <text:p>0.432456140350877</text:p>
              </table:table-cell>
            </table:table-row>
            <table:table-row>
              <table:table-cell office:value-type="float" office:value="116000">
                <text:p>116000</text:p>
              </table:table-cell>
              <table:table-cell office:value-type="float" office:value="0.441379310344828">
                <text:p>0.441379310344828</text:p>
              </table:table-cell>
            </table:table-row>
            <table:table-row>
              <table:table-cell office:value-type="float" office:value="118000">
                <text:p>118000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120000">
                <text:p>120000</text:p>
              </table:table-cell>
              <table:table-cell office:value-type="float" office:value="0.458333333333333">
                <text:p>0.4583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22cm" svg:height="9.005cm" xlink:href=".." xlink:type="simple" chart:class="chart:line" chart:style-name="ch1">
        <chart:legend chart:legend-position="end" svg:x="13.249cm" svg:y="4.203cm" style:legend-expansion="high" chart:style-name="ch2"/>
        <chart:plot-area chart:style-name="ch3" table:cell-range-address="'Brackets (3)'.G1:'Brackets (3)'.H61" chart:data-source-has-labels="both" svg:x="0.32cm" svg:y="0.18cm" svg:width="12.609cm" svg:height="8.645cm">
          <chartooo:coordinate-region svg:x="1.735cm" svg:y="0.18cm" svg:width="11.194cm" svg:height="7.26cm"/>
          <chart:axis chart:dimension="x" chart:name="primary-x" chart:style-name="ch4" chartooo:axis-type="auto">
            <chartooo:date-scale/>
            <chart:categories table:cell-range-address="'Brackets (3)'.G2:'Brackets (3)'.G6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Brackets (3)'.H2:'Brackets (3)'.H61" chart:label-cell-address="'Brackets (3)'.H1:'Brackets (3)'.H1" chart:class="chart:line"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Rate</text:p>
                <draw:g>
                  <svg:desc>'Brackets (3)'.H1:'Brackets (3)'.H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'Brackets (3)'.G2:'Brackets (3)'.G61</svg:desc>
                </draw:g>
              </table:table-cell>
              <table:table-cell office:value-type="float" office:value="0">
                <text:p>0</text:p>
                <draw:g>
                  <svg:desc>'Brackets (3)'.H2:'Brackets (3)'.H61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0.0428571428571429">
                <text:p>0.0428571428571429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.05625">
                <text:p>0.05625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0.0954545454545455">
                <text:p>0.0954545454545455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0.1125">
                <text:p>0.1125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0.126923076923077">
                <text:p>0.126923076923077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0.139285714285714">
                <text:p>0.139285714285714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0.159375">
                <text:p>0.159375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0.167647058823529">
                <text:p>0.167647058823529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0.181578947368421">
                <text:p>0.181578947368421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0.192857142857143">
                <text:p>0.192857142857143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0.197727272727273">
                <text:p>0.197727272727273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0.202173913043478">
                <text:p>0.202173913043478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0.20625">
                <text:p>0.20625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0.213461538461538">
                <text:p>0.213461538461538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0.216666666666667">
                <text:p>0.216666666666667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0.219642857142857">
                <text:p>0.219642857142857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0.222413793103448">
                <text:p>0.222413793103448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225">
                <text:p>0.225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0.22741935483871">
                <text:p>0.22741935483871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0.2296875">
                <text:p>0.2296875</text:p>
              </table:table-cell>
            </table:table-row>
            <table:table-row>
              <table:table-cell office:value-type="float" office:value="33000">
                <text:p>33000</text:p>
              </table:table-cell>
              <table:table-cell office:value-type="float" office:value="0.231818181818182">
                <text:p>0.231818181818182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0.233823529411765">
                <text:p>0.233823529411765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0.235714285714286">
                <text:p>0.235714285714286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0.2375">
                <text:p>0.2375</text:p>
              </table:table-cell>
            </table:table-row>
            <table:table-row>
              <table:table-cell office:value-type="float" office:value="37000">
                <text:p>37000</text:p>
              </table:table-cell>
              <table:table-cell office:value-type="float" office:value="0.239189189189189">
                <text:p>0.239189189189189</text:p>
              </table:table-cell>
            </table:table-row>
            <table:table-row>
              <table:table-cell office:value-type="float" office:value="38000">
                <text:p>38000</text:p>
              </table:table-cell>
              <table:table-cell office:value-type="float" office:value="0.240789473684211">
                <text:p>0.240789473684211</text:p>
              </table:table-cell>
            </table:table-row>
            <table:table-row>
              <table:table-cell office:value-type="float" office:value="39000">
                <text:p>39000</text:p>
              </table:table-cell>
              <table:table-cell office:value-type="float" office:value="0.242307692307692">
                <text:p>0.242307692307692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.24375">
                <text:p>0.24375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0.245121951219512">
                <text:p>0.245121951219512</text:p>
              </table:table-cell>
            </table:table-row>
            <table:table-row>
              <table:table-cell office:value-type="float" office:value="42000">
                <text:p>42000</text:p>
              </table:table-cell>
              <table:table-cell office:value-type="float" office:value="0.246428571428571">
                <text:p>0.246428571428571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0.247674418604651">
                <text:p>0.2476744186046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248863636363636">
                <text:p>0.248863636363636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46000">
                <text:p>46000</text:p>
              </table:table-cell>
              <table:table-cell office:value-type="float" office:value="0.251086956521739">
                <text:p>0.251086956521739</text:p>
              </table:table-cell>
            </table:table-row>
            <table:table-row>
              <table:table-cell office:value-type="float" office:value="47000">
                <text:p>47000</text:p>
              </table:table-cell>
              <table:table-cell office:value-type="float" office:value="0.252127659574468">
                <text:p>0.252127659574468</text:p>
              </table:table-cell>
            </table:table-row>
            <table:table-row>
              <table:table-cell office:value-type="float" office:value="48000">
                <text:p>48000</text:p>
              </table:table-cell>
              <table:table-cell office:value-type="float" office:value="0.253125">
                <text:p>0.253125</text:p>
              </table:table-cell>
            </table:table-row>
            <table:table-row>
              <table:table-cell office:value-type="float" office:value="49000">
                <text:p>49000</text:p>
              </table:table-cell>
              <table:table-cell office:value-type="float" office:value="0.254081632653061">
                <text:p>0.254081632653061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255">
                <text:p>0.255</text:p>
              </table:table-cell>
            </table:table-row>
            <table:table-row>
              <table:table-cell office:value-type="float" office:value="51000">
                <text:p>51000</text:p>
              </table:table-cell>
              <table:table-cell office:value-type="float" office:value="0.255882352941176">
                <text:p>0.255882352941176</text:p>
              </table:table-cell>
            </table:table-row>
            <table:table-row>
              <table:table-cell office:value-type="float" office:value="52000">
                <text:p>52000</text:p>
              </table:table-cell>
              <table:table-cell office:value-type="float" office:value="0.256730769230769">
                <text:p>0.256730769230769</text:p>
              </table:table-cell>
            </table:table-row>
            <table:table-row>
              <table:table-cell office:value-type="float" office:value="53000">
                <text:p>53000</text:p>
              </table:table-cell>
              <table:table-cell office:value-type="float" office:value="0.257547169811321">
                <text:p>0.257547169811321</text:p>
              </table:table-cell>
            </table:table-row>
            <table:table-row>
              <table:table-cell office:value-type="float" office:value="54000">
                <text:p>54000</text:p>
              </table:table-cell>
              <table:table-cell office:value-type="float" office:value="0.258333333333333">
                <text:p>0.258333333333333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0.259090909090909">
                <text:p>0.259090909090909</text:p>
              </table:table-cell>
            </table:table-row>
            <table:table-row>
              <table:table-cell office:value-type="float" office:value="56000">
                <text:p>56000</text:p>
              </table:table-cell>
              <table:table-cell office:value-type="float" office:value="0.259821428571429">
                <text:p>0.259821428571429</text:p>
              </table:table-cell>
            </table:table-row>
            <table:table-row>
              <table:table-cell office:value-type="float" office:value="57000">
                <text:p>57000</text:p>
              </table:table-cell>
              <table:table-cell office:value-type="float" office:value="0.260526315789474">
                <text:p>0.260526315789474</text:p>
              </table:table-cell>
            </table:table-row>
            <table:table-row>
              <table:table-cell office:value-type="float" office:value="58000">
                <text:p>58000</text:p>
              </table:table-cell>
              <table:table-cell office:value-type="float" office:value="0.261206896551724">
                <text:p>0.261206896551724</text:p>
              </table:table-cell>
            </table:table-row>
            <table:table-row>
              <table:table-cell office:value-type="float" office:value="59000">
                <text:p>59000</text:p>
              </table:table-cell>
              <table:table-cell office:value-type="float" office:value="0.261864406779661">
                <text:p>0.261864406779661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0.2625">
                <text:p>0.26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one" chart:link-data-style-to-source="true"/>
      <style:graphic-properties svg:stroke-width="0.08cm" svg:stroke-color="#00a933" draw:fill-color="#00a933" dr3d:edge-rounding="5%"/>
      <style:text-properties fo:font-size="10pt" style:font-size-asian="10pt" style:font-size-complex="10pt"/>
    </style:style>
    <style:style style:name="ch8" style:family="chart" style:data-style-name="N1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3cm" svg:height="9.006cm" xlink:href=".." xlink:type="simple" chart:class="chart:line" chart:style-name="ch1">
        <chart:legend chart:legend-position="end" svg:x="12.906cm" svg:y="3.955cm" style:legend-expansion="high" chart:style-name="ch2"/>
        <chart:plot-area chart:style-name="ch3" table:cell-range-address="'Brackets (4)'.G2:'Brackets (4)'.G61 'Brackets (4)'.O1:'Brackets (4)'.O61 'Brackets (4)'.I1:'Brackets (4)'.I61" chart:data-source-has-labels="both" svg:x="0.32cm" svg:y="0.18cm" svg:width="12.266cm" svg:height="8.646cm">
          <chartooo:coordinate-region svg:x="1.497cm" svg:y="0.18cm" svg:width="11.089cm" svg:height="7.131cm"/>
          <chart:axis chart:dimension="x" chart:name="primary-x" chart:style-name="ch4" chartooo:axis-type="auto">
            <chartooo:date-scale/>
            <chart:categories table:cell-range-address="'Brackets (4)'.G2:'Brackets (4)'.G6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Brackets (4)'.O2:'Brackets (4)'.O61" chart:label-cell-address="'Brackets (4)'.O1:'Brackets (4)'.O1" chart:class="chart:line">
            <chart:data-point chart:repeated="60"/>
          </chart:series>
          <chart:series chart:style-name="ch8" chart:values-cell-range-address="'Brackets (4)'.I2:'Brackets (4)'.I61" chart:label-cell-address="'Brackets (4)'.I1:'Brackets (4)'.I1" chart:class="chart:line">
            <chart:data-point chart:repeated="6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t Income</text:p>
                <draw:g>
                  <svg:desc>'Brackets (4)'.O1:'Brackets (4)'.O1</svg:desc>
                </draw:g>
              </table:table-cell>
              <table:table-cell office:value-type="string">
                <text:p>Tax Total</text:p>
                <draw:g>
                  <svg:desc>'Brackets (4)'.I1:'Brackets (4)'.I1</svg:desc>
                </draw:g>
              </table:table-cell>
            </table:table-row>
          </table:table-header-rows>
          <table:table-rows>
            <table:table-row>
              <table:table-cell office:value-type="float" office:value="2000">
                <text:p>2000</text:p>
                <draw:g>
                  <svg:desc>'Brackets (4)'.G2:'Brackets (4)'.G61</svg:desc>
                </draw:g>
              </table:table-cell>
              <table:table-cell office:value-type="float" office:value="2000">
                <text:p>2000</text:p>
                <draw:g>
                  <svg:desc>'Brackets (4)'.O2:'Brackets (4)'.O61</svg:desc>
                </draw:g>
              </table:table-cell>
              <table:table-cell office:value-type="float" office:value="0">
                <text:p>0</text:p>
                <draw:g>
                  <svg:desc>'Brackets (4)'.I2:'Brackets (4)'.I61</svg:desc>
                </draw:g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6000">
                <text:p>6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8000">
                <text:p>8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12000">
                <text:p>12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14000">
                <text:p>1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16000">
                <text:p>16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18000">
                <text:p>18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20000">
                <text:p>2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22000">
                <text:p>22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24000">
                <text:p>2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26000">
                <text:p>26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28000">
                <text:p>28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30000">
                <text:p>3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31400">
                <text:p>3140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32800">
                <text:p>328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34200">
                <text:p>3420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38000">
                <text:p>38000</text:p>
              </table:table-cell>
              <table:table-cell office:value-type="float" office:value="35600">
                <text:p>35600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37000">
                <text:p>37000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float" office:value="42000">
                <text:p>42000</text:p>
              </table:table-cell>
              <table:table-cell office:value-type="float" office:value="38400">
                <text:p>38400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9800">
                <text:p>39800</text:p>
              </table:table-cell>
              <table:table-cell office:value-type="float" office:value="4200">
                <text:p>4200</text:p>
              </table:table-cell>
            </table:table-row>
            <table:table-row>
              <table:table-cell office:value-type="float" office:value="46000">
                <text:p>46000</text:p>
              </table:table-cell>
              <table:table-cell office:value-type="float" office:value="41200">
                <text:p>41200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float" office:value="48000">
                <text:p>48000</text:p>
              </table:table-cell>
              <table:table-cell office:value-type="float" office:value="42600">
                <text:p>42600</text:p>
              </table:table-cell>
              <table:table-cell office:value-type="float" office:value="5400">
                <text:p>5400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44000">
                <text:p>44000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float" office:value="52000">
                <text:p>52000</text:p>
              </table:table-cell>
              <table:table-cell office:value-type="float" office:value="44800">
                <text:p>44800</text:p>
              </table:table-cell>
              <table:table-cell office:value-type="float" office:value="7200">
                <text:p>7200</text:p>
              </table:table-cell>
            </table:table-row>
            <table:table-row>
              <table:table-cell office:value-type="float" office:value="54000">
                <text:p>54000</text:p>
              </table:table-cell>
              <table:table-cell office:value-type="float" office:value="45600">
                <text:p>45600</text:p>
              </table:table-cell>
              <table:table-cell office:value-type="float" office:value="8400">
                <text:p>8400</text:p>
              </table:table-cell>
            </table:table-row>
            <table:table-row>
              <table:table-cell office:value-type="float" office:value="56000">
                <text:p>56000</text:p>
              </table:table-cell>
              <table:table-cell office:value-type="float" office:value="46400">
                <text:p>46400</text:p>
              </table:table-cell>
              <table:table-cell office:value-type="float" office:value="9600">
                <text:p>9600</text:p>
              </table:table-cell>
            </table:table-row>
            <table:table-row>
              <table:table-cell office:value-type="float" office:value="58000">
                <text:p>58000</text:p>
              </table:table-cell>
              <table:table-cell office:value-type="float" office:value="47200">
                <text:p>47200</text:p>
              </table:table-cell>
              <table:table-cell office:value-type="float" office:value="10800">
                <text:p>10800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48000">
                <text:p>48000</text:p>
              </table:table-cell>
              <table:table-cell office:value-type="float" office:value="12000">
                <text:p>12000</text:p>
              </table:table-cell>
            </table:table-row>
            <table:table-row>
              <table:table-cell office:value-type="float" office:value="62000">
                <text:p>62000</text:p>
              </table:table-cell>
              <table:table-cell office:value-type="float" office:value="48800">
                <text:p>48800</text:p>
              </table:table-cell>
              <table:table-cell office:value-type="float" office:value="13200">
                <text:p>13200</text:p>
              </table:table-cell>
            </table:table-row>
            <table:table-row>
              <table:table-cell office:value-type="float" office:value="64000">
                <text:p>64000</text:p>
              </table:table-cell>
              <table:table-cell office:value-type="float" office:value="49600">
                <text:p>49600</text:p>
              </table:table-cell>
              <table:table-cell office:value-type="float" office:value="14400">
                <text:p>14400</text:p>
              </table:table-cell>
            </table:table-row>
            <table:table-row>
              <table:table-cell office:value-type="float" office:value="66000">
                <text:p>66000</text:p>
              </table:table-cell>
              <table:table-cell office:value-type="float" office:value="50400">
                <text:p>50400</text:p>
              </table:table-cell>
              <table:table-cell office:value-type="float" office:value="15600">
                <text:p>15600</text:p>
              </table:table-cell>
            </table:table-row>
            <table:table-row>
              <table:table-cell office:value-type="float" office:value="68000">
                <text:p>68000</text:p>
              </table:table-cell>
              <table:table-cell office:value-type="float" office:value="51200">
                <text:p>51200</text:p>
              </table:table-cell>
              <table:table-cell office:value-type="float" office:value="16800">
                <text:p>16800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52000">
                <text:p>52000</text:p>
              </table:table-cell>
              <table:table-cell office:value-type="float" office:value="18000">
                <text:p>18000</text:p>
              </table:table-cell>
            </table:table-row>
            <table:table-row>
              <table:table-cell office:value-type="float" office:value="72000">
                <text:p>72000</text:p>
              </table:table-cell>
              <table:table-cell office:value-type="float" office:value="52800">
                <text:p>52800</text:p>
              </table:table-cell>
              <table:table-cell office:value-type="float" office:value="19200">
                <text:p>19200</text:p>
              </table:table-cell>
            </table:table-row>
            <table:table-row>
              <table:table-cell office:value-type="float" office:value="74000">
                <text:p>74000</text:p>
              </table:table-cell>
              <table:table-cell office:value-type="float" office:value="53600">
                <text:p>53600</text:p>
              </table:table-cell>
              <table:table-cell office:value-type="float" office:value="20400">
                <text:p>20400</text:p>
              </table:table-cell>
            </table:table-row>
            <table:table-row>
              <table:table-cell office:value-type="float" office:value="76000">
                <text:p>76000</text:p>
              </table:table-cell>
              <table:table-cell office:value-type="float" office:value="54400">
                <text:p>54400</text:p>
              </table:table-cell>
              <table:table-cell office:value-type="float" office:value="21600">
                <text:p>21600</text:p>
              </table:table-cell>
            </table:table-row>
            <table:table-row>
              <table:table-cell office:value-type="float" office:value="78000">
                <text:p>78000</text:p>
              </table:table-cell>
              <table:table-cell office:value-type="float" office:value="55200">
                <text:p>55200</text:p>
              </table:table-cell>
              <table:table-cell office:value-type="float" office:value="22800">
                <text:p>22800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56000">
                <text:p>56000</text:p>
              </table:table-cell>
              <table:table-cell office:value-type="float" office:value="24000">
                <text:p>24000</text:p>
              </table:table-cell>
            </table:table-row>
            <table:table-row>
              <table:table-cell office:value-type="float" office:value="82000">
                <text:p>82000</text:p>
              </table:table-cell>
              <table:table-cell office:value-type="float" office:value="56800">
                <text:p>56800</text:p>
              </table:table-cell>
              <table:table-cell office:value-type="float" office:value="25200">
                <text:p>25200</text:p>
              </table:table-cell>
            </table:table-row>
            <table:table-row>
              <table:table-cell office:value-type="float" office:value="84000">
                <text:p>84000</text:p>
              </table:table-cell>
              <table:table-cell office:value-type="float" office:value="57600">
                <text:p>57600</text:p>
              </table:table-cell>
              <table:table-cell office:value-type="float" office:value="26400">
                <text:p>26400</text:p>
              </table:table-cell>
            </table:table-row>
            <table:table-row>
              <table:table-cell office:value-type="float" office:value="86000">
                <text:p>86000</text:p>
              </table:table-cell>
              <table:table-cell office:value-type="float" office:value="58400">
                <text:p>58400</text:p>
              </table:table-cell>
              <table:table-cell office:value-type="float" office:value="27600">
                <text:p>27600</text:p>
              </table:table-cell>
            </table:table-row>
            <table:table-row>
              <table:table-cell office:value-type="float" office:value="88000">
                <text:p>88000</text:p>
              </table:table-cell>
              <table:table-cell office:value-type="float" office:value="59200">
                <text:p>59200</text:p>
              </table:table-cell>
              <table:table-cell office:value-type="float" office:value="28800">
                <text:p>28800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60000">
                <text:p>60000</text:p>
              </table:table-cell>
              <table:table-cell office:value-type="float" office:value="30000">
                <text:p>30000</text:p>
              </table:table-cell>
            </table:table-row>
            <table:table-row>
              <table:table-cell office:value-type="float" office:value="92000">
                <text:p>92000</text:p>
              </table:table-cell>
              <table:table-cell office:value-type="float" office:value="60800">
                <text:p>60800</text:p>
              </table:table-cell>
              <table:table-cell office:value-type="float" office:value="31200">
                <text:p>31200</text:p>
              </table:table-cell>
            </table:table-row>
            <table:table-row>
              <table:table-cell office:value-type="float" office:value="94000">
                <text:p>94000</text:p>
              </table:table-cell>
              <table:table-cell office:value-type="float" office:value="61600">
                <text:p>61600</text:p>
              </table:table-cell>
              <table:table-cell office:value-type="float" office:value="32400">
                <text:p>32400</text:p>
              </table:table-cell>
            </table:table-row>
            <table:table-row>
              <table:table-cell office:value-type="float" office:value="96000">
                <text:p>96000</text:p>
              </table:table-cell>
              <table:table-cell office:value-type="float" office:value="62400">
                <text:p>62400</text:p>
              </table:table-cell>
              <table:table-cell office:value-type="float" office:value="33600">
                <text:p>33600</text:p>
              </table:table-cell>
            </table:table-row>
            <table:table-row>
              <table:table-cell office:value-type="float" office:value="98000">
                <text:p>98000</text:p>
              </table:table-cell>
              <table:table-cell office:value-type="float" office:value="63200">
                <text:p>63200</text:p>
              </table:table-cell>
              <table:table-cell office:value-type="float" office:value="34800">
                <text:p>34800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64000">
                <text:p>64000</text:p>
              </table:table-cell>
              <table:table-cell office:value-type="float" office:value="36000">
                <text:p>36000</text:p>
              </table:table-cell>
            </table:table-row>
            <table:table-row>
              <table:table-cell office:value-type="float" office:value="102000">
                <text:p>102000</text:p>
              </table:table-cell>
              <table:table-cell office:value-type="float" office:value="64100">
                <text:p>64100</text:p>
              </table:table-cell>
              <table:table-cell office:value-type="float" office:value="37900">
                <text:p>37900</text:p>
              </table:table-cell>
            </table:table-row>
            <table:table-row>
              <table:table-cell office:value-type="float" office:value="104000">
                <text:p>104000</text:p>
              </table:table-cell>
              <table:table-cell office:value-type="float" office:value="64200">
                <text:p>64200</text:p>
              </table:table-cell>
              <table:table-cell office:value-type="float" office:value="39800">
                <text:p>39800</text:p>
              </table:table-cell>
            </table:table-row>
            <table:table-row>
              <table:table-cell office:value-type="float" office:value="106000">
                <text:p>106000</text:p>
              </table:table-cell>
              <table:table-cell office:value-type="float" office:value="64300">
                <text:p>64300</text:p>
              </table:table-cell>
              <table:table-cell office:value-type="float" office:value="41700">
                <text:p>41700</text:p>
              </table:table-cell>
            </table:table-row>
            <table:table-row>
              <table:table-cell office:value-type="float" office:value="108000">
                <text:p>108000</text:p>
              </table:table-cell>
              <table:table-cell office:value-type="float" office:value="64400">
                <text:p>64400</text:p>
              </table:table-cell>
              <table:table-cell office:value-type="float" office:value="43600">
                <text:p>43600</text:p>
              </table:table-cell>
            </table:table-row>
            <table:table-row>
              <table:table-cell office:value-type="float" office:value="110000">
                <text:p>110000</text:p>
              </table:table-cell>
              <table:table-cell office:value-type="float" office:value="64500">
                <text:p>64500</text:p>
              </table:table-cell>
              <table:table-cell office:value-type="float" office:value="45500">
                <text:p>45500</text:p>
              </table:table-cell>
            </table:table-row>
            <table:table-row>
              <table:table-cell office:value-type="float" office:value="112000">
                <text:p>112000</text:p>
              </table:table-cell>
              <table:table-cell office:value-type="float" office:value="64600">
                <text:p>64600</text:p>
              </table:table-cell>
              <table:table-cell office:value-type="float" office:value="47400">
                <text:p>47400</text:p>
              </table:table-cell>
            </table:table-row>
            <table:table-row>
              <table:table-cell office:value-type="float" office:value="114000">
                <text:p>114000</text:p>
              </table:table-cell>
              <table:table-cell office:value-type="float" office:value="64700">
                <text:p>64700</text:p>
              </table:table-cell>
              <table:table-cell office:value-type="float" office:value="49300">
                <text:p>49300</text:p>
              </table:table-cell>
            </table:table-row>
            <table:table-row>
              <table:table-cell office:value-type="float" office:value="116000">
                <text:p>116000</text:p>
              </table:table-cell>
              <table:table-cell office:value-type="float" office:value="64800">
                <text:p>64800</text:p>
              </table:table-cell>
              <table:table-cell office:value-type="float" office:value="51200">
                <text:p>51200</text:p>
              </table:table-cell>
            </table:table-row>
            <table:table-row>
              <table:table-cell office:value-type="float" office:value="118000">
                <text:p>118000</text:p>
              </table:table-cell>
              <table:table-cell office:value-type="float" office:value="64900">
                <text:p>64900</text:p>
              </table:table-cell>
              <table:table-cell office:value-type="float" office:value="53100">
                <text:p>53100</text:p>
              </table:table-cell>
            </table:table-row>
            <table:table-row>
              <table:table-cell office:value-type="float" office:value="120000">
                <text:p>120000</text:p>
              </table:table-cell>
              <table:table-cell office:value-type="float" office:value="65000">
                <text:p>65000</text:p>
              </table:table-cell>
              <table:table-cell office:value-type="float" office:value="55000">
                <text:p>550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161cm" svg:height="9.083cm" xlink:href=".." xlink:type="simple" chart:class="chart:line" chart:style-name="ch1">
        <chart:legend chart:legend-position="end" svg:x="14.103cm" svg:y="4.242cm" style:legend-expansion="high" chart:style-name="ch2"/>
        <chart:plot-area chart:style-name="ch3" table:cell-range-address="'Linear fn'.C2:'Linear fn'.D61 'Linear fn'.D1:'Linear fn'.D1" chart:data-source-has-labels="both" svg:x="0.323cm" svg:y="0.181cm" svg:width="13.457cm" svg:height="8.721cm">
          <chartooo:coordinate-region svg:x="1.738cm" svg:y="0.181cm" svg:width="12.042cm" svg:height="7.337cm"/>
          <chart:axis chart:dimension="x" chart:name="primary-x" chart:style-name="ch4" chartooo:axis-type="auto">
            <chartooo:date-scale/>
            <chart:categories table:cell-range-address="'Linear fn'.C2:'Linear fn'.C6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Linear fn'.D2:'Linear fn'.D61" chart:label-cell-address="'Linear fn'.D1:'Linear fn'.D1" chart:class="chart:line"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e</text:p>
                <draw:g>
                  <svg:desc>'Linear fn'.D1:'Linear fn'.D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'Linear fn'.C2:'Linear fn'.C61</svg:desc>
                </draw:g>
              </table:table-cell>
              <table:table-cell office:value-type="float" office:value="0">
                <text:p>0</text:p>
                <draw:g>
                  <svg:desc>'Linear fn'.D2:'Linear fn'.D61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3000">
                <text:p>3300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7000">
                <text:p>3700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8000">
                <text:p>3800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9000">
                <text:p>3900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2000">
                <text:p>4200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6000">
                <text:p>4600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7000">
                <text:p>4700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8000">
                <text:p>4800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9000">
                <text:p>4900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51000">
                <text:p>5100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52000">
                <text:p>5200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53000">
                <text:p>5300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54000">
                <text:p>5400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56000">
                <text:p>5600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57000">
                <text:p>5700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58000">
                <text:p>5800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59000">
                <text:p>5900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0.4">
                <text:p>0.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1">
      <style:chart-properties chart:symbol-type="none" chart:link-data-style-to-source="true"/>
      <style:graphic-properties svg:stroke-width="0.08cm" svg:stroke-color="#00a933" draw:fill-color="#00a933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3cm" svg:height="9.006cm" xlink:href=".." xlink:type="simple" chart:class="chart:line" chart:style-name="ch1">
        <chart:legend chart:legend-position="end" svg:x="12.906cm" svg:y="3.955cm" style:legend-expansion="high" chart:style-name="ch2"/>
        <chart:plot-area chart:style-name="ch3" table:cell-range-address="'Linear fn'.C2:'Linear fn'.C61 'Linear fn'.E1:'Linear fn'.F61" chart:data-source-has-labels="both" svg:x="0.32cm" svg:y="0.18cm" svg:width="12.266cm" svg:height="8.646cm">
          <chartooo:coordinate-region svg:x="1.497cm" svg:y="0.18cm" svg:width="11.089cm" svg:height="7.262cm"/>
          <chart:axis chart:dimension="x" chart:name="primary-x" chart:style-name="ch4" chartooo:axis-type="auto">
            <chartooo:date-scale/>
            <chart:categories table:cell-range-address="'Linear fn'.C2:'Linear fn'.C6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Linear fn'.E2:'Linear fn'.E61" chart:label-cell-address="'Linear fn'.E1:'Linear fn'.E1" chart:class="chart:line">
            <chart:data-point chart:repeated="60"/>
          </chart:series>
          <chart:series chart:style-name="ch8" chart:values-cell-range-address="'Linear fn'.F2:'Linear fn'.F61" chart:label-cell-address="'Linear fn'.F1:'Linear fn'.F1" chart:class="chart:line">
            <chart:data-point chart:repeated="6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x Total</text:p>
                <draw:g>
                  <svg:desc>'Linear fn'.E1:'Linear fn'.E1</svg:desc>
                </draw:g>
              </table:table-cell>
              <table:table-cell office:value-type="string">
                <text:p>Net Income</text:p>
                <draw:g>
                  <svg:desc>'Linear fn'.F1:'Linear fn'.F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'Linear fn'.C2:'Linear fn'.C61</svg:desc>
                </draw:g>
              </table:table-cell>
              <table:table-cell office:value-type="float" office:value="0">
                <text:p>0</text:p>
                <draw:g>
                  <svg:desc>'Linear fn'.E2:'Linear fn'.E61</svg:desc>
                </draw:g>
              </table:table-cell>
              <table:table-cell office:value-type="float" office:value="1000">
                <text:p>1000</text:p>
                <draw:g>
                  <svg:desc>'Linear fn'.F2:'Linear fn'.F61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">
                <text:p>0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">
                <text:p>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">
                <text:p>0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">
                <text:p>0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0">
                <text:p>0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">
                <text:p>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0">
                <text:p>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">
                <text:p>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220">
                <text:p>220</text:p>
              </table:table-cell>
              <table:table-cell office:value-type="float" office:value="10780">
                <text:p>10780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480">
                <text:p>480</text:p>
              </table:table-cell>
              <table:table-cell office:value-type="float" office:value="11520">
                <text:p>11520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780">
                <text:p>780</text:p>
              </table:table-cell>
              <table:table-cell office:value-type="float" office:value="12220">
                <text:p>12220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1120">
                <text:p>1120</text:p>
              </table:table-cell>
              <table:table-cell office:value-type="float" office:value="12880">
                <text:p>12880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1500">
                <text:p>1500</text:p>
              </table:table-cell>
              <table:table-cell office:value-type="float" office:value="13500">
                <text:p>13500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1920">
                <text:p>1920</text:p>
              </table:table-cell>
              <table:table-cell office:value-type="float" office:value="14080">
                <text:p>14080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2380">
                <text:p>2380</text:p>
              </table:table-cell>
              <table:table-cell office:value-type="float" office:value="14620">
                <text:p>14620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2880">
                <text:p>2880</text:p>
              </table:table-cell>
              <table:table-cell office:value-type="float" office:value="15120">
                <text:p>15120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3420">
                <text:p>3420</text:p>
              </table:table-cell>
              <table:table-cell office:value-type="float" office:value="15580">
                <text:p>15580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4000">
                <text:p>4000</text:p>
              </table:table-cell>
              <table:table-cell office:value-type="float" office:value="16000">
                <text:p>16000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4620">
                <text:p>4620</text:p>
              </table:table-cell>
              <table:table-cell office:value-type="float" office:value="16380">
                <text:p>16380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5280">
                <text:p>5280</text:p>
              </table:table-cell>
              <table:table-cell office:value-type="float" office:value="16720">
                <text:p>16720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5980">
                <text:p>5980</text:p>
              </table:table-cell>
              <table:table-cell office:value-type="float" office:value="17020">
                <text:p>17020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6720">
                <text:p>6720</text:p>
              </table:table-cell>
              <table:table-cell office:value-type="float" office:value="17280">
                <text:p>17280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7500">
                <text:p>7500</text:p>
              </table:table-cell>
              <table:table-cell office:value-type="float" office:value="17500">
                <text:p>17500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8320">
                <text:p>8320</text:p>
              </table:table-cell>
              <table:table-cell office:value-type="float" office:value="17680">
                <text:p>17680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9180">
                <text:p>9180</text:p>
              </table:table-cell>
              <table:table-cell office:value-type="float" office:value="17820">
                <text:p>17820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10080">
                <text:p>10080</text:p>
              </table:table-cell>
              <table:table-cell office:value-type="float" office:value="17920">
                <text:p>17920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11020">
                <text:p>11020</text:p>
              </table:table-cell>
              <table:table-cell office:value-type="float" office:value="17980">
                <text:p>17980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12000">
                <text:p>12000</text:p>
              </table:table-cell>
              <table:table-cell office:value-type="float" office:value="18000">
                <text:p>18000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12400">
                <text:p>12400</text:p>
              </table:table-cell>
              <table:table-cell office:value-type="float" office:value="18600">
                <text:p>18600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12800">
                <text:p>12800</text:p>
              </table:table-cell>
              <table:table-cell office:value-type="float" office:value="19200">
                <text:p>19200</text:p>
              </table:table-cell>
            </table:table-row>
            <table:table-row>
              <table:table-cell office:value-type="float" office:value="33000">
                <text:p>33000</text:p>
              </table:table-cell>
              <table:table-cell office:value-type="float" office:value="13200">
                <text:p>13200</text:p>
              </table:table-cell>
              <table:table-cell office:value-type="float" office:value="19800">
                <text:p>19800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13600">
                <text:p>13600</text:p>
              </table:table-cell>
              <table:table-cell office:value-type="float" office:value="20400">
                <text:p>20400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14000">
                <text:p>14000</text:p>
              </table:table-cell>
              <table:table-cell office:value-type="float" office:value="21000">
                <text:p>21000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14400">
                <text:p>14400</text:p>
              </table:table-cell>
              <table:table-cell office:value-type="float" office:value="21600">
                <text:p>21600</text:p>
              </table:table-cell>
            </table:table-row>
            <table:table-row>
              <table:table-cell office:value-type="float" office:value="37000">
                <text:p>37000</text:p>
              </table:table-cell>
              <table:table-cell office:value-type="float" office:value="14800">
                <text:p>14800</text:p>
              </table:table-cell>
              <table:table-cell office:value-type="float" office:value="22200">
                <text:p>22200</text:p>
              </table:table-cell>
            </table:table-row>
            <table:table-row>
              <table:table-cell office:value-type="float" office:value="38000">
                <text:p>38000</text:p>
              </table:table-cell>
              <table:table-cell office:value-type="float" office:value="15200">
                <text:p>15200</text:p>
              </table:table-cell>
              <table:table-cell office:value-type="float" office:value="22800">
                <text:p>22800</text:p>
              </table:table-cell>
            </table:table-row>
            <table:table-row>
              <table:table-cell office:value-type="float" office:value="39000">
                <text:p>39000</text:p>
              </table:table-cell>
              <table:table-cell office:value-type="float" office:value="15600">
                <text:p>15600</text:p>
              </table:table-cell>
              <table:table-cell office:value-type="float" office:value="23400">
                <text:p>23400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16000">
                <text:p>16000</text:p>
              </table:table-cell>
              <table:table-cell office:value-type="float" office:value="24000">
                <text:p>24000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16400">
                <text:p>16400</text:p>
              </table:table-cell>
              <table:table-cell office:value-type="float" office:value="24600">
                <text:p>24600</text:p>
              </table:table-cell>
            </table:table-row>
            <table:table-row>
              <table:table-cell office:value-type="float" office:value="42000">
                <text:p>42000</text:p>
              </table:table-cell>
              <table:table-cell office:value-type="float" office:value="16800">
                <text:p>16800</text:p>
              </table:table-cell>
              <table:table-cell office:value-type="float" office:value="25200">
                <text:p>25200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17200">
                <text:p>17200</text:p>
              </table:table-cell>
              <table:table-cell office:value-type="float" office:value="25800">
                <text:p>25800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7600">
                <text:p>17600</text:p>
              </table:table-cell>
              <table:table-cell office:value-type="float" office:value="26400">
                <text:p>26400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18000">
                <text:p>18000</text:p>
              </table:table-cell>
              <table:table-cell office:value-type="float" office:value="27000">
                <text:p>27000</text:p>
              </table:table-cell>
            </table:table-row>
            <table:table-row>
              <table:table-cell office:value-type="float" office:value="46000">
                <text:p>46000</text:p>
              </table:table-cell>
              <table:table-cell office:value-type="float" office:value="18400">
                <text:p>18400</text:p>
              </table:table-cell>
              <table:table-cell office:value-type="float" office:value="27600">
                <text:p>27600</text:p>
              </table:table-cell>
            </table:table-row>
            <table:table-row>
              <table:table-cell office:value-type="float" office:value="47000">
                <text:p>47000</text:p>
              </table:table-cell>
              <table:table-cell office:value-type="float" office:value="18800">
                <text:p>18800</text:p>
              </table:table-cell>
              <table:table-cell office:value-type="float" office:value="28200">
                <text:p>28200</text:p>
              </table:table-cell>
            </table:table-row>
            <table:table-row>
              <table:table-cell office:value-type="float" office:value="48000">
                <text:p>48000</text:p>
              </table:table-cell>
              <table:table-cell office:value-type="float" office:value="19200">
                <text:p>19200</text:p>
              </table:table-cell>
              <table:table-cell office:value-type="float" office:value="28800">
                <text:p>28800</text:p>
              </table:table-cell>
            </table:table-row>
            <table:table-row>
              <table:table-cell office:value-type="float" office:value="49000">
                <text:p>49000</text:p>
              </table:table-cell>
              <table:table-cell office:value-type="float" office:value="19600">
                <text:p>19600</text:p>
              </table:table-cell>
              <table:table-cell office:value-type="float" office:value="29400">
                <text:p>29400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20000">
                <text:p>20000</text:p>
              </table:table-cell>
              <table:table-cell office:value-type="float" office:value="30000">
                <text:p>30000</text:p>
              </table:table-cell>
            </table:table-row>
            <table:table-row>
              <table:table-cell office:value-type="float" office:value="51000">
                <text:p>51000</text:p>
              </table:table-cell>
              <table:table-cell office:value-type="float" office:value="20400">
                <text:p>20400</text:p>
              </table:table-cell>
              <table:table-cell office:value-type="float" office:value="30600">
                <text:p>30600</text:p>
              </table:table-cell>
            </table:table-row>
            <table:table-row>
              <table:table-cell office:value-type="float" office:value="52000">
                <text:p>52000</text:p>
              </table:table-cell>
              <table:table-cell office:value-type="float" office:value="20800">
                <text:p>20800</text:p>
              </table:table-cell>
              <table:table-cell office:value-type="float" office:value="31200">
                <text:p>31200</text:p>
              </table:table-cell>
            </table:table-row>
            <table:table-row>
              <table:table-cell office:value-type="float" office:value="53000">
                <text:p>53000</text:p>
              </table:table-cell>
              <table:table-cell office:value-type="float" office:value="21200">
                <text:p>21200</text:p>
              </table:table-cell>
              <table:table-cell office:value-type="float" office:value="31800">
                <text:p>31800</text:p>
              </table:table-cell>
            </table:table-row>
            <table:table-row>
              <table:table-cell office:value-type="float" office:value="54000">
                <text:p>54000</text:p>
              </table:table-cell>
              <table:table-cell office:value-type="float" office:value="21600">
                <text:p>21600</text:p>
              </table:table-cell>
              <table:table-cell office:value-type="float" office:value="32400">
                <text:p>32400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22000">
                <text:p>22000</text:p>
              </table:table-cell>
              <table:table-cell office:value-type="float" office:value="33000">
                <text:p>33000</text:p>
              </table:table-cell>
            </table:table-row>
            <table:table-row>
              <table:table-cell office:value-type="float" office:value="56000">
                <text:p>56000</text:p>
              </table:table-cell>
              <table:table-cell office:value-type="float" office:value="22400">
                <text:p>22400</text:p>
              </table:table-cell>
              <table:table-cell office:value-type="float" office:value="33600">
                <text:p>33600</text:p>
              </table:table-cell>
            </table:table-row>
            <table:table-row>
              <table:table-cell office:value-type="float" office:value="57000">
                <text:p>57000</text:p>
              </table:table-cell>
              <table:table-cell office:value-type="float" office:value="22800">
                <text:p>22800</text:p>
              </table:table-cell>
              <table:table-cell office:value-type="float" office:value="34200">
                <text:p>34200</text:p>
              </table:table-cell>
            </table:table-row>
            <table:table-row>
              <table:table-cell office:value-type="float" office:value="58000">
                <text:p>58000</text:p>
              </table:table-cell>
              <table:table-cell office:value-type="float" office:value="23200">
                <text:p>23200</text:p>
              </table:table-cell>
              <table:table-cell office:value-type="float" office:value="34800">
                <text:p>34800</text:p>
              </table:table-cell>
            </table:table-row>
            <table:table-row>
              <table:table-cell office:value-type="float" office:value="59000">
                <text:p>59000</text:p>
              </table:table-cell>
              <table:table-cell office:value-type="float" office:value="23600">
                <text:p>23600</text:p>
              </table:table-cell>
              <table:table-cell office:value-type="float" office:value="35400">
                <text:p>35400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24000">
                <text:p>24000</text:p>
              </table:table-cell>
              <table:table-cell office:value-type="float" office:value="36000">
                <text:p>3600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</office:meta>
</office:document-meta>
</file>

<file path=Object 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161cm" svg:height="9.083cm" xlink:href=".." xlink:type="simple" chart:class="chart:line" chart:style-name="ch1">
        <chart:legend chart:legend-position="end" svg:x="14.103cm" svg:y="4.242cm" style:legend-expansion="high" chart:style-name="ch2"/>
        <chart:plot-area chart:style-name="ch3" table:cell-range-address="Arctan.C2:Arctan.D61 Arctan.D1:Arctan.D1" chart:data-source-has-labels="both" svg:x="0.323cm" svg:y="0.181cm" svg:width="13.457cm" svg:height="8.721cm">
          <chartooo:coordinate-region svg:x="1.738cm" svg:y="0.181cm" svg:width="12.042cm" svg:height="7.337cm"/>
          <chart:axis chart:dimension="x" chart:name="primary-x" chart:style-name="ch4" chartooo:axis-type="auto">
            <chartooo:date-scale/>
            <chart:categories table:cell-range-address="Arctan.C2:Arctan.C6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rctan.D2:Arctan.D61" chart:label-cell-address="Arctan.D1:Arctan.D1" chart:class="chart:line"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e</text:p>
                <draw:g>
                  <svg:desc>Arctan.D1:Arctan.D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Arctan.C2:Arctan.C61</svg:desc>
                </draw:g>
              </table:table-cell>
              <table:table-cell office:value-type="float" office:value="0">
                <text:p>0</text:p>
                <draw:g>
                  <svg:desc>Arctan.D2:Arctan.D61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0397370486110817">
                <text:p>0.0397370486110817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0791668483211311">
                <text:p>0.0791668483211311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0.117996169735057">
                <text:p>0.117996169735057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.155958260754739">
                <text:p>0.155958260754739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0.192822495958459">
                <text:p>0.192822495958459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228400502439816">
                <text:p>0.228400502439816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0.262548641451742">
                <text:p>0.262548641451742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0.295167235300867">
                <text:p>0.295167235300867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0.32619726158657">
                <text:p>0.32619726158657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0.355615368978706">
                <text:p>0.355615368978706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0.383428033196316">
                <text:p>0.383428033196316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0.409665529398267">
                <text:p>0.409665529398267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0.434376209846994">
                <text:p>0.434376209846994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0.457621390730107">
                <text:p>0.457621390730107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0.479470997044505">
                <text:p>0.479470997044505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0.519285606543649">
                <text:p>0.519285606543649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0.537405118482553">
                <text:p>0.537405118482553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0.554434360597642">
                <text:p>0.554434360597642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0.570446574954554">
                <text:p>0.570446574954554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0.585511685800184">
                <text:p>0.585511685800184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0.599695851276627">
                <text:p>0.599695851276627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0.613061231589369">
                <text:p>0.613061231589369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0.625665916378002">
                <text:p>0.625665916378002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0.637563965875635">
                <text:p>0.637563965875635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648805530597234">
                <text:p>0.648805530597234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0.659437022699413">
                <text:p>0.659437022699413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0.669501318922864">
                <text:p>0.669501318922864</text:p>
              </table:table-cell>
            </table:table-row>
            <table:table-row>
              <table:table-cell office:value-type="float" office:value="33000">
                <text:p>33000</text:p>
              </table:table-cell>
              <table:table-cell office:value-type="float" office:value="0.679037980367659">
                <text:p>0.679037980367659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0.688083478490523">
                <text:p>0.688083478490523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0.69667141987408">
                <text:p>0.69667141987408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0.704832764699134">
                <text:p>0.704832764699134</text:p>
              </table:table-cell>
            </table:table-row>
            <table:table-row>
              <table:table-cell office:value-type="float" office:value="37000">
                <text:p>37000</text:p>
              </table:table-cell>
              <table:table-cell office:value-type="float" office:value="0.712596035621172">
                <text:p>0.712596035621172</text:p>
              </table:table-cell>
            </table:table-row>
            <table:table-row>
              <table:table-cell office:value-type="float" office:value="38000">
                <text:p>38000</text:p>
              </table:table-cell>
              <table:table-cell office:value-type="float" office:value="0.719987515050277">
                <text:p>0.719987515050277</text:p>
              </table:table-cell>
            </table:table-row>
            <table:table-row>
              <table:table-cell office:value-type="float" office:value="39000">
                <text:p>39000</text:p>
              </table:table-cell>
              <table:table-cell office:value-type="float" office:value="0.727031429771096">
                <text:p>0.727031429771096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.733750122504687">
                <text:p>0.733750122504687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0.740164210475403">
                <text:p>0.740164210475403</text:p>
              </table:table-cell>
            </table:table-row>
            <table:table-row>
              <table:table-cell office:value-type="float" office:value="42000">
                <text:p>42000</text:p>
              </table:table-cell>
              <table:table-cell office:value-type="float" office:value="0.746292731356472">
                <text:p>0.746292731356472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0.752153277167693">
                <text:p>0.752153277167693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757762116818313">
                <text:p>0.757762116818313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0.763134308050427">
                <text:p>0.763134308050427</text:p>
              </table:table-cell>
            </table:table-row>
            <table:table-row>
              <table:table-cell office:value-type="float" office:value="46000">
                <text:p>46000</text:p>
              </table:table-cell>
              <table:table-cell office:value-type="float" office:value="0.768283799560241">
                <text:p>0.768283799560241</text:p>
              </table:table-cell>
            </table:table-row>
            <table:table-row>
              <table:table-cell office:value-type="float" office:value="47000">
                <text:p>47000</text:p>
              </table:table-cell>
              <table:table-cell office:value-type="float" office:value="0.773223524068845">
                <text:p>0.773223524068845</text:p>
              </table:table-cell>
            </table:table-row>
            <table:table-row>
              <table:table-cell office:value-type="float" office:value="48000">
                <text:p>48000</text:p>
              </table:table-cell>
              <table:table-cell office:value-type="float" office:value="0.77796548309">
                <text:p>0.77796548309</text:p>
              </table:table-cell>
            </table:table-row>
            <table:table-row>
              <table:table-cell office:value-type="float" office:value="49000">
                <text:p>49000</text:p>
              </table:table-cell>
              <table:table-cell office:value-type="float" office:value="0.782520824106553">
                <text:p>0.782520824106553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786899910824325">
                <text:p>0.786899910824325</text:p>
              </table:table-cell>
            </table:table-row>
            <table:table-row>
              <table:table-cell office:value-type="float" office:value="51000">
                <text:p>51000</text:p>
              </table:table-cell>
              <table:table-cell office:value-type="float" office:value="0.791112387126082">
                <text:p>0.791112387126082</text:p>
              </table:table-cell>
            </table:table-row>
            <table:table-row>
              <table:table-cell office:value-type="float" office:value="52000">
                <text:p>52000</text:p>
              </table:table-cell>
              <table:table-cell office:value-type="float" office:value="0.795167235300867">
                <text:p>0.795167235300867</text:p>
              </table:table-cell>
            </table:table-row>
            <table:table-row>
              <table:table-cell office:value-type="float" office:value="53000">
                <text:p>53000</text:p>
              </table:table-cell>
              <table:table-cell office:value-type="float" office:value="0.799072829077237">
                <text:p>0.799072829077237</text:p>
              </table:table-cell>
            </table:table-row>
            <table:table-row>
              <table:table-cell office:value-type="float" office:value="54000">
                <text:p>54000</text:p>
              </table:table-cell>
              <table:table-cell office:value-type="float" office:value="0.802836981943812">
                <text:p>0.802836981943812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0.806466991197746">
                <text:p>0.806466991197746</text:p>
              </table:table-cell>
            </table:table-row>
            <table:table-row>
              <table:table-cell office:value-type="float" office:value="56000">
                <text:p>56000</text:p>
              </table:table-cell>
              <table:table-cell office:value-type="float" office:value="0.80996967812164">
                <text:p>0.80996967812164</text:p>
              </table:table-cell>
            </table:table-row>
            <table:table-row>
              <table:table-cell office:value-type="float" office:value="57000">
                <text:p>57000</text:p>
              </table:table-cell>
              <table:table-cell office:value-type="float" office:value="0.813351424652164">
                <text:p>0.813351424652164</text:p>
              </table:table-cell>
            </table:table-row>
            <table:table-row>
              <table:table-cell office:value-type="float" office:value="58000">
                <text:p>58000</text:p>
              </table:table-cell>
              <table:table-cell office:value-type="float" office:value="0.816618206869389">
                <text:p>0.816618206869389</text:p>
              </table:table-cell>
            </table:table-row>
            <table:table-row>
              <table:table-cell office:value-type="float" office:value="59000">
                <text:p>59000</text:p>
              </table:table-cell>
              <table:table-cell office:value-type="float" office:value="0.819775625604413">
                <text:p>0.819775625604413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0.82282893443419">
                <text:p>0.8228289344341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</office:meta>
</office:document-meta>
</file>

<file path=Object 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7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1">
      <style:chart-properties chart:symbol-type="none" chart:link-data-style-to-source="true"/>
      <style:graphic-properties svg:stroke-width="0.08cm" svg:stroke-color="#00a933" draw:fill-color="#00a933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3cm" svg:height="9.006cm" xlink:href=".." xlink:type="simple" chart:class="chart:line" chart:style-name="ch1">
        <chart:legend chart:legend-position="end" svg:x="12.906cm" svg:y="3.955cm" style:legend-expansion="high" chart:style-name="ch2"/>
        <chart:plot-area chart:style-name="ch3" table:cell-range-address="Arctan.C2:Arctan.C61 Arctan.E1:Arctan.F61" chart:data-source-has-labels="both" svg:x="0.32cm" svg:y="0.18cm" svg:width="12.266cm" svg:height="8.646cm">
          <chartooo:coordinate-region svg:x="1.497cm" svg:y="0.18cm" svg:width="11.089cm" svg:height="7.262cm"/>
          <chart:axis chart:dimension="x" chart:name="primary-x" chart:style-name="ch4" chartooo:axis-type="auto">
            <chartooo:date-scale/>
            <chart:categories table:cell-range-address="Arctan.C2:Arctan.C6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rctan.E2:Arctan.E61" chart:label-cell-address="Arctan.E1:Arctan.E1" chart:class="chart:line">
            <chart:data-point chart:repeated="60"/>
          </chart:series>
          <chart:series chart:style-name="ch8" chart:values-cell-range-address="Arctan.F2:Arctan.F61" chart:label-cell-address="Arctan.F1:Arctan.F1" chart:class="chart:line">
            <chart:data-point chart:repeated="6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x Total</text:p>
                <draw:g>
                  <svg:desc>Arctan.E1:Arctan.E1</svg:desc>
                </draw:g>
              </table:table-cell>
              <table:table-cell office:value-type="string">
                <text:p>Net Income</text:p>
                <draw:g>
                  <svg:desc>Arctan.F1:Arctan.F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Arctan.C2:Arctan.C61</svg:desc>
                </draw:g>
              </table:table-cell>
              <table:table-cell office:value-type="float" office:value="0">
                <text:p>0</text:p>
                <draw:g>
                  <svg:desc>Arctan.E2:Arctan.E61</svg:desc>
                </draw:g>
              </table:table-cell>
              <table:table-cell office:value-type="float" office:value="1000">
                <text:p>1000</text:p>
                <draw:g>
                  <svg:desc>Arctan.F2:Arctan.F61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">
                <text:p>0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">
                <text:p>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98.685243055408">
                <text:p>198.685243055408</text:p>
              </table:table-cell>
              <table:table-cell office:value-type="float" office:value="4801.31475694459">
                <text:p>4801.31475694459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475.001089926787">
                <text:p>475.001089926787</text:p>
              </table:table-cell>
              <table:table-cell office:value-type="float" office:value="5524.99891007321">
                <text:p>5524.99891007321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825.973188145399">
                <text:p>825.973188145399</text:p>
              </table:table-cell>
              <table:table-cell office:value-type="float" office:value="6174.0268118546">
                <text:p>6174.0268118546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247.66608603791">
                <text:p>1247.66608603791</text:p>
              </table:table-cell>
              <table:table-cell office:value-type="float" office:value="6752.33391396209">
                <text:p>6752.33391396209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1735.40246362613">
                <text:p>1735.40246362613</text:p>
              </table:table-cell>
              <table:table-cell office:value-type="float" office:value="7264.59753637387">
                <text:p>7264.59753637387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284.00502439816">
                <text:p>2284.00502439816</text:p>
              </table:table-cell>
              <table:table-cell office:value-type="float" office:value="7715.99497560184">
                <text:p>7715.99497560184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2888.03505596917">
                <text:p>2888.03505596917</text:p>
              </table:table-cell>
              <table:table-cell office:value-type="float" office:value="8111.96494403083">
                <text:p>8111.96494403083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3542.0068236104">
                <text:p>3542.0068236104</text:p>
              </table:table-cell>
              <table:table-cell office:value-type="float" office:value="8457.9931763896">
                <text:p>8457.9931763896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4240.56440062541">
                <text:p>4240.56440062541</text:p>
              </table:table-cell>
              <table:table-cell office:value-type="float" office:value="8759.43559937459">
                <text:p>8759.43559937459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4978.61516570188">
                <text:p>4978.61516570188</text:p>
              </table:table-cell>
              <table:table-cell office:value-type="float" office:value="9021.38483429812">
                <text:p>9021.38483429812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5751.42049794473">
                <text:p>5751.42049794473</text:p>
              </table:table-cell>
              <table:table-cell office:value-type="float" office:value="9248.57950205526">
                <text:p>9248.57950205526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6554.64847037227">
                <text:p>6554.64847037227</text:p>
              </table:table-cell>
              <table:table-cell office:value-type="float" office:value="9445.35152962773">
                <text:p>9445.35152962773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7384.39556739891">
                <text:p>7384.39556739891</text:p>
              </table:table-cell>
              <table:table-cell office:value-type="float" office:value="9615.60443260109">
                <text:p>9615.60443260109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8237.18503314193">
                <text:p>8237.18503314193</text:p>
              </table:table-cell>
              <table:table-cell office:value-type="float" office:value="9762.81496685807">
                <text:p>9762.81496685807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9109.94894384559">
                <text:p>9109.94894384559</text:p>
              </table:table-cell>
              <table:table-cell office:value-type="float" office:value="9890.05105615441">
                <text:p>9890.05105615441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10904.9977374166">
                <text:p>10904.9977374166</text:p>
              </table:table-cell>
              <table:table-cell office:value-type="float" office:value="10095.0022625834">
                <text:p>10095.0022625834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11822.9126066162">
                <text:p>11822.9126066162</text:p>
              </table:table-cell>
              <table:table-cell office:value-type="float" office:value="10177.0873933838">
                <text:p>10177.0873933838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12751.9902937458">
                <text:p>12751.9902937458</text:p>
              </table:table-cell>
              <table:table-cell office:value-type="float" office:value="10248.0097062542">
                <text:p>10248.0097062542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13690.7177989093">
                <text:p>13690.7177989093</text:p>
              </table:table-cell>
              <table:table-cell office:value-type="float" office:value="10309.2822010907">
                <text:p>10309.2822010907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14637.7921450046">
                <text:p>14637.7921450046</text:p>
              </table:table-cell>
              <table:table-cell office:value-type="float" office:value="10362.2078549954">
                <text:p>10362.2078549954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15592.0921331923">
                <text:p>15592.0921331923</text:p>
              </table:table-cell>
              <table:table-cell office:value-type="float" office:value="10407.9078668077">
                <text:p>10407.9078668077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16552.653252913">
                <text:p>16552.653252913</text:p>
              </table:table-cell>
              <table:table-cell office:value-type="float" office:value="10447.346747087">
                <text:p>10447.346747087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17518.6456585841">
                <text:p>17518.6456585841</text:p>
              </table:table-cell>
              <table:table-cell office:value-type="float" office:value="10481.3543414159">
                <text:p>10481.3543414159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18489.3550103934">
                <text:p>18489.3550103934</text:p>
              </table:table-cell>
              <table:table-cell office:value-type="float" office:value="10510.6449896066">
                <text:p>10510.6449896066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19464.165917917">
                <text:p>19464.165917917</text:p>
              </table:table-cell>
              <table:table-cell office:value-type="float" office:value="10535.834082083">
                <text:p>10535.834082083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20442.5477036818">
                <text:p>20442.5477036818</text:p>
              </table:table-cell>
              <table:table-cell office:value-type="float" office:value="10557.4522963182">
                <text:p>10557.4522963182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21424.0422055317">
                <text:p>21424.0422055317</text:p>
              </table:table-cell>
              <table:table-cell office:value-type="float" office:value="10575.9577944683">
                <text:p>10575.9577944683</text:p>
              </table:table-cell>
            </table:table-row>
            <table:table-row>
              <table:table-cell office:value-type="float" office:value="33000">
                <text:p>33000</text:p>
              </table:table-cell>
              <table:table-cell office:value-type="float" office:value="22408.2533521327">
                <text:p>22408.2533521327</text:p>
              </table:table-cell>
              <table:table-cell office:value-type="float" office:value="10591.7466478673">
                <text:p>10591.7466478673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23394.8382686778">
                <text:p>23394.8382686778</text:p>
              </table:table-cell>
              <table:table-cell office:value-type="float" office:value="10605.1617313222">
                <text:p>10605.1617313222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24383.4996955928">
                <text:p>24383.4996955928</text:p>
              </table:table-cell>
              <table:table-cell office:value-type="float" office:value="10616.5003044072">
                <text:p>10616.5003044072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25373.9795291688">
                <text:p>25373.9795291688</text:p>
              </table:table-cell>
              <table:table-cell office:value-type="float" office:value="10626.0204708312">
                <text:p>10626.0204708312</text:p>
              </table:table-cell>
            </table:table-row>
            <table:table-row>
              <table:table-cell office:value-type="float" office:value="37000">
                <text:p>37000</text:p>
              </table:table-cell>
              <table:table-cell office:value-type="float" office:value="26366.0533179834">
                <text:p>26366.0533179834</text:p>
              </table:table-cell>
              <table:table-cell office:value-type="float" office:value="10633.9466820166">
                <text:p>10633.9466820166</text:p>
              </table:table-cell>
            </table:table-row>
            <table:table-row>
              <table:table-cell office:value-type="float" office:value="38000">
                <text:p>38000</text:p>
              </table:table-cell>
              <table:table-cell office:value-type="float" office:value="27359.5255719105">
                <text:p>27359.5255719105</text:p>
              </table:table-cell>
              <table:table-cell office:value-type="float" office:value="10640.4744280895">
                <text:p>10640.4744280895</text:p>
              </table:table-cell>
            </table:table-row>
            <table:table-row>
              <table:table-cell office:value-type="float" office:value="39000">
                <text:p>39000</text:p>
              </table:table-cell>
              <table:table-cell office:value-type="float" office:value="28354.2257610728">
                <text:p>28354.2257610728</text:p>
              </table:table-cell>
              <table:table-cell office:value-type="float" office:value="10645.7742389272">
                <text:p>10645.7742389272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29350.0049001875">
                <text:p>29350.0049001875</text:p>
              </table:table-cell>
              <table:table-cell office:value-type="float" office:value="10649.9950998125">
                <text:p>10649.9950998125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30346.7326294915">
                <text:p>30346.7326294915</text:p>
              </table:table-cell>
              <table:table-cell office:value-type="float" office:value="10653.2673705085">
                <text:p>10653.2673705085</text:p>
              </table:table-cell>
            </table:table-row>
            <table:table-row>
              <table:table-cell office:value-type="float" office:value="42000">
                <text:p>42000</text:p>
              </table:table-cell>
              <table:table-cell office:value-type="float" office:value="31344.2947169718">
                <text:p>31344.2947169718</text:p>
              </table:table-cell>
              <table:table-cell office:value-type="float" office:value="10655.7052830282">
                <text:p>10655.7052830282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32342.5909182108">
                <text:p>32342.5909182108</text:p>
              </table:table-cell>
              <table:table-cell office:value-type="float" office:value="10657.4090817892">
                <text:p>10657.409081789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3341.5331400058">
                <text:p>33341.5331400058</text:p>
              </table:table-cell>
              <table:table-cell office:value-type="float" office:value="10658.4668599942">
                <text:p>10658.4668599942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34341.0438622692">
                <text:p>34341.0438622692</text:p>
              </table:table-cell>
              <table:table-cell office:value-type="float" office:value="10658.9561377308">
                <text:p>10658.9561377308</text:p>
              </table:table-cell>
            </table:table-row>
            <table:table-row>
              <table:table-cell office:value-type="float" office:value="46000">
                <text:p>46000</text:p>
              </table:table-cell>
              <table:table-cell office:value-type="float" office:value="35341.0547797711">
                <text:p>35341.0547797711</text:p>
              </table:table-cell>
              <table:table-cell office:value-type="float" office:value="10658.9452202289">
                <text:p>10658.9452202289</text:p>
              </table:table-cell>
            </table:table-row>
            <table:table-row>
              <table:table-cell office:value-type="float" office:value="47000">
                <text:p>47000</text:p>
              </table:table-cell>
              <table:table-cell office:value-type="float" office:value="36341.5056312357">
                <text:p>36341.5056312357</text:p>
              </table:table-cell>
              <table:table-cell office:value-type="float" office:value="10658.4943687643">
                <text:p>10658.4943687643</text:p>
              </table:table-cell>
            </table:table-row>
            <table:table-row>
              <table:table-cell office:value-type="float" office:value="48000">
                <text:p>48000</text:p>
              </table:table-cell>
              <table:table-cell office:value-type="float" office:value="37342.34318832">
                <text:p>37342.34318832</text:p>
              </table:table-cell>
              <table:table-cell office:value-type="float" office:value="10657.65681168">
                <text:p>10657.65681168</text:p>
              </table:table-cell>
            </table:table-row>
            <table:table-row>
              <table:table-cell office:value-type="float" office:value="49000">
                <text:p>49000</text:p>
              </table:table-cell>
              <table:table-cell office:value-type="float" office:value="38343.5203812211">
                <text:p>38343.5203812211</text:p>
              </table:table-cell>
              <table:table-cell office:value-type="float" office:value="10656.4796187789">
                <text:p>10656.4796187789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39344.9955412163">
                <text:p>39344.9955412163</text:p>
              </table:table-cell>
              <table:table-cell office:value-type="float" office:value="10655.0044587837">
                <text:p>10655.0044587837</text:p>
              </table:table-cell>
            </table:table-row>
            <table:table-row>
              <table:table-cell office:value-type="float" office:value="51000">
                <text:p>51000</text:p>
              </table:table-cell>
              <table:table-cell office:value-type="float" office:value="40346.7317434302">
                <text:p>40346.7317434302</text:p>
              </table:table-cell>
              <table:table-cell office:value-type="float" office:value="10653.2682565698">
                <text:p>10653.2682565698</text:p>
              </table:table-cell>
            </table:table-row>
            <table:table-row>
              <table:table-cell office:value-type="float" office:value="52000">
                <text:p>52000</text:p>
              </table:table-cell>
              <table:table-cell office:value-type="float" office:value="41348.6962356451">
                <text:p>41348.6962356451</text:p>
              </table:table-cell>
              <table:table-cell office:value-type="float" office:value="10651.3037643549">
                <text:p>10651.3037643549</text:p>
              </table:table-cell>
            </table:table-row>
            <table:table-row>
              <table:table-cell office:value-type="float" office:value="53000">
                <text:p>53000</text:p>
              </table:table-cell>
              <table:table-cell office:value-type="float" office:value="42350.8599410936">
                <text:p>42350.8599410936</text:p>
              </table:table-cell>
              <table:table-cell office:value-type="float" office:value="10649.1400589064">
                <text:p>10649.1400589064</text:p>
              </table:table-cell>
            </table:table-row>
            <table:table-row>
              <table:table-cell office:value-type="float" office:value="54000">
                <text:p>54000</text:p>
              </table:table-cell>
              <table:table-cell office:value-type="float" office:value="43353.1970249658">
                <text:p>43353.1970249658</text:p>
              </table:table-cell>
              <table:table-cell office:value-type="float" office:value="10646.8029750342">
                <text:p>10646.8029750342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44355.684515876">
                <text:p>44355.684515876</text:p>
              </table:table-cell>
              <table:table-cell office:value-type="float" office:value="10644.315484124">
                <text:p>10644.315484124</text:p>
              </table:table-cell>
            </table:table-row>
            <table:table-row>
              <table:table-cell office:value-type="float" office:value="56000">
                <text:p>56000</text:p>
              </table:table-cell>
              <table:table-cell office:value-type="float" office:value="45358.3019748119">
                <text:p>45358.3019748119</text:p>
              </table:table-cell>
              <table:table-cell office:value-type="float" office:value="10641.6980251881">
                <text:p>10641.6980251881</text:p>
              </table:table-cell>
            </table:table-row>
            <table:table-row>
              <table:table-cell office:value-type="float" office:value="57000">
                <text:p>57000</text:p>
              </table:table-cell>
              <table:table-cell office:value-type="float" office:value="46361.0312051733">
                <text:p>46361.0312051733</text:p>
              </table:table-cell>
              <table:table-cell office:value-type="float" office:value="10638.9687948267">
                <text:p>10638.9687948267</text:p>
              </table:table-cell>
            </table:table-row>
            <table:table-row>
              <table:table-cell office:value-type="float" office:value="58000">
                <text:p>58000</text:p>
              </table:table-cell>
              <table:table-cell office:value-type="float" office:value="47363.8559984245">
                <text:p>47363.8559984245</text:p>
              </table:table-cell>
              <table:table-cell office:value-type="float" office:value="10636.1440015755">
                <text:p>10636.1440015755</text:p>
              </table:table-cell>
            </table:table-row>
            <table:table-row>
              <table:table-cell office:value-type="float" office:value="59000">
                <text:p>59000</text:p>
              </table:table-cell>
              <table:table-cell office:value-type="float" office:value="48366.7619106604">
                <text:p>48366.7619106604</text:p>
              </table:table-cell>
              <table:table-cell office:value-type="float" office:value="10633.2380893396">
                <text:p>10633.2380893396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49369.7360660514">
                <text:p>49369.7360660514</text:p>
              </table:table-cell>
              <table:table-cell office:value-type="float" office:value="10630.2639339486">
                <text:p>10630.263933948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</office:meta>
</office:document-meta>
</file>

<file path=Object 7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one" chart:link-data-style-to-source="true"/>
      <style:graphic-properties svg:stroke-width="0.08cm" svg:stroke-color="#00a933" draw:fill-color="#00a933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317cm" svg:height="9.163cm" xlink:href=".." xlink:type="simple" chart:class="chart:line" chart:style-name="ch1">
        <chart:legend chart:legend-position="end" svg:x="14.2cm" svg:y="4.282cm" style:legend-expansion="high" chart:style-name="ch2"/>
        <chart:plot-area chart:style-name="ch3" table:cell-range-address="Arctan.C2:Arctan.C61 Arctan.F1:Arctan.F61" chart:data-source-has-labels="both" svg:x="0.346cm" svg:y="0.183cm" svg:width="13.508cm" svg:height="8.797cm">
          <chartooo:coordinate-region svg:x="1.523cm" svg:y="0.183cm" svg:width="12.331cm" svg:height="7.413cm"/>
          <chart:axis chart:dimension="x" chart:name="primary-x" chart:style-name="ch4" chartooo:axis-type="auto">
            <chartooo:date-scale/>
            <chart:categories table:cell-range-address="Arctan.C2:Arctan.C6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rctan.F2:Arctan.F61" chart:label-cell-address="Arctan.F1:Arctan.F1" chart:class="chart:line"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t Income</text:p>
                <draw:g>
                  <svg:desc>Arctan.F1:Arctan.F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Arctan.C2:Arctan.C61</svg:desc>
                </draw:g>
              </table:table-cell>
              <table:table-cell office:value-type="float" office:value="1000">
                <text:p>1000</text:p>
                <draw:g>
                  <svg:desc>Arctan.F2:Arctan.F61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4801.31475694459">
                <text:p>4801.31475694459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5524.99891007321">
                <text:p>5524.99891007321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6174.0268118546">
                <text:p>6174.0268118546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6752.33391396209">
                <text:p>6752.33391396209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7264.59753637387">
                <text:p>7264.59753637387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7715.99497560184">
                <text:p>7715.99497560184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8111.96494403083">
                <text:p>8111.96494403083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8457.9931763896">
                <text:p>8457.9931763896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8759.43559937459">
                <text:p>8759.43559937459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9021.38483429812">
                <text:p>9021.38483429812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9248.57950205526">
                <text:p>9248.57950205526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9445.35152962773">
                <text:p>9445.35152962773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9615.60443260109">
                <text:p>9615.60443260109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9762.81496685807">
                <text:p>9762.81496685807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9890.05105615441">
                <text:p>9890.05105615441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10095.0022625834">
                <text:p>10095.0022625834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10177.0873933838">
                <text:p>10177.0873933838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10248.0097062542">
                <text:p>10248.0097062542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10309.2822010907">
                <text:p>10309.2822010907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10362.2078549954">
                <text:p>10362.2078549954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10407.9078668077">
                <text:p>10407.9078668077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10447.346747087">
                <text:p>10447.346747087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10481.3543414159">
                <text:p>10481.3543414159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10510.6449896066">
                <text:p>10510.6449896066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10535.834082083">
                <text:p>10535.834082083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10557.4522963182">
                <text:p>10557.4522963182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10575.9577944683">
                <text:p>10575.9577944683</text:p>
              </table:table-cell>
            </table:table-row>
            <table:table-row>
              <table:table-cell office:value-type="float" office:value="33000">
                <text:p>33000</text:p>
              </table:table-cell>
              <table:table-cell office:value-type="float" office:value="10591.7466478673">
                <text:p>10591.7466478673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10605.1617313222">
                <text:p>10605.1617313222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10616.5003044072">
                <text:p>10616.5003044072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10626.0204708312">
                <text:p>10626.0204708312</text:p>
              </table:table-cell>
            </table:table-row>
            <table:table-row>
              <table:table-cell office:value-type="float" office:value="37000">
                <text:p>37000</text:p>
              </table:table-cell>
              <table:table-cell office:value-type="float" office:value="10633.9466820166">
                <text:p>10633.9466820166</text:p>
              </table:table-cell>
            </table:table-row>
            <table:table-row>
              <table:table-cell office:value-type="float" office:value="38000">
                <text:p>38000</text:p>
              </table:table-cell>
              <table:table-cell office:value-type="float" office:value="10640.4744280895">
                <text:p>10640.4744280895</text:p>
              </table:table-cell>
            </table:table-row>
            <table:table-row>
              <table:table-cell office:value-type="float" office:value="39000">
                <text:p>39000</text:p>
              </table:table-cell>
              <table:table-cell office:value-type="float" office:value="10645.7742389272">
                <text:p>10645.7742389272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10649.9950998125">
                <text:p>10649.9950998125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10653.2673705085">
                <text:p>10653.2673705085</text:p>
              </table:table-cell>
            </table:table-row>
            <table:table-row>
              <table:table-cell office:value-type="float" office:value="42000">
                <text:p>42000</text:p>
              </table:table-cell>
              <table:table-cell office:value-type="float" office:value="10655.7052830282">
                <text:p>10655.7052830282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10657.4090817892">
                <text:p>10657.409081789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0658.4668599942">
                <text:p>10658.4668599942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10658.9561377308">
                <text:p>10658.9561377308</text:p>
              </table:table-cell>
            </table:table-row>
            <table:table-row>
              <table:table-cell office:value-type="float" office:value="46000">
                <text:p>46000</text:p>
              </table:table-cell>
              <table:table-cell office:value-type="float" office:value="10658.9452202289">
                <text:p>10658.9452202289</text:p>
              </table:table-cell>
            </table:table-row>
            <table:table-row>
              <table:table-cell office:value-type="float" office:value="47000">
                <text:p>47000</text:p>
              </table:table-cell>
              <table:table-cell office:value-type="float" office:value="10658.4943687643">
                <text:p>10658.4943687643</text:p>
              </table:table-cell>
            </table:table-row>
            <table:table-row>
              <table:table-cell office:value-type="float" office:value="48000">
                <text:p>48000</text:p>
              </table:table-cell>
              <table:table-cell office:value-type="float" office:value="10657.65681168">
                <text:p>10657.65681168</text:p>
              </table:table-cell>
            </table:table-row>
            <table:table-row>
              <table:table-cell office:value-type="float" office:value="49000">
                <text:p>49000</text:p>
              </table:table-cell>
              <table:table-cell office:value-type="float" office:value="10656.4796187789">
                <text:p>10656.4796187789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10655.0044587837">
                <text:p>10655.0044587837</text:p>
              </table:table-cell>
            </table:table-row>
            <table:table-row>
              <table:table-cell office:value-type="float" office:value="51000">
                <text:p>51000</text:p>
              </table:table-cell>
              <table:table-cell office:value-type="float" office:value="10653.2682565698">
                <text:p>10653.2682565698</text:p>
              </table:table-cell>
            </table:table-row>
            <table:table-row>
              <table:table-cell office:value-type="float" office:value="52000">
                <text:p>52000</text:p>
              </table:table-cell>
              <table:table-cell office:value-type="float" office:value="10651.3037643549">
                <text:p>10651.3037643549</text:p>
              </table:table-cell>
            </table:table-row>
            <table:table-row>
              <table:table-cell office:value-type="float" office:value="53000">
                <text:p>53000</text:p>
              </table:table-cell>
              <table:table-cell office:value-type="float" office:value="10649.1400589064">
                <text:p>10649.1400589064</text:p>
              </table:table-cell>
            </table:table-row>
            <table:table-row>
              <table:table-cell office:value-type="float" office:value="54000">
                <text:p>54000</text:p>
              </table:table-cell>
              <table:table-cell office:value-type="float" office:value="10646.8029750342">
                <text:p>10646.8029750342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10644.315484124">
                <text:p>10644.315484124</text:p>
              </table:table-cell>
            </table:table-row>
            <table:table-row>
              <table:table-cell office:value-type="float" office:value="56000">
                <text:p>56000</text:p>
              </table:table-cell>
              <table:table-cell office:value-type="float" office:value="10641.6980251881">
                <text:p>10641.6980251881</text:p>
              </table:table-cell>
            </table:table-row>
            <table:table-row>
              <table:table-cell office:value-type="float" office:value="57000">
                <text:p>57000</text:p>
              </table:table-cell>
              <table:table-cell office:value-type="float" office:value="10638.9687948267">
                <text:p>10638.9687948267</text:p>
              </table:table-cell>
            </table:table-row>
            <table:table-row>
              <table:table-cell office:value-type="float" office:value="58000">
                <text:p>58000</text:p>
              </table:table-cell>
              <table:table-cell office:value-type="float" office:value="10636.1440015755">
                <text:p>10636.1440015755</text:p>
              </table:table-cell>
            </table:table-row>
            <table:table-row>
              <table:table-cell office:value-type="float" office:value="59000">
                <text:p>59000</text:p>
              </table:table-cell>
              <table:table-cell office:value-type="float" office:value="10633.2380893396">
                <text:p>10633.2380893396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10630.2639339486">
                <text:p>10630.263933948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</office:meta>
</office:document-meta>
</file>

<file path=Object 8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